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17.21pt"/>
    </style:style>
    <style:style style:name="co6" style:family="table-column">
      <style:table-column-properties fo:break-before="auto" style:column-width="307.45pt"/>
    </style:style>
    <style:style style:name="co7" style:family="table-column">
      <style:table-column-properties fo:break-before="auto" style:column-width="309.8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34.21pt"/>
    </style:style>
    <style:style style:name="co11" style:family="table-column">
      <style:table-column-properties fo:break-before="auto" style:column-width="48.1pt"/>
    </style:style>
    <style:style style:name="co12" style:family="table-column">
      <style:table-column-properties fo:break-before="auto" style:column-width="19.5pt"/>
    </style:style>
    <style:style style:name="co13" style:family="table-column">
      <style:table-column-properties fo:break-before="auto" style:column-width="55.81pt"/>
    </style:style>
    <style:style style:name="co14" style:family="table-column">
      <style:table-column-properties fo:break-before="auto" style:column-width="37.3pt"/>
    </style:style>
    <style:style style:name="co15" style:family="table-column">
      <style:table-column-properties fo:break-before="auto" style:column-width="41.9pt"/>
    </style:style>
    <style:style style:name="co16" style:family="table-column">
      <style:table-column-properties fo:break-before="auto" style:column-width="52.7pt"/>
    </style:style>
    <style:style style:name="co17" style:family="table-column">
      <style:table-column-properties fo:break-before="auto" style:column-width="112.14pt"/>
    </style:style>
    <style:style style:name="co18" style:family="table-column">
      <style:table-column-properties fo:break-before="auto" style:column-width="318.25pt"/>
    </style:style>
    <style:style style:name="co19" style:family="table-column">
      <style:table-column-properties fo:break-before="auto" style:column-width="15.65pt"/>
    </style:style>
    <style:style style:name="co20" style:family="table-column">
      <style:table-column-properties fo:break-before="auto" style:column-width="14.09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0" table:default-cell-style-name="ce1"/>
        <table:table-row table:style-name="ro1">
          <table:table-cell office:value-type="string" calcext:value-type="string">
            <text:p>#!/bin/bash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set partition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p short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cpus-per-task=16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share node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ntasks=20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share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set name of job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job-name=Wochenende_dev_test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mail alert at start, end and abortion of execution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mail-type=ALL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mail-user=scheithauer.tobias@mh-hannover.de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Add miniconda3 to PATH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PATH=/mnt/ngsnfs/tools/miniconda3/bin:$PATH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Activate env on cluster node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source activate PPKC_env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];&quot;fastq&quot;;&quot;err&quot;)" office:value-type="string" office:string-value="illumina_PE_hg19_bwamem_16_debug_longread_R1.err" calcext:value-type="string">
            <text:p>illumina_PE_hg19_bwamem_16_debug_longread_R1.err</text:p>
          </table:table-cell>
          <table:table-cell office:value-type="string" calcext:value-type="string">
            <text:p>-o</text:p>
          </table:table-cell>
          <table:table-cell table:formula="of:=SUBSTITUTE([.V26];&quot;fastq&quot;;&quot;out&quot;)" office:value-type="string" office:string-value="illumina_PE_hg19_bwamem_16_debug_longread_R1.out" calcext:value-type="string">
            <text:p>illumina_PE_hg19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6]);0)=0;&quot;SE&quot;;&quot;PE&quot;)" office:value-type="string" office:string-value="PE" calcext:value-type="string">
            <text:p>PE</text:p>
          </table:table-cell>
          <table:table-cell table:formula="of:=IF(IFERROR(SEARCH(&quot;fastp&quot;;[.V26]);0)=0;&quot;&quot;;&quot;--fastp&quot;)">
            <text:p/>
          </table:table-cell>
          <table:table-cell table:formula="of:=IF(IFERROR(SEARCH(&quot;debug&quot;;[.V2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];&quot;fastq&quot;;&quot;err&quot;)" office:value-type="string" office:string-value="illumina_PE_hg19_bwamem_16_debug_R1.err" calcext:value-type="string">
            <text:p>illumina_PE_hg19_bwamem_16_debug_R1.err</text:p>
          </table:table-cell>
          <table:table-cell office:value-type="string" calcext:value-type="string">
            <text:p>-o</text:p>
          </table:table-cell>
          <table:table-cell table:formula="of:=SUBSTITUTE([.V27];&quot;fastq&quot;;&quot;out&quot;)" office:value-type="string" office:string-value="illumina_PE_hg19_bwamem_16_debug_R1.out" calcext:value-type="string">
            <text:p>illumina_PE_hg19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7]);0)=0;&quot;SE&quot;;&quot;PE&quot;)" office:value-type="string" office:string-value="PE" calcext:value-type="string">
            <text:p>PE</text:p>
          </table:table-cell>
          <table:table-cell table:formula="of:=IF(IFERROR(SEARCH(&quot;fastp&quot;;[.V27]);0)=0;&quot;&quot;;&quot;--fastp&quot;)">
            <text:p/>
          </table:table-cell>
          <table:table-cell table:formula="of:=IF(IFERROR(SEARCH(&quot;debug&quot;;[.V2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7]);0)=0;&quot;&quot;;&quot;--longread&quot;)">
            <text:p/>
          </table:table-cell>
          <table:table-cell/>
          <table:table-cell office:value-type="string" calcext:value-type="string">
            <text:p>illumina_PE_hg19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];&quot;fastq&quot;;&quot;err&quot;)" office:value-type="string" office:string-value="illumina_PE_hg19_bwamem_16_fastp_debug_longread_R1.err" calcext:value-type="string">
            <text:p>illumina_PE_hg19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28];&quot;fastq&quot;;&quot;out&quot;)" office:value-type="string" office:string-value="illumina_PE_hg19_bwamem_16_fastp_debug_longread_R1.out" calcext:value-type="string">
            <text:p>illumina_PE_hg19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]);0)=0;&quot;SE&quot;;&quot;PE&quot;)" office:value-type="string" office:string-value="PE" calcext:value-type="string">
            <text:p>PE</text:p>
          </table:table-cell>
          <table:table-cell table:formula="of:=IF(IFERROR(SEARCH(&quot;fastp&quot;;[.V2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];&quot;fastq&quot;;&quot;err&quot;)" office:value-type="string" office:string-value="illumina_PE_hg19_bwamem_16_fastp_debug_R1.err" calcext:value-type="string">
            <text:p>illumina_PE_hg19_bwamem_16_fastp_debug_R1.err</text:p>
          </table:table-cell>
          <table:table-cell office:value-type="string" calcext:value-type="string">
            <text:p>-o</text:p>
          </table:table-cell>
          <table:table-cell table:formula="of:=SUBSTITUTE([.V29];&quot;fastq&quot;;&quot;out&quot;)" office:value-type="string" office:string-value="illumina_PE_hg19_bwamem_16_fastp_debug_R1.out" calcext:value-type="string">
            <text:p>illumina_PE_hg19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9]);0)=0;&quot;SE&quot;;&quot;PE&quot;)" office:value-type="string" office:string-value="PE" calcext:value-type="string">
            <text:p>PE</text:p>
          </table:table-cell>
          <table:table-cell table:formula="of:=IF(IFERROR(SEARCH(&quot;fastp&quot;;[.V2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]);0)=0;&quot;&quot;;&quot;--longread&quot;)">
            <text:p/>
          </table:table-cell>
          <table:table-cell/>
          <table:table-cell office:value-type="string" calcext:value-type="string">
            <text:p>illumina_PE_hg19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];&quot;fastq&quot;;&quot;err&quot;)" office:value-type="string" office:string-value="illumina_PE_hg19_bwamem_16_fastp_longread_R1.err" calcext:value-type="string">
            <text:p>illumina_PE_hg19_bwamem_16_fastp_longread_R1.err</text:p>
          </table:table-cell>
          <table:table-cell office:value-type="string" calcext:value-type="string">
            <text:p>-o</text:p>
          </table:table-cell>
          <table:table-cell table:formula="of:=SUBSTITUTE([.V30];&quot;fastq&quot;;&quot;out&quot;)" office:value-type="string" office:string-value="illumina_PE_hg19_bwamem_16_fastp_longread_R1.out" calcext:value-type="string">
            <text:p>illumina_PE_hg19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]);0)=0;&quot;SE&quot;;&quot;PE&quot;)" office:value-type="string" office:string-value="PE" calcext:value-type="string">
            <text:p>PE</text:p>
          </table:table-cell>
          <table:table-cell table:formula="of:=IF(IFERROR(SEARCH(&quot;fastp&quot;;[.V3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]);0)=0;&quot;&quot;;&quot;--debug&quot;)">
            <text:p/>
          </table:table-cell>
          <table:table-cell table:formula="of:=IF(IFERROR(SEARCH(&quot;longread&quot;;[.V3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];&quot;fastq&quot;;&quot;err&quot;)" office:value-type="string" office:string-value="illumina_PE_hg19_bwamem_16_fastp_R1.err" calcext:value-type="string">
            <text:p>illumina_PE_hg19_bwamem_16_fastp_R1.err</text:p>
          </table:table-cell>
          <table:table-cell office:value-type="string" calcext:value-type="string">
            <text:p>-o</text:p>
          </table:table-cell>
          <table:table-cell table:formula="of:=SUBSTITUTE([.V31];&quot;fastq&quot;;&quot;out&quot;)" office:value-type="string" office:string-value="illumina_PE_hg19_bwamem_16_fastp_R1.out" calcext:value-type="string">
            <text:p>illumina_PE_hg19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]);0)=0;&quot;SE&quot;;&quot;PE&quot;)" office:value-type="string" office:string-value="PE" calcext:value-type="string">
            <text:p>PE</text:p>
          </table:table-cell>
          <table:table-cell table:formula="of:=IF(IFERROR(SEARCH(&quot;fastp&quot;;[.V3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]);0)=0;&quot;&quot;;&quot;--debug&quot;)">
            <text:p/>
          </table:table-cell>
          <table:table-cell table:formula="of:=IF(IFERROR(SEARCH(&quot;longread&quot;;[.V31]);0)=0;&quot;&quot;;&quot;--longread&quot;)">
            <text:p/>
          </table:table-cell>
          <table:table-cell/>
          <table:table-cell office:value-type="string" calcext:value-type="string">
            <text:p>illumina_PE_hg19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];&quot;fastq&quot;;&quot;err&quot;)" office:value-type="string" office:string-value="illumina_PE_hg19_bwamem_16_longread_R1.err" calcext:value-type="string">
            <text:p>illumina_PE_hg19_bwamem_16_longread_R1.err</text:p>
          </table:table-cell>
          <table:table-cell office:value-type="string" calcext:value-type="string">
            <text:p>-o</text:p>
          </table:table-cell>
          <table:table-cell table:formula="of:=SUBSTITUTE([.V32];&quot;fastq&quot;;&quot;out&quot;)" office:value-type="string" office:string-value="illumina_PE_hg19_bwamem_16_longread_R1.out" calcext:value-type="string">
            <text:p>illumina_PE_hg19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2]);0)=0;&quot;SE&quot;;&quot;PE&quot;)" office:value-type="string" office:string-value="PE" calcext:value-type="string">
            <text:p>PE</text:p>
          </table:table-cell>
          <table:table-cell table:formula="of:=IF(IFERROR(SEARCH(&quot;fastp&quot;;[.V32]);0)=0;&quot;&quot;;&quot;--fastp&quot;)">
            <text:p/>
          </table:table-cell>
          <table:table-cell table:formula="of:=IF(IFERROR(SEARCH(&quot;debug&quot;;[.V32]);0)=0;&quot;&quot;;&quot;--debug&quot;)">
            <text:p/>
          </table:table-cell>
          <table:table-cell table:formula="of:=IF(IFERROR(SEARCH(&quot;longread&quot;;[.V3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];&quot;fastq&quot;;&quot;err&quot;)" office:value-type="string" office:string-value="illumina_PE_hg19_bwamem_16_R1.err" calcext:value-type="string">
            <text:p>illumina_PE_hg19_bwamem_16_R1.err</text:p>
          </table:table-cell>
          <table:table-cell office:value-type="string" calcext:value-type="string">
            <text:p>-o</text:p>
          </table:table-cell>
          <table:table-cell table:formula="of:=SUBSTITUTE([.V33];&quot;fastq&quot;;&quot;out&quot;)" office:value-type="string" office:string-value="illumina_PE_hg19_bwamem_16_R1.out" calcext:value-type="string">
            <text:p>illumina_PE_hg19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]);0)=0;&quot;SE&quot;;&quot;PE&quot;)" office:value-type="string" office:string-value="PE" calcext:value-type="string">
            <text:p>PE</text:p>
          </table:table-cell>
          <table:table-cell table:formula="of:=IF(IFERROR(SEARCH(&quot;fastp&quot;;[.V33]);0)=0;&quot;&quot;;&quot;--fastp&quot;)">
            <text:p/>
          </table:table-cell>
          <table:table-cell table:formula="of:=IF(IFERROR(SEARCH(&quot;debug&quot;;[.V33]);0)=0;&quot;&quot;;&quot;--debug&quot;)">
            <text:p/>
          </table:table-cell>
          <table:table-cell table:formula="of:=IF(IFERROR(SEARCH(&quot;longread&quot;;[.V33]);0)=0;&quot;&quot;;&quot;--longread&quot;)">
            <text:p/>
          </table:table-cell>
          <table:table-cell/>
          <table:table-cell office:value-type="string" calcext:value-type="string">
            <text:p>illumina_PE_hg19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];&quot;fastq&quot;;&quot;err&quot;)" office:value-type="string" office:string-value="illumina_PE_hg19_bwamem_8_debug_longread_R1.err" calcext:value-type="string">
            <text:p>illumina_PE_hg19_bwamem_8_debug_longread_R1.err</text:p>
          </table:table-cell>
          <table:table-cell office:value-type="string" calcext:value-type="string">
            <text:p>-o</text:p>
          </table:table-cell>
          <table:table-cell table:formula="of:=SUBSTITUTE([.V34];&quot;fastq&quot;;&quot;out&quot;)" office:value-type="string" office:string-value="illumina_PE_hg19_bwamem_8_debug_longread_R1.out" calcext:value-type="string">
            <text:p>illumina_PE_hg19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]);0)=0;&quot;SE&quot;;&quot;PE&quot;)" office:value-type="string" office:string-value="PE" calcext:value-type="string">
            <text:p>PE</text:p>
          </table:table-cell>
          <table:table-cell table:formula="of:=IF(IFERROR(SEARCH(&quot;fastp&quot;;[.V34]);0)=0;&quot;&quot;;&quot;--fastp&quot;)">
            <text:p/>
          </table:table-cell>
          <table:table-cell table:formula="of:=IF(IFERROR(SEARCH(&quot;debug&quot;;[.V3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];&quot;fastq&quot;;&quot;err&quot;)" office:value-type="string" office:string-value="illumina_PE_hg19_bwamem_8_debug_R1.err" calcext:value-type="string">
            <text:p>illumina_PE_hg19_bwamem_8_debug_R1.err</text:p>
          </table:table-cell>
          <table:table-cell office:value-type="string" calcext:value-type="string">
            <text:p>-o</text:p>
          </table:table-cell>
          <table:table-cell table:formula="of:=SUBSTITUTE([.V35];&quot;fastq&quot;;&quot;out&quot;)" office:value-type="string" office:string-value="illumina_PE_hg19_bwamem_8_debug_R1.out" calcext:value-type="string">
            <text:p>illumina_PE_hg19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]);0)=0;&quot;SE&quot;;&quot;PE&quot;)" office:value-type="string" office:string-value="PE" calcext:value-type="string">
            <text:p>PE</text:p>
          </table:table-cell>
          <table:table-cell table:formula="of:=IF(IFERROR(SEARCH(&quot;fastp&quot;;[.V35]);0)=0;&quot;&quot;;&quot;--fastp&quot;)">
            <text:p/>
          </table:table-cell>
          <table:table-cell table:formula="of:=IF(IFERROR(SEARCH(&quot;debug&quot;;[.V3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5]);0)=0;&quot;&quot;;&quot;--longread&quot;)">
            <text:p/>
          </table:table-cell>
          <table:table-cell/>
          <table:table-cell office:value-type="string" calcext:value-type="string">
            <text:p>illumina_PE_hg19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];&quot;fastq&quot;;&quot;err&quot;)" office:value-type="string" office:string-value="illumina_PE_hg19_bwamem_8_fastp_debug_longread_R1.err" calcext:value-type="string">
            <text:p>illumina_PE_hg19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36];&quot;fastq&quot;;&quot;out&quot;)" office:value-type="string" office:string-value="illumina_PE_hg19_bwamem_8_fastp_debug_longread_R1.out" calcext:value-type="string">
            <text:p>illumina_PE_hg19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6]);0)=0;&quot;SE&quot;;&quot;PE&quot;)" office:value-type="string" office:string-value="PE" calcext:value-type="string">
            <text:p>PE</text:p>
          </table:table-cell>
          <table:table-cell table:formula="of:=IF(IFERROR(SEARCH(&quot;fastp&quot;;[.V3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];&quot;fastq&quot;;&quot;err&quot;)" office:value-type="string" office:string-value="illumina_PE_hg19_bwamem_8_fastp_debug_R1.err" calcext:value-type="string">
            <text:p>illumina_PE_hg19_bwamem_8_fastp_debug_R1.err</text:p>
          </table:table-cell>
          <table:table-cell office:value-type="string" calcext:value-type="string">
            <text:p>-o</text:p>
          </table:table-cell>
          <table:table-cell table:formula="of:=SUBSTITUTE([.V37];&quot;fastq&quot;;&quot;out&quot;)" office:value-type="string" office:string-value="illumina_PE_hg19_bwamem_8_fastp_debug_R1.out" calcext:value-type="string">
            <text:p>illumina_PE_hg19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]);0)=0;&quot;SE&quot;;&quot;PE&quot;)" office:value-type="string" office:string-value="PE" calcext:value-type="string">
            <text:p>PE</text:p>
          </table:table-cell>
          <table:table-cell table:formula="of:=IF(IFERROR(SEARCH(&quot;fastp&quot;;[.V3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]);0)=0;&quot;&quot;;&quot;--longread&quot;)">
            <text:p/>
          </table:table-cell>
          <table:table-cell/>
          <table:table-cell office:value-type="string" calcext:value-type="string">
            <text:p>illumina_PE_hg19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];&quot;fastq&quot;;&quot;err&quot;)" office:value-type="string" office:string-value="illumina_PE_hg19_bwamem_8_fastp_longread_R1.err" calcext:value-type="string">
            <text:p>illumina_PE_hg19_bwamem_8_fastp_longread_R1.err</text:p>
          </table:table-cell>
          <table:table-cell office:value-type="string" calcext:value-type="string">
            <text:p>-o</text:p>
          </table:table-cell>
          <table:table-cell table:formula="of:=SUBSTITUTE([.V38];&quot;fastq&quot;;&quot;out&quot;)" office:value-type="string" office:string-value="illumina_PE_hg19_bwamem_8_fastp_longread_R1.out" calcext:value-type="string">
            <text:p>illumina_PE_hg19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8]);0)=0;&quot;SE&quot;;&quot;PE&quot;)" office:value-type="string" office:string-value="PE" calcext:value-type="string">
            <text:p>PE</text:p>
          </table:table-cell>
          <table:table-cell table:formula="of:=IF(IFERROR(SEARCH(&quot;fastp&quot;;[.V3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]);0)=0;&quot;&quot;;&quot;--debug&quot;)">
            <text:p/>
          </table:table-cell>
          <table:table-cell table:formula="of:=IF(IFERROR(SEARCH(&quot;longread&quot;;[.V3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];&quot;fastq&quot;;&quot;err&quot;)" office:value-type="string" office:string-value="illumina_PE_hg19_bwamem_8_fastp_R1.err" calcext:value-type="string">
            <text:p>illumina_PE_hg19_bwamem_8_fastp_R1.err</text:p>
          </table:table-cell>
          <table:table-cell office:value-type="string" calcext:value-type="string">
            <text:p>-o</text:p>
          </table:table-cell>
          <table:table-cell table:formula="of:=SUBSTITUTE([.V39];&quot;fastq&quot;;&quot;out&quot;)" office:value-type="string" office:string-value="illumina_PE_hg19_bwamem_8_fastp_R1.out" calcext:value-type="string">
            <text:p>illumina_PE_hg19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9]);0)=0;&quot;SE&quot;;&quot;PE&quot;)" office:value-type="string" office:string-value="PE" calcext:value-type="string">
            <text:p>PE</text:p>
          </table:table-cell>
          <table:table-cell table:formula="of:=IF(IFERROR(SEARCH(&quot;fastp&quot;;[.V3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]);0)=0;&quot;&quot;;&quot;--debug&quot;)">
            <text:p/>
          </table:table-cell>
          <table:table-cell table:formula="of:=IF(IFERROR(SEARCH(&quot;longread&quot;;[.V39]);0)=0;&quot;&quot;;&quot;--longread&quot;)">
            <text:p/>
          </table:table-cell>
          <table:table-cell/>
          <table:table-cell office:value-type="string" calcext:value-type="string">
            <text:p>illumina_PE_hg19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];&quot;fastq&quot;;&quot;err&quot;)" office:value-type="string" office:string-value="illumina_PE_hg19_bwamem_8_longread_R1.err" calcext:value-type="string">
            <text:p>illumina_PE_hg19_bwamem_8_longread_R1.err</text:p>
          </table:table-cell>
          <table:table-cell office:value-type="string" calcext:value-type="string">
            <text:p>-o</text:p>
          </table:table-cell>
          <table:table-cell table:formula="of:=SUBSTITUTE([.V40];&quot;fastq&quot;;&quot;out&quot;)" office:value-type="string" office:string-value="illumina_PE_hg19_bwamem_8_longread_R1.out" calcext:value-type="string">
            <text:p>illumina_PE_hg19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4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]);0)=0;&quot;SE&quot;;&quot;PE&quot;)" office:value-type="string" office:string-value="PE" calcext:value-type="string">
            <text:p>PE</text:p>
          </table:table-cell>
          <table:table-cell table:formula="of:=IF(IFERROR(SEARCH(&quot;fastp&quot;;[.V40]);0)=0;&quot;&quot;;&quot;--fastp&quot;)">
            <text:p/>
          </table:table-cell>
          <table:table-cell table:formula="of:=IF(IFERROR(SEARCH(&quot;debug&quot;;[.V40]);0)=0;&quot;&quot;;&quot;--debug&quot;)">
            <text:p/>
          </table:table-cell>
          <table:table-cell table:formula="of:=IF(IFERROR(SEARCH(&quot;longread&quot;;[.V4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1];&quot;fastq&quot;;&quot;err&quot;)" office:value-type="string" office:string-value="illumina_PE_hg19_bwamem_8_R1.err" calcext:value-type="string">
            <text:p>illumina_PE_hg19_bwamem_8_R1.err</text:p>
          </table:table-cell>
          <table:table-cell office:value-type="string" calcext:value-type="string">
            <text:p>-o</text:p>
          </table:table-cell>
          <table:table-cell table:formula="of:=SUBSTITUTE([.V41];&quot;fastq&quot;;&quot;out&quot;)" office:value-type="string" office:string-value="illumina_PE_hg19_bwamem_8_R1.out" calcext:value-type="string">
            <text:p>illumina_PE_hg19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4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1]);0)=0;&quot;SE&quot;;&quot;PE&quot;)" office:value-type="string" office:string-value="PE" calcext:value-type="string">
            <text:p>PE</text:p>
          </table:table-cell>
          <table:table-cell table:formula="of:=IF(IFERROR(SEARCH(&quot;fastp&quot;;[.V41]);0)=0;&quot;&quot;;&quot;--fastp&quot;)">
            <text:p/>
          </table:table-cell>
          <table:table-cell table:formula="of:=IF(IFERROR(SEARCH(&quot;debug&quot;;[.V41]);0)=0;&quot;&quot;;&quot;--debug&quot;)">
            <text:p/>
          </table:table-cell>
          <table:table-cell table:formula="of:=IF(IFERROR(SEARCH(&quot;longread&quot;;[.V41]);0)=0;&quot;&quot;;&quot;--longread&quot;)">
            <text:p/>
          </table:table-cell>
          <table:table-cell/>
          <table:table-cell office:value-type="string" calcext:value-type="string">
            <text:p>illumina_PE_hg19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2];&quot;fastq&quot;;&quot;err&quot;)" office:value-type="string" office:string-value="illumina_PE_hg19_minimap2_16_debug_longread_R1.err" calcext:value-type="string">
            <text:p>illumina_PE_hg19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42];&quot;fastq&quot;;&quot;out&quot;)" office:value-type="string" office:string-value="illumina_PE_hg19_minimap2_16_debug_longread_R1.out" calcext:value-type="string">
            <text:p>illumina_PE_hg19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2]);0)=0;&quot;SE&quot;;&quot;PE&quot;)" office:value-type="string" office:string-value="PE" calcext:value-type="string">
            <text:p>PE</text:p>
          </table:table-cell>
          <table:table-cell table:formula="of:=IF(IFERROR(SEARCH(&quot;fastp&quot;;[.V42]);0)=0;&quot;&quot;;&quot;--fastp&quot;)">
            <text:p/>
          </table:table-cell>
          <table:table-cell table:formula="of:=IF(IFERROR(SEARCH(&quot;debug&quot;;[.V4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3];&quot;fastq&quot;;&quot;err&quot;)" office:value-type="string" office:string-value="illumina_PE_hg19_minimap2_16_debug_R1.err" calcext:value-type="string">
            <text:p>illumina_PE_hg19_minimap2_16_debug_R1.err</text:p>
          </table:table-cell>
          <table:table-cell office:value-type="string" calcext:value-type="string">
            <text:p>-o</text:p>
          </table:table-cell>
          <table:table-cell table:formula="of:=SUBSTITUTE([.V43];&quot;fastq&quot;;&quot;out&quot;)" office:value-type="string" office:string-value="illumina_PE_hg19_minimap2_16_debug_R1.out" calcext:value-type="string">
            <text:p>illumina_PE_hg19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3]);0)=0;&quot;SE&quot;;&quot;PE&quot;)" office:value-type="string" office:string-value="PE" calcext:value-type="string">
            <text:p>PE</text:p>
          </table:table-cell>
          <table:table-cell table:formula="of:=IF(IFERROR(SEARCH(&quot;fastp&quot;;[.V43]);0)=0;&quot;&quot;;&quot;--fastp&quot;)">
            <text:p/>
          </table:table-cell>
          <table:table-cell table:formula="of:=IF(IFERROR(SEARCH(&quot;debug&quot;;[.V4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3]);0)=0;&quot;&quot;;&quot;--longread&quot;)">
            <text:p/>
          </table:table-cell>
          <table:table-cell/>
          <table:table-cell office:value-type="string" calcext:value-type="string">
            <text:p>illumina_PE_hg19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4];&quot;fastq&quot;;&quot;err&quot;)" office:value-type="string" office:string-value="illumina_PE_hg19_minimap2_16_fastp_debug_longread_R1.err" calcext:value-type="string">
            <text:p>illumina_PE_hg19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44];&quot;fastq&quot;;&quot;out&quot;)" office:value-type="string" office:string-value="illumina_PE_hg19_minimap2_16_fastp_debug_longread_R1.out" calcext:value-type="string">
            <text:p>illumina_PE_hg19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4]);0)=0;&quot;SE&quot;;&quot;PE&quot;)" office:value-type="string" office:string-value="PE" calcext:value-type="string">
            <text:p>PE</text:p>
          </table:table-cell>
          <table:table-cell table:formula="of:=IF(IFERROR(SEARCH(&quot;fastp&quot;;[.V4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5];&quot;fastq&quot;;&quot;err&quot;)" office:value-type="string" office:string-value="illumina_PE_hg19_minimap2_16_fastp_debug_R1.err" calcext:value-type="string">
            <text:p>illumina_PE_hg19_minimap2_16_fastp_debug_R1.err</text:p>
          </table:table-cell>
          <table:table-cell office:value-type="string" calcext:value-type="string">
            <text:p>-o</text:p>
          </table:table-cell>
          <table:table-cell table:formula="of:=SUBSTITUTE([.V45];&quot;fastq&quot;;&quot;out&quot;)" office:value-type="string" office:string-value="illumina_PE_hg19_minimap2_16_fastp_debug_R1.out" calcext:value-type="string">
            <text:p>illumina_PE_hg19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5]);0)=0;&quot;SE&quot;;&quot;PE&quot;)" office:value-type="string" office:string-value="PE" calcext:value-type="string">
            <text:p>PE</text:p>
          </table:table-cell>
          <table:table-cell table:formula="of:=IF(IFERROR(SEARCH(&quot;fastp&quot;;[.V4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5]);0)=0;&quot;&quot;;&quot;--longread&quot;)">
            <text:p/>
          </table:table-cell>
          <table:table-cell/>
          <table:table-cell office:value-type="string" calcext:value-type="string">
            <text:p>illumina_PE_hg19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6];&quot;fastq&quot;;&quot;err&quot;)" office:value-type="string" office:string-value="illumina_PE_hg19_minimap2_16_fastp_longread_R1.err" calcext:value-type="string">
            <text:p>illumina_PE_hg19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46];&quot;fastq&quot;;&quot;out&quot;)" office:value-type="string" office:string-value="illumina_PE_hg19_minimap2_16_fastp_longread_R1.out" calcext:value-type="string">
            <text:p>illumina_PE_hg19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6]);0)=0;&quot;SE&quot;;&quot;PE&quot;)" office:value-type="string" office:string-value="PE" calcext:value-type="string">
            <text:p>PE</text:p>
          </table:table-cell>
          <table:table-cell table:formula="of:=IF(IFERROR(SEARCH(&quot;fastp&quot;;[.V4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6]);0)=0;&quot;&quot;;&quot;--debug&quot;)">
            <text:p/>
          </table:table-cell>
          <table:table-cell table:formula="of:=IF(IFERROR(SEARCH(&quot;longread&quot;;[.V4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7];&quot;fastq&quot;;&quot;err&quot;)" office:value-type="string" office:string-value="illumina_PE_hg19_minimap2_16_fastp_R1.err" calcext:value-type="string">
            <text:p>illumina_PE_hg19_minimap2_16_fastp_R1.err</text:p>
          </table:table-cell>
          <table:table-cell office:value-type="string" calcext:value-type="string">
            <text:p>-o</text:p>
          </table:table-cell>
          <table:table-cell table:formula="of:=SUBSTITUTE([.V47];&quot;fastq&quot;;&quot;out&quot;)" office:value-type="string" office:string-value="illumina_PE_hg19_minimap2_16_fastp_R1.out" calcext:value-type="string">
            <text:p>illumina_PE_hg19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7]);0)=0;&quot;SE&quot;;&quot;PE&quot;)" office:value-type="string" office:string-value="PE" calcext:value-type="string">
            <text:p>PE</text:p>
          </table:table-cell>
          <table:table-cell table:formula="of:=IF(IFERROR(SEARCH(&quot;fastp&quot;;[.V4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7]);0)=0;&quot;&quot;;&quot;--debug&quot;)">
            <text:p/>
          </table:table-cell>
          <table:table-cell table:formula="of:=IF(IFERROR(SEARCH(&quot;longread&quot;;[.V47]);0)=0;&quot;&quot;;&quot;--longread&quot;)">
            <text:p/>
          </table:table-cell>
          <table:table-cell/>
          <table:table-cell office:value-type="string" calcext:value-type="string">
            <text:p>illumina_PE_hg19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8];&quot;fastq&quot;;&quot;err&quot;)" office:value-type="string" office:string-value="illumina_PE_hg19_minimap2_16_longread_R1.err" calcext:value-type="string">
            <text:p>illumina_PE_hg19_minimap2_16_longread_R1.err</text:p>
          </table:table-cell>
          <table:table-cell office:value-type="string" calcext:value-type="string">
            <text:p>-o</text:p>
          </table:table-cell>
          <table:table-cell table:formula="of:=SUBSTITUTE([.V48];&quot;fastq&quot;;&quot;out&quot;)" office:value-type="string" office:string-value="illumina_PE_hg19_minimap2_16_longread_R1.out" calcext:value-type="string">
            <text:p>illumina_PE_hg19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8]);0)=0;&quot;SE&quot;;&quot;PE&quot;)" office:value-type="string" office:string-value="PE" calcext:value-type="string">
            <text:p>PE</text:p>
          </table:table-cell>
          <table:table-cell table:formula="of:=IF(IFERROR(SEARCH(&quot;fastp&quot;;[.V48]);0)=0;&quot;&quot;;&quot;--fastp&quot;)">
            <text:p/>
          </table:table-cell>
          <table:table-cell table:formula="of:=IF(IFERROR(SEARCH(&quot;debug&quot;;[.V48]);0)=0;&quot;&quot;;&quot;--debug&quot;)">
            <text:p/>
          </table:table-cell>
          <table:table-cell table:formula="of:=IF(IFERROR(SEARCH(&quot;longread&quot;;[.V4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9];&quot;fastq&quot;;&quot;err&quot;)" office:value-type="string" office:string-value="illumina_PE_hg19_minimap2_16_R1.err" calcext:value-type="string">
            <text:p>illumina_PE_hg19_minimap2_16_R1.err</text:p>
          </table:table-cell>
          <table:table-cell office:value-type="string" calcext:value-type="string">
            <text:p>-o</text:p>
          </table:table-cell>
          <table:table-cell table:formula="of:=SUBSTITUTE([.V49];&quot;fastq&quot;;&quot;out&quot;)" office:value-type="string" office:string-value="illumina_PE_hg19_minimap2_16_R1.out" calcext:value-type="string">
            <text:p>illumina_PE_hg19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9]);0)=0;&quot;SE&quot;;&quot;PE&quot;)" office:value-type="string" office:string-value="PE" calcext:value-type="string">
            <text:p>PE</text:p>
          </table:table-cell>
          <table:table-cell table:formula="of:=IF(IFERROR(SEARCH(&quot;fastp&quot;;[.V49]);0)=0;&quot;&quot;;&quot;--fastp&quot;)">
            <text:p/>
          </table:table-cell>
          <table:table-cell table:formula="of:=IF(IFERROR(SEARCH(&quot;debug&quot;;[.V49]);0)=0;&quot;&quot;;&quot;--debug&quot;)">
            <text:p/>
          </table:table-cell>
          <table:table-cell table:formula="of:=IF(IFERROR(SEARCH(&quot;longread&quot;;[.V49]);0)=0;&quot;&quot;;&quot;--longread&quot;)">
            <text:p/>
          </table:table-cell>
          <table:table-cell/>
          <table:table-cell office:value-type="string" calcext:value-type="string">
            <text:p>illumina_PE_hg19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0];&quot;fastq&quot;;&quot;err&quot;)" office:value-type="string" office:string-value="illumina_PE_hg19_minimap2_8_debug_longread_R1.err" calcext:value-type="string">
            <text:p>illumina_PE_hg19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50];&quot;fastq&quot;;&quot;out&quot;)" office:value-type="string" office:string-value="illumina_PE_hg19_minimap2_8_debug_longread_R1.out" calcext:value-type="string">
            <text:p>illumina_PE_hg19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0]);0)=0;&quot;SE&quot;;&quot;PE&quot;)" office:value-type="string" office:string-value="PE" calcext:value-type="string">
            <text:p>PE</text:p>
          </table:table-cell>
          <table:table-cell table:formula="of:=IF(IFERROR(SEARCH(&quot;fastp&quot;;[.V50]);0)=0;&quot;&quot;;&quot;--fastp&quot;)">
            <text:p/>
          </table:table-cell>
          <table:table-cell table:formula="of:=IF(IFERROR(SEARCH(&quot;debug&quot;;[.V5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5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1];&quot;fastq&quot;;&quot;err&quot;)" office:value-type="string" office:string-value="illumina_PE_hg19_minimap2_8_debug_R1.err" calcext:value-type="string">
            <text:p>illumina_PE_hg19_minimap2_8_debug_R1.err</text:p>
          </table:table-cell>
          <table:table-cell office:value-type="string" calcext:value-type="string">
            <text:p>-o</text:p>
          </table:table-cell>
          <table:table-cell table:formula="of:=SUBSTITUTE([.V51];&quot;fastq&quot;;&quot;out&quot;)" office:value-type="string" office:string-value="illumina_PE_hg19_minimap2_8_debug_R1.out" calcext:value-type="string">
            <text:p>illumina_PE_hg19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1]);0)=0;&quot;SE&quot;;&quot;PE&quot;)" office:value-type="string" office:string-value="PE" calcext:value-type="string">
            <text:p>PE</text:p>
          </table:table-cell>
          <table:table-cell table:formula="of:=IF(IFERROR(SEARCH(&quot;fastp&quot;;[.V51]);0)=0;&quot;&quot;;&quot;--fastp&quot;)">
            <text:p/>
          </table:table-cell>
          <table:table-cell table:formula="of:=IF(IFERROR(SEARCH(&quot;debug&quot;;[.V5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51]);0)=0;&quot;&quot;;&quot;--longread&quot;)">
            <text:p/>
          </table:table-cell>
          <table:table-cell/>
          <table:table-cell office:value-type="string" calcext:value-type="string">
            <text:p>illumina_PE_hg19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2];&quot;fastq&quot;;&quot;err&quot;)" office:value-type="string" office:string-value="illumina_PE_hg19_minimap2_8_fastp_debug_longread_R1.err" calcext:value-type="string">
            <text:p>illumina_PE_hg19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52];&quot;fastq&quot;;&quot;out&quot;)" office:value-type="string" office:string-value="illumina_PE_hg19_minimap2_8_fastp_debug_longread_R1.out" calcext:value-type="string">
            <text:p>illumina_PE_hg19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2]);0)=0;&quot;SE&quot;;&quot;PE&quot;)" office:value-type="string" office:string-value="PE" calcext:value-type="string">
            <text:p>PE</text:p>
          </table:table-cell>
          <table:table-cell table:formula="of:=IF(IFERROR(SEARCH(&quot;fastp&quot;;[.V5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5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5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3];&quot;fastq&quot;;&quot;err&quot;)" office:value-type="string" office:string-value="illumina_PE_hg19_minimap2_8_fastp_debug_R1.err" calcext:value-type="string">
            <text:p>illumina_PE_hg19_minimap2_8_fastp_debug_R1.err</text:p>
          </table:table-cell>
          <table:table-cell office:value-type="string" calcext:value-type="string">
            <text:p>-o</text:p>
          </table:table-cell>
          <table:table-cell table:formula="of:=SUBSTITUTE([.V53];&quot;fastq&quot;;&quot;out&quot;)" office:value-type="string" office:string-value="illumina_PE_hg19_minimap2_8_fastp_debug_R1.out" calcext:value-type="string">
            <text:p>illumina_PE_hg19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3]);0)=0;&quot;SE&quot;;&quot;PE&quot;)" office:value-type="string" office:string-value="PE" calcext:value-type="string">
            <text:p>PE</text:p>
          </table:table-cell>
          <table:table-cell table:formula="of:=IF(IFERROR(SEARCH(&quot;fastp&quot;;[.V5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5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53]);0)=0;&quot;&quot;;&quot;--longread&quot;)">
            <text:p/>
          </table:table-cell>
          <table:table-cell/>
          <table:table-cell office:value-type="string" calcext:value-type="string">
            <text:p>illumina_PE_hg19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4];&quot;fastq&quot;;&quot;err&quot;)" office:value-type="string" office:string-value="illumina_PE_hg19_minimap2_8_fastp_longread_R1.err" calcext:value-type="string">
            <text:p>illumina_PE_hg19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54];&quot;fastq&quot;;&quot;out&quot;)" office:value-type="string" office:string-value="illumina_PE_hg19_minimap2_8_fastp_longread_R1.out" calcext:value-type="string">
            <text:p>illumina_PE_hg19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4]);0)=0;&quot;SE&quot;;&quot;PE&quot;)" office:value-type="string" office:string-value="PE" calcext:value-type="string">
            <text:p>PE</text:p>
          </table:table-cell>
          <table:table-cell table:formula="of:=IF(IFERROR(SEARCH(&quot;fastp&quot;;[.V5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54]);0)=0;&quot;&quot;;&quot;--debug&quot;)">
            <text:p/>
          </table:table-cell>
          <table:table-cell table:formula="of:=IF(IFERROR(SEARCH(&quot;longread&quot;;[.V5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5];&quot;fastq&quot;;&quot;err&quot;)" office:value-type="string" office:string-value="illumina_PE_hg19_minimap2_8_fastp_R1.err" calcext:value-type="string">
            <text:p>illumina_PE_hg19_minimap2_8_fastp_R1.err</text:p>
          </table:table-cell>
          <table:table-cell office:value-type="string" calcext:value-type="string">
            <text:p>-o</text:p>
          </table:table-cell>
          <table:table-cell table:formula="of:=SUBSTITUTE([.V55];&quot;fastq&quot;;&quot;out&quot;)" office:value-type="string" office:string-value="illumina_PE_hg19_minimap2_8_fastp_R1.out" calcext:value-type="string">
            <text:p>illumina_PE_hg19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5]);0)=0;&quot;SE&quot;;&quot;PE&quot;)" office:value-type="string" office:string-value="PE" calcext:value-type="string">
            <text:p>PE</text:p>
          </table:table-cell>
          <table:table-cell table:formula="of:=IF(IFERROR(SEARCH(&quot;fastp&quot;;[.V5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55]);0)=0;&quot;&quot;;&quot;--debug&quot;)">
            <text:p/>
          </table:table-cell>
          <table:table-cell table:formula="of:=IF(IFERROR(SEARCH(&quot;longread&quot;;[.V55]);0)=0;&quot;&quot;;&quot;--longread&quot;)">
            <text:p/>
          </table:table-cell>
          <table:table-cell/>
          <table:table-cell office:value-type="string" calcext:value-type="string">
            <text:p>illumina_PE_hg19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6];&quot;fastq&quot;;&quot;err&quot;)" office:value-type="string" office:string-value="illumina_PE_hg19_minimap2_8_longread_R1.err" calcext:value-type="string">
            <text:p>illumina_PE_hg19_minimap2_8_longread_R1.err</text:p>
          </table:table-cell>
          <table:table-cell office:value-type="string" calcext:value-type="string">
            <text:p>-o</text:p>
          </table:table-cell>
          <table:table-cell table:formula="of:=SUBSTITUTE([.V56];&quot;fastq&quot;;&quot;out&quot;)" office:value-type="string" office:string-value="illumina_PE_hg19_minimap2_8_longread_R1.out" calcext:value-type="string">
            <text:p>illumina_PE_hg19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6]);0)=0;&quot;SE&quot;;&quot;PE&quot;)" office:value-type="string" office:string-value="PE" calcext:value-type="string">
            <text:p>PE</text:p>
          </table:table-cell>
          <table:table-cell table:formula="of:=IF(IFERROR(SEARCH(&quot;fastp&quot;;[.V56]);0)=0;&quot;&quot;;&quot;--fastp&quot;)">
            <text:p/>
          </table:table-cell>
          <table:table-cell table:formula="of:=IF(IFERROR(SEARCH(&quot;debug&quot;;[.V56]);0)=0;&quot;&quot;;&quot;--debug&quot;)">
            <text:p/>
          </table:table-cell>
          <table:table-cell table:formula="of:=IF(IFERROR(SEARCH(&quot;longread&quot;;[.V5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7];&quot;fastq&quot;;&quot;err&quot;)" office:value-type="string" office:string-value="illumina_PE_hg19_minimap2_8_R1.err" calcext:value-type="string">
            <text:p>illumina_PE_hg19_minimap2_8_R1.err</text:p>
          </table:table-cell>
          <table:table-cell office:value-type="string" calcext:value-type="string">
            <text:p>-o</text:p>
          </table:table-cell>
          <table:table-cell table:formula="of:=SUBSTITUTE([.V57];&quot;fastq&quot;;&quot;out&quot;)" office:value-type="string" office:string-value="illumina_PE_hg19_minimap2_8_R1.out" calcext:value-type="string">
            <text:p>illumina_PE_hg19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7]);0)=0;&quot;SE&quot;;&quot;PE&quot;)" office:value-type="string" office:string-value="PE" calcext:value-type="string">
            <text:p>PE</text:p>
          </table:table-cell>
          <table:table-cell table:formula="of:=IF(IFERROR(SEARCH(&quot;fastp&quot;;[.V57]);0)=0;&quot;&quot;;&quot;--fastp&quot;)">
            <text:p/>
          </table:table-cell>
          <table:table-cell table:formula="of:=IF(IFERROR(SEARCH(&quot;debug&quot;;[.V57]);0)=0;&quot;&quot;;&quot;--debug&quot;)">
            <text:p/>
          </table:table-cell>
          <table:table-cell table:formula="of:=IF(IFERROR(SEARCH(&quot;longread&quot;;[.V57]);0)=0;&quot;&quot;;&quot;--longread&quot;)">
            <text:p/>
          </table:table-cell>
          <table:table-cell/>
          <table:table-cell office:value-type="string" calcext:value-type="string">
            <text:p>illumina_PE_hg19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8];&quot;fastq&quot;;&quot;err&quot;)" office:value-type="string" office:string-value="illumina_PE_PA14_bwamem_16_debug_longread_R1.err" calcext:value-type="string">
            <text:p>illumina_PE_PA14_bwamem_16_debug_longread_R1.err</text:p>
          </table:table-cell>
          <table:table-cell office:value-type="string" calcext:value-type="string">
            <text:p>-o</text:p>
          </table:table-cell>
          <table:table-cell table:formula="of:=SUBSTITUTE([.V58];&quot;fastq&quot;;&quot;out&quot;)" office:value-type="string" office:string-value="illumina_PE_PA14_bwamem_16_debug_longread_R1.out" calcext:value-type="string">
            <text:p>illumina_PE_PA14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5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58]);0)=0;&quot;SE&quot;;&quot;PE&quot;)" office:value-type="string" office:string-value="PE" calcext:value-type="string">
            <text:p>PE</text:p>
          </table:table-cell>
          <table:table-cell table:formula="of:=IF(IFERROR(SEARCH(&quot;fastp&quot;;[.V58]);0)=0;&quot;&quot;;&quot;--fastp&quot;)">
            <text:p/>
          </table:table-cell>
          <table:table-cell table:formula="of:=IF(IFERROR(SEARCH(&quot;debug&quot;;[.V5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5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9];&quot;fastq&quot;;&quot;err&quot;)" office:value-type="string" office:string-value="illumina_PE_PA14_bwamem_16_debug_R1.err" calcext:value-type="string">
            <text:p>illumina_PE_PA14_bwamem_16_debug_R1.err</text:p>
          </table:table-cell>
          <table:table-cell office:value-type="string" calcext:value-type="string">
            <text:p>-o</text:p>
          </table:table-cell>
          <table:table-cell table:formula="of:=SUBSTITUTE([.V59];&quot;fastq&quot;;&quot;out&quot;)" office:value-type="string" office:string-value="illumina_PE_PA14_bwamem_16_debug_R1.out" calcext:value-type="string">
            <text:p>illumina_PE_PA14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5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59]);0)=0;&quot;SE&quot;;&quot;PE&quot;)" office:value-type="string" office:string-value="PE" calcext:value-type="string">
            <text:p>PE</text:p>
          </table:table-cell>
          <table:table-cell table:formula="of:=IF(IFERROR(SEARCH(&quot;fastp&quot;;[.V59]);0)=0;&quot;&quot;;&quot;--fastp&quot;)">
            <text:p/>
          </table:table-cell>
          <table:table-cell table:formula="of:=IF(IFERROR(SEARCH(&quot;debug&quot;;[.V5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59]);0)=0;&quot;&quot;;&quot;--longread&quot;)">
            <text:p/>
          </table:table-cell>
          <table:table-cell/>
          <table:table-cell office:value-type="string" calcext:value-type="string">
            <text:p>illumina_PE_PA14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0];&quot;fastq&quot;;&quot;err&quot;)" office:value-type="string" office:string-value="illumina_PE_PA14_bwamem_16_fastp_debug_longread_R1.err" calcext:value-type="string">
            <text:p>illumina_PE_PA14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60];&quot;fastq&quot;;&quot;out&quot;)" office:value-type="string" office:string-value="illumina_PE_PA14_bwamem_16_fastp_debug_longread_R1.out" calcext:value-type="string">
            <text:p>illumina_PE_PA14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0]);0)=0;&quot;SE&quot;;&quot;PE&quot;)" office:value-type="string" office:string-value="PE" calcext:value-type="string">
            <text:p>PE</text:p>
          </table:table-cell>
          <table:table-cell table:formula="of:=IF(IFERROR(SEARCH(&quot;fastp&quot;;[.V6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6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1];&quot;fastq&quot;;&quot;err&quot;)" office:value-type="string" office:string-value="illumina_PE_PA14_bwamem_16_fastp_debug_R1.err" calcext:value-type="string">
            <text:p>illumina_PE_PA14_bwamem_16_fastp_debug_R1.err</text:p>
          </table:table-cell>
          <table:table-cell office:value-type="string" calcext:value-type="string">
            <text:p>-o</text:p>
          </table:table-cell>
          <table:table-cell table:formula="of:=SUBSTITUTE([.V61];&quot;fastq&quot;;&quot;out&quot;)" office:value-type="string" office:string-value="illumina_PE_PA14_bwamem_16_fastp_debug_R1.out" calcext:value-type="string">
            <text:p>illumina_PE_PA14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1]);0)=0;&quot;SE&quot;;&quot;PE&quot;)" office:value-type="string" office:string-value="PE" calcext:value-type="string">
            <text:p>PE</text:p>
          </table:table-cell>
          <table:table-cell table:formula="of:=IF(IFERROR(SEARCH(&quot;fastp&quot;;[.V6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6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1]);0)=0;&quot;&quot;;&quot;--longread&quot;)">
            <text:p/>
          </table:table-cell>
          <table:table-cell/>
          <table:table-cell office:value-type="string" calcext:value-type="string">
            <text:p>illumina_PE_PA14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2];&quot;fastq&quot;;&quot;err&quot;)" office:value-type="string" office:string-value="illumina_PE_PA14_bwamem_16_fastp_longread_R1.err" calcext:value-type="string">
            <text:p>illumina_PE_PA14_bwamem_16_fastp_longread_R1.err</text:p>
          </table:table-cell>
          <table:table-cell office:value-type="string" calcext:value-type="string">
            <text:p>-o</text:p>
          </table:table-cell>
          <table:table-cell table:formula="of:=SUBSTITUTE([.V62];&quot;fastq&quot;;&quot;out&quot;)" office:value-type="string" office:string-value="illumina_PE_PA14_bwamem_16_fastp_longread_R1.out" calcext:value-type="string">
            <text:p>illumina_PE_PA14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2]);0)=0;&quot;SE&quot;;&quot;PE&quot;)" office:value-type="string" office:string-value="PE" calcext:value-type="string">
            <text:p>PE</text:p>
          </table:table-cell>
          <table:table-cell table:formula="of:=IF(IFERROR(SEARCH(&quot;fastp&quot;;[.V6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62]);0)=0;&quot;&quot;;&quot;--debug&quot;)">
            <text:p/>
          </table:table-cell>
          <table:table-cell table:formula="of:=IF(IFERROR(SEARCH(&quot;longread&quot;;[.V6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3];&quot;fastq&quot;;&quot;err&quot;)" office:value-type="string" office:string-value="illumina_PE_PA14_bwamem_16_fastp_R1.err" calcext:value-type="string">
            <text:p>illumina_PE_PA14_bwamem_16_fastp_R1.err</text:p>
          </table:table-cell>
          <table:table-cell office:value-type="string" calcext:value-type="string">
            <text:p>-o</text:p>
          </table:table-cell>
          <table:table-cell table:formula="of:=SUBSTITUTE([.V63];&quot;fastq&quot;;&quot;out&quot;)" office:value-type="string" office:string-value="illumina_PE_PA14_bwamem_16_fastp_R1.out" calcext:value-type="string">
            <text:p>illumina_PE_PA14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3]);0)=0;&quot;SE&quot;;&quot;PE&quot;)" office:value-type="string" office:string-value="PE" calcext:value-type="string">
            <text:p>PE</text:p>
          </table:table-cell>
          <table:table-cell table:formula="of:=IF(IFERROR(SEARCH(&quot;fastp&quot;;[.V6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63]);0)=0;&quot;&quot;;&quot;--debug&quot;)">
            <text:p/>
          </table:table-cell>
          <table:table-cell table:formula="of:=IF(IFERROR(SEARCH(&quot;longread&quot;;[.V63]);0)=0;&quot;&quot;;&quot;--longread&quot;)">
            <text:p/>
          </table:table-cell>
          <table:table-cell/>
          <table:table-cell office:value-type="string" calcext:value-type="string">
            <text:p>illumina_PE_PA14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4];&quot;fastq&quot;;&quot;err&quot;)" office:value-type="string" office:string-value="illumina_PE_PA14_bwamem_16_longread_R1.err" calcext:value-type="string">
            <text:p>illumina_PE_PA14_bwamem_16_longread_R1.err</text:p>
          </table:table-cell>
          <table:table-cell office:value-type="string" calcext:value-type="string">
            <text:p>-o</text:p>
          </table:table-cell>
          <table:table-cell table:formula="of:=SUBSTITUTE([.V64];&quot;fastq&quot;;&quot;out&quot;)" office:value-type="string" office:string-value="illumina_PE_PA14_bwamem_16_longread_R1.out" calcext:value-type="string">
            <text:p>illumina_PE_PA14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4]);0)=0;&quot;SE&quot;;&quot;PE&quot;)" office:value-type="string" office:string-value="PE" calcext:value-type="string">
            <text:p>PE</text:p>
          </table:table-cell>
          <table:table-cell table:formula="of:=IF(IFERROR(SEARCH(&quot;fastp&quot;;[.V64]);0)=0;&quot;&quot;;&quot;--fastp&quot;)">
            <text:p/>
          </table:table-cell>
          <table:table-cell table:formula="of:=IF(IFERROR(SEARCH(&quot;debug&quot;;[.V64]);0)=0;&quot;&quot;;&quot;--debug&quot;)">
            <text:p/>
          </table:table-cell>
          <table:table-cell table:formula="of:=IF(IFERROR(SEARCH(&quot;longread&quot;;[.V6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5];&quot;fastq&quot;;&quot;err&quot;)" office:value-type="string" office:string-value="illumina_PE_PA14_bwamem_16_R1.err" calcext:value-type="string">
            <text:p>illumina_PE_PA14_bwamem_16_R1.err</text:p>
          </table:table-cell>
          <table:table-cell office:value-type="string" calcext:value-type="string">
            <text:p>-o</text:p>
          </table:table-cell>
          <table:table-cell table:formula="of:=SUBSTITUTE([.V65];&quot;fastq&quot;;&quot;out&quot;)" office:value-type="string" office:string-value="illumina_PE_PA14_bwamem_16_R1.out" calcext:value-type="string">
            <text:p>illumina_PE_PA14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5]);0)=0;&quot;SE&quot;;&quot;PE&quot;)" office:value-type="string" office:string-value="PE" calcext:value-type="string">
            <text:p>PE</text:p>
          </table:table-cell>
          <table:table-cell table:formula="of:=IF(IFERROR(SEARCH(&quot;fastp&quot;;[.V65]);0)=0;&quot;&quot;;&quot;--fastp&quot;)">
            <text:p/>
          </table:table-cell>
          <table:table-cell table:formula="of:=IF(IFERROR(SEARCH(&quot;debug&quot;;[.V65]);0)=0;&quot;&quot;;&quot;--debug&quot;)">
            <text:p/>
          </table:table-cell>
          <table:table-cell table:formula="of:=IF(IFERROR(SEARCH(&quot;longread&quot;;[.V65]);0)=0;&quot;&quot;;&quot;--longread&quot;)">
            <text:p/>
          </table:table-cell>
          <table:table-cell/>
          <table:table-cell office:value-type="string" calcext:value-type="string">
            <text:p>illumina_PE_PA14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6];&quot;fastq&quot;;&quot;err&quot;)" office:value-type="string" office:string-value="illumina_PE_PA14_bwamem_8_debug_longread_R1.err" calcext:value-type="string">
            <text:p>illumina_PE_PA14_bwamem_8_debug_longread_R1.err</text:p>
          </table:table-cell>
          <table:table-cell office:value-type="string" calcext:value-type="string">
            <text:p>-o</text:p>
          </table:table-cell>
          <table:table-cell table:formula="of:=SUBSTITUTE([.V66];&quot;fastq&quot;;&quot;out&quot;)" office:value-type="string" office:string-value="illumina_PE_PA14_bwamem_8_debug_longread_R1.out" calcext:value-type="string">
            <text:p>illumina_PE_PA14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66]);0)=0;&quot;SE&quot;;&quot;PE&quot;)" office:value-type="string" office:string-value="PE" calcext:value-type="string">
            <text:p>PE</text:p>
          </table:table-cell>
          <table:table-cell table:formula="of:=IF(IFERROR(SEARCH(&quot;fastp&quot;;[.V66]);0)=0;&quot;&quot;;&quot;--fastp&quot;)">
            <text:p/>
          </table:table-cell>
          <table:table-cell table:formula="of:=IF(IFERROR(SEARCH(&quot;debug&quot;;[.V6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7];&quot;fastq&quot;;&quot;err&quot;)" office:value-type="string" office:string-value="illumina_PE_PA14_bwamem_8_debug_R1.err" calcext:value-type="string">
            <text:p>illumina_PE_PA14_bwamem_8_debug_R1.err</text:p>
          </table:table-cell>
          <table:table-cell office:value-type="string" calcext:value-type="string">
            <text:p>-o</text:p>
          </table:table-cell>
          <table:table-cell table:formula="of:=SUBSTITUTE([.V67];&quot;fastq&quot;;&quot;out&quot;)" office:value-type="string" office:string-value="illumina_PE_PA14_bwamem_8_debug_R1.out" calcext:value-type="string">
            <text:p>illumina_PE_PA14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67]);0)=0;&quot;SE&quot;;&quot;PE&quot;)" office:value-type="string" office:string-value="PE" calcext:value-type="string">
            <text:p>PE</text:p>
          </table:table-cell>
          <table:table-cell table:formula="of:=IF(IFERROR(SEARCH(&quot;fastp&quot;;[.V67]);0)=0;&quot;&quot;;&quot;--fastp&quot;)">
            <text:p/>
          </table:table-cell>
          <table:table-cell table:formula="of:=IF(IFERROR(SEARCH(&quot;debug&quot;;[.V6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7]);0)=0;&quot;&quot;;&quot;--longread&quot;)">
            <text:p/>
          </table:table-cell>
          <table:table-cell/>
          <table:table-cell office:value-type="string" calcext:value-type="string">
            <text:p>illumina_PE_PA14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8];&quot;fastq&quot;;&quot;err&quot;)" office:value-type="string" office:string-value="illumina_PE_PA14_bwamem_8_fastp_debug_longread_R1.err" calcext:value-type="string">
            <text:p>illumina_PE_PA14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68];&quot;fastq&quot;;&quot;out&quot;)" office:value-type="string" office:string-value="illumina_PE_PA14_bwamem_8_fastp_debug_longread_R1.out" calcext:value-type="string">
            <text:p>illumina_PE_PA14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68]);0)=0;&quot;SE&quot;;&quot;PE&quot;)" office:value-type="string" office:string-value="PE" calcext:value-type="string">
            <text:p>PE</text:p>
          </table:table-cell>
          <table:table-cell table:formula="of:=IF(IFERROR(SEARCH(&quot;fastp&quot;;[.V6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6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9];&quot;fastq&quot;;&quot;err&quot;)" office:value-type="string" office:string-value="illumina_PE_PA14_bwamem_8_fastp_debug_R1.err" calcext:value-type="string">
            <text:p>illumina_PE_PA14_bwamem_8_fastp_debug_R1.err</text:p>
          </table:table-cell>
          <table:table-cell office:value-type="string" calcext:value-type="string">
            <text:p>-o</text:p>
          </table:table-cell>
          <table:table-cell table:formula="of:=SUBSTITUTE([.V69];&quot;fastq&quot;;&quot;out&quot;)" office:value-type="string" office:string-value="illumina_PE_PA14_bwamem_8_fastp_debug_R1.out" calcext:value-type="string">
            <text:p>illumina_PE_PA14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69]);0)=0;&quot;SE&quot;;&quot;PE&quot;)" office:value-type="string" office:string-value="PE" calcext:value-type="string">
            <text:p>PE</text:p>
          </table:table-cell>
          <table:table-cell table:formula="of:=IF(IFERROR(SEARCH(&quot;fastp&quot;;[.V6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6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9]);0)=0;&quot;&quot;;&quot;--longread&quot;)">
            <text:p/>
          </table:table-cell>
          <table:table-cell/>
          <table:table-cell office:value-type="string" calcext:value-type="string">
            <text:p>illumina_PE_PA14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0];&quot;fastq&quot;;&quot;err&quot;)" office:value-type="string" office:string-value="illumina_PE_PA14_bwamem_8_fastp_longread_R1.err" calcext:value-type="string">
            <text:p>illumina_PE_PA14_bwamem_8_fastp_longread_R1.err</text:p>
          </table:table-cell>
          <table:table-cell office:value-type="string" calcext:value-type="string">
            <text:p>-o</text:p>
          </table:table-cell>
          <table:table-cell table:formula="of:=SUBSTITUTE([.V70];&quot;fastq&quot;;&quot;out&quot;)" office:value-type="string" office:string-value="illumina_PE_PA14_bwamem_8_fastp_longread_R1.out" calcext:value-type="string">
            <text:p>illumina_PE_PA14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7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70]);0)=0;&quot;SE&quot;;&quot;PE&quot;)" office:value-type="string" office:string-value="PE" calcext:value-type="string">
            <text:p>PE</text:p>
          </table:table-cell>
          <table:table-cell table:formula="of:=IF(IFERROR(SEARCH(&quot;fastp&quot;;[.V7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0]);0)=0;&quot;&quot;;&quot;--debug&quot;)">
            <text:p/>
          </table:table-cell>
          <table:table-cell table:formula="of:=IF(IFERROR(SEARCH(&quot;longread&quot;;[.V7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1];&quot;fastq&quot;;&quot;err&quot;)" office:value-type="string" office:string-value="illumina_PE_PA14_bwamem_8_fastp_R1.err" calcext:value-type="string">
            <text:p>illumina_PE_PA14_bwamem_8_fastp_R1.err</text:p>
          </table:table-cell>
          <table:table-cell office:value-type="string" calcext:value-type="string">
            <text:p>-o</text:p>
          </table:table-cell>
          <table:table-cell table:formula="of:=SUBSTITUTE([.V71];&quot;fastq&quot;;&quot;out&quot;)" office:value-type="string" office:string-value="illumina_PE_PA14_bwamem_8_fastp_R1.out" calcext:value-type="string">
            <text:p>illumina_PE_PA14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7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71]);0)=0;&quot;SE&quot;;&quot;PE&quot;)" office:value-type="string" office:string-value="PE" calcext:value-type="string">
            <text:p>PE</text:p>
          </table:table-cell>
          <table:table-cell table:formula="of:=IF(IFERROR(SEARCH(&quot;fastp&quot;;[.V7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1]);0)=0;&quot;&quot;;&quot;--debug&quot;)">
            <text:p/>
          </table:table-cell>
          <table:table-cell table:formula="of:=IF(IFERROR(SEARCH(&quot;longread&quot;;[.V71]);0)=0;&quot;&quot;;&quot;--longread&quot;)">
            <text:p/>
          </table:table-cell>
          <table:table-cell/>
          <table:table-cell office:value-type="string" calcext:value-type="string">
            <text:p>illumina_PE_PA14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2];&quot;fastq&quot;;&quot;err&quot;)" office:value-type="string" office:string-value="illumina_PE_PA14_bwamem_8_longread_R1.err" calcext:value-type="string">
            <text:p>illumina_PE_PA14_bwamem_8_longread_R1.err</text:p>
          </table:table-cell>
          <table:table-cell office:value-type="string" calcext:value-type="string">
            <text:p>-o</text:p>
          </table:table-cell>
          <table:table-cell table:formula="of:=SUBSTITUTE([.V72];&quot;fastq&quot;;&quot;out&quot;)" office:value-type="string" office:string-value="illumina_PE_PA14_bwamem_8_longread_R1.out" calcext:value-type="string">
            <text:p>illumina_PE_PA14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7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72]);0)=0;&quot;SE&quot;;&quot;PE&quot;)" office:value-type="string" office:string-value="PE" calcext:value-type="string">
            <text:p>PE</text:p>
          </table:table-cell>
          <table:table-cell table:formula="of:=IF(IFERROR(SEARCH(&quot;fastp&quot;;[.V72]);0)=0;&quot;&quot;;&quot;--fastp&quot;)">
            <text:p/>
          </table:table-cell>
          <table:table-cell table:formula="of:=IF(IFERROR(SEARCH(&quot;debug&quot;;[.V72]);0)=0;&quot;&quot;;&quot;--debug&quot;)">
            <text:p/>
          </table:table-cell>
          <table:table-cell table:formula="of:=IF(IFERROR(SEARCH(&quot;longread&quot;;[.V7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3];&quot;fastq&quot;;&quot;err&quot;)" office:value-type="string" office:string-value="illumina_PE_PA14_bwamem_8_R1.err" calcext:value-type="string">
            <text:p>illumina_PE_PA14_bwamem_8_R1.err</text:p>
          </table:table-cell>
          <table:table-cell office:value-type="string" calcext:value-type="string">
            <text:p>-o</text:p>
          </table:table-cell>
          <table:table-cell table:formula="of:=SUBSTITUTE([.V73];&quot;fastq&quot;;&quot;out&quot;)" office:value-type="string" office:string-value="illumina_PE_PA14_bwamem_8_R1.out" calcext:value-type="string">
            <text:p>illumina_PE_PA14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7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73]);0)=0;&quot;SE&quot;;&quot;PE&quot;)" office:value-type="string" office:string-value="PE" calcext:value-type="string">
            <text:p>PE</text:p>
          </table:table-cell>
          <table:table-cell table:formula="of:=IF(IFERROR(SEARCH(&quot;fastp&quot;;[.V73]);0)=0;&quot;&quot;;&quot;--fastp&quot;)">
            <text:p/>
          </table:table-cell>
          <table:table-cell table:formula="of:=IF(IFERROR(SEARCH(&quot;debug&quot;;[.V73]);0)=0;&quot;&quot;;&quot;--debug&quot;)">
            <text:p/>
          </table:table-cell>
          <table:table-cell table:formula="of:=IF(IFERROR(SEARCH(&quot;longread&quot;;[.V73]);0)=0;&quot;&quot;;&quot;--longread&quot;)">
            <text:p/>
          </table:table-cell>
          <table:table-cell/>
          <table:table-cell office:value-type="string" calcext:value-type="string">
            <text:p>illumina_PE_PA14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4];&quot;fastq&quot;;&quot;err&quot;)" office:value-type="string" office:string-value="illumina_PE_PA14_minimap2_16_debug_longread_R1.err" calcext:value-type="string">
            <text:p>illumina_PE_PA14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74];&quot;fastq&quot;;&quot;out&quot;)" office:value-type="string" office:string-value="illumina_PE_PA14_minimap2_16_debug_longread_R1.out" calcext:value-type="string">
            <text:p>illumina_PE_PA14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7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74]);0)=0;&quot;SE&quot;;&quot;PE&quot;)" office:value-type="string" office:string-value="PE" calcext:value-type="string">
            <text:p>PE</text:p>
          </table:table-cell>
          <table:table-cell table:formula="of:=IF(IFERROR(SEARCH(&quot;fastp&quot;;[.V74]);0)=0;&quot;&quot;;&quot;--fastp&quot;)">
            <text:p/>
          </table:table-cell>
          <table:table-cell table:formula="of:=IF(IFERROR(SEARCH(&quot;debug&quot;;[.V7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7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5];&quot;fastq&quot;;&quot;err&quot;)" office:value-type="string" office:string-value="illumina_PE_PA14_minimap2_16_debug_R1.err" calcext:value-type="string">
            <text:p>illumina_PE_PA14_minimap2_16_debug_R1.err</text:p>
          </table:table-cell>
          <table:table-cell office:value-type="string" calcext:value-type="string">
            <text:p>-o</text:p>
          </table:table-cell>
          <table:table-cell table:formula="of:=SUBSTITUTE([.V75];&quot;fastq&quot;;&quot;out&quot;)" office:value-type="string" office:string-value="illumina_PE_PA14_minimap2_16_debug_R1.out" calcext:value-type="string">
            <text:p>illumina_PE_PA14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7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75]);0)=0;&quot;SE&quot;;&quot;PE&quot;)" office:value-type="string" office:string-value="PE" calcext:value-type="string">
            <text:p>PE</text:p>
          </table:table-cell>
          <table:table-cell table:formula="of:=IF(IFERROR(SEARCH(&quot;fastp&quot;;[.V75]);0)=0;&quot;&quot;;&quot;--fastp&quot;)">
            <text:p/>
          </table:table-cell>
          <table:table-cell table:formula="of:=IF(IFERROR(SEARCH(&quot;debug&quot;;[.V7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75]);0)=0;&quot;&quot;;&quot;--longread&quot;)">
            <text:p/>
          </table:table-cell>
          <table:table-cell/>
          <table:table-cell office:value-type="string" calcext:value-type="string">
            <text:p>illumina_PE_PA14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6];&quot;fastq&quot;;&quot;err&quot;)" office:value-type="string" office:string-value="illumina_PE_PA14_minimap2_16_fastp_debug_longread_R1.err" calcext:value-type="string">
            <text:p>illumina_PE_PA14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76];&quot;fastq&quot;;&quot;out&quot;)" office:value-type="string" office:string-value="illumina_PE_PA14_minimap2_16_fastp_debug_longread_R1.out" calcext:value-type="string">
            <text:p>illumina_PE_PA14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7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76]);0)=0;&quot;SE&quot;;&quot;PE&quot;)" office:value-type="string" office:string-value="PE" calcext:value-type="string">
            <text:p>PE</text:p>
          </table:table-cell>
          <table:table-cell table:formula="of:=IF(IFERROR(SEARCH(&quot;fastp&quot;;[.V7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7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7];&quot;fastq&quot;;&quot;err&quot;)" office:value-type="string" office:string-value="illumina_PE_PA14_minimap2_16_fastp_debug_R1.err" calcext:value-type="string">
            <text:p>illumina_PE_PA14_minimap2_16_fastp_debug_R1.err</text:p>
          </table:table-cell>
          <table:table-cell office:value-type="string" calcext:value-type="string">
            <text:p>-o</text:p>
          </table:table-cell>
          <table:table-cell table:formula="of:=SUBSTITUTE([.V77];&quot;fastq&quot;;&quot;out&quot;)" office:value-type="string" office:string-value="illumina_PE_PA14_minimap2_16_fastp_debug_R1.out" calcext:value-type="string">
            <text:p>illumina_PE_PA14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7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77]);0)=0;&quot;SE&quot;;&quot;PE&quot;)" office:value-type="string" office:string-value="PE" calcext:value-type="string">
            <text:p>PE</text:p>
          </table:table-cell>
          <table:table-cell table:formula="of:=IF(IFERROR(SEARCH(&quot;fastp&quot;;[.V7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77]);0)=0;&quot;&quot;;&quot;--longread&quot;)">
            <text:p/>
          </table:table-cell>
          <table:table-cell/>
          <table:table-cell office:value-type="string" calcext:value-type="string">
            <text:p>illumina_PE_PA14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8];&quot;fastq&quot;;&quot;err&quot;)" office:value-type="string" office:string-value="illumina_PE_PA14_minimap2_16_fastp_longread_R1.err" calcext:value-type="string">
            <text:p>illumina_PE_PA14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78];&quot;fastq&quot;;&quot;out&quot;)" office:value-type="string" office:string-value="illumina_PE_PA14_minimap2_16_fastp_longread_R1.out" calcext:value-type="string">
            <text:p>illumina_PE_PA14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7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78]);0)=0;&quot;SE&quot;;&quot;PE&quot;)" office:value-type="string" office:string-value="PE" calcext:value-type="string">
            <text:p>PE</text:p>
          </table:table-cell>
          <table:table-cell table:formula="of:=IF(IFERROR(SEARCH(&quot;fastp&quot;;[.V7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8]);0)=0;&quot;&quot;;&quot;--debug&quot;)">
            <text:p/>
          </table:table-cell>
          <table:table-cell table:formula="of:=IF(IFERROR(SEARCH(&quot;longread&quot;;[.V7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9];&quot;fastq&quot;;&quot;err&quot;)" office:value-type="string" office:string-value="illumina_PE_PA14_minimap2_16_fastp_R1.err" calcext:value-type="string">
            <text:p>illumina_PE_PA14_minimap2_16_fastp_R1.err</text:p>
          </table:table-cell>
          <table:table-cell office:value-type="string" calcext:value-type="string">
            <text:p>-o</text:p>
          </table:table-cell>
          <table:table-cell table:formula="of:=SUBSTITUTE([.V79];&quot;fastq&quot;;&quot;out&quot;)" office:value-type="string" office:string-value="illumina_PE_PA14_minimap2_16_fastp_R1.out" calcext:value-type="string">
            <text:p>illumina_PE_PA14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7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79]);0)=0;&quot;SE&quot;;&quot;PE&quot;)" office:value-type="string" office:string-value="PE" calcext:value-type="string">
            <text:p>PE</text:p>
          </table:table-cell>
          <table:table-cell table:formula="of:=IF(IFERROR(SEARCH(&quot;fastp&quot;;[.V7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9]);0)=0;&quot;&quot;;&quot;--debug&quot;)">
            <text:p/>
          </table:table-cell>
          <table:table-cell table:formula="of:=IF(IFERROR(SEARCH(&quot;longread&quot;;[.V79]);0)=0;&quot;&quot;;&quot;--longread&quot;)">
            <text:p/>
          </table:table-cell>
          <table:table-cell/>
          <table:table-cell office:value-type="string" calcext:value-type="string">
            <text:p>illumina_PE_PA14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0];&quot;fastq&quot;;&quot;err&quot;)" office:value-type="string" office:string-value="illumina_PE_PA14_minimap2_16_longread_R1.err" calcext:value-type="string">
            <text:p>illumina_PE_PA14_minimap2_16_longread_R1.err</text:p>
          </table:table-cell>
          <table:table-cell office:value-type="string" calcext:value-type="string">
            <text:p>-o</text:p>
          </table:table-cell>
          <table:table-cell table:formula="of:=SUBSTITUTE([.V80];&quot;fastq&quot;;&quot;out&quot;)" office:value-type="string" office:string-value="illumina_PE_PA14_minimap2_16_longread_R1.out" calcext:value-type="string">
            <text:p>illumina_PE_PA14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80]);0)=0;&quot;SE&quot;;&quot;PE&quot;)" office:value-type="string" office:string-value="PE" calcext:value-type="string">
            <text:p>PE</text:p>
          </table:table-cell>
          <table:table-cell table:formula="of:=IF(IFERROR(SEARCH(&quot;fastp&quot;;[.V80]);0)=0;&quot;&quot;;&quot;--fastp&quot;)">
            <text:p/>
          </table:table-cell>
          <table:table-cell table:formula="of:=IF(IFERROR(SEARCH(&quot;debug&quot;;[.V80]);0)=0;&quot;&quot;;&quot;--debug&quot;)">
            <text:p/>
          </table:table-cell>
          <table:table-cell table:formula="of:=IF(IFERROR(SEARCH(&quot;longread&quot;;[.V8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1];&quot;fastq&quot;;&quot;err&quot;)" office:value-type="string" office:string-value="illumina_PE_PA14_minimap2_16_R1.err" calcext:value-type="string">
            <text:p>illumina_PE_PA14_minimap2_16_R1.err</text:p>
          </table:table-cell>
          <table:table-cell office:value-type="string" calcext:value-type="string">
            <text:p>-o</text:p>
          </table:table-cell>
          <table:table-cell table:formula="of:=SUBSTITUTE([.V81];&quot;fastq&quot;;&quot;out&quot;)" office:value-type="string" office:string-value="illumina_PE_PA14_minimap2_16_R1.out" calcext:value-type="string">
            <text:p>illumina_PE_PA14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81]);0)=0;&quot;SE&quot;;&quot;PE&quot;)" office:value-type="string" office:string-value="PE" calcext:value-type="string">
            <text:p>PE</text:p>
          </table:table-cell>
          <table:table-cell table:formula="of:=IF(IFERROR(SEARCH(&quot;fastp&quot;;[.V81]);0)=0;&quot;&quot;;&quot;--fastp&quot;)">
            <text:p/>
          </table:table-cell>
          <table:table-cell table:formula="of:=IF(IFERROR(SEARCH(&quot;debug&quot;;[.V81]);0)=0;&quot;&quot;;&quot;--debug&quot;)">
            <text:p/>
          </table:table-cell>
          <table:table-cell table:formula="of:=IF(IFERROR(SEARCH(&quot;longread&quot;;[.V81]);0)=0;&quot;&quot;;&quot;--longread&quot;)">
            <text:p/>
          </table:table-cell>
          <table:table-cell/>
          <table:table-cell office:value-type="string" calcext:value-type="string">
            <text:p>illumina_PE_PA14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2];&quot;fastq&quot;;&quot;err&quot;)" office:value-type="string" office:string-value="illumina_PE_PA14_minimap2_8_debug_longread_R1.err" calcext:value-type="string">
            <text:p>illumina_PE_PA14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82];&quot;fastq&quot;;&quot;out&quot;)" office:value-type="string" office:string-value="illumina_PE_PA14_minimap2_8_debug_longread_R1.out" calcext:value-type="string">
            <text:p>illumina_PE_PA14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2]);0)=0;&quot;SE&quot;;&quot;PE&quot;)" office:value-type="string" office:string-value="PE" calcext:value-type="string">
            <text:p>PE</text:p>
          </table:table-cell>
          <table:table-cell table:formula="of:=IF(IFERROR(SEARCH(&quot;fastp&quot;;[.V82]);0)=0;&quot;&quot;;&quot;--fastp&quot;)">
            <text:p/>
          </table:table-cell>
          <table:table-cell table:formula="of:=IF(IFERROR(SEARCH(&quot;debug&quot;;[.V8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8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3];&quot;fastq&quot;;&quot;err&quot;)" office:value-type="string" office:string-value="illumina_PE_PA14_minimap2_8_debug_R1.err" calcext:value-type="string">
            <text:p>illumina_PE_PA14_minimap2_8_debug_R1.err</text:p>
          </table:table-cell>
          <table:table-cell office:value-type="string" calcext:value-type="string">
            <text:p>-o</text:p>
          </table:table-cell>
          <table:table-cell table:formula="of:=SUBSTITUTE([.V83];&quot;fastq&quot;;&quot;out&quot;)" office:value-type="string" office:string-value="illumina_PE_PA14_minimap2_8_debug_R1.out" calcext:value-type="string">
            <text:p>illumina_PE_PA14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3]);0)=0;&quot;SE&quot;;&quot;PE&quot;)" office:value-type="string" office:string-value="PE" calcext:value-type="string">
            <text:p>PE</text:p>
          </table:table-cell>
          <table:table-cell table:formula="of:=IF(IFERROR(SEARCH(&quot;fastp&quot;;[.V83]);0)=0;&quot;&quot;;&quot;--fastp&quot;)">
            <text:p/>
          </table:table-cell>
          <table:table-cell table:formula="of:=IF(IFERROR(SEARCH(&quot;debug&quot;;[.V8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83]);0)=0;&quot;&quot;;&quot;--longread&quot;)">
            <text:p/>
          </table:table-cell>
          <table:table-cell/>
          <table:table-cell office:value-type="string" calcext:value-type="string">
            <text:p>illumina_PE_PA14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4];&quot;fastq&quot;;&quot;err&quot;)" office:value-type="string" office:string-value="illumina_PE_PA14_minimap2_8_fastp_debug_longread_R1.err" calcext:value-type="string">
            <text:p>illumina_PE_PA14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84];&quot;fastq&quot;;&quot;out&quot;)" office:value-type="string" office:string-value="illumina_PE_PA14_minimap2_8_fastp_debug_longread_R1.out" calcext:value-type="string">
            <text:p>illumina_PE_PA14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4]);0)=0;&quot;SE&quot;;&quot;PE&quot;)" office:value-type="string" office:string-value="PE" calcext:value-type="string">
            <text:p>PE</text:p>
          </table:table-cell>
          <table:table-cell table:formula="of:=IF(IFERROR(SEARCH(&quot;fastp&quot;;[.V8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8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8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5];&quot;fastq&quot;;&quot;err&quot;)" office:value-type="string" office:string-value="illumina_PE_PA14_minimap2_8_fastp_debug_R1.err" calcext:value-type="string">
            <text:p>illumina_PE_PA14_minimap2_8_fastp_debug_R1.err</text:p>
          </table:table-cell>
          <table:table-cell office:value-type="string" calcext:value-type="string">
            <text:p>-o</text:p>
          </table:table-cell>
          <table:table-cell table:formula="of:=SUBSTITUTE([.V85];&quot;fastq&quot;;&quot;out&quot;)" office:value-type="string" office:string-value="illumina_PE_PA14_minimap2_8_fastp_debug_R1.out" calcext:value-type="string">
            <text:p>illumina_PE_PA14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5]);0)=0;&quot;SE&quot;;&quot;PE&quot;)" office:value-type="string" office:string-value="PE" calcext:value-type="string">
            <text:p>PE</text:p>
          </table:table-cell>
          <table:table-cell table:formula="of:=IF(IFERROR(SEARCH(&quot;fastp&quot;;[.V8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8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85]);0)=0;&quot;&quot;;&quot;--longread&quot;)">
            <text:p/>
          </table:table-cell>
          <table:table-cell/>
          <table:table-cell office:value-type="string" calcext:value-type="string">
            <text:p>illumina_PE_PA14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6];&quot;fastq&quot;;&quot;err&quot;)" office:value-type="string" office:string-value="illumina_PE_PA14_minimap2_8_fastp_longread_R1.err" calcext:value-type="string">
            <text:p>illumina_PE_PA14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86];&quot;fastq&quot;;&quot;out&quot;)" office:value-type="string" office:string-value="illumina_PE_PA14_minimap2_8_fastp_longread_R1.out" calcext:value-type="string">
            <text:p>illumina_PE_PA14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6]);0)=0;&quot;SE&quot;;&quot;PE&quot;)" office:value-type="string" office:string-value="PE" calcext:value-type="string">
            <text:p>PE</text:p>
          </table:table-cell>
          <table:table-cell table:formula="of:=IF(IFERROR(SEARCH(&quot;fastp&quot;;[.V8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86]);0)=0;&quot;&quot;;&quot;--debug&quot;)">
            <text:p/>
          </table:table-cell>
          <table:table-cell table:formula="of:=IF(IFERROR(SEARCH(&quot;longread&quot;;[.V8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7];&quot;fastq&quot;;&quot;err&quot;)" office:value-type="string" office:string-value="illumina_PE_PA14_minimap2_8_fastp_R1.err" calcext:value-type="string">
            <text:p>illumina_PE_PA14_minimap2_8_fastp_R1.err</text:p>
          </table:table-cell>
          <table:table-cell office:value-type="string" calcext:value-type="string">
            <text:p>-o</text:p>
          </table:table-cell>
          <table:table-cell table:formula="of:=SUBSTITUTE([.V87];&quot;fastq&quot;;&quot;out&quot;)" office:value-type="string" office:string-value="illumina_PE_PA14_minimap2_8_fastp_R1.out" calcext:value-type="string">
            <text:p>illumina_PE_PA14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7]);0)=0;&quot;SE&quot;;&quot;PE&quot;)" office:value-type="string" office:string-value="PE" calcext:value-type="string">
            <text:p>PE</text:p>
          </table:table-cell>
          <table:table-cell table:formula="of:=IF(IFERROR(SEARCH(&quot;fastp&quot;;[.V8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87]);0)=0;&quot;&quot;;&quot;--debug&quot;)">
            <text:p/>
          </table:table-cell>
          <table:table-cell table:formula="of:=IF(IFERROR(SEARCH(&quot;longread&quot;;[.V87]);0)=0;&quot;&quot;;&quot;--longread&quot;)">
            <text:p/>
          </table:table-cell>
          <table:table-cell/>
          <table:table-cell office:value-type="string" calcext:value-type="string">
            <text:p>illumina_PE_PA14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8];&quot;fastq&quot;;&quot;err&quot;)" office:value-type="string" office:string-value="illumina_PE_PA14_minimap2_8_longread_R1.err" calcext:value-type="string">
            <text:p>illumina_PE_PA14_minimap2_8_longread_R1.err</text:p>
          </table:table-cell>
          <table:table-cell office:value-type="string" calcext:value-type="string">
            <text:p>-o</text:p>
          </table:table-cell>
          <table:table-cell table:formula="of:=SUBSTITUTE([.V88];&quot;fastq&quot;;&quot;out&quot;)" office:value-type="string" office:string-value="illumina_PE_PA14_minimap2_8_longread_R1.out" calcext:value-type="string">
            <text:p>illumina_PE_PA14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8]);0)=0;&quot;SE&quot;;&quot;PE&quot;)" office:value-type="string" office:string-value="PE" calcext:value-type="string">
            <text:p>PE</text:p>
          </table:table-cell>
          <table:table-cell table:formula="of:=IF(IFERROR(SEARCH(&quot;fastp&quot;;[.V88]);0)=0;&quot;&quot;;&quot;--fastp&quot;)">
            <text:p/>
          </table:table-cell>
          <table:table-cell table:formula="of:=IF(IFERROR(SEARCH(&quot;debug&quot;;[.V88]);0)=0;&quot;&quot;;&quot;--debug&quot;)">
            <text:p/>
          </table:table-cell>
          <table:table-cell table:formula="of:=IF(IFERROR(SEARCH(&quot;longread&quot;;[.V8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9];&quot;fastq&quot;;&quot;err&quot;)" office:value-type="string" office:string-value="illumina_PE_PA14_minimap2_8_R1.err" calcext:value-type="string">
            <text:p>illumina_PE_PA14_minimap2_8_R1.err</text:p>
          </table:table-cell>
          <table:table-cell office:value-type="string" calcext:value-type="string">
            <text:p>-o</text:p>
          </table:table-cell>
          <table:table-cell table:formula="of:=SUBSTITUTE([.V89];&quot;fastq&quot;;&quot;out&quot;)" office:value-type="string" office:string-value="illumina_PE_PA14_minimap2_8_R1.out" calcext:value-type="string">
            <text:p>illumina_PE_PA14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9]);0)=0;&quot;SE&quot;;&quot;PE&quot;)" office:value-type="string" office:string-value="PE" calcext:value-type="string">
            <text:p>PE</text:p>
          </table:table-cell>
          <table:table-cell table:formula="of:=IF(IFERROR(SEARCH(&quot;fastp&quot;;[.V89]);0)=0;&quot;&quot;;&quot;--fastp&quot;)">
            <text:p/>
          </table:table-cell>
          <table:table-cell table:formula="of:=IF(IFERROR(SEARCH(&quot;debug&quot;;[.V89]);0)=0;&quot;&quot;;&quot;--debug&quot;)">
            <text:p/>
          </table:table-cell>
          <table:table-cell table:formula="of:=IF(IFERROR(SEARCH(&quot;longread&quot;;[.V89]);0)=0;&quot;&quot;;&quot;--longread&quot;)">
            <text:p/>
          </table:table-cell>
          <table:table-cell/>
          <table:table-cell office:value-type="string" calcext:value-type="string">
            <text:p>illumina_PE_PA14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0];&quot;fastq&quot;;&quot;err&quot;)" office:value-type="string" office:string-value="illumina_SE_hg19_bwamem_16_debug_longread_R1.err" calcext:value-type="string">
            <text:p>illumina_SE_hg19_bwamem_16_debug_longread_R1.err</text:p>
          </table:table-cell>
          <table:table-cell office:value-type="string" calcext:value-type="string">
            <text:p>-o</text:p>
          </table:table-cell>
          <table:table-cell table:formula="of:=SUBSTITUTE([.V90];&quot;fastq&quot;;&quot;out&quot;)" office:value-type="string" office:string-value="illumina_SE_hg19_bwamem_16_debug_longread_R1.out" calcext:value-type="string">
            <text:p>illumina_SE_hg19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0]);0)=0;&quot;SE&quot;;&quot;PE&quot;)" office:value-type="string" office:string-value="SE" calcext:value-type="string">
            <text:p>SE</text:p>
          </table:table-cell>
          <table:table-cell table:formula="of:=IF(IFERROR(SEARCH(&quot;fastp&quot;;[.V90]);0)=0;&quot;&quot;;&quot;--fastp&quot;)">
            <text:p/>
          </table:table-cell>
          <table:table-cell table:formula="of:=IF(IFERROR(SEARCH(&quot;debug&quot;;[.V9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9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1];&quot;fastq&quot;;&quot;err&quot;)" office:value-type="string" office:string-value="illumina_SE_hg19_bwamem_16_debug_R1.err" calcext:value-type="string">
            <text:p>illumina_SE_hg19_bwamem_16_debug_R1.err</text:p>
          </table:table-cell>
          <table:table-cell office:value-type="string" calcext:value-type="string">
            <text:p>-o</text:p>
          </table:table-cell>
          <table:table-cell table:formula="of:=SUBSTITUTE([.V91];&quot;fastq&quot;;&quot;out&quot;)" office:value-type="string" office:string-value="illumina_SE_hg19_bwamem_16_debug_R1.out" calcext:value-type="string">
            <text:p>illumina_SE_hg19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1]);0)=0;&quot;SE&quot;;&quot;PE&quot;)" office:value-type="string" office:string-value="SE" calcext:value-type="string">
            <text:p>SE</text:p>
          </table:table-cell>
          <table:table-cell table:formula="of:=IF(IFERROR(SEARCH(&quot;fastp&quot;;[.V91]);0)=0;&quot;&quot;;&quot;--fastp&quot;)">
            <text:p/>
          </table:table-cell>
          <table:table-cell table:formula="of:=IF(IFERROR(SEARCH(&quot;debug&quot;;[.V9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91]);0)=0;&quot;&quot;;&quot;--longread&quot;)">
            <text:p/>
          </table:table-cell>
          <table:table-cell/>
          <table:table-cell office:value-type="string" calcext:value-type="string">
            <text:p>illumina_SE_hg19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2];&quot;fastq&quot;;&quot;err&quot;)" office:value-type="string" office:string-value="illumina_SE_hg19_bwamem_16_fastp_debug_longread_R1.err" calcext:value-type="string">
            <text:p>illumina_SE_hg19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92];&quot;fastq&quot;;&quot;out&quot;)" office:value-type="string" office:string-value="illumina_SE_hg19_bwamem_16_fastp_debug_longread_R1.out" calcext:value-type="string">
            <text:p>illumina_SE_hg19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2]);0)=0;&quot;SE&quot;;&quot;PE&quot;)" office:value-type="string" office:string-value="SE" calcext:value-type="string">
            <text:p>SE</text:p>
          </table:table-cell>
          <table:table-cell table:formula="of:=IF(IFERROR(SEARCH(&quot;fastp&quot;;[.V9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9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9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3];&quot;fastq&quot;;&quot;err&quot;)" office:value-type="string" office:string-value="illumina_SE_hg19_bwamem_16_fastp_debug_R1.err" calcext:value-type="string">
            <text:p>illumina_SE_hg19_bwamem_16_fastp_debug_R1.err</text:p>
          </table:table-cell>
          <table:table-cell office:value-type="string" calcext:value-type="string">
            <text:p>-o</text:p>
          </table:table-cell>
          <table:table-cell table:formula="of:=SUBSTITUTE([.V93];&quot;fastq&quot;;&quot;out&quot;)" office:value-type="string" office:string-value="illumina_SE_hg19_bwamem_16_fastp_debug_R1.out" calcext:value-type="string">
            <text:p>illumina_SE_hg19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3]);0)=0;&quot;SE&quot;;&quot;PE&quot;)" office:value-type="string" office:string-value="SE" calcext:value-type="string">
            <text:p>SE</text:p>
          </table:table-cell>
          <table:table-cell table:formula="of:=IF(IFERROR(SEARCH(&quot;fastp&quot;;[.V9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9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93]);0)=0;&quot;&quot;;&quot;--longread&quot;)">
            <text:p/>
          </table:table-cell>
          <table:table-cell/>
          <table:table-cell office:value-type="string" calcext:value-type="string">
            <text:p>illumina_SE_hg19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4];&quot;fastq&quot;;&quot;err&quot;)" office:value-type="string" office:string-value="illumina_SE_hg19_bwamem_16_fastp_longread_R1.err" calcext:value-type="string">
            <text:p>illumina_SE_hg19_bwamem_16_fastp_longread_R1.err</text:p>
          </table:table-cell>
          <table:table-cell office:value-type="string" calcext:value-type="string">
            <text:p>-o</text:p>
          </table:table-cell>
          <table:table-cell table:formula="of:=SUBSTITUTE([.V94];&quot;fastq&quot;;&quot;out&quot;)" office:value-type="string" office:string-value="illumina_SE_hg19_bwamem_16_fastp_longread_R1.out" calcext:value-type="string">
            <text:p>illumina_SE_hg19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4]);0)=0;&quot;SE&quot;;&quot;PE&quot;)" office:value-type="string" office:string-value="SE" calcext:value-type="string">
            <text:p>SE</text:p>
          </table:table-cell>
          <table:table-cell table:formula="of:=IF(IFERROR(SEARCH(&quot;fastp&quot;;[.V9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94]);0)=0;&quot;&quot;;&quot;--debug&quot;)">
            <text:p/>
          </table:table-cell>
          <table:table-cell table:formula="of:=IF(IFERROR(SEARCH(&quot;longread&quot;;[.V9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5];&quot;fastq&quot;;&quot;err&quot;)" office:value-type="string" office:string-value="illumina_SE_hg19_bwamem_16_fastp_R1.err" calcext:value-type="string">
            <text:p>illumina_SE_hg19_bwamem_16_fastp_R1.err</text:p>
          </table:table-cell>
          <table:table-cell office:value-type="string" calcext:value-type="string">
            <text:p>-o</text:p>
          </table:table-cell>
          <table:table-cell table:formula="of:=SUBSTITUTE([.V95];&quot;fastq&quot;;&quot;out&quot;)" office:value-type="string" office:string-value="illumina_SE_hg19_bwamem_16_fastp_R1.out" calcext:value-type="string">
            <text:p>illumina_SE_hg19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5]);0)=0;&quot;SE&quot;;&quot;PE&quot;)" office:value-type="string" office:string-value="SE" calcext:value-type="string">
            <text:p>SE</text:p>
          </table:table-cell>
          <table:table-cell table:formula="of:=IF(IFERROR(SEARCH(&quot;fastp&quot;;[.V9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95]);0)=0;&quot;&quot;;&quot;--debug&quot;)">
            <text:p/>
          </table:table-cell>
          <table:table-cell table:formula="of:=IF(IFERROR(SEARCH(&quot;longread&quot;;[.V95]);0)=0;&quot;&quot;;&quot;--longread&quot;)">
            <text:p/>
          </table:table-cell>
          <table:table-cell/>
          <table:table-cell office:value-type="string" calcext:value-type="string">
            <text:p>illumina_SE_hg19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6];&quot;fastq&quot;;&quot;err&quot;)" office:value-type="string" office:string-value="illumina_SE_hg19_bwamem_16_longread_R1.err" calcext:value-type="string">
            <text:p>illumina_SE_hg19_bwamem_16_longread_R1.err</text:p>
          </table:table-cell>
          <table:table-cell office:value-type="string" calcext:value-type="string">
            <text:p>-o</text:p>
          </table:table-cell>
          <table:table-cell table:formula="of:=SUBSTITUTE([.V96];&quot;fastq&quot;;&quot;out&quot;)" office:value-type="string" office:string-value="illumina_SE_hg19_bwamem_16_longread_R1.out" calcext:value-type="string">
            <text:p>illumina_SE_hg19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6]);0)=0;&quot;SE&quot;;&quot;PE&quot;)" office:value-type="string" office:string-value="SE" calcext:value-type="string">
            <text:p>SE</text:p>
          </table:table-cell>
          <table:table-cell table:formula="of:=IF(IFERROR(SEARCH(&quot;fastp&quot;;[.V96]);0)=0;&quot;&quot;;&quot;--fastp&quot;)">
            <text:p/>
          </table:table-cell>
          <table:table-cell table:formula="of:=IF(IFERROR(SEARCH(&quot;debug&quot;;[.V96]);0)=0;&quot;&quot;;&quot;--debug&quot;)">
            <text:p/>
          </table:table-cell>
          <table:table-cell table:formula="of:=IF(IFERROR(SEARCH(&quot;longread&quot;;[.V9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7];&quot;fastq&quot;;&quot;err&quot;)" office:value-type="string" office:string-value="illumina_SE_hg19_bwamem_16_R1.err" calcext:value-type="string">
            <text:p>illumina_SE_hg19_bwamem_16_R1.err</text:p>
          </table:table-cell>
          <table:table-cell office:value-type="string" calcext:value-type="string">
            <text:p>-o</text:p>
          </table:table-cell>
          <table:table-cell table:formula="of:=SUBSTITUTE([.V97];&quot;fastq&quot;;&quot;out&quot;)" office:value-type="string" office:string-value="illumina_SE_hg19_bwamem_16_R1.out" calcext:value-type="string">
            <text:p>illumina_SE_hg19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7]);0)=0;&quot;SE&quot;;&quot;PE&quot;)" office:value-type="string" office:string-value="SE" calcext:value-type="string">
            <text:p>SE</text:p>
          </table:table-cell>
          <table:table-cell table:formula="of:=IF(IFERROR(SEARCH(&quot;fastp&quot;;[.V97]);0)=0;&quot;&quot;;&quot;--fastp&quot;)">
            <text:p/>
          </table:table-cell>
          <table:table-cell table:formula="of:=IF(IFERROR(SEARCH(&quot;debug&quot;;[.V97]);0)=0;&quot;&quot;;&quot;--debug&quot;)">
            <text:p/>
          </table:table-cell>
          <table:table-cell table:formula="of:=IF(IFERROR(SEARCH(&quot;longread&quot;;[.V97]);0)=0;&quot;&quot;;&quot;--longread&quot;)">
            <text:p/>
          </table:table-cell>
          <table:table-cell/>
          <table:table-cell office:value-type="string" calcext:value-type="string">
            <text:p>illumina_SE_hg19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8];&quot;fastq&quot;;&quot;err&quot;)" office:value-type="string" office:string-value="illumina_SE_hg19_bwamem_8_debug_longread_R1.err" calcext:value-type="string">
            <text:p>illumina_SE_hg19_bwamem_8_debug_longread_R1.err</text:p>
          </table:table-cell>
          <table:table-cell office:value-type="string" calcext:value-type="string">
            <text:p>-o</text:p>
          </table:table-cell>
          <table:table-cell table:formula="of:=SUBSTITUTE([.V98];&quot;fastq&quot;;&quot;out&quot;)" office:value-type="string" office:string-value="illumina_SE_hg19_bwamem_8_debug_longread_R1.out" calcext:value-type="string">
            <text:p>illumina_SE_hg19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98]);0)=0;&quot;SE&quot;;&quot;PE&quot;)" office:value-type="string" office:string-value="SE" calcext:value-type="string">
            <text:p>SE</text:p>
          </table:table-cell>
          <table:table-cell table:formula="of:=IF(IFERROR(SEARCH(&quot;fastp&quot;;[.V98]);0)=0;&quot;&quot;;&quot;--fastp&quot;)">
            <text:p/>
          </table:table-cell>
          <table:table-cell table:formula="of:=IF(IFERROR(SEARCH(&quot;debug&quot;;[.V9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9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9];&quot;fastq&quot;;&quot;err&quot;)" office:value-type="string" office:string-value="illumina_SE_hg19_bwamem_8_debug_R1.err" calcext:value-type="string">
            <text:p>illumina_SE_hg19_bwamem_8_debug_R1.err</text:p>
          </table:table-cell>
          <table:table-cell office:value-type="string" calcext:value-type="string">
            <text:p>-o</text:p>
          </table:table-cell>
          <table:table-cell table:formula="of:=SUBSTITUTE([.V99];&quot;fastq&quot;;&quot;out&quot;)" office:value-type="string" office:string-value="illumina_SE_hg19_bwamem_8_debug_R1.out" calcext:value-type="string">
            <text:p>illumina_SE_hg19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99]);0)=0;&quot;SE&quot;;&quot;PE&quot;)" office:value-type="string" office:string-value="SE" calcext:value-type="string">
            <text:p>SE</text:p>
          </table:table-cell>
          <table:table-cell table:formula="of:=IF(IFERROR(SEARCH(&quot;fastp&quot;;[.V99]);0)=0;&quot;&quot;;&quot;--fastp&quot;)">
            <text:p/>
          </table:table-cell>
          <table:table-cell table:formula="of:=IF(IFERROR(SEARCH(&quot;debug&quot;;[.V9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99]);0)=0;&quot;&quot;;&quot;--longread&quot;)">
            <text:p/>
          </table:table-cell>
          <table:table-cell/>
          <table:table-cell office:value-type="string" calcext:value-type="string">
            <text:p>illumina_SE_hg19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0];&quot;fastq&quot;;&quot;err&quot;)" office:value-type="string" office:string-value="illumina_SE_hg19_bwamem_8_fastp_debug_longread_R1.err" calcext:value-type="string">
            <text:p>illumina_SE_hg19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100];&quot;fastq&quot;;&quot;out&quot;)" office:value-type="string" office:string-value="illumina_SE_hg19_bwamem_8_fastp_debug_longread_R1.out" calcext:value-type="string">
            <text:p>illumina_SE_hg19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0]);0)=0;&quot;SE&quot;;&quot;PE&quot;)" office:value-type="string" office:string-value="SE" calcext:value-type="string">
            <text:p>SE</text:p>
          </table:table-cell>
          <table:table-cell table:formula="of:=IF(IFERROR(SEARCH(&quot;fastp&quot;;[.V10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0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1];&quot;fastq&quot;;&quot;err&quot;)" office:value-type="string" office:string-value="illumina_SE_hg19_bwamem_8_fastp_debug_R1.err" calcext:value-type="string">
            <text:p>illumina_SE_hg19_bwamem_8_fastp_debug_R1.err</text:p>
          </table:table-cell>
          <table:table-cell office:value-type="string" calcext:value-type="string">
            <text:p>-o</text:p>
          </table:table-cell>
          <table:table-cell table:formula="of:=SUBSTITUTE([.V101];&quot;fastq&quot;;&quot;out&quot;)" office:value-type="string" office:string-value="illumina_SE_hg19_bwamem_8_fastp_debug_R1.out" calcext:value-type="string">
            <text:p>illumina_SE_hg19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1]);0)=0;&quot;SE&quot;;&quot;PE&quot;)" office:value-type="string" office:string-value="SE" calcext:value-type="string">
            <text:p>SE</text:p>
          </table:table-cell>
          <table:table-cell table:formula="of:=IF(IFERROR(SEARCH(&quot;fastp&quot;;[.V10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0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1]);0)=0;&quot;&quot;;&quot;--longread&quot;)">
            <text:p/>
          </table:table-cell>
          <table:table-cell/>
          <table:table-cell office:value-type="string" calcext:value-type="string">
            <text:p>illumina_SE_hg19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2];&quot;fastq&quot;;&quot;err&quot;)" office:value-type="string" office:string-value="illumina_SE_hg19_bwamem_8_fastp_longread_R1.err" calcext:value-type="string">
            <text:p>illumina_SE_hg19_bwamem_8_fastp_longread_R1.err</text:p>
          </table:table-cell>
          <table:table-cell office:value-type="string" calcext:value-type="string">
            <text:p>-o</text:p>
          </table:table-cell>
          <table:table-cell table:formula="of:=SUBSTITUTE([.V102];&quot;fastq&quot;;&quot;out&quot;)" office:value-type="string" office:string-value="illumina_SE_hg19_bwamem_8_fastp_longread_R1.out" calcext:value-type="string">
            <text:p>illumina_SE_hg19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2]);0)=0;&quot;SE&quot;;&quot;PE&quot;)" office:value-type="string" office:string-value="SE" calcext:value-type="string">
            <text:p>SE</text:p>
          </table:table-cell>
          <table:table-cell table:formula="of:=IF(IFERROR(SEARCH(&quot;fastp&quot;;[.V10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02]);0)=0;&quot;&quot;;&quot;--debug&quot;)">
            <text:p/>
          </table:table-cell>
          <table:table-cell table:formula="of:=IF(IFERROR(SEARCH(&quot;longread&quot;;[.V10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3];&quot;fastq&quot;;&quot;err&quot;)" office:value-type="string" office:string-value="illumina_SE_hg19_bwamem_8_fastp_R1.err" calcext:value-type="string">
            <text:p>illumina_SE_hg19_bwamem_8_fastp_R1.err</text:p>
          </table:table-cell>
          <table:table-cell office:value-type="string" calcext:value-type="string">
            <text:p>-o</text:p>
          </table:table-cell>
          <table:table-cell table:formula="of:=SUBSTITUTE([.V103];&quot;fastq&quot;;&quot;out&quot;)" office:value-type="string" office:string-value="illumina_SE_hg19_bwamem_8_fastp_R1.out" calcext:value-type="string">
            <text:p>illumina_SE_hg19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3]);0)=0;&quot;SE&quot;;&quot;PE&quot;)" office:value-type="string" office:string-value="SE" calcext:value-type="string">
            <text:p>SE</text:p>
          </table:table-cell>
          <table:table-cell table:formula="of:=IF(IFERROR(SEARCH(&quot;fastp&quot;;[.V10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03]);0)=0;&quot;&quot;;&quot;--debug&quot;)">
            <text:p/>
          </table:table-cell>
          <table:table-cell table:formula="of:=IF(IFERROR(SEARCH(&quot;longread&quot;;[.V103]);0)=0;&quot;&quot;;&quot;--longread&quot;)">
            <text:p/>
          </table:table-cell>
          <table:table-cell/>
          <table:table-cell office:value-type="string" calcext:value-type="string">
            <text:p>illumina_SE_hg19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4];&quot;fastq&quot;;&quot;err&quot;)" office:value-type="string" office:string-value="illumina_SE_hg19_bwamem_8_longread_R1.err" calcext:value-type="string">
            <text:p>illumina_SE_hg19_bwamem_8_longread_R1.err</text:p>
          </table:table-cell>
          <table:table-cell office:value-type="string" calcext:value-type="string">
            <text:p>-o</text:p>
          </table:table-cell>
          <table:table-cell table:formula="of:=SUBSTITUTE([.V104];&quot;fastq&quot;;&quot;out&quot;)" office:value-type="string" office:string-value="illumina_SE_hg19_bwamem_8_longread_R1.out" calcext:value-type="string">
            <text:p>illumina_SE_hg19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4]);0)=0;&quot;SE&quot;;&quot;PE&quot;)" office:value-type="string" office:string-value="SE" calcext:value-type="string">
            <text:p>SE</text:p>
          </table:table-cell>
          <table:table-cell table:formula="of:=IF(IFERROR(SEARCH(&quot;fastp&quot;;[.V104]);0)=0;&quot;&quot;;&quot;--fastp&quot;)">
            <text:p/>
          </table:table-cell>
          <table:table-cell table:formula="of:=IF(IFERROR(SEARCH(&quot;debug&quot;;[.V104]);0)=0;&quot;&quot;;&quot;--debug&quot;)">
            <text:p/>
          </table:table-cell>
          <table:table-cell table:formula="of:=IF(IFERROR(SEARCH(&quot;longread&quot;;[.V10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5];&quot;fastq&quot;;&quot;err&quot;)" office:value-type="string" office:string-value="illumina_SE_hg19_bwamem_8_R1.err" calcext:value-type="string">
            <text:p>illumina_SE_hg19_bwamem_8_R1.err</text:p>
          </table:table-cell>
          <table:table-cell office:value-type="string" calcext:value-type="string">
            <text:p>-o</text:p>
          </table:table-cell>
          <table:table-cell table:formula="of:=SUBSTITUTE([.V105];&quot;fastq&quot;;&quot;out&quot;)" office:value-type="string" office:string-value="illumina_SE_hg19_bwamem_8_R1.out" calcext:value-type="string">
            <text:p>illumina_SE_hg19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5]);0)=0;&quot;SE&quot;;&quot;PE&quot;)" office:value-type="string" office:string-value="SE" calcext:value-type="string">
            <text:p>SE</text:p>
          </table:table-cell>
          <table:table-cell table:formula="of:=IF(IFERROR(SEARCH(&quot;fastp&quot;;[.V105]);0)=0;&quot;&quot;;&quot;--fastp&quot;)">
            <text:p/>
          </table:table-cell>
          <table:table-cell table:formula="of:=IF(IFERROR(SEARCH(&quot;debug&quot;;[.V105]);0)=0;&quot;&quot;;&quot;--debug&quot;)">
            <text:p/>
          </table:table-cell>
          <table:table-cell table:formula="of:=IF(IFERROR(SEARCH(&quot;longread&quot;;[.V105]);0)=0;&quot;&quot;;&quot;--longread&quot;)">
            <text:p/>
          </table:table-cell>
          <table:table-cell/>
          <table:table-cell office:value-type="string" calcext:value-type="string">
            <text:p>illumina_SE_hg19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6];&quot;fastq&quot;;&quot;err&quot;)" office:value-type="string" office:string-value="illumina_SE_hg19_minimap2_16_debug_longread_R1.err" calcext:value-type="string">
            <text:p>illumina_SE_hg19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106];&quot;fastq&quot;;&quot;out&quot;)" office:value-type="string" office:string-value="illumina_SE_hg19_minimap2_16_debug_longread_R1.out" calcext:value-type="string">
            <text:p>illumina_SE_hg19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0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06]);0)=0;&quot;SE&quot;;&quot;PE&quot;)" office:value-type="string" office:string-value="SE" calcext:value-type="string">
            <text:p>SE</text:p>
          </table:table-cell>
          <table:table-cell table:formula="of:=IF(IFERROR(SEARCH(&quot;fastp&quot;;[.V106]);0)=0;&quot;&quot;;&quot;--fastp&quot;)">
            <text:p/>
          </table:table-cell>
          <table:table-cell table:formula="of:=IF(IFERROR(SEARCH(&quot;debug&quot;;[.V10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7];&quot;fastq&quot;;&quot;err&quot;)" office:value-type="string" office:string-value="illumina_SE_hg19_minimap2_16_debug_R1.err" calcext:value-type="string">
            <text:p>illumina_SE_hg19_minimap2_16_debug_R1.err</text:p>
          </table:table-cell>
          <table:table-cell office:value-type="string" calcext:value-type="string">
            <text:p>-o</text:p>
          </table:table-cell>
          <table:table-cell table:formula="of:=SUBSTITUTE([.V107];&quot;fastq&quot;;&quot;out&quot;)" office:value-type="string" office:string-value="illumina_SE_hg19_minimap2_16_debug_R1.out" calcext:value-type="string">
            <text:p>illumina_SE_hg19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0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07]);0)=0;&quot;SE&quot;;&quot;PE&quot;)" office:value-type="string" office:string-value="SE" calcext:value-type="string">
            <text:p>SE</text:p>
          </table:table-cell>
          <table:table-cell table:formula="of:=IF(IFERROR(SEARCH(&quot;fastp&quot;;[.V107]);0)=0;&quot;&quot;;&quot;--fastp&quot;)">
            <text:p/>
          </table:table-cell>
          <table:table-cell table:formula="of:=IF(IFERROR(SEARCH(&quot;debug&quot;;[.V10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7]);0)=0;&quot;&quot;;&quot;--longread&quot;)">
            <text:p/>
          </table:table-cell>
          <table:table-cell/>
          <table:table-cell office:value-type="string" calcext:value-type="string">
            <text:p>illumina_SE_hg19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8];&quot;fastq&quot;;&quot;err&quot;)" office:value-type="string" office:string-value="illumina_SE_hg19_minimap2_16_fastp_debug_longread_R1.err" calcext:value-type="string">
            <text:p>illumina_SE_hg19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108];&quot;fastq&quot;;&quot;out&quot;)" office:value-type="string" office:string-value="illumina_SE_hg19_minimap2_16_fastp_debug_longread_R1.out" calcext:value-type="string">
            <text:p>illumina_SE_hg19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0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08]);0)=0;&quot;SE&quot;;&quot;PE&quot;)" office:value-type="string" office:string-value="SE" calcext:value-type="string">
            <text:p>SE</text:p>
          </table:table-cell>
          <table:table-cell table:formula="of:=IF(IFERROR(SEARCH(&quot;fastp&quot;;[.V10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0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9];&quot;fastq&quot;;&quot;err&quot;)" office:value-type="string" office:string-value="illumina_SE_hg19_minimap2_16_fastp_debug_R1.err" calcext:value-type="string">
            <text:p>illumina_SE_hg19_minimap2_16_fastp_debug_R1.err</text:p>
          </table:table-cell>
          <table:table-cell office:value-type="string" calcext:value-type="string">
            <text:p>-o</text:p>
          </table:table-cell>
          <table:table-cell table:formula="of:=SUBSTITUTE([.V109];&quot;fastq&quot;;&quot;out&quot;)" office:value-type="string" office:string-value="illumina_SE_hg19_minimap2_16_fastp_debug_R1.out" calcext:value-type="string">
            <text:p>illumina_SE_hg19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0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09]);0)=0;&quot;SE&quot;;&quot;PE&quot;)" office:value-type="string" office:string-value="SE" calcext:value-type="string">
            <text:p>SE</text:p>
          </table:table-cell>
          <table:table-cell table:formula="of:=IF(IFERROR(SEARCH(&quot;fastp&quot;;[.V10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0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9]);0)=0;&quot;&quot;;&quot;--longread&quot;)">
            <text:p/>
          </table:table-cell>
          <table:table-cell/>
          <table:table-cell office:value-type="string" calcext:value-type="string">
            <text:p>illumina_SE_hg19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0];&quot;fastq&quot;;&quot;err&quot;)" office:value-type="string" office:string-value="illumina_SE_hg19_minimap2_16_fastp_longread_R1.err" calcext:value-type="string">
            <text:p>illumina_SE_hg19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110];&quot;fastq&quot;;&quot;out&quot;)" office:value-type="string" office:string-value="illumina_SE_hg19_minimap2_16_fastp_longread_R1.out" calcext:value-type="string">
            <text:p>illumina_SE_hg19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10]);0)=0;&quot;SE&quot;;&quot;PE&quot;)" office:value-type="string" office:string-value="SE" calcext:value-type="string">
            <text:p>SE</text:p>
          </table:table-cell>
          <table:table-cell table:formula="of:=IF(IFERROR(SEARCH(&quot;fastp&quot;;[.V11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0]);0)=0;&quot;&quot;;&quot;--debug&quot;)">
            <text:p/>
          </table:table-cell>
          <table:table-cell table:formula="of:=IF(IFERROR(SEARCH(&quot;longread&quot;;[.V11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1];&quot;fastq&quot;;&quot;err&quot;)" office:value-type="string" office:string-value="illumina_SE_hg19_minimap2_16_fastp_R1.err" calcext:value-type="string">
            <text:p>illumina_SE_hg19_minimap2_16_fastp_R1.err</text:p>
          </table:table-cell>
          <table:table-cell office:value-type="string" calcext:value-type="string">
            <text:p>-o</text:p>
          </table:table-cell>
          <table:table-cell table:formula="of:=SUBSTITUTE([.V111];&quot;fastq&quot;;&quot;out&quot;)" office:value-type="string" office:string-value="illumina_SE_hg19_minimap2_16_fastp_R1.out" calcext:value-type="string">
            <text:p>illumina_SE_hg19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11]);0)=0;&quot;SE&quot;;&quot;PE&quot;)" office:value-type="string" office:string-value="SE" calcext:value-type="string">
            <text:p>SE</text:p>
          </table:table-cell>
          <table:table-cell table:formula="of:=IF(IFERROR(SEARCH(&quot;fastp&quot;;[.V11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1]);0)=0;&quot;&quot;;&quot;--debug&quot;)">
            <text:p/>
          </table:table-cell>
          <table:table-cell table:formula="of:=IF(IFERROR(SEARCH(&quot;longread&quot;;[.V111]);0)=0;&quot;&quot;;&quot;--longread&quot;)">
            <text:p/>
          </table:table-cell>
          <table:table-cell/>
          <table:table-cell office:value-type="string" calcext:value-type="string">
            <text:p>illumina_SE_hg19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2];&quot;fastq&quot;;&quot;err&quot;)" office:value-type="string" office:string-value="illumina_SE_hg19_minimap2_16_longread_R1.err" calcext:value-type="string">
            <text:p>illumina_SE_hg19_minimap2_16_longread_R1.err</text:p>
          </table:table-cell>
          <table:table-cell office:value-type="string" calcext:value-type="string">
            <text:p>-o</text:p>
          </table:table-cell>
          <table:table-cell table:formula="of:=SUBSTITUTE([.V112];&quot;fastq&quot;;&quot;out&quot;)" office:value-type="string" office:string-value="illumina_SE_hg19_minimap2_16_longread_R1.out" calcext:value-type="string">
            <text:p>illumina_SE_hg19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12]);0)=0;&quot;SE&quot;;&quot;PE&quot;)" office:value-type="string" office:string-value="SE" calcext:value-type="string">
            <text:p>SE</text:p>
          </table:table-cell>
          <table:table-cell table:formula="of:=IF(IFERROR(SEARCH(&quot;fastp&quot;;[.V112]);0)=0;&quot;&quot;;&quot;--fastp&quot;)">
            <text:p/>
          </table:table-cell>
          <table:table-cell table:formula="of:=IF(IFERROR(SEARCH(&quot;debug&quot;;[.V112]);0)=0;&quot;&quot;;&quot;--debug&quot;)">
            <text:p/>
          </table:table-cell>
          <table:table-cell table:formula="of:=IF(IFERROR(SEARCH(&quot;longread&quot;;[.V11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3];&quot;fastq&quot;;&quot;err&quot;)" office:value-type="string" office:string-value="illumina_SE_hg19_minimap2_16_R1.err" calcext:value-type="string">
            <text:p>illumina_SE_hg19_minimap2_16_R1.err</text:p>
          </table:table-cell>
          <table:table-cell office:value-type="string" calcext:value-type="string">
            <text:p>-o</text:p>
          </table:table-cell>
          <table:table-cell table:formula="of:=SUBSTITUTE([.V113];&quot;fastq&quot;;&quot;out&quot;)" office:value-type="string" office:string-value="illumina_SE_hg19_minimap2_16_R1.out" calcext:value-type="string">
            <text:p>illumina_SE_hg19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13]);0)=0;&quot;SE&quot;;&quot;PE&quot;)" office:value-type="string" office:string-value="SE" calcext:value-type="string">
            <text:p>SE</text:p>
          </table:table-cell>
          <table:table-cell table:formula="of:=IF(IFERROR(SEARCH(&quot;fastp&quot;;[.V113]);0)=0;&quot;&quot;;&quot;--fastp&quot;)">
            <text:p/>
          </table:table-cell>
          <table:table-cell table:formula="of:=IF(IFERROR(SEARCH(&quot;debug&quot;;[.V113]);0)=0;&quot;&quot;;&quot;--debug&quot;)">
            <text:p/>
          </table:table-cell>
          <table:table-cell table:formula="of:=IF(IFERROR(SEARCH(&quot;longread&quot;;[.V113]);0)=0;&quot;&quot;;&quot;--longread&quot;)">
            <text:p/>
          </table:table-cell>
          <table:table-cell/>
          <table:table-cell office:value-type="string" calcext:value-type="string">
            <text:p>illumina_SE_hg19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4];&quot;fastq&quot;;&quot;err&quot;)" office:value-type="string" office:string-value="illumina_SE_hg19_minimap2_8_debug_longread_R1.err" calcext:value-type="string">
            <text:p>illumina_SE_hg19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114];&quot;fastq&quot;;&quot;out&quot;)" office:value-type="string" office:string-value="illumina_SE_hg19_minimap2_8_debug_longread_R1.out" calcext:value-type="string">
            <text:p>illumina_SE_hg19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14]);0)=0;&quot;SE&quot;;&quot;PE&quot;)" office:value-type="string" office:string-value="SE" calcext:value-type="string">
            <text:p>SE</text:p>
          </table:table-cell>
          <table:table-cell table:formula="of:=IF(IFERROR(SEARCH(&quot;fastp&quot;;[.V114]);0)=0;&quot;&quot;;&quot;--fastp&quot;)">
            <text:p/>
          </table:table-cell>
          <table:table-cell table:formula="of:=IF(IFERROR(SEARCH(&quot;debug&quot;;[.V11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1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5];&quot;fastq&quot;;&quot;err&quot;)" office:value-type="string" office:string-value="illumina_SE_hg19_minimap2_8_debug_R1.err" calcext:value-type="string">
            <text:p>illumina_SE_hg19_minimap2_8_debug_R1.err</text:p>
          </table:table-cell>
          <table:table-cell office:value-type="string" calcext:value-type="string">
            <text:p>-o</text:p>
          </table:table-cell>
          <table:table-cell table:formula="of:=SUBSTITUTE([.V115];&quot;fastq&quot;;&quot;out&quot;)" office:value-type="string" office:string-value="illumina_SE_hg19_minimap2_8_debug_R1.out" calcext:value-type="string">
            <text:p>illumina_SE_hg19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15]);0)=0;&quot;SE&quot;;&quot;PE&quot;)" office:value-type="string" office:string-value="SE" calcext:value-type="string">
            <text:p>SE</text:p>
          </table:table-cell>
          <table:table-cell table:formula="of:=IF(IFERROR(SEARCH(&quot;fastp&quot;;[.V115]);0)=0;&quot;&quot;;&quot;--fastp&quot;)">
            <text:p/>
          </table:table-cell>
          <table:table-cell table:formula="of:=IF(IFERROR(SEARCH(&quot;debug&quot;;[.V11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15]);0)=0;&quot;&quot;;&quot;--longread&quot;)">
            <text:p/>
          </table:table-cell>
          <table:table-cell/>
          <table:table-cell office:value-type="string" calcext:value-type="string">
            <text:p>illumina_SE_hg19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6];&quot;fastq&quot;;&quot;err&quot;)" office:value-type="string" office:string-value="illumina_SE_hg19_minimap2_8_fastp_debug_longread_R1.err" calcext:value-type="string">
            <text:p>illumina_SE_hg19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116];&quot;fastq&quot;;&quot;out&quot;)" office:value-type="string" office:string-value="illumina_SE_hg19_minimap2_8_fastp_debug_longread_R1.out" calcext:value-type="string">
            <text:p>illumina_SE_hg19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16]);0)=0;&quot;SE&quot;;&quot;PE&quot;)" office:value-type="string" office:string-value="SE" calcext:value-type="string">
            <text:p>SE</text:p>
          </table:table-cell>
          <table:table-cell table:formula="of:=IF(IFERROR(SEARCH(&quot;fastp&quot;;[.V11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1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7];&quot;fastq&quot;;&quot;err&quot;)" office:value-type="string" office:string-value="illumina_SE_hg19_minimap2_8_fastp_debug_R1.err" calcext:value-type="string">
            <text:p>illumina_SE_hg19_minimap2_8_fastp_debug_R1.err</text:p>
          </table:table-cell>
          <table:table-cell office:value-type="string" calcext:value-type="string">
            <text:p>-o</text:p>
          </table:table-cell>
          <table:table-cell table:formula="of:=SUBSTITUTE([.V117];&quot;fastq&quot;;&quot;out&quot;)" office:value-type="string" office:string-value="illumina_SE_hg19_minimap2_8_fastp_debug_R1.out" calcext:value-type="string">
            <text:p>illumina_SE_hg19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17]);0)=0;&quot;SE&quot;;&quot;PE&quot;)" office:value-type="string" office:string-value="SE" calcext:value-type="string">
            <text:p>SE</text:p>
          </table:table-cell>
          <table:table-cell table:formula="of:=IF(IFERROR(SEARCH(&quot;fastp&quot;;[.V11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17]);0)=0;&quot;&quot;;&quot;--longread&quot;)">
            <text:p/>
          </table:table-cell>
          <table:table-cell/>
          <table:table-cell office:value-type="string" calcext:value-type="string">
            <text:p>illumina_SE_hg19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8];&quot;fastq&quot;;&quot;err&quot;)" office:value-type="string" office:string-value="illumina_SE_hg19_minimap2_8_fastp_longread_R1.err" calcext:value-type="string">
            <text:p>illumina_SE_hg19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118];&quot;fastq&quot;;&quot;out&quot;)" office:value-type="string" office:string-value="illumina_SE_hg19_minimap2_8_fastp_longread_R1.out" calcext:value-type="string">
            <text:p>illumina_SE_hg19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18]);0)=0;&quot;SE&quot;;&quot;PE&quot;)" office:value-type="string" office:string-value="SE" calcext:value-type="string">
            <text:p>SE</text:p>
          </table:table-cell>
          <table:table-cell table:formula="of:=IF(IFERROR(SEARCH(&quot;fastp&quot;;[.V11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8]);0)=0;&quot;&quot;;&quot;--debug&quot;)">
            <text:p/>
          </table:table-cell>
          <table:table-cell table:formula="of:=IF(IFERROR(SEARCH(&quot;longread&quot;;[.V11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9];&quot;fastq&quot;;&quot;err&quot;)" office:value-type="string" office:string-value="illumina_SE_hg19_minimap2_8_fastp_R1.err" calcext:value-type="string">
            <text:p>illumina_SE_hg19_minimap2_8_fastp_R1.err</text:p>
          </table:table-cell>
          <table:table-cell office:value-type="string" calcext:value-type="string">
            <text:p>-o</text:p>
          </table:table-cell>
          <table:table-cell table:formula="of:=SUBSTITUTE([.V119];&quot;fastq&quot;;&quot;out&quot;)" office:value-type="string" office:string-value="illumina_SE_hg19_minimap2_8_fastp_R1.out" calcext:value-type="string">
            <text:p>illumina_SE_hg19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19]);0)=0;&quot;SE&quot;;&quot;PE&quot;)" office:value-type="string" office:string-value="SE" calcext:value-type="string">
            <text:p>SE</text:p>
          </table:table-cell>
          <table:table-cell table:formula="of:=IF(IFERROR(SEARCH(&quot;fastp&quot;;[.V11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9]);0)=0;&quot;&quot;;&quot;--debug&quot;)">
            <text:p/>
          </table:table-cell>
          <table:table-cell table:formula="of:=IF(IFERROR(SEARCH(&quot;longread&quot;;[.V119]);0)=0;&quot;&quot;;&quot;--longread&quot;)">
            <text:p/>
          </table:table-cell>
          <table:table-cell/>
          <table:table-cell office:value-type="string" calcext:value-type="string">
            <text:p>illumina_SE_hg19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0];&quot;fastq&quot;;&quot;err&quot;)" office:value-type="string" office:string-value="illumina_SE_hg19_minimap2_8_longread_R1.err" calcext:value-type="string">
            <text:p>illumina_SE_hg19_minimap2_8_longread_R1.err</text:p>
          </table:table-cell>
          <table:table-cell office:value-type="string" calcext:value-type="string">
            <text:p>-o</text:p>
          </table:table-cell>
          <table:table-cell table:formula="of:=SUBSTITUTE([.V120];&quot;fastq&quot;;&quot;out&quot;)" office:value-type="string" office:string-value="illumina_SE_hg19_minimap2_8_longread_R1.out" calcext:value-type="string">
            <text:p>illumina_SE_hg19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2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20]);0)=0;&quot;SE&quot;;&quot;PE&quot;)" office:value-type="string" office:string-value="SE" calcext:value-type="string">
            <text:p>SE</text:p>
          </table:table-cell>
          <table:table-cell table:formula="of:=IF(IFERROR(SEARCH(&quot;fastp&quot;;[.V120]);0)=0;&quot;&quot;;&quot;--fastp&quot;)">
            <text:p/>
          </table:table-cell>
          <table:table-cell table:formula="of:=IF(IFERROR(SEARCH(&quot;debug&quot;;[.V120]);0)=0;&quot;&quot;;&quot;--debug&quot;)">
            <text:p/>
          </table:table-cell>
          <table:table-cell table:formula="of:=IF(IFERROR(SEARCH(&quot;longread&quot;;[.V12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1];&quot;fastq&quot;;&quot;err&quot;)" office:value-type="string" office:string-value="illumina_SE_hg19_minimap2_8_R1.err" calcext:value-type="string">
            <text:p>illumina_SE_hg19_minimap2_8_R1.err</text:p>
          </table:table-cell>
          <table:table-cell office:value-type="string" calcext:value-type="string">
            <text:p>-o</text:p>
          </table:table-cell>
          <table:table-cell table:formula="of:=SUBSTITUTE([.V121];&quot;fastq&quot;;&quot;out&quot;)" office:value-type="string" office:string-value="illumina_SE_hg19_minimap2_8_R1.out" calcext:value-type="string">
            <text:p>illumina_SE_hg19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2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21]);0)=0;&quot;SE&quot;;&quot;PE&quot;)" office:value-type="string" office:string-value="SE" calcext:value-type="string">
            <text:p>SE</text:p>
          </table:table-cell>
          <table:table-cell table:formula="of:=IF(IFERROR(SEARCH(&quot;fastp&quot;;[.V121]);0)=0;&quot;&quot;;&quot;--fastp&quot;)">
            <text:p/>
          </table:table-cell>
          <table:table-cell table:formula="of:=IF(IFERROR(SEARCH(&quot;debug&quot;;[.V121]);0)=0;&quot;&quot;;&quot;--debug&quot;)">
            <text:p/>
          </table:table-cell>
          <table:table-cell table:formula="of:=IF(IFERROR(SEARCH(&quot;longread&quot;;[.V121]);0)=0;&quot;&quot;;&quot;--longread&quot;)">
            <text:p/>
          </table:table-cell>
          <table:table-cell/>
          <table:table-cell office:value-type="string" calcext:value-type="string">
            <text:p>illumina_SE_hg19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2];&quot;fastq&quot;;&quot;err&quot;)" office:value-type="string" office:string-value="illumina_SE_PA14_bwamem_16_debug_longread_R1.err" calcext:value-type="string">
            <text:p>illumina_SE_PA14_bwamem_16_debug_longread_R1.err</text:p>
          </table:table-cell>
          <table:table-cell office:value-type="string" calcext:value-type="string">
            <text:p>-o</text:p>
          </table:table-cell>
          <table:table-cell table:formula="of:=SUBSTITUTE([.V122];&quot;fastq&quot;;&quot;out&quot;)" office:value-type="string" office:string-value="illumina_SE_PA14_bwamem_16_debug_longread_R1.out" calcext:value-type="string">
            <text:p>illumina_SE_PA14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2]);0)=0;&quot;SE&quot;;&quot;PE&quot;)" office:value-type="string" office:string-value="SE" calcext:value-type="string">
            <text:p>SE</text:p>
          </table:table-cell>
          <table:table-cell table:formula="of:=IF(IFERROR(SEARCH(&quot;fastp&quot;;[.V122]);0)=0;&quot;&quot;;&quot;--fastp&quot;)">
            <text:p/>
          </table:table-cell>
          <table:table-cell table:formula="of:=IF(IFERROR(SEARCH(&quot;debug&quot;;[.V12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2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3];&quot;fastq&quot;;&quot;err&quot;)" office:value-type="string" office:string-value="illumina_SE_PA14_bwamem_16_debug_R1.err" calcext:value-type="string">
            <text:p>illumina_SE_PA14_bwamem_16_debug_R1.err</text:p>
          </table:table-cell>
          <table:table-cell office:value-type="string" calcext:value-type="string">
            <text:p>-o</text:p>
          </table:table-cell>
          <table:table-cell table:formula="of:=SUBSTITUTE([.V123];&quot;fastq&quot;;&quot;out&quot;)" office:value-type="string" office:string-value="illumina_SE_PA14_bwamem_16_debug_R1.out" calcext:value-type="string">
            <text:p>illumina_SE_PA14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3]);0)=0;&quot;SE&quot;;&quot;PE&quot;)" office:value-type="string" office:string-value="SE" calcext:value-type="string">
            <text:p>SE</text:p>
          </table:table-cell>
          <table:table-cell table:formula="of:=IF(IFERROR(SEARCH(&quot;fastp&quot;;[.V123]);0)=0;&quot;&quot;;&quot;--fastp&quot;)">
            <text:p/>
          </table:table-cell>
          <table:table-cell table:formula="of:=IF(IFERROR(SEARCH(&quot;debug&quot;;[.V12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23]);0)=0;&quot;&quot;;&quot;--longread&quot;)">
            <text:p/>
          </table:table-cell>
          <table:table-cell/>
          <table:table-cell office:value-type="string" calcext:value-type="string">
            <text:p>illumina_SE_PA14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4];&quot;fastq&quot;;&quot;err&quot;)" office:value-type="string" office:string-value="illumina_SE_PA14_bwamem_16_fastp_debug_longread_R1.err" calcext:value-type="string">
            <text:p>illumina_SE_PA14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124];&quot;fastq&quot;;&quot;out&quot;)" office:value-type="string" office:string-value="illumina_SE_PA14_bwamem_16_fastp_debug_longread_R1.out" calcext:value-type="string">
            <text:p>illumina_SE_PA14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4]);0)=0;&quot;SE&quot;;&quot;PE&quot;)" office:value-type="string" office:string-value="SE" calcext:value-type="string">
            <text:p>SE</text:p>
          </table:table-cell>
          <table:table-cell table:formula="of:=IF(IFERROR(SEARCH(&quot;fastp&quot;;[.V12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2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2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5];&quot;fastq&quot;;&quot;err&quot;)" office:value-type="string" office:string-value="illumina_SE_PA14_bwamem_16_fastp_debug_R1.err" calcext:value-type="string">
            <text:p>illumina_SE_PA14_bwamem_16_fastp_debug_R1.err</text:p>
          </table:table-cell>
          <table:table-cell office:value-type="string" calcext:value-type="string">
            <text:p>-o</text:p>
          </table:table-cell>
          <table:table-cell table:formula="of:=SUBSTITUTE([.V125];&quot;fastq&quot;;&quot;out&quot;)" office:value-type="string" office:string-value="illumina_SE_PA14_bwamem_16_fastp_debug_R1.out" calcext:value-type="string">
            <text:p>illumina_SE_PA14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5]);0)=0;&quot;SE&quot;;&quot;PE&quot;)" office:value-type="string" office:string-value="SE" calcext:value-type="string">
            <text:p>SE</text:p>
          </table:table-cell>
          <table:table-cell table:formula="of:=IF(IFERROR(SEARCH(&quot;fastp&quot;;[.V12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2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25]);0)=0;&quot;&quot;;&quot;--longread&quot;)">
            <text:p/>
          </table:table-cell>
          <table:table-cell/>
          <table:table-cell office:value-type="string" calcext:value-type="string">
            <text:p>illumina_SE_PA14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6];&quot;fastq&quot;;&quot;err&quot;)" office:value-type="string" office:string-value="illumina_SE_PA14_bwamem_16_fastp_longread_R1.err" calcext:value-type="string">
            <text:p>illumina_SE_PA14_bwamem_16_fastp_longread_R1.err</text:p>
          </table:table-cell>
          <table:table-cell office:value-type="string" calcext:value-type="string">
            <text:p>-o</text:p>
          </table:table-cell>
          <table:table-cell table:formula="of:=SUBSTITUTE([.V126];&quot;fastq&quot;;&quot;out&quot;)" office:value-type="string" office:string-value="illumina_SE_PA14_bwamem_16_fastp_longread_R1.out" calcext:value-type="string">
            <text:p>illumina_SE_PA14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6]);0)=0;&quot;SE&quot;;&quot;PE&quot;)" office:value-type="string" office:string-value="SE" calcext:value-type="string">
            <text:p>SE</text:p>
          </table:table-cell>
          <table:table-cell table:formula="of:=IF(IFERROR(SEARCH(&quot;fastp&quot;;[.V12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26]);0)=0;&quot;&quot;;&quot;--debug&quot;)">
            <text:p/>
          </table:table-cell>
          <table:table-cell table:formula="of:=IF(IFERROR(SEARCH(&quot;longread&quot;;[.V12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7];&quot;fastq&quot;;&quot;err&quot;)" office:value-type="string" office:string-value="illumina_SE_PA14_bwamem_16_fastp_R1.err" calcext:value-type="string">
            <text:p>illumina_SE_PA14_bwamem_16_fastp_R1.err</text:p>
          </table:table-cell>
          <table:table-cell office:value-type="string" calcext:value-type="string">
            <text:p>-o</text:p>
          </table:table-cell>
          <table:table-cell table:formula="of:=SUBSTITUTE([.V127];&quot;fastq&quot;;&quot;out&quot;)" office:value-type="string" office:string-value="illumina_SE_PA14_bwamem_16_fastp_R1.out" calcext:value-type="string">
            <text:p>illumina_SE_PA14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7]);0)=0;&quot;SE&quot;;&quot;PE&quot;)" office:value-type="string" office:string-value="SE" calcext:value-type="string">
            <text:p>SE</text:p>
          </table:table-cell>
          <table:table-cell table:formula="of:=IF(IFERROR(SEARCH(&quot;fastp&quot;;[.V12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27]);0)=0;&quot;&quot;;&quot;--debug&quot;)">
            <text:p/>
          </table:table-cell>
          <table:table-cell table:formula="of:=IF(IFERROR(SEARCH(&quot;longread&quot;;[.V127]);0)=0;&quot;&quot;;&quot;--longread&quot;)">
            <text:p/>
          </table:table-cell>
          <table:table-cell/>
          <table:table-cell office:value-type="string" calcext:value-type="string">
            <text:p>illumina_SE_PA14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8];&quot;fastq&quot;;&quot;err&quot;)" office:value-type="string" office:string-value="illumina_SE_PA14_bwamem_16_longread_R1.err" calcext:value-type="string">
            <text:p>illumina_SE_PA14_bwamem_16_longread_R1.err</text:p>
          </table:table-cell>
          <table:table-cell office:value-type="string" calcext:value-type="string">
            <text:p>-o</text:p>
          </table:table-cell>
          <table:table-cell table:formula="of:=SUBSTITUTE([.V128];&quot;fastq&quot;;&quot;out&quot;)" office:value-type="string" office:string-value="illumina_SE_PA14_bwamem_16_longread_R1.out" calcext:value-type="string">
            <text:p>illumina_SE_PA14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8]);0)=0;&quot;SE&quot;;&quot;PE&quot;)" office:value-type="string" office:string-value="SE" calcext:value-type="string">
            <text:p>SE</text:p>
          </table:table-cell>
          <table:table-cell table:formula="of:=IF(IFERROR(SEARCH(&quot;fastp&quot;;[.V128]);0)=0;&quot;&quot;;&quot;--fastp&quot;)">
            <text:p/>
          </table:table-cell>
          <table:table-cell table:formula="of:=IF(IFERROR(SEARCH(&quot;debug&quot;;[.V128]);0)=0;&quot;&quot;;&quot;--debug&quot;)">
            <text:p/>
          </table:table-cell>
          <table:table-cell table:formula="of:=IF(IFERROR(SEARCH(&quot;longread&quot;;[.V12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9];&quot;fastq&quot;;&quot;err&quot;)" office:value-type="string" office:string-value="illumina_SE_PA14_bwamem_16_R1.err" calcext:value-type="string">
            <text:p>illumina_SE_PA14_bwamem_16_R1.err</text:p>
          </table:table-cell>
          <table:table-cell office:value-type="string" calcext:value-type="string">
            <text:p>-o</text:p>
          </table:table-cell>
          <table:table-cell table:formula="of:=SUBSTITUTE([.V129];&quot;fastq&quot;;&quot;out&quot;)" office:value-type="string" office:string-value="illumina_SE_PA14_bwamem_16_R1.out" calcext:value-type="string">
            <text:p>illumina_SE_PA14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9]);0)=0;&quot;SE&quot;;&quot;PE&quot;)" office:value-type="string" office:string-value="SE" calcext:value-type="string">
            <text:p>SE</text:p>
          </table:table-cell>
          <table:table-cell table:formula="of:=IF(IFERROR(SEARCH(&quot;fastp&quot;;[.V129]);0)=0;&quot;&quot;;&quot;--fastp&quot;)">
            <text:p/>
          </table:table-cell>
          <table:table-cell table:formula="of:=IF(IFERROR(SEARCH(&quot;debug&quot;;[.V129]);0)=0;&quot;&quot;;&quot;--debug&quot;)">
            <text:p/>
          </table:table-cell>
          <table:table-cell table:formula="of:=IF(IFERROR(SEARCH(&quot;longread&quot;;[.V129]);0)=0;&quot;&quot;;&quot;--longread&quot;)">
            <text:p/>
          </table:table-cell>
          <table:table-cell/>
          <table:table-cell office:value-type="string" calcext:value-type="string">
            <text:p>illumina_SE_PA14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0];&quot;fastq&quot;;&quot;err&quot;)" office:value-type="string" office:string-value="illumina_SE_PA14_bwamem_8_debug_longread_R1.err" calcext:value-type="string">
            <text:p>illumina_SE_PA14_bwamem_8_debug_longread_R1.err</text:p>
          </table:table-cell>
          <table:table-cell office:value-type="string" calcext:value-type="string">
            <text:p>-o</text:p>
          </table:table-cell>
          <table:table-cell table:formula="of:=SUBSTITUTE([.V130];&quot;fastq&quot;;&quot;out&quot;)" office:value-type="string" office:string-value="illumina_SE_PA14_bwamem_8_debug_longread_R1.out" calcext:value-type="string">
            <text:p>illumina_SE_PA14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0]);0)=0;&quot;SE&quot;;&quot;PE&quot;)" office:value-type="string" office:string-value="SE" calcext:value-type="string">
            <text:p>SE</text:p>
          </table:table-cell>
          <table:table-cell table:formula="of:=IF(IFERROR(SEARCH(&quot;fastp&quot;;[.V130]);0)=0;&quot;&quot;;&quot;--fastp&quot;)">
            <text:p/>
          </table:table-cell>
          <table:table-cell table:formula="of:=IF(IFERROR(SEARCH(&quot;debug&quot;;[.V13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3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1];&quot;fastq&quot;;&quot;err&quot;)" office:value-type="string" office:string-value="illumina_SE_PA14_bwamem_8_debug_R1.err" calcext:value-type="string">
            <text:p>illumina_SE_PA14_bwamem_8_debug_R1.err</text:p>
          </table:table-cell>
          <table:table-cell office:value-type="string" calcext:value-type="string">
            <text:p>-o</text:p>
          </table:table-cell>
          <table:table-cell table:formula="of:=SUBSTITUTE([.V131];&quot;fastq&quot;;&quot;out&quot;)" office:value-type="string" office:string-value="illumina_SE_PA14_bwamem_8_debug_R1.out" calcext:value-type="string">
            <text:p>illumina_SE_PA14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1]);0)=0;&quot;SE&quot;;&quot;PE&quot;)" office:value-type="string" office:string-value="SE" calcext:value-type="string">
            <text:p>SE</text:p>
          </table:table-cell>
          <table:table-cell table:formula="of:=IF(IFERROR(SEARCH(&quot;fastp&quot;;[.V131]);0)=0;&quot;&quot;;&quot;--fastp&quot;)">
            <text:p/>
          </table:table-cell>
          <table:table-cell table:formula="of:=IF(IFERROR(SEARCH(&quot;debug&quot;;[.V13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31]);0)=0;&quot;&quot;;&quot;--longread&quot;)">
            <text:p/>
          </table:table-cell>
          <table:table-cell/>
          <table:table-cell office:value-type="string" calcext:value-type="string">
            <text:p>illumina_SE_PA14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2];&quot;fastq&quot;;&quot;err&quot;)" office:value-type="string" office:string-value="illumina_SE_PA14_bwamem_8_fastp_debug_longread_R1.err" calcext:value-type="string">
            <text:p>illumina_SE_PA14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132];&quot;fastq&quot;;&quot;out&quot;)" office:value-type="string" office:string-value="illumina_SE_PA14_bwamem_8_fastp_debug_longread_R1.out" calcext:value-type="string">
            <text:p>illumina_SE_PA14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2]);0)=0;&quot;SE&quot;;&quot;PE&quot;)" office:value-type="string" office:string-value="SE" calcext:value-type="string">
            <text:p>SE</text:p>
          </table:table-cell>
          <table:table-cell table:formula="of:=IF(IFERROR(SEARCH(&quot;fastp&quot;;[.V13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3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3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3];&quot;fastq&quot;;&quot;err&quot;)" office:value-type="string" office:string-value="illumina_SE_PA14_bwamem_8_fastp_debug_R1.err" calcext:value-type="string">
            <text:p>illumina_SE_PA14_bwamem_8_fastp_debug_R1.err</text:p>
          </table:table-cell>
          <table:table-cell office:value-type="string" calcext:value-type="string">
            <text:p>-o</text:p>
          </table:table-cell>
          <table:table-cell table:formula="of:=SUBSTITUTE([.V133];&quot;fastq&quot;;&quot;out&quot;)" office:value-type="string" office:string-value="illumina_SE_PA14_bwamem_8_fastp_debug_R1.out" calcext:value-type="string">
            <text:p>illumina_SE_PA14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3]);0)=0;&quot;SE&quot;;&quot;PE&quot;)" office:value-type="string" office:string-value="SE" calcext:value-type="string">
            <text:p>SE</text:p>
          </table:table-cell>
          <table:table-cell table:formula="of:=IF(IFERROR(SEARCH(&quot;fastp&quot;;[.V13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3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33]);0)=0;&quot;&quot;;&quot;--longread&quot;)">
            <text:p/>
          </table:table-cell>
          <table:table-cell/>
          <table:table-cell office:value-type="string" calcext:value-type="string">
            <text:p>illumina_SE_PA14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4];&quot;fastq&quot;;&quot;err&quot;)" office:value-type="string" office:string-value="illumina_SE_PA14_bwamem_8_fastp_longread_R1.err" calcext:value-type="string">
            <text:p>illumina_SE_PA14_bwamem_8_fastp_longread_R1.err</text:p>
          </table:table-cell>
          <table:table-cell office:value-type="string" calcext:value-type="string">
            <text:p>-o</text:p>
          </table:table-cell>
          <table:table-cell table:formula="of:=SUBSTITUTE([.V134];&quot;fastq&quot;;&quot;out&quot;)" office:value-type="string" office:string-value="illumina_SE_PA14_bwamem_8_fastp_longread_R1.out" calcext:value-type="string">
            <text:p>illumina_SE_PA14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4]);0)=0;&quot;SE&quot;;&quot;PE&quot;)" office:value-type="string" office:string-value="SE" calcext:value-type="string">
            <text:p>SE</text:p>
          </table:table-cell>
          <table:table-cell table:formula="of:=IF(IFERROR(SEARCH(&quot;fastp&quot;;[.V13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34]);0)=0;&quot;&quot;;&quot;--debug&quot;)">
            <text:p/>
          </table:table-cell>
          <table:table-cell table:formula="of:=IF(IFERROR(SEARCH(&quot;longread&quot;;[.V13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5];&quot;fastq&quot;;&quot;err&quot;)" office:value-type="string" office:string-value="illumina_SE_PA14_bwamem_8_fastp_R1.err" calcext:value-type="string">
            <text:p>illumina_SE_PA14_bwamem_8_fastp_R1.err</text:p>
          </table:table-cell>
          <table:table-cell office:value-type="string" calcext:value-type="string">
            <text:p>-o</text:p>
          </table:table-cell>
          <table:table-cell table:formula="of:=SUBSTITUTE([.V135];&quot;fastq&quot;;&quot;out&quot;)" office:value-type="string" office:string-value="illumina_SE_PA14_bwamem_8_fastp_R1.out" calcext:value-type="string">
            <text:p>illumina_SE_PA14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5]);0)=0;&quot;SE&quot;;&quot;PE&quot;)" office:value-type="string" office:string-value="SE" calcext:value-type="string">
            <text:p>SE</text:p>
          </table:table-cell>
          <table:table-cell table:formula="of:=IF(IFERROR(SEARCH(&quot;fastp&quot;;[.V13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35]);0)=0;&quot;&quot;;&quot;--debug&quot;)">
            <text:p/>
          </table:table-cell>
          <table:table-cell table:formula="of:=IF(IFERROR(SEARCH(&quot;longread&quot;;[.V135]);0)=0;&quot;&quot;;&quot;--longread&quot;)">
            <text:p/>
          </table:table-cell>
          <table:table-cell/>
          <table:table-cell office:value-type="string" calcext:value-type="string">
            <text:p>illumina_SE_PA14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6];&quot;fastq&quot;;&quot;err&quot;)" office:value-type="string" office:string-value="illumina_SE_PA14_bwamem_8_longread_R1.err" calcext:value-type="string">
            <text:p>illumina_SE_PA14_bwamem_8_longread_R1.err</text:p>
          </table:table-cell>
          <table:table-cell office:value-type="string" calcext:value-type="string">
            <text:p>-o</text:p>
          </table:table-cell>
          <table:table-cell table:formula="of:=SUBSTITUTE([.V136];&quot;fastq&quot;;&quot;out&quot;)" office:value-type="string" office:string-value="illumina_SE_PA14_bwamem_8_longread_R1.out" calcext:value-type="string">
            <text:p>illumina_SE_PA14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6]);0)=0;&quot;SE&quot;;&quot;PE&quot;)" office:value-type="string" office:string-value="SE" calcext:value-type="string">
            <text:p>SE</text:p>
          </table:table-cell>
          <table:table-cell table:formula="of:=IF(IFERROR(SEARCH(&quot;fastp&quot;;[.V136]);0)=0;&quot;&quot;;&quot;--fastp&quot;)">
            <text:p/>
          </table:table-cell>
          <table:table-cell table:formula="of:=IF(IFERROR(SEARCH(&quot;debug&quot;;[.V136]);0)=0;&quot;&quot;;&quot;--debug&quot;)">
            <text:p/>
          </table:table-cell>
          <table:table-cell table:formula="of:=IF(IFERROR(SEARCH(&quot;longread&quot;;[.V13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7];&quot;fastq&quot;;&quot;err&quot;)" office:value-type="string" office:string-value="illumina_SE_PA14_bwamem_8_R1.err" calcext:value-type="string">
            <text:p>illumina_SE_PA14_bwamem_8_R1.err</text:p>
          </table:table-cell>
          <table:table-cell office:value-type="string" calcext:value-type="string">
            <text:p>-o</text:p>
          </table:table-cell>
          <table:table-cell table:formula="of:=SUBSTITUTE([.V137];&quot;fastq&quot;;&quot;out&quot;)" office:value-type="string" office:string-value="illumina_SE_PA14_bwamem_8_R1.out" calcext:value-type="string">
            <text:p>illumina_SE_PA14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7]);0)=0;&quot;SE&quot;;&quot;PE&quot;)" office:value-type="string" office:string-value="SE" calcext:value-type="string">
            <text:p>SE</text:p>
          </table:table-cell>
          <table:table-cell table:formula="of:=IF(IFERROR(SEARCH(&quot;fastp&quot;;[.V137]);0)=0;&quot;&quot;;&quot;--fastp&quot;)">
            <text:p/>
          </table:table-cell>
          <table:table-cell table:formula="of:=IF(IFERROR(SEARCH(&quot;debug&quot;;[.V137]);0)=0;&quot;&quot;;&quot;--debug&quot;)">
            <text:p/>
          </table:table-cell>
          <table:table-cell table:formula="of:=IF(IFERROR(SEARCH(&quot;longread&quot;;[.V137]);0)=0;&quot;&quot;;&quot;--longread&quot;)">
            <text:p/>
          </table:table-cell>
          <table:table-cell/>
          <table:table-cell office:value-type="string" calcext:value-type="string">
            <text:p>illumina_SE_PA14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8];&quot;fastq&quot;;&quot;err&quot;)" office:value-type="string" office:string-value="illumina_SE_PA14_minimap2_16_debug_longread_R1.err" calcext:value-type="string">
            <text:p>illumina_SE_PA14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138];&quot;fastq&quot;;&quot;out&quot;)" office:value-type="string" office:string-value="illumina_SE_PA14_minimap2_16_debug_longread_R1.out" calcext:value-type="string">
            <text:p>illumina_SE_PA14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3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38]);0)=0;&quot;SE&quot;;&quot;PE&quot;)" office:value-type="string" office:string-value="SE" calcext:value-type="string">
            <text:p>SE</text:p>
          </table:table-cell>
          <table:table-cell table:formula="of:=IF(IFERROR(SEARCH(&quot;fastp&quot;;[.V138]);0)=0;&quot;&quot;;&quot;--fastp&quot;)">
            <text:p/>
          </table:table-cell>
          <table:table-cell table:formula="of:=IF(IFERROR(SEARCH(&quot;debug&quot;;[.V13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3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9];&quot;fastq&quot;;&quot;err&quot;)" office:value-type="string" office:string-value="illumina_SE_PA14_minimap2_16_debug_R1.err" calcext:value-type="string">
            <text:p>illumina_SE_PA14_minimap2_16_debug_R1.err</text:p>
          </table:table-cell>
          <table:table-cell office:value-type="string" calcext:value-type="string">
            <text:p>-o</text:p>
          </table:table-cell>
          <table:table-cell table:formula="of:=SUBSTITUTE([.V139];&quot;fastq&quot;;&quot;out&quot;)" office:value-type="string" office:string-value="illumina_SE_PA14_minimap2_16_debug_R1.out" calcext:value-type="string">
            <text:p>illumina_SE_PA14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3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39]);0)=0;&quot;SE&quot;;&quot;PE&quot;)" office:value-type="string" office:string-value="SE" calcext:value-type="string">
            <text:p>SE</text:p>
          </table:table-cell>
          <table:table-cell table:formula="of:=IF(IFERROR(SEARCH(&quot;fastp&quot;;[.V139]);0)=0;&quot;&quot;;&quot;--fastp&quot;)">
            <text:p/>
          </table:table-cell>
          <table:table-cell table:formula="of:=IF(IFERROR(SEARCH(&quot;debug&quot;;[.V13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39]);0)=0;&quot;&quot;;&quot;--longread&quot;)">
            <text:p/>
          </table:table-cell>
          <table:table-cell/>
          <table:table-cell office:value-type="string" calcext:value-type="string">
            <text:p>illumina_SE_PA14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0];&quot;fastq&quot;;&quot;err&quot;)" office:value-type="string" office:string-value="illumina_SE_PA14_minimap2_16_fastp_debug_longread_R1.err" calcext:value-type="string">
            <text:p>illumina_SE_PA14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140];&quot;fastq&quot;;&quot;out&quot;)" office:value-type="string" office:string-value="illumina_SE_PA14_minimap2_16_fastp_debug_longread_R1.out" calcext:value-type="string">
            <text:p>illumina_SE_PA14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0]);0)=0;&quot;SE&quot;;&quot;PE&quot;)" office:value-type="string" office:string-value="SE" calcext:value-type="string">
            <text:p>SE</text:p>
          </table:table-cell>
          <table:table-cell table:formula="of:=IF(IFERROR(SEARCH(&quot;fastp&quot;;[.V14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4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1];&quot;fastq&quot;;&quot;err&quot;)" office:value-type="string" office:string-value="illumina_SE_PA14_minimap2_16_fastp_debug_R1.err" calcext:value-type="string">
            <text:p>illumina_SE_PA14_minimap2_16_fastp_debug_R1.err</text:p>
          </table:table-cell>
          <table:table-cell office:value-type="string" calcext:value-type="string">
            <text:p>-o</text:p>
          </table:table-cell>
          <table:table-cell table:formula="of:=SUBSTITUTE([.V141];&quot;fastq&quot;;&quot;out&quot;)" office:value-type="string" office:string-value="illumina_SE_PA14_minimap2_16_fastp_debug_R1.out" calcext:value-type="string">
            <text:p>illumina_SE_PA14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1]);0)=0;&quot;SE&quot;;&quot;PE&quot;)" office:value-type="string" office:string-value="SE" calcext:value-type="string">
            <text:p>SE</text:p>
          </table:table-cell>
          <table:table-cell table:formula="of:=IF(IFERROR(SEARCH(&quot;fastp&quot;;[.V14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4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1]);0)=0;&quot;&quot;;&quot;--longread&quot;)">
            <text:p/>
          </table:table-cell>
          <table:table-cell/>
          <table:table-cell office:value-type="string" calcext:value-type="string">
            <text:p>illumina_SE_PA14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2];&quot;fastq&quot;;&quot;err&quot;)" office:value-type="string" office:string-value="illumina_SE_PA14_minimap2_16_fastp_longread_R1.err" calcext:value-type="string">
            <text:p>illumina_SE_PA14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142];&quot;fastq&quot;;&quot;out&quot;)" office:value-type="string" office:string-value="illumina_SE_PA14_minimap2_16_fastp_longread_R1.out" calcext:value-type="string">
            <text:p>illumina_SE_PA14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2]);0)=0;&quot;SE&quot;;&quot;PE&quot;)" office:value-type="string" office:string-value="SE" calcext:value-type="string">
            <text:p>SE</text:p>
          </table:table-cell>
          <table:table-cell table:formula="of:=IF(IFERROR(SEARCH(&quot;fastp&quot;;[.V14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42]);0)=0;&quot;&quot;;&quot;--debug&quot;)">
            <text:p/>
          </table:table-cell>
          <table:table-cell table:formula="of:=IF(IFERROR(SEARCH(&quot;longread&quot;;[.V14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3];&quot;fastq&quot;;&quot;err&quot;)" office:value-type="string" office:string-value="illumina_SE_PA14_minimap2_16_fastp_R1.err" calcext:value-type="string">
            <text:p>illumina_SE_PA14_minimap2_16_fastp_R1.err</text:p>
          </table:table-cell>
          <table:table-cell office:value-type="string" calcext:value-type="string">
            <text:p>-o</text:p>
          </table:table-cell>
          <table:table-cell table:formula="of:=SUBSTITUTE([.V143];&quot;fastq&quot;;&quot;out&quot;)" office:value-type="string" office:string-value="illumina_SE_PA14_minimap2_16_fastp_R1.out" calcext:value-type="string">
            <text:p>illumina_SE_PA14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3]);0)=0;&quot;SE&quot;;&quot;PE&quot;)" office:value-type="string" office:string-value="SE" calcext:value-type="string">
            <text:p>SE</text:p>
          </table:table-cell>
          <table:table-cell table:formula="of:=IF(IFERROR(SEARCH(&quot;fastp&quot;;[.V14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43]);0)=0;&quot;&quot;;&quot;--debug&quot;)">
            <text:p/>
          </table:table-cell>
          <table:table-cell table:formula="of:=IF(IFERROR(SEARCH(&quot;longread&quot;;[.V143]);0)=0;&quot;&quot;;&quot;--longread&quot;)">
            <text:p/>
          </table:table-cell>
          <table:table-cell/>
          <table:table-cell office:value-type="string" calcext:value-type="string">
            <text:p>illumina_SE_PA14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4];&quot;fastq&quot;;&quot;err&quot;)" office:value-type="string" office:string-value="illumina_SE_PA14_minimap2_16_longread_R1.err" calcext:value-type="string">
            <text:p>illumina_SE_PA14_minimap2_16_longread_R1.err</text:p>
          </table:table-cell>
          <table:table-cell office:value-type="string" calcext:value-type="string">
            <text:p>-o</text:p>
          </table:table-cell>
          <table:table-cell table:formula="of:=SUBSTITUTE([.V144];&quot;fastq&quot;;&quot;out&quot;)" office:value-type="string" office:string-value="illumina_SE_PA14_minimap2_16_longread_R1.out" calcext:value-type="string">
            <text:p>illumina_SE_PA14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4]);0)=0;&quot;SE&quot;;&quot;PE&quot;)" office:value-type="string" office:string-value="SE" calcext:value-type="string">
            <text:p>SE</text:p>
          </table:table-cell>
          <table:table-cell table:formula="of:=IF(IFERROR(SEARCH(&quot;fastp&quot;;[.V144]);0)=0;&quot;&quot;;&quot;--fastp&quot;)">
            <text:p/>
          </table:table-cell>
          <table:table-cell table:formula="of:=IF(IFERROR(SEARCH(&quot;debug&quot;;[.V144]);0)=0;&quot;&quot;;&quot;--debug&quot;)">
            <text:p/>
          </table:table-cell>
          <table:table-cell table:formula="of:=IF(IFERROR(SEARCH(&quot;longread&quot;;[.V14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5];&quot;fastq&quot;;&quot;err&quot;)" office:value-type="string" office:string-value="illumina_SE_PA14_minimap2_16_R1.err" calcext:value-type="string">
            <text:p>illumina_SE_PA14_minimap2_16_R1.err</text:p>
          </table:table-cell>
          <table:table-cell office:value-type="string" calcext:value-type="string">
            <text:p>-o</text:p>
          </table:table-cell>
          <table:table-cell table:formula="of:=SUBSTITUTE([.V145];&quot;fastq&quot;;&quot;out&quot;)" office:value-type="string" office:string-value="illumina_SE_PA14_minimap2_16_R1.out" calcext:value-type="string">
            <text:p>illumina_SE_PA14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5]);0)=0;&quot;SE&quot;;&quot;PE&quot;)" office:value-type="string" office:string-value="SE" calcext:value-type="string">
            <text:p>SE</text:p>
          </table:table-cell>
          <table:table-cell table:formula="of:=IF(IFERROR(SEARCH(&quot;fastp&quot;;[.V145]);0)=0;&quot;&quot;;&quot;--fastp&quot;)">
            <text:p/>
          </table:table-cell>
          <table:table-cell table:formula="of:=IF(IFERROR(SEARCH(&quot;debug&quot;;[.V145]);0)=0;&quot;&quot;;&quot;--debug&quot;)">
            <text:p/>
          </table:table-cell>
          <table:table-cell table:formula="of:=IF(IFERROR(SEARCH(&quot;longread&quot;;[.V145]);0)=0;&quot;&quot;;&quot;--longread&quot;)">
            <text:p/>
          </table:table-cell>
          <table:table-cell/>
          <table:table-cell office:value-type="string" calcext:value-type="string">
            <text:p>illumina_SE_PA14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6];&quot;fastq&quot;;&quot;err&quot;)" office:value-type="string" office:string-value="illumina_SE_PA14_minimap2_8_debug_longread_R1.err" calcext:value-type="string">
            <text:p>illumina_SE_PA14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146];&quot;fastq&quot;;&quot;out&quot;)" office:value-type="string" office:string-value="illumina_SE_PA14_minimap2_8_debug_longread_R1.out" calcext:value-type="string">
            <text:p>illumina_SE_PA14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46]);0)=0;&quot;SE&quot;;&quot;PE&quot;)" office:value-type="string" office:string-value="SE" calcext:value-type="string">
            <text:p>SE</text:p>
          </table:table-cell>
          <table:table-cell table:formula="of:=IF(IFERROR(SEARCH(&quot;fastp&quot;;[.V146]);0)=0;&quot;&quot;;&quot;--fastp&quot;)">
            <text:p/>
          </table:table-cell>
          <table:table-cell table:formula="of:=IF(IFERROR(SEARCH(&quot;debug&quot;;[.V14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7];&quot;fastq&quot;;&quot;err&quot;)" office:value-type="string" office:string-value="illumina_SE_PA14_minimap2_8_debug_R1.err" calcext:value-type="string">
            <text:p>illumina_SE_PA14_minimap2_8_debug_R1.err</text:p>
          </table:table-cell>
          <table:table-cell office:value-type="string" calcext:value-type="string">
            <text:p>-o</text:p>
          </table:table-cell>
          <table:table-cell table:formula="of:=SUBSTITUTE([.V147];&quot;fastq&quot;;&quot;out&quot;)" office:value-type="string" office:string-value="illumina_SE_PA14_minimap2_8_debug_R1.out" calcext:value-type="string">
            <text:p>illumina_SE_PA14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47]);0)=0;&quot;SE&quot;;&quot;PE&quot;)" office:value-type="string" office:string-value="SE" calcext:value-type="string">
            <text:p>SE</text:p>
          </table:table-cell>
          <table:table-cell table:formula="of:=IF(IFERROR(SEARCH(&quot;fastp&quot;;[.V147]);0)=0;&quot;&quot;;&quot;--fastp&quot;)">
            <text:p/>
          </table:table-cell>
          <table:table-cell table:formula="of:=IF(IFERROR(SEARCH(&quot;debug&quot;;[.V14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7]);0)=0;&quot;&quot;;&quot;--longread&quot;)">
            <text:p/>
          </table:table-cell>
          <table:table-cell/>
          <table:table-cell office:value-type="string" calcext:value-type="string">
            <text:p>illumina_SE_PA14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8];&quot;fastq&quot;;&quot;err&quot;)" office:value-type="string" office:string-value="illumina_SE_PA14_minimap2_8_fastp_debug_longread_R1.err" calcext:value-type="string">
            <text:p>illumina_SE_PA14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148];&quot;fastq&quot;;&quot;out&quot;)" office:value-type="string" office:string-value="illumina_SE_PA14_minimap2_8_fastp_debug_longread_R1.out" calcext:value-type="string">
            <text:p>illumina_SE_PA14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48]);0)=0;&quot;SE&quot;;&quot;PE&quot;)" office:value-type="string" office:string-value="SE" calcext:value-type="string">
            <text:p>SE</text:p>
          </table:table-cell>
          <table:table-cell table:formula="of:=IF(IFERROR(SEARCH(&quot;fastp&quot;;[.V14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4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9];&quot;fastq&quot;;&quot;err&quot;)" office:value-type="string" office:string-value="illumina_SE_PA14_minimap2_8_fastp_debug_R1.err" calcext:value-type="string">
            <text:p>illumina_SE_PA14_minimap2_8_fastp_debug_R1.err</text:p>
          </table:table-cell>
          <table:table-cell office:value-type="string" calcext:value-type="string">
            <text:p>-o</text:p>
          </table:table-cell>
          <table:table-cell table:formula="of:=SUBSTITUTE([.V149];&quot;fastq&quot;;&quot;out&quot;)" office:value-type="string" office:string-value="illumina_SE_PA14_minimap2_8_fastp_debug_R1.out" calcext:value-type="string">
            <text:p>illumina_SE_PA14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49]);0)=0;&quot;SE&quot;;&quot;PE&quot;)" office:value-type="string" office:string-value="SE" calcext:value-type="string">
            <text:p>SE</text:p>
          </table:table-cell>
          <table:table-cell table:formula="of:=IF(IFERROR(SEARCH(&quot;fastp&quot;;[.V14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4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9]);0)=0;&quot;&quot;;&quot;--longread&quot;)">
            <text:p/>
          </table:table-cell>
          <table:table-cell/>
          <table:table-cell office:value-type="string" calcext:value-type="string">
            <text:p>illumina_SE_PA14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0];&quot;fastq&quot;;&quot;err&quot;)" office:value-type="string" office:string-value="illumina_SE_PA14_minimap2_8_fastp_longread_R1.err" calcext:value-type="string">
            <text:p>illumina_SE_PA14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150];&quot;fastq&quot;;&quot;out&quot;)" office:value-type="string" office:string-value="illumina_SE_PA14_minimap2_8_fastp_longread_R1.out" calcext:value-type="string">
            <text:p>illumina_SE_PA14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5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50]);0)=0;&quot;SE&quot;;&quot;PE&quot;)" office:value-type="string" office:string-value="SE" calcext:value-type="string">
            <text:p>SE</text:p>
          </table:table-cell>
          <table:table-cell table:formula="of:=IF(IFERROR(SEARCH(&quot;fastp&quot;;[.V15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0]);0)=0;&quot;&quot;;&quot;--debug&quot;)">
            <text:p/>
          </table:table-cell>
          <table:table-cell table:formula="of:=IF(IFERROR(SEARCH(&quot;longread&quot;;[.V15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1];&quot;fastq&quot;;&quot;err&quot;)" office:value-type="string" office:string-value="illumina_SE_PA14_minimap2_8_fastp_R1.err" calcext:value-type="string">
            <text:p>illumina_SE_PA14_minimap2_8_fastp_R1.err</text:p>
          </table:table-cell>
          <table:table-cell office:value-type="string" calcext:value-type="string">
            <text:p>-o</text:p>
          </table:table-cell>
          <table:table-cell table:formula="of:=SUBSTITUTE([.V151];&quot;fastq&quot;;&quot;out&quot;)" office:value-type="string" office:string-value="illumina_SE_PA14_minimap2_8_fastp_R1.out" calcext:value-type="string">
            <text:p>illumina_SE_PA14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5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51]);0)=0;&quot;SE&quot;;&quot;PE&quot;)" office:value-type="string" office:string-value="SE" calcext:value-type="string">
            <text:p>SE</text:p>
          </table:table-cell>
          <table:table-cell table:formula="of:=IF(IFERROR(SEARCH(&quot;fastp&quot;;[.V15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1]);0)=0;&quot;&quot;;&quot;--debug&quot;)">
            <text:p/>
          </table:table-cell>
          <table:table-cell table:formula="of:=IF(IFERROR(SEARCH(&quot;longread&quot;;[.V151]);0)=0;&quot;&quot;;&quot;--longread&quot;)">
            <text:p/>
          </table:table-cell>
          <table:table-cell/>
          <table:table-cell office:value-type="string" calcext:value-type="string">
            <text:p>illumina_SE_PA14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2];&quot;fastq&quot;;&quot;err&quot;)" office:value-type="string" office:string-value="illumina_SE_PA14_minimap2_8_longread_R1.err" calcext:value-type="string">
            <text:p>illumina_SE_PA14_minimap2_8_longread_R1.err</text:p>
          </table:table-cell>
          <table:table-cell office:value-type="string" calcext:value-type="string">
            <text:p>-o</text:p>
          </table:table-cell>
          <table:table-cell table:formula="of:=SUBSTITUTE([.V152];&quot;fastq&quot;;&quot;out&quot;)" office:value-type="string" office:string-value="illumina_SE_PA14_minimap2_8_longread_R1.out" calcext:value-type="string">
            <text:p>illumina_SE_PA14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5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52]);0)=0;&quot;SE&quot;;&quot;PE&quot;)" office:value-type="string" office:string-value="SE" calcext:value-type="string">
            <text:p>SE</text:p>
          </table:table-cell>
          <table:table-cell table:formula="of:=IF(IFERROR(SEARCH(&quot;fastp&quot;;[.V152]);0)=0;&quot;&quot;;&quot;--fastp&quot;)">
            <text:p/>
          </table:table-cell>
          <table:table-cell table:formula="of:=IF(IFERROR(SEARCH(&quot;debug&quot;;[.V152]);0)=0;&quot;&quot;;&quot;--debug&quot;)">
            <text:p/>
          </table:table-cell>
          <table:table-cell table:formula="of:=IF(IFERROR(SEARCH(&quot;longread&quot;;[.V15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3];&quot;fastq&quot;;&quot;err&quot;)" office:value-type="string" office:string-value="illumina_SE_PA14_minimap2_8_R1.err" calcext:value-type="string">
            <text:p>illumina_SE_PA14_minimap2_8_R1.err</text:p>
          </table:table-cell>
          <table:table-cell office:value-type="string" calcext:value-type="string">
            <text:p>-o</text:p>
          </table:table-cell>
          <table:table-cell table:formula="of:=SUBSTITUTE([.V153];&quot;fastq&quot;;&quot;out&quot;)" office:value-type="string" office:string-value="illumina_SE_PA14_minimap2_8_R1.out" calcext:value-type="string">
            <text:p>illumina_SE_PA14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5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53]);0)=0;&quot;SE&quot;;&quot;PE&quot;)" office:value-type="string" office:string-value="SE" calcext:value-type="string">
            <text:p>SE</text:p>
          </table:table-cell>
          <table:table-cell table:formula="of:=IF(IFERROR(SEARCH(&quot;fastp&quot;;[.V153]);0)=0;&quot;&quot;;&quot;--fastp&quot;)">
            <text:p/>
          </table:table-cell>
          <table:table-cell table:formula="of:=IF(IFERROR(SEARCH(&quot;debug&quot;;[.V153]);0)=0;&quot;&quot;;&quot;--debug&quot;)">
            <text:p/>
          </table:table-cell>
          <table:table-cell table:formula="of:=IF(IFERROR(SEARCH(&quot;longread&quot;;[.V153]);0)=0;&quot;&quot;;&quot;--longread&quot;)">
            <text:p/>
          </table:table-cell>
          <table:table-cell/>
          <table:table-cell office:value-type="string" calcext:value-type="string">
            <text:p>illumina_SE_PA14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4];&quot;fastq&quot;;&quot;err&quot;)" office:value-type="string" office:string-value="promethion_SE_hg19_bwamem_16_debug_longread_R1.err" calcext:value-type="string">
            <text:p>promethion_SE_hg19_bwamem_16_debug_longread_R1.err</text:p>
          </table:table-cell>
          <table:table-cell office:value-type="string" calcext:value-type="string">
            <text:p>-o</text:p>
          </table:table-cell>
          <table:table-cell table:formula="of:=SUBSTITUTE([.V154];&quot;fastq&quot;;&quot;out&quot;)" office:value-type="string" office:string-value="promethion_SE_hg19_bwamem_16_debug_longread_R1.out" calcext:value-type="string">
            <text:p>promethion_SE_hg19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5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54]);0)=0;&quot;SE&quot;;&quot;PE&quot;)" office:value-type="string" office:string-value="SE" calcext:value-type="string">
            <text:p>SE</text:p>
          </table:table-cell>
          <table:table-cell table:formula="of:=IF(IFERROR(SEARCH(&quot;fastp&quot;;[.V154]);0)=0;&quot;&quot;;&quot;--fastp&quot;)">
            <text:p/>
          </table:table-cell>
          <table:table-cell table:formula="of:=IF(IFERROR(SEARCH(&quot;debug&quot;;[.V15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5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5];&quot;fastq&quot;;&quot;err&quot;)" office:value-type="string" office:string-value="promethion_SE_hg19_bwamem_16_debug_R1.err" calcext:value-type="string">
            <text:p>promethion_SE_hg19_bwamem_16_debug_R1.err</text:p>
          </table:table-cell>
          <table:table-cell office:value-type="string" calcext:value-type="string">
            <text:p>-o</text:p>
          </table:table-cell>
          <table:table-cell table:formula="of:=SUBSTITUTE([.V155];&quot;fastq&quot;;&quot;out&quot;)" office:value-type="string" office:string-value="promethion_SE_hg19_bwamem_16_debug_R1.out" calcext:value-type="string">
            <text:p>promethion_SE_hg19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5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55]);0)=0;&quot;SE&quot;;&quot;PE&quot;)" office:value-type="string" office:string-value="SE" calcext:value-type="string">
            <text:p>SE</text:p>
          </table:table-cell>
          <table:table-cell table:formula="of:=IF(IFERROR(SEARCH(&quot;fastp&quot;;[.V155]);0)=0;&quot;&quot;;&quot;--fastp&quot;)">
            <text:p/>
          </table:table-cell>
          <table:table-cell table:formula="of:=IF(IFERROR(SEARCH(&quot;debug&quot;;[.V15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55]);0)=0;&quot;&quot;;&quot;--longread&quot;)">
            <text:p/>
          </table:table-cell>
          <table:table-cell/>
          <table:table-cell office:value-type="string" calcext:value-type="string">
            <text:p>promethion_SE_hg19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6];&quot;fastq&quot;;&quot;err&quot;)" office:value-type="string" office:string-value="promethion_SE_hg19_bwamem_16_fastp_debug_longread_R1.err" calcext:value-type="string">
            <text:p>promethion_SE_hg19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156];&quot;fastq&quot;;&quot;out&quot;)" office:value-type="string" office:string-value="promethion_SE_hg19_bwamem_16_fastp_debug_longread_R1.out" calcext:value-type="string">
            <text:p>promethion_SE_hg19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5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56]);0)=0;&quot;SE&quot;;&quot;PE&quot;)" office:value-type="string" office:string-value="SE" calcext:value-type="string">
            <text:p>SE</text:p>
          </table:table-cell>
          <table:table-cell table:formula="of:=IF(IFERROR(SEARCH(&quot;fastp&quot;;[.V15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5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7];&quot;fastq&quot;;&quot;err&quot;)" office:value-type="string" office:string-value="promethion_SE_hg19_bwamem_16_fastp_debug_R1.err" calcext:value-type="string">
            <text:p>promethion_SE_hg19_bwamem_16_fastp_debug_R1.err</text:p>
          </table:table-cell>
          <table:table-cell office:value-type="string" calcext:value-type="string">
            <text:p>-o</text:p>
          </table:table-cell>
          <table:table-cell table:formula="of:=SUBSTITUTE([.V157];&quot;fastq&quot;;&quot;out&quot;)" office:value-type="string" office:string-value="promethion_SE_hg19_bwamem_16_fastp_debug_R1.out" calcext:value-type="string">
            <text:p>promethion_SE_hg19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5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57]);0)=0;&quot;SE&quot;;&quot;PE&quot;)" office:value-type="string" office:string-value="SE" calcext:value-type="string">
            <text:p>SE</text:p>
          </table:table-cell>
          <table:table-cell table:formula="of:=IF(IFERROR(SEARCH(&quot;fastp&quot;;[.V15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57]);0)=0;&quot;&quot;;&quot;--longread&quot;)">
            <text:p/>
          </table:table-cell>
          <table:table-cell/>
          <table:table-cell office:value-type="string" calcext:value-type="string">
            <text:p>promethion_SE_hg19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8];&quot;fastq&quot;;&quot;err&quot;)" office:value-type="string" office:string-value="promethion_SE_hg19_bwamem_16_fastp_longread_R1.err" calcext:value-type="string">
            <text:p>promethion_SE_hg19_bwamem_16_fastp_longread_R1.err</text:p>
          </table:table-cell>
          <table:table-cell office:value-type="string" calcext:value-type="string">
            <text:p>-o</text:p>
          </table:table-cell>
          <table:table-cell table:formula="of:=SUBSTITUTE([.V158];&quot;fastq&quot;;&quot;out&quot;)" office:value-type="string" office:string-value="promethion_SE_hg19_bwamem_16_fastp_longread_R1.out" calcext:value-type="string">
            <text:p>promethion_SE_hg19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5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58]);0)=0;&quot;SE&quot;;&quot;PE&quot;)" office:value-type="string" office:string-value="SE" calcext:value-type="string">
            <text:p>SE</text:p>
          </table:table-cell>
          <table:table-cell table:formula="of:=IF(IFERROR(SEARCH(&quot;fastp&quot;;[.V15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8]);0)=0;&quot;&quot;;&quot;--debug&quot;)">
            <text:p/>
          </table:table-cell>
          <table:table-cell table:formula="of:=IF(IFERROR(SEARCH(&quot;longread&quot;;[.V15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9];&quot;fastq&quot;;&quot;err&quot;)" office:value-type="string" office:string-value="promethion_SE_hg19_bwamem_16_fastp_R1.err" calcext:value-type="string">
            <text:p>promethion_SE_hg19_bwamem_16_fastp_R1.err</text:p>
          </table:table-cell>
          <table:table-cell office:value-type="string" calcext:value-type="string">
            <text:p>-o</text:p>
          </table:table-cell>
          <table:table-cell table:formula="of:=SUBSTITUTE([.V159];&quot;fastq&quot;;&quot;out&quot;)" office:value-type="string" office:string-value="promethion_SE_hg19_bwamem_16_fastp_R1.out" calcext:value-type="string">
            <text:p>promethion_SE_hg19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5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59]);0)=0;&quot;SE&quot;;&quot;PE&quot;)" office:value-type="string" office:string-value="SE" calcext:value-type="string">
            <text:p>SE</text:p>
          </table:table-cell>
          <table:table-cell table:formula="of:=IF(IFERROR(SEARCH(&quot;fastp&quot;;[.V15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9]);0)=0;&quot;&quot;;&quot;--debug&quot;)">
            <text:p/>
          </table:table-cell>
          <table:table-cell table:formula="of:=IF(IFERROR(SEARCH(&quot;longread&quot;;[.V159]);0)=0;&quot;&quot;;&quot;--longread&quot;)">
            <text:p/>
          </table:table-cell>
          <table:table-cell/>
          <table:table-cell office:value-type="string" calcext:value-type="string">
            <text:p>promethion_SE_hg19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0];&quot;fastq&quot;;&quot;err&quot;)" office:value-type="string" office:string-value="promethion_SE_hg19_bwamem_16_longread_R1.err" calcext:value-type="string">
            <text:p>promethion_SE_hg19_bwamem_16_longread_R1.err</text:p>
          </table:table-cell>
          <table:table-cell office:value-type="string" calcext:value-type="string">
            <text:p>-o</text:p>
          </table:table-cell>
          <table:table-cell table:formula="of:=SUBSTITUTE([.V160];&quot;fastq&quot;;&quot;out&quot;)" office:value-type="string" office:string-value="promethion_SE_hg19_bwamem_16_longread_R1.out" calcext:value-type="string">
            <text:p>promethion_SE_hg19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60]);0)=0;&quot;SE&quot;;&quot;PE&quot;)" office:value-type="string" office:string-value="SE" calcext:value-type="string">
            <text:p>SE</text:p>
          </table:table-cell>
          <table:table-cell table:formula="of:=IF(IFERROR(SEARCH(&quot;fastp&quot;;[.V160]);0)=0;&quot;&quot;;&quot;--fastp&quot;)">
            <text:p/>
          </table:table-cell>
          <table:table-cell table:formula="of:=IF(IFERROR(SEARCH(&quot;debug&quot;;[.V160]);0)=0;&quot;&quot;;&quot;--debug&quot;)">
            <text:p/>
          </table:table-cell>
          <table:table-cell table:formula="of:=IF(IFERROR(SEARCH(&quot;longread&quot;;[.V16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1];&quot;fastq&quot;;&quot;err&quot;)" office:value-type="string" office:string-value="promethion_SE_hg19_bwamem_16_R1.err" calcext:value-type="string">
            <text:p>promethion_SE_hg19_bwamem_16_R1.err</text:p>
          </table:table-cell>
          <table:table-cell office:value-type="string" calcext:value-type="string">
            <text:p>-o</text:p>
          </table:table-cell>
          <table:table-cell table:formula="of:=SUBSTITUTE([.V161];&quot;fastq&quot;;&quot;out&quot;)" office:value-type="string" office:string-value="promethion_SE_hg19_bwamem_16_R1.out" calcext:value-type="string">
            <text:p>promethion_SE_hg19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61]);0)=0;&quot;SE&quot;;&quot;PE&quot;)" office:value-type="string" office:string-value="SE" calcext:value-type="string">
            <text:p>SE</text:p>
          </table:table-cell>
          <table:table-cell table:formula="of:=IF(IFERROR(SEARCH(&quot;fastp&quot;;[.V161]);0)=0;&quot;&quot;;&quot;--fastp&quot;)">
            <text:p/>
          </table:table-cell>
          <table:table-cell table:formula="of:=IF(IFERROR(SEARCH(&quot;debug&quot;;[.V161]);0)=0;&quot;&quot;;&quot;--debug&quot;)">
            <text:p/>
          </table:table-cell>
          <table:table-cell table:formula="of:=IF(IFERROR(SEARCH(&quot;longread&quot;;[.V161]);0)=0;&quot;&quot;;&quot;--longread&quot;)">
            <text:p/>
          </table:table-cell>
          <table:table-cell/>
          <table:table-cell office:value-type="string" calcext:value-type="string">
            <text:p>promethion_SE_hg19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2];&quot;fastq&quot;;&quot;err&quot;)" office:value-type="string" office:string-value="promethion_SE_hg19_bwamem_8_debug_longread_R1.err" calcext:value-type="string">
            <text:p>promethion_SE_hg19_bwamem_8_debug_longread_R1.err</text:p>
          </table:table-cell>
          <table:table-cell office:value-type="string" calcext:value-type="string">
            <text:p>-o</text:p>
          </table:table-cell>
          <table:table-cell table:formula="of:=SUBSTITUTE([.V162];&quot;fastq&quot;;&quot;out&quot;)" office:value-type="string" office:string-value="promethion_SE_hg19_bwamem_8_debug_longread_R1.out" calcext:value-type="string">
            <text:p>promethion_SE_hg19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2]);0)=0;&quot;SE&quot;;&quot;PE&quot;)" office:value-type="string" office:string-value="SE" calcext:value-type="string">
            <text:p>SE</text:p>
          </table:table-cell>
          <table:table-cell table:formula="of:=IF(IFERROR(SEARCH(&quot;fastp&quot;;[.V162]);0)=0;&quot;&quot;;&quot;--fastp&quot;)">
            <text:p/>
          </table:table-cell>
          <table:table-cell table:formula="of:=IF(IFERROR(SEARCH(&quot;debug&quot;;[.V16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6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3];&quot;fastq&quot;;&quot;err&quot;)" office:value-type="string" office:string-value="promethion_SE_hg19_bwamem_8_debug_R1.err" calcext:value-type="string">
            <text:p>promethion_SE_hg19_bwamem_8_debug_R1.err</text:p>
          </table:table-cell>
          <table:table-cell office:value-type="string" calcext:value-type="string">
            <text:p>-o</text:p>
          </table:table-cell>
          <table:table-cell table:formula="of:=SUBSTITUTE([.V163];&quot;fastq&quot;;&quot;out&quot;)" office:value-type="string" office:string-value="promethion_SE_hg19_bwamem_8_debug_R1.out" calcext:value-type="string">
            <text:p>promethion_SE_hg19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3]);0)=0;&quot;SE&quot;;&quot;PE&quot;)" office:value-type="string" office:string-value="SE" calcext:value-type="string">
            <text:p>SE</text:p>
          </table:table-cell>
          <table:table-cell table:formula="of:=IF(IFERROR(SEARCH(&quot;fastp&quot;;[.V163]);0)=0;&quot;&quot;;&quot;--fastp&quot;)">
            <text:p/>
          </table:table-cell>
          <table:table-cell table:formula="of:=IF(IFERROR(SEARCH(&quot;debug&quot;;[.V16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63]);0)=0;&quot;&quot;;&quot;--longread&quot;)">
            <text:p/>
          </table:table-cell>
          <table:table-cell/>
          <table:table-cell office:value-type="string" calcext:value-type="string">
            <text:p>promethion_SE_hg19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4];&quot;fastq&quot;;&quot;err&quot;)" office:value-type="string" office:string-value="promethion_SE_hg19_bwamem_8_fastp_debug_longread_R1.err" calcext:value-type="string">
            <text:p>promethion_SE_hg19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164];&quot;fastq&quot;;&quot;out&quot;)" office:value-type="string" office:string-value="promethion_SE_hg19_bwamem_8_fastp_debug_longread_R1.out" calcext:value-type="string">
            <text:p>promethion_SE_hg19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4]);0)=0;&quot;SE&quot;;&quot;PE&quot;)" office:value-type="string" office:string-value="SE" calcext:value-type="string">
            <text:p>SE</text:p>
          </table:table-cell>
          <table:table-cell table:formula="of:=IF(IFERROR(SEARCH(&quot;fastp&quot;;[.V16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6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6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5];&quot;fastq&quot;;&quot;err&quot;)" office:value-type="string" office:string-value="promethion_SE_hg19_bwamem_8_fastp_debug_R1.err" calcext:value-type="string">
            <text:p>promethion_SE_hg19_bwamem_8_fastp_debug_R1.err</text:p>
          </table:table-cell>
          <table:table-cell office:value-type="string" calcext:value-type="string">
            <text:p>-o</text:p>
          </table:table-cell>
          <table:table-cell table:formula="of:=SUBSTITUTE([.V165];&quot;fastq&quot;;&quot;out&quot;)" office:value-type="string" office:string-value="promethion_SE_hg19_bwamem_8_fastp_debug_R1.out" calcext:value-type="string">
            <text:p>promethion_SE_hg19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5]);0)=0;&quot;SE&quot;;&quot;PE&quot;)" office:value-type="string" office:string-value="SE" calcext:value-type="string">
            <text:p>SE</text:p>
          </table:table-cell>
          <table:table-cell table:formula="of:=IF(IFERROR(SEARCH(&quot;fastp&quot;;[.V16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6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65]);0)=0;&quot;&quot;;&quot;--longread&quot;)">
            <text:p/>
          </table:table-cell>
          <table:table-cell/>
          <table:table-cell office:value-type="string" calcext:value-type="string">
            <text:p>promethion_SE_hg19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6];&quot;fastq&quot;;&quot;err&quot;)" office:value-type="string" office:string-value="promethion_SE_hg19_bwamem_8_fastp_longread_R1.err" calcext:value-type="string">
            <text:p>promethion_SE_hg19_bwamem_8_fastp_longread_R1.err</text:p>
          </table:table-cell>
          <table:table-cell office:value-type="string" calcext:value-type="string">
            <text:p>-o</text:p>
          </table:table-cell>
          <table:table-cell table:formula="of:=SUBSTITUTE([.V166];&quot;fastq&quot;;&quot;out&quot;)" office:value-type="string" office:string-value="promethion_SE_hg19_bwamem_8_fastp_longread_R1.out" calcext:value-type="string">
            <text:p>promethion_SE_hg19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6]);0)=0;&quot;SE&quot;;&quot;PE&quot;)" office:value-type="string" office:string-value="SE" calcext:value-type="string">
            <text:p>SE</text:p>
          </table:table-cell>
          <table:table-cell table:formula="of:=IF(IFERROR(SEARCH(&quot;fastp&quot;;[.V16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66]);0)=0;&quot;&quot;;&quot;--debug&quot;)">
            <text:p/>
          </table:table-cell>
          <table:table-cell table:formula="of:=IF(IFERROR(SEARCH(&quot;longread&quot;;[.V16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7];&quot;fastq&quot;;&quot;err&quot;)" office:value-type="string" office:string-value="promethion_SE_hg19_bwamem_8_fastp_R1.err" calcext:value-type="string">
            <text:p>promethion_SE_hg19_bwamem_8_fastp_R1.err</text:p>
          </table:table-cell>
          <table:table-cell office:value-type="string" calcext:value-type="string">
            <text:p>-o</text:p>
          </table:table-cell>
          <table:table-cell table:formula="of:=SUBSTITUTE([.V167];&quot;fastq&quot;;&quot;out&quot;)" office:value-type="string" office:string-value="promethion_SE_hg19_bwamem_8_fastp_R1.out" calcext:value-type="string">
            <text:p>promethion_SE_hg19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7]);0)=0;&quot;SE&quot;;&quot;PE&quot;)" office:value-type="string" office:string-value="SE" calcext:value-type="string">
            <text:p>SE</text:p>
          </table:table-cell>
          <table:table-cell table:formula="of:=IF(IFERROR(SEARCH(&quot;fastp&quot;;[.V16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67]);0)=0;&quot;&quot;;&quot;--debug&quot;)">
            <text:p/>
          </table:table-cell>
          <table:table-cell table:formula="of:=IF(IFERROR(SEARCH(&quot;longread&quot;;[.V167]);0)=0;&quot;&quot;;&quot;--longread&quot;)">
            <text:p/>
          </table:table-cell>
          <table:table-cell/>
          <table:table-cell office:value-type="string" calcext:value-type="string">
            <text:p>promethion_SE_hg19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8];&quot;fastq&quot;;&quot;err&quot;)" office:value-type="string" office:string-value="promethion_SE_hg19_bwamem_8_longread_R1.err" calcext:value-type="string">
            <text:p>promethion_SE_hg19_bwamem_8_longread_R1.err</text:p>
          </table:table-cell>
          <table:table-cell office:value-type="string" calcext:value-type="string">
            <text:p>-o</text:p>
          </table:table-cell>
          <table:table-cell table:formula="of:=SUBSTITUTE([.V168];&quot;fastq&quot;;&quot;out&quot;)" office:value-type="string" office:string-value="promethion_SE_hg19_bwamem_8_longread_R1.out" calcext:value-type="string">
            <text:p>promethion_SE_hg19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8]);0)=0;&quot;SE&quot;;&quot;PE&quot;)" office:value-type="string" office:string-value="SE" calcext:value-type="string">
            <text:p>SE</text:p>
          </table:table-cell>
          <table:table-cell table:formula="of:=IF(IFERROR(SEARCH(&quot;fastp&quot;;[.V168]);0)=0;&quot;&quot;;&quot;--fastp&quot;)">
            <text:p/>
          </table:table-cell>
          <table:table-cell table:formula="of:=IF(IFERROR(SEARCH(&quot;debug&quot;;[.V168]);0)=0;&quot;&quot;;&quot;--debug&quot;)">
            <text:p/>
          </table:table-cell>
          <table:table-cell table:formula="of:=IF(IFERROR(SEARCH(&quot;longread&quot;;[.V16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9];&quot;fastq&quot;;&quot;err&quot;)" office:value-type="string" office:string-value="promethion_SE_hg19_bwamem_8_R1.err" calcext:value-type="string">
            <text:p>promethion_SE_hg19_bwamem_8_R1.err</text:p>
          </table:table-cell>
          <table:table-cell office:value-type="string" calcext:value-type="string">
            <text:p>-o</text:p>
          </table:table-cell>
          <table:table-cell table:formula="of:=SUBSTITUTE([.V169];&quot;fastq&quot;;&quot;out&quot;)" office:value-type="string" office:string-value="promethion_SE_hg19_bwamem_8_R1.out" calcext:value-type="string">
            <text:p>promethion_SE_hg19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9]);0)=0;&quot;SE&quot;;&quot;PE&quot;)" office:value-type="string" office:string-value="SE" calcext:value-type="string">
            <text:p>SE</text:p>
          </table:table-cell>
          <table:table-cell table:formula="of:=IF(IFERROR(SEARCH(&quot;fastp&quot;;[.V169]);0)=0;&quot;&quot;;&quot;--fastp&quot;)">
            <text:p/>
          </table:table-cell>
          <table:table-cell table:formula="of:=IF(IFERROR(SEARCH(&quot;debug&quot;;[.V169]);0)=0;&quot;&quot;;&quot;--debug&quot;)">
            <text:p/>
          </table:table-cell>
          <table:table-cell table:formula="of:=IF(IFERROR(SEARCH(&quot;longread&quot;;[.V169]);0)=0;&quot;&quot;;&quot;--longread&quot;)">
            <text:p/>
          </table:table-cell>
          <table:table-cell/>
          <table:table-cell office:value-type="string" calcext:value-type="string">
            <text:p>promethion_SE_hg19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0];&quot;fastq&quot;;&quot;err&quot;)" office:value-type="string" office:string-value="promethion_SE_hg19_minimap2_16_debug_longread_R1.err" calcext:value-type="string">
            <text:p>promethion_SE_hg19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170];&quot;fastq&quot;;&quot;out&quot;)" office:value-type="string" office:string-value="promethion_SE_hg19_minimap2_16_debug_longread_R1.out" calcext:value-type="string">
            <text:p>promethion_SE_hg19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0]);0)=0;&quot;SE&quot;;&quot;PE&quot;)" office:value-type="string" office:string-value="SE" calcext:value-type="string">
            <text:p>SE</text:p>
          </table:table-cell>
          <table:table-cell table:formula="of:=IF(IFERROR(SEARCH(&quot;fastp&quot;;[.V170]);0)=0;&quot;&quot;;&quot;--fastp&quot;)">
            <text:p/>
          </table:table-cell>
          <table:table-cell table:formula="of:=IF(IFERROR(SEARCH(&quot;debug&quot;;[.V17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7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1];&quot;fastq&quot;;&quot;err&quot;)" office:value-type="string" office:string-value="promethion_SE_hg19_minimap2_16_debug_R1.err" calcext:value-type="string">
            <text:p>promethion_SE_hg19_minimap2_16_debug_R1.err</text:p>
          </table:table-cell>
          <table:table-cell office:value-type="string" calcext:value-type="string">
            <text:p>-o</text:p>
          </table:table-cell>
          <table:table-cell table:formula="of:=SUBSTITUTE([.V171];&quot;fastq&quot;;&quot;out&quot;)" office:value-type="string" office:string-value="promethion_SE_hg19_minimap2_16_debug_R1.out" calcext:value-type="string">
            <text:p>promethion_SE_hg19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1]);0)=0;&quot;SE&quot;;&quot;PE&quot;)" office:value-type="string" office:string-value="SE" calcext:value-type="string">
            <text:p>SE</text:p>
          </table:table-cell>
          <table:table-cell table:formula="of:=IF(IFERROR(SEARCH(&quot;fastp&quot;;[.V171]);0)=0;&quot;&quot;;&quot;--fastp&quot;)">
            <text:p/>
          </table:table-cell>
          <table:table-cell table:formula="of:=IF(IFERROR(SEARCH(&quot;debug&quot;;[.V17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71]);0)=0;&quot;&quot;;&quot;--longread&quot;)">
            <text:p/>
          </table:table-cell>
          <table:table-cell/>
          <table:table-cell office:value-type="string" calcext:value-type="string">
            <text:p>promethion_SE_hg19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2];&quot;fastq&quot;;&quot;err&quot;)" office:value-type="string" office:string-value="promethion_SE_hg19_minimap2_16_fastp_debug_longread_R1.err" calcext:value-type="string">
            <text:p>promethion_SE_hg19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172];&quot;fastq&quot;;&quot;out&quot;)" office:value-type="string" office:string-value="promethion_SE_hg19_minimap2_16_fastp_debug_longread_R1.out" calcext:value-type="string">
            <text:p>promethion_SE_hg19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2]);0)=0;&quot;SE&quot;;&quot;PE&quot;)" office:value-type="string" office:string-value="SE" calcext:value-type="string">
            <text:p>SE</text:p>
          </table:table-cell>
          <table:table-cell table:formula="of:=IF(IFERROR(SEARCH(&quot;fastp&quot;;[.V17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7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7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3];&quot;fastq&quot;;&quot;err&quot;)" office:value-type="string" office:string-value="promethion_SE_hg19_minimap2_16_fastp_debug_R1.err" calcext:value-type="string">
            <text:p>promethion_SE_hg19_minimap2_16_fastp_debug_R1.err</text:p>
          </table:table-cell>
          <table:table-cell office:value-type="string" calcext:value-type="string">
            <text:p>-o</text:p>
          </table:table-cell>
          <table:table-cell table:formula="of:=SUBSTITUTE([.V173];&quot;fastq&quot;;&quot;out&quot;)" office:value-type="string" office:string-value="promethion_SE_hg19_minimap2_16_fastp_debug_R1.out" calcext:value-type="string">
            <text:p>promethion_SE_hg19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3]);0)=0;&quot;SE&quot;;&quot;PE&quot;)" office:value-type="string" office:string-value="SE" calcext:value-type="string">
            <text:p>SE</text:p>
          </table:table-cell>
          <table:table-cell table:formula="of:=IF(IFERROR(SEARCH(&quot;fastp&quot;;[.V17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7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73]);0)=0;&quot;&quot;;&quot;--longread&quot;)">
            <text:p/>
          </table:table-cell>
          <table:table-cell/>
          <table:table-cell office:value-type="string" calcext:value-type="string">
            <text:p>promethion_SE_hg19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4];&quot;fastq&quot;;&quot;err&quot;)" office:value-type="string" office:string-value="promethion_SE_hg19_minimap2_16_fastp_longread_R1.err" calcext:value-type="string">
            <text:p>promethion_SE_hg19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174];&quot;fastq&quot;;&quot;out&quot;)" office:value-type="string" office:string-value="promethion_SE_hg19_minimap2_16_fastp_longread_R1.out" calcext:value-type="string">
            <text:p>promethion_SE_hg19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4]);0)=0;&quot;SE&quot;;&quot;PE&quot;)" office:value-type="string" office:string-value="SE" calcext:value-type="string">
            <text:p>SE</text:p>
          </table:table-cell>
          <table:table-cell table:formula="of:=IF(IFERROR(SEARCH(&quot;fastp&quot;;[.V17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74]);0)=0;&quot;&quot;;&quot;--debug&quot;)">
            <text:p/>
          </table:table-cell>
          <table:table-cell table:formula="of:=IF(IFERROR(SEARCH(&quot;longread&quot;;[.V17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5];&quot;fastq&quot;;&quot;err&quot;)" office:value-type="string" office:string-value="promethion_SE_hg19_minimap2_16_fastp_R1.err" calcext:value-type="string">
            <text:p>promethion_SE_hg19_minimap2_16_fastp_R1.err</text:p>
          </table:table-cell>
          <table:table-cell office:value-type="string" calcext:value-type="string">
            <text:p>-o</text:p>
          </table:table-cell>
          <table:table-cell table:formula="of:=SUBSTITUTE([.V175];&quot;fastq&quot;;&quot;out&quot;)" office:value-type="string" office:string-value="promethion_SE_hg19_minimap2_16_fastp_R1.out" calcext:value-type="string">
            <text:p>promethion_SE_hg19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5]);0)=0;&quot;SE&quot;;&quot;PE&quot;)" office:value-type="string" office:string-value="SE" calcext:value-type="string">
            <text:p>SE</text:p>
          </table:table-cell>
          <table:table-cell table:formula="of:=IF(IFERROR(SEARCH(&quot;fastp&quot;;[.V17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75]);0)=0;&quot;&quot;;&quot;--debug&quot;)">
            <text:p/>
          </table:table-cell>
          <table:table-cell table:formula="of:=IF(IFERROR(SEARCH(&quot;longread&quot;;[.V175]);0)=0;&quot;&quot;;&quot;--longread&quot;)">
            <text:p/>
          </table:table-cell>
          <table:table-cell/>
          <table:table-cell office:value-type="string" calcext:value-type="string">
            <text:p>promethion_SE_hg19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6];&quot;fastq&quot;;&quot;err&quot;)" office:value-type="string" office:string-value="promethion_SE_hg19_minimap2_16_longread_R1.err" calcext:value-type="string">
            <text:p>promethion_SE_hg19_minimap2_16_longread_R1.err</text:p>
          </table:table-cell>
          <table:table-cell office:value-type="string" calcext:value-type="string">
            <text:p>-o</text:p>
          </table:table-cell>
          <table:table-cell table:formula="of:=SUBSTITUTE([.V176];&quot;fastq&quot;;&quot;out&quot;)" office:value-type="string" office:string-value="promethion_SE_hg19_minimap2_16_longread_R1.out" calcext:value-type="string">
            <text:p>promethion_SE_hg19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6]);0)=0;&quot;SE&quot;;&quot;PE&quot;)" office:value-type="string" office:string-value="SE" calcext:value-type="string">
            <text:p>SE</text:p>
          </table:table-cell>
          <table:table-cell table:formula="of:=IF(IFERROR(SEARCH(&quot;fastp&quot;;[.V176]);0)=0;&quot;&quot;;&quot;--fastp&quot;)">
            <text:p/>
          </table:table-cell>
          <table:table-cell table:formula="of:=IF(IFERROR(SEARCH(&quot;debug&quot;;[.V176]);0)=0;&quot;&quot;;&quot;--debug&quot;)">
            <text:p/>
          </table:table-cell>
          <table:table-cell table:formula="of:=IF(IFERROR(SEARCH(&quot;longread&quot;;[.V17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7];&quot;fastq&quot;;&quot;err&quot;)" office:value-type="string" office:string-value="promethion_SE_hg19_minimap2_16_R1.err" calcext:value-type="string">
            <text:p>promethion_SE_hg19_minimap2_16_R1.err</text:p>
          </table:table-cell>
          <table:table-cell office:value-type="string" calcext:value-type="string">
            <text:p>-o</text:p>
          </table:table-cell>
          <table:table-cell table:formula="of:=SUBSTITUTE([.V177];&quot;fastq&quot;;&quot;out&quot;)" office:value-type="string" office:string-value="promethion_SE_hg19_minimap2_16_R1.out" calcext:value-type="string">
            <text:p>promethion_SE_hg19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7]);0)=0;&quot;SE&quot;;&quot;PE&quot;)" office:value-type="string" office:string-value="SE" calcext:value-type="string">
            <text:p>SE</text:p>
          </table:table-cell>
          <table:table-cell table:formula="of:=IF(IFERROR(SEARCH(&quot;fastp&quot;;[.V177]);0)=0;&quot;&quot;;&quot;--fastp&quot;)">
            <text:p/>
          </table:table-cell>
          <table:table-cell table:formula="of:=IF(IFERROR(SEARCH(&quot;debug&quot;;[.V177]);0)=0;&quot;&quot;;&quot;--debug&quot;)">
            <text:p/>
          </table:table-cell>
          <table:table-cell table:formula="of:=IF(IFERROR(SEARCH(&quot;longread&quot;;[.V177]);0)=0;&quot;&quot;;&quot;--longread&quot;)">
            <text:p/>
          </table:table-cell>
          <table:table-cell/>
          <table:table-cell office:value-type="string" calcext:value-type="string">
            <text:p>promethion_SE_hg19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8];&quot;fastq&quot;;&quot;err&quot;)" office:value-type="string" office:string-value="promethion_SE_hg19_minimap2_8_debug_longread_R1.err" calcext:value-type="string">
            <text:p>promethion_SE_hg19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178];&quot;fastq&quot;;&quot;out&quot;)" office:value-type="string" office:string-value="promethion_SE_hg19_minimap2_8_debug_longread_R1.out" calcext:value-type="string">
            <text:p>promethion_SE_hg19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78]);0)=0;&quot;SE&quot;;&quot;PE&quot;)" office:value-type="string" office:string-value="SE" calcext:value-type="string">
            <text:p>SE</text:p>
          </table:table-cell>
          <table:table-cell table:formula="of:=IF(IFERROR(SEARCH(&quot;fastp&quot;;[.V178]);0)=0;&quot;&quot;;&quot;--fastp&quot;)">
            <text:p/>
          </table:table-cell>
          <table:table-cell table:formula="of:=IF(IFERROR(SEARCH(&quot;debug&quot;;[.V17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7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9];&quot;fastq&quot;;&quot;err&quot;)" office:value-type="string" office:string-value="promethion_SE_hg19_minimap2_8_debug_R1.err" calcext:value-type="string">
            <text:p>promethion_SE_hg19_minimap2_8_debug_R1.err</text:p>
          </table:table-cell>
          <table:table-cell office:value-type="string" calcext:value-type="string">
            <text:p>-o</text:p>
          </table:table-cell>
          <table:table-cell table:formula="of:=SUBSTITUTE([.V179];&quot;fastq&quot;;&quot;out&quot;)" office:value-type="string" office:string-value="promethion_SE_hg19_minimap2_8_debug_R1.out" calcext:value-type="string">
            <text:p>promethion_SE_hg19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79]);0)=0;&quot;SE&quot;;&quot;PE&quot;)" office:value-type="string" office:string-value="SE" calcext:value-type="string">
            <text:p>SE</text:p>
          </table:table-cell>
          <table:table-cell table:formula="of:=IF(IFERROR(SEARCH(&quot;fastp&quot;;[.V179]);0)=0;&quot;&quot;;&quot;--fastp&quot;)">
            <text:p/>
          </table:table-cell>
          <table:table-cell table:formula="of:=IF(IFERROR(SEARCH(&quot;debug&quot;;[.V17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79]);0)=0;&quot;&quot;;&quot;--longread&quot;)">
            <text:p/>
          </table:table-cell>
          <table:table-cell/>
          <table:table-cell office:value-type="string" calcext:value-type="string">
            <text:p>promethion_SE_hg19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0];&quot;fastq&quot;;&quot;err&quot;)" office:value-type="string" office:string-value="promethion_SE_hg19_minimap2_8_fastp_debug_longread_R1.err" calcext:value-type="string">
            <text:p>promethion_SE_hg19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180];&quot;fastq&quot;;&quot;out&quot;)" office:value-type="string" office:string-value="promethion_SE_hg19_minimap2_8_fastp_debug_longread_R1.out" calcext:value-type="string">
            <text:p>promethion_SE_hg19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0]);0)=0;&quot;SE&quot;;&quot;PE&quot;)" office:value-type="string" office:string-value="SE" calcext:value-type="string">
            <text:p>SE</text:p>
          </table:table-cell>
          <table:table-cell table:formula="of:=IF(IFERROR(SEARCH(&quot;fastp&quot;;[.V18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8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1];&quot;fastq&quot;;&quot;err&quot;)" office:value-type="string" office:string-value="promethion_SE_hg19_minimap2_8_fastp_debug_R1.err" calcext:value-type="string">
            <text:p>promethion_SE_hg19_minimap2_8_fastp_debug_R1.err</text:p>
          </table:table-cell>
          <table:table-cell office:value-type="string" calcext:value-type="string">
            <text:p>-o</text:p>
          </table:table-cell>
          <table:table-cell table:formula="of:=SUBSTITUTE([.V181];&quot;fastq&quot;;&quot;out&quot;)" office:value-type="string" office:string-value="promethion_SE_hg19_minimap2_8_fastp_debug_R1.out" calcext:value-type="string">
            <text:p>promethion_SE_hg19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1]);0)=0;&quot;SE&quot;;&quot;PE&quot;)" office:value-type="string" office:string-value="SE" calcext:value-type="string">
            <text:p>SE</text:p>
          </table:table-cell>
          <table:table-cell table:formula="of:=IF(IFERROR(SEARCH(&quot;fastp&quot;;[.V18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8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1]);0)=0;&quot;&quot;;&quot;--longread&quot;)">
            <text:p/>
          </table:table-cell>
          <table:table-cell/>
          <table:table-cell office:value-type="string" calcext:value-type="string">
            <text:p>promethion_SE_hg19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2];&quot;fastq&quot;;&quot;err&quot;)" office:value-type="string" office:string-value="promethion_SE_hg19_minimap2_8_fastp_longread_R1.err" calcext:value-type="string">
            <text:p>promethion_SE_hg19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182];&quot;fastq&quot;;&quot;out&quot;)" office:value-type="string" office:string-value="promethion_SE_hg19_minimap2_8_fastp_longread_R1.out" calcext:value-type="string">
            <text:p>promethion_SE_hg19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2]);0)=0;&quot;SE&quot;;&quot;PE&quot;)" office:value-type="string" office:string-value="SE" calcext:value-type="string">
            <text:p>SE</text:p>
          </table:table-cell>
          <table:table-cell table:formula="of:=IF(IFERROR(SEARCH(&quot;fastp&quot;;[.V18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82]);0)=0;&quot;&quot;;&quot;--debug&quot;)">
            <text:p/>
          </table:table-cell>
          <table:table-cell table:formula="of:=IF(IFERROR(SEARCH(&quot;longread&quot;;[.V18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3];&quot;fastq&quot;;&quot;err&quot;)" office:value-type="string" office:string-value="promethion_SE_hg19_minimap2_8_fastp_R1.err" calcext:value-type="string">
            <text:p>promethion_SE_hg19_minimap2_8_fastp_R1.err</text:p>
          </table:table-cell>
          <table:table-cell office:value-type="string" calcext:value-type="string">
            <text:p>-o</text:p>
          </table:table-cell>
          <table:table-cell table:formula="of:=SUBSTITUTE([.V183];&quot;fastq&quot;;&quot;out&quot;)" office:value-type="string" office:string-value="promethion_SE_hg19_minimap2_8_fastp_R1.out" calcext:value-type="string">
            <text:p>promethion_SE_hg19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3]);0)=0;&quot;SE&quot;;&quot;PE&quot;)" office:value-type="string" office:string-value="SE" calcext:value-type="string">
            <text:p>SE</text:p>
          </table:table-cell>
          <table:table-cell table:formula="of:=IF(IFERROR(SEARCH(&quot;fastp&quot;;[.V18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83]);0)=0;&quot;&quot;;&quot;--debug&quot;)">
            <text:p/>
          </table:table-cell>
          <table:table-cell table:formula="of:=IF(IFERROR(SEARCH(&quot;longread&quot;;[.V183]);0)=0;&quot;&quot;;&quot;--longread&quot;)">
            <text:p/>
          </table:table-cell>
          <table:table-cell/>
          <table:table-cell office:value-type="string" calcext:value-type="string">
            <text:p>promethion_SE_hg19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4];&quot;fastq&quot;;&quot;err&quot;)" office:value-type="string" office:string-value="promethion_SE_hg19_minimap2_8_longread_R1.err" calcext:value-type="string">
            <text:p>promethion_SE_hg19_minimap2_8_longread_R1.err</text:p>
          </table:table-cell>
          <table:table-cell office:value-type="string" calcext:value-type="string">
            <text:p>-o</text:p>
          </table:table-cell>
          <table:table-cell table:formula="of:=SUBSTITUTE([.V184];&quot;fastq&quot;;&quot;out&quot;)" office:value-type="string" office:string-value="promethion_SE_hg19_minimap2_8_longread_R1.out" calcext:value-type="string">
            <text:p>promethion_SE_hg19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4]);0)=0;&quot;SE&quot;;&quot;PE&quot;)" office:value-type="string" office:string-value="SE" calcext:value-type="string">
            <text:p>SE</text:p>
          </table:table-cell>
          <table:table-cell table:formula="of:=IF(IFERROR(SEARCH(&quot;fastp&quot;;[.V184]);0)=0;&quot;&quot;;&quot;--fastp&quot;)">
            <text:p/>
          </table:table-cell>
          <table:table-cell table:formula="of:=IF(IFERROR(SEARCH(&quot;debug&quot;;[.V184]);0)=0;&quot;&quot;;&quot;--debug&quot;)">
            <text:p/>
          </table:table-cell>
          <table:table-cell table:formula="of:=IF(IFERROR(SEARCH(&quot;longread&quot;;[.V18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5];&quot;fastq&quot;;&quot;err&quot;)" office:value-type="string" office:string-value="promethion_SE_hg19_minimap2_8_R1.err" calcext:value-type="string">
            <text:p>promethion_SE_hg19_minimap2_8_R1.err</text:p>
          </table:table-cell>
          <table:table-cell office:value-type="string" calcext:value-type="string">
            <text:p>-o</text:p>
          </table:table-cell>
          <table:table-cell table:formula="of:=SUBSTITUTE([.V185];&quot;fastq&quot;;&quot;out&quot;)" office:value-type="string" office:string-value="promethion_SE_hg19_minimap2_8_R1.out" calcext:value-type="string">
            <text:p>promethion_SE_hg19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5]);0)=0;&quot;SE&quot;;&quot;PE&quot;)" office:value-type="string" office:string-value="SE" calcext:value-type="string">
            <text:p>SE</text:p>
          </table:table-cell>
          <table:table-cell table:formula="of:=IF(IFERROR(SEARCH(&quot;fastp&quot;;[.V185]);0)=0;&quot;&quot;;&quot;--fastp&quot;)">
            <text:p/>
          </table:table-cell>
          <table:table-cell table:formula="of:=IF(IFERROR(SEARCH(&quot;debug&quot;;[.V185]);0)=0;&quot;&quot;;&quot;--debug&quot;)">
            <text:p/>
          </table:table-cell>
          <table:table-cell table:formula="of:=IF(IFERROR(SEARCH(&quot;longread&quot;;[.V185]);0)=0;&quot;&quot;;&quot;--longread&quot;)">
            <text:p/>
          </table:table-cell>
          <table:table-cell/>
          <table:table-cell office:value-type="string" calcext:value-type="string">
            <text:p>promethion_SE_hg19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6];&quot;fastq&quot;;&quot;err&quot;)" office:value-type="string" office:string-value="promethion_SE_PA14_bwamem_16_debug_longread_R1.err" calcext:value-type="string">
            <text:p>promethion_SE_PA14_bwamem_16_debug_longread_R1.err</text:p>
          </table:table-cell>
          <table:table-cell office:value-type="string" calcext:value-type="string">
            <text:p>-o</text:p>
          </table:table-cell>
          <table:table-cell table:formula="of:=SUBSTITUTE([.V186];&quot;fastq&quot;;&quot;out&quot;)" office:value-type="string" office:string-value="promethion_SE_PA14_bwamem_16_debug_longread_R1.out" calcext:value-type="string">
            <text:p>promethion_SE_PA14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8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86]);0)=0;&quot;SE&quot;;&quot;PE&quot;)" office:value-type="string" office:string-value="SE" calcext:value-type="string">
            <text:p>SE</text:p>
          </table:table-cell>
          <table:table-cell table:formula="of:=IF(IFERROR(SEARCH(&quot;fastp&quot;;[.V186]);0)=0;&quot;&quot;;&quot;--fastp&quot;)">
            <text:p/>
          </table:table-cell>
          <table:table-cell table:formula="of:=IF(IFERROR(SEARCH(&quot;debug&quot;;[.V18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7];&quot;fastq&quot;;&quot;err&quot;)" office:value-type="string" office:string-value="promethion_SE_PA14_bwamem_16_debug_R1.err" calcext:value-type="string">
            <text:p>promethion_SE_PA14_bwamem_16_debug_R1.err</text:p>
          </table:table-cell>
          <table:table-cell office:value-type="string" calcext:value-type="string">
            <text:p>-o</text:p>
          </table:table-cell>
          <table:table-cell table:formula="of:=SUBSTITUTE([.V187];&quot;fastq&quot;;&quot;out&quot;)" office:value-type="string" office:string-value="promethion_SE_PA14_bwamem_16_debug_R1.out" calcext:value-type="string">
            <text:p>promethion_SE_PA14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8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87]);0)=0;&quot;SE&quot;;&quot;PE&quot;)" office:value-type="string" office:string-value="SE" calcext:value-type="string">
            <text:p>SE</text:p>
          </table:table-cell>
          <table:table-cell table:formula="of:=IF(IFERROR(SEARCH(&quot;fastp&quot;;[.V187]);0)=0;&quot;&quot;;&quot;--fastp&quot;)">
            <text:p/>
          </table:table-cell>
          <table:table-cell table:formula="of:=IF(IFERROR(SEARCH(&quot;debug&quot;;[.V18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7]);0)=0;&quot;&quot;;&quot;--longread&quot;)">
            <text:p/>
          </table:table-cell>
          <table:table-cell/>
          <table:table-cell office:value-type="string" calcext:value-type="string">
            <text:p>promethion_SE_PA14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8];&quot;fastq&quot;;&quot;err&quot;)" office:value-type="string" office:string-value="promethion_SE_PA14_bwamem_16_fastp_debug_longread_R1.err" calcext:value-type="string">
            <text:p>promethion_SE_PA14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188];&quot;fastq&quot;;&quot;out&quot;)" office:value-type="string" office:string-value="promethion_SE_PA14_bwamem_16_fastp_debug_longread_R1.out" calcext:value-type="string">
            <text:p>promethion_SE_PA14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8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88]);0)=0;&quot;SE&quot;;&quot;PE&quot;)" office:value-type="string" office:string-value="SE" calcext:value-type="string">
            <text:p>SE</text:p>
          </table:table-cell>
          <table:table-cell table:formula="of:=IF(IFERROR(SEARCH(&quot;fastp&quot;;[.V18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8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9];&quot;fastq&quot;;&quot;err&quot;)" office:value-type="string" office:string-value="promethion_SE_PA14_bwamem_16_fastp_debug_R1.err" calcext:value-type="string">
            <text:p>promethion_SE_PA14_bwamem_16_fastp_debug_R1.err</text:p>
          </table:table-cell>
          <table:table-cell office:value-type="string" calcext:value-type="string">
            <text:p>-o</text:p>
          </table:table-cell>
          <table:table-cell table:formula="of:=SUBSTITUTE([.V189];&quot;fastq&quot;;&quot;out&quot;)" office:value-type="string" office:string-value="promethion_SE_PA14_bwamem_16_fastp_debug_R1.out" calcext:value-type="string">
            <text:p>promethion_SE_PA14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8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89]);0)=0;&quot;SE&quot;;&quot;PE&quot;)" office:value-type="string" office:string-value="SE" calcext:value-type="string">
            <text:p>SE</text:p>
          </table:table-cell>
          <table:table-cell table:formula="of:=IF(IFERROR(SEARCH(&quot;fastp&quot;;[.V18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8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9]);0)=0;&quot;&quot;;&quot;--longread&quot;)">
            <text:p/>
          </table:table-cell>
          <table:table-cell/>
          <table:table-cell office:value-type="string" calcext:value-type="string">
            <text:p>promethion_SE_PA14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0];&quot;fastq&quot;;&quot;err&quot;)" office:value-type="string" office:string-value="promethion_SE_PA14_bwamem_16_fastp_longread_R1.err" calcext:value-type="string">
            <text:p>promethion_SE_PA14_bwamem_16_fastp_longread_R1.err</text:p>
          </table:table-cell>
          <table:table-cell office:value-type="string" calcext:value-type="string">
            <text:p>-o</text:p>
          </table:table-cell>
          <table:table-cell table:formula="of:=SUBSTITUTE([.V190];&quot;fastq&quot;;&quot;out&quot;)" office:value-type="string" office:string-value="promethion_SE_PA14_bwamem_16_fastp_longread_R1.out" calcext:value-type="string">
            <text:p>promethion_SE_PA14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90]);0)=0;&quot;SE&quot;;&quot;PE&quot;)" office:value-type="string" office:string-value="SE" calcext:value-type="string">
            <text:p>SE</text:p>
          </table:table-cell>
          <table:table-cell table:formula="of:=IF(IFERROR(SEARCH(&quot;fastp&quot;;[.V19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0]);0)=0;&quot;&quot;;&quot;--debug&quot;)">
            <text:p/>
          </table:table-cell>
          <table:table-cell table:formula="of:=IF(IFERROR(SEARCH(&quot;longread&quot;;[.V19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1];&quot;fastq&quot;;&quot;err&quot;)" office:value-type="string" office:string-value="promethion_SE_PA14_bwamem_16_fastp_R1.err" calcext:value-type="string">
            <text:p>promethion_SE_PA14_bwamem_16_fastp_R1.err</text:p>
          </table:table-cell>
          <table:table-cell office:value-type="string" calcext:value-type="string">
            <text:p>-o</text:p>
          </table:table-cell>
          <table:table-cell table:formula="of:=SUBSTITUTE([.V191];&quot;fastq&quot;;&quot;out&quot;)" office:value-type="string" office:string-value="promethion_SE_PA14_bwamem_16_fastp_R1.out" calcext:value-type="string">
            <text:p>promethion_SE_PA14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91]);0)=0;&quot;SE&quot;;&quot;PE&quot;)" office:value-type="string" office:string-value="SE" calcext:value-type="string">
            <text:p>SE</text:p>
          </table:table-cell>
          <table:table-cell table:formula="of:=IF(IFERROR(SEARCH(&quot;fastp&quot;;[.V19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1]);0)=0;&quot;&quot;;&quot;--debug&quot;)">
            <text:p/>
          </table:table-cell>
          <table:table-cell table:formula="of:=IF(IFERROR(SEARCH(&quot;longread&quot;;[.V191]);0)=0;&quot;&quot;;&quot;--longread&quot;)">
            <text:p/>
          </table:table-cell>
          <table:table-cell/>
          <table:table-cell office:value-type="string" calcext:value-type="string">
            <text:p>promethion_SE_PA14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2];&quot;fastq&quot;;&quot;err&quot;)" office:value-type="string" office:string-value="promethion_SE_PA14_bwamem_16_longread_R1.err" calcext:value-type="string">
            <text:p>promethion_SE_PA14_bwamem_16_longread_R1.err</text:p>
          </table:table-cell>
          <table:table-cell office:value-type="string" calcext:value-type="string">
            <text:p>-o</text:p>
          </table:table-cell>
          <table:table-cell table:formula="of:=SUBSTITUTE([.V192];&quot;fastq&quot;;&quot;out&quot;)" office:value-type="string" office:string-value="promethion_SE_PA14_bwamem_16_longread_R1.out" calcext:value-type="string">
            <text:p>promethion_SE_PA14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92]);0)=0;&quot;SE&quot;;&quot;PE&quot;)" office:value-type="string" office:string-value="SE" calcext:value-type="string">
            <text:p>SE</text:p>
          </table:table-cell>
          <table:table-cell table:formula="of:=IF(IFERROR(SEARCH(&quot;fastp&quot;;[.V192]);0)=0;&quot;&quot;;&quot;--fastp&quot;)">
            <text:p/>
          </table:table-cell>
          <table:table-cell table:formula="of:=IF(IFERROR(SEARCH(&quot;debug&quot;;[.V192]);0)=0;&quot;&quot;;&quot;--debug&quot;)">
            <text:p/>
          </table:table-cell>
          <table:table-cell table:formula="of:=IF(IFERROR(SEARCH(&quot;longread&quot;;[.V19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3];&quot;fastq&quot;;&quot;err&quot;)" office:value-type="string" office:string-value="promethion_SE_PA14_bwamem_16_R1.err" calcext:value-type="string">
            <text:p>promethion_SE_PA14_bwamem_16_R1.err</text:p>
          </table:table-cell>
          <table:table-cell office:value-type="string" calcext:value-type="string">
            <text:p>-o</text:p>
          </table:table-cell>
          <table:table-cell table:formula="of:=SUBSTITUTE([.V193];&quot;fastq&quot;;&quot;out&quot;)" office:value-type="string" office:string-value="promethion_SE_PA14_bwamem_16_R1.out" calcext:value-type="string">
            <text:p>promethion_SE_PA14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93]);0)=0;&quot;SE&quot;;&quot;PE&quot;)" office:value-type="string" office:string-value="SE" calcext:value-type="string">
            <text:p>SE</text:p>
          </table:table-cell>
          <table:table-cell table:formula="of:=IF(IFERROR(SEARCH(&quot;fastp&quot;;[.V193]);0)=0;&quot;&quot;;&quot;--fastp&quot;)">
            <text:p/>
          </table:table-cell>
          <table:table-cell table:formula="of:=IF(IFERROR(SEARCH(&quot;debug&quot;;[.V193]);0)=0;&quot;&quot;;&quot;--debug&quot;)">
            <text:p/>
          </table:table-cell>
          <table:table-cell table:formula="of:=IF(IFERROR(SEARCH(&quot;longread&quot;;[.V193]);0)=0;&quot;&quot;;&quot;--longread&quot;)">
            <text:p/>
          </table:table-cell>
          <table:table-cell/>
          <table:table-cell office:value-type="string" calcext:value-type="string">
            <text:p>promethion_SE_PA14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4];&quot;fastq&quot;;&quot;err&quot;)" office:value-type="string" office:string-value="promethion_SE_PA14_bwamem_8_debug_longread_R1.err" calcext:value-type="string">
            <text:p>promethion_SE_PA14_bwamem_8_debug_longread_R1.err</text:p>
          </table:table-cell>
          <table:table-cell office:value-type="string" calcext:value-type="string">
            <text:p>-o</text:p>
          </table:table-cell>
          <table:table-cell table:formula="of:=SUBSTITUTE([.V194];&quot;fastq&quot;;&quot;out&quot;)" office:value-type="string" office:string-value="promethion_SE_PA14_bwamem_8_debug_longread_R1.out" calcext:value-type="string">
            <text:p>promethion_SE_PA14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94]);0)=0;&quot;SE&quot;;&quot;PE&quot;)" office:value-type="string" office:string-value="SE" calcext:value-type="string">
            <text:p>SE</text:p>
          </table:table-cell>
          <table:table-cell table:formula="of:=IF(IFERROR(SEARCH(&quot;fastp&quot;;[.V194]);0)=0;&quot;&quot;;&quot;--fastp&quot;)">
            <text:p/>
          </table:table-cell>
          <table:table-cell table:formula="of:=IF(IFERROR(SEARCH(&quot;debug&quot;;[.V19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9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5];&quot;fastq&quot;;&quot;err&quot;)" office:value-type="string" office:string-value="promethion_SE_PA14_bwamem_8_debug_R1.err" calcext:value-type="string">
            <text:p>promethion_SE_PA14_bwamem_8_debug_R1.err</text:p>
          </table:table-cell>
          <table:table-cell office:value-type="string" calcext:value-type="string">
            <text:p>-o</text:p>
          </table:table-cell>
          <table:table-cell table:formula="of:=SUBSTITUTE([.V195];&quot;fastq&quot;;&quot;out&quot;)" office:value-type="string" office:string-value="promethion_SE_PA14_bwamem_8_debug_R1.out" calcext:value-type="string">
            <text:p>promethion_SE_PA14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95]);0)=0;&quot;SE&quot;;&quot;PE&quot;)" office:value-type="string" office:string-value="SE" calcext:value-type="string">
            <text:p>SE</text:p>
          </table:table-cell>
          <table:table-cell table:formula="of:=IF(IFERROR(SEARCH(&quot;fastp&quot;;[.V195]);0)=0;&quot;&quot;;&quot;--fastp&quot;)">
            <text:p/>
          </table:table-cell>
          <table:table-cell table:formula="of:=IF(IFERROR(SEARCH(&quot;debug&quot;;[.V19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95]);0)=0;&quot;&quot;;&quot;--longread&quot;)">
            <text:p/>
          </table:table-cell>
          <table:table-cell/>
          <table:table-cell office:value-type="string" calcext:value-type="string">
            <text:p>promethion_SE_PA14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6];&quot;fastq&quot;;&quot;err&quot;)" office:value-type="string" office:string-value="promethion_SE_PA14_bwamem_8_fastp_debug_longread_R1.err" calcext:value-type="string">
            <text:p>promethion_SE_PA14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196];&quot;fastq&quot;;&quot;out&quot;)" office:value-type="string" office:string-value="promethion_SE_PA14_bwamem_8_fastp_debug_longread_R1.out" calcext:value-type="string">
            <text:p>promethion_SE_PA14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96]);0)=0;&quot;SE&quot;;&quot;PE&quot;)" office:value-type="string" office:string-value="SE" calcext:value-type="string">
            <text:p>SE</text:p>
          </table:table-cell>
          <table:table-cell table:formula="of:=IF(IFERROR(SEARCH(&quot;fastp&quot;;[.V19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9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7];&quot;fastq&quot;;&quot;err&quot;)" office:value-type="string" office:string-value="promethion_SE_PA14_bwamem_8_fastp_debug_R1.err" calcext:value-type="string">
            <text:p>promethion_SE_PA14_bwamem_8_fastp_debug_R1.err</text:p>
          </table:table-cell>
          <table:table-cell office:value-type="string" calcext:value-type="string">
            <text:p>-o</text:p>
          </table:table-cell>
          <table:table-cell table:formula="of:=SUBSTITUTE([.V197];&quot;fastq&quot;;&quot;out&quot;)" office:value-type="string" office:string-value="promethion_SE_PA14_bwamem_8_fastp_debug_R1.out" calcext:value-type="string">
            <text:p>promethion_SE_PA14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97]);0)=0;&quot;SE&quot;;&quot;PE&quot;)" office:value-type="string" office:string-value="SE" calcext:value-type="string">
            <text:p>SE</text:p>
          </table:table-cell>
          <table:table-cell table:formula="of:=IF(IFERROR(SEARCH(&quot;fastp&quot;;[.V19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97]);0)=0;&quot;&quot;;&quot;--longread&quot;)">
            <text:p/>
          </table:table-cell>
          <table:table-cell/>
          <table:table-cell office:value-type="string" calcext:value-type="string">
            <text:p>promethion_SE_PA14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8];&quot;fastq&quot;;&quot;err&quot;)" office:value-type="string" office:string-value="promethion_SE_PA14_bwamem_8_fastp_longread_R1.err" calcext:value-type="string">
            <text:p>promethion_SE_PA14_bwamem_8_fastp_longread_R1.err</text:p>
          </table:table-cell>
          <table:table-cell office:value-type="string" calcext:value-type="string">
            <text:p>-o</text:p>
          </table:table-cell>
          <table:table-cell table:formula="of:=SUBSTITUTE([.V198];&quot;fastq&quot;;&quot;out&quot;)" office:value-type="string" office:string-value="promethion_SE_PA14_bwamem_8_fastp_longread_R1.out" calcext:value-type="string">
            <text:p>promethion_SE_PA14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98]);0)=0;&quot;SE&quot;;&quot;PE&quot;)" office:value-type="string" office:string-value="SE" calcext:value-type="string">
            <text:p>SE</text:p>
          </table:table-cell>
          <table:table-cell table:formula="of:=IF(IFERROR(SEARCH(&quot;fastp&quot;;[.V19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8]);0)=0;&quot;&quot;;&quot;--debug&quot;)">
            <text:p/>
          </table:table-cell>
          <table:table-cell table:formula="of:=IF(IFERROR(SEARCH(&quot;longread&quot;;[.V19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9];&quot;fastq&quot;;&quot;err&quot;)" office:value-type="string" office:string-value="promethion_SE_PA14_bwamem_8_fastp_R1.err" calcext:value-type="string">
            <text:p>promethion_SE_PA14_bwamem_8_fastp_R1.err</text:p>
          </table:table-cell>
          <table:table-cell office:value-type="string" calcext:value-type="string">
            <text:p>-o</text:p>
          </table:table-cell>
          <table:table-cell table:formula="of:=SUBSTITUTE([.V199];&quot;fastq&quot;;&quot;out&quot;)" office:value-type="string" office:string-value="promethion_SE_PA14_bwamem_8_fastp_R1.out" calcext:value-type="string">
            <text:p>promethion_SE_PA14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99]);0)=0;&quot;SE&quot;;&quot;PE&quot;)" office:value-type="string" office:string-value="SE" calcext:value-type="string">
            <text:p>SE</text:p>
          </table:table-cell>
          <table:table-cell table:formula="of:=IF(IFERROR(SEARCH(&quot;fastp&quot;;[.V19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9]);0)=0;&quot;&quot;;&quot;--debug&quot;)">
            <text:p/>
          </table:table-cell>
          <table:table-cell table:formula="of:=IF(IFERROR(SEARCH(&quot;longread&quot;;[.V199]);0)=0;&quot;&quot;;&quot;--longread&quot;)">
            <text:p/>
          </table:table-cell>
          <table:table-cell/>
          <table:table-cell office:value-type="string" calcext:value-type="string">
            <text:p>promethion_SE_PA14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0];&quot;fastq&quot;;&quot;err&quot;)" office:value-type="string" office:string-value="promethion_SE_PA14_bwamem_8_longread_R1.err" calcext:value-type="string">
            <text:p>promethion_SE_PA14_bwamem_8_longread_R1.err</text:p>
          </table:table-cell>
          <table:table-cell office:value-type="string" calcext:value-type="string">
            <text:p>-o</text:p>
          </table:table-cell>
          <table:table-cell table:formula="of:=SUBSTITUTE([.V200];&quot;fastq&quot;;&quot;out&quot;)" office:value-type="string" office:string-value="promethion_SE_PA14_bwamem_8_longread_R1.out" calcext:value-type="string">
            <text:p>promethion_SE_PA14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0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00]);0)=0;&quot;SE&quot;;&quot;PE&quot;)" office:value-type="string" office:string-value="SE" calcext:value-type="string">
            <text:p>SE</text:p>
          </table:table-cell>
          <table:table-cell table:formula="of:=IF(IFERROR(SEARCH(&quot;fastp&quot;;[.V200]);0)=0;&quot;&quot;;&quot;--fastp&quot;)">
            <text:p/>
          </table:table-cell>
          <table:table-cell table:formula="of:=IF(IFERROR(SEARCH(&quot;debug&quot;;[.V200]);0)=0;&quot;&quot;;&quot;--debug&quot;)">
            <text:p/>
          </table:table-cell>
          <table:table-cell table:formula="of:=IF(IFERROR(SEARCH(&quot;longread&quot;;[.V20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1];&quot;fastq&quot;;&quot;err&quot;)" office:value-type="string" office:string-value="promethion_SE_PA14_bwamem_8_R1.err" calcext:value-type="string">
            <text:p>promethion_SE_PA14_bwamem_8_R1.err</text:p>
          </table:table-cell>
          <table:table-cell office:value-type="string" calcext:value-type="string">
            <text:p>-o</text:p>
          </table:table-cell>
          <table:table-cell table:formula="of:=SUBSTITUTE([.V201];&quot;fastq&quot;;&quot;out&quot;)" office:value-type="string" office:string-value="promethion_SE_PA14_bwamem_8_R1.out" calcext:value-type="string">
            <text:p>promethion_SE_PA14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0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01]);0)=0;&quot;SE&quot;;&quot;PE&quot;)" office:value-type="string" office:string-value="SE" calcext:value-type="string">
            <text:p>SE</text:p>
          </table:table-cell>
          <table:table-cell table:formula="of:=IF(IFERROR(SEARCH(&quot;fastp&quot;;[.V201]);0)=0;&quot;&quot;;&quot;--fastp&quot;)">
            <text:p/>
          </table:table-cell>
          <table:table-cell table:formula="of:=IF(IFERROR(SEARCH(&quot;debug&quot;;[.V201]);0)=0;&quot;&quot;;&quot;--debug&quot;)">
            <text:p/>
          </table:table-cell>
          <table:table-cell table:formula="of:=IF(IFERROR(SEARCH(&quot;longread&quot;;[.V201]);0)=0;&quot;&quot;;&quot;--longread&quot;)">
            <text:p/>
          </table:table-cell>
          <table:table-cell/>
          <table:table-cell office:value-type="string" calcext:value-type="string">
            <text:p>promethion_SE_PA14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2];&quot;fastq&quot;;&quot;err&quot;)" office:value-type="string" office:string-value="promethion_SE_PA14_minimap2_16_debug_longread_R1.err" calcext:value-type="string">
            <text:p>promethion_SE_PA14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202];&quot;fastq&quot;;&quot;out&quot;)" office:value-type="string" office:string-value="promethion_SE_PA14_minimap2_16_debug_longread_R1.out" calcext:value-type="string">
            <text:p>promethion_SE_PA14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2]);0)=0;&quot;SE&quot;;&quot;PE&quot;)" office:value-type="string" office:string-value="SE" calcext:value-type="string">
            <text:p>SE</text:p>
          </table:table-cell>
          <table:table-cell table:formula="of:=IF(IFERROR(SEARCH(&quot;fastp&quot;;[.V202]);0)=0;&quot;&quot;;&quot;--fastp&quot;)">
            <text:p/>
          </table:table-cell>
          <table:table-cell table:formula="of:=IF(IFERROR(SEARCH(&quot;debug&quot;;[.V20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0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3];&quot;fastq&quot;;&quot;err&quot;)" office:value-type="string" office:string-value="promethion_SE_PA14_minimap2_16_debug_R1.err" calcext:value-type="string">
            <text:p>promethion_SE_PA14_minimap2_16_debug_R1.err</text:p>
          </table:table-cell>
          <table:table-cell office:value-type="string" calcext:value-type="string">
            <text:p>-o</text:p>
          </table:table-cell>
          <table:table-cell table:formula="of:=SUBSTITUTE([.V203];&quot;fastq&quot;;&quot;out&quot;)" office:value-type="string" office:string-value="promethion_SE_PA14_minimap2_16_debug_R1.out" calcext:value-type="string">
            <text:p>promethion_SE_PA14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3]);0)=0;&quot;SE&quot;;&quot;PE&quot;)" office:value-type="string" office:string-value="SE" calcext:value-type="string">
            <text:p>SE</text:p>
          </table:table-cell>
          <table:table-cell table:formula="of:=IF(IFERROR(SEARCH(&quot;fastp&quot;;[.V203]);0)=0;&quot;&quot;;&quot;--fastp&quot;)">
            <text:p/>
          </table:table-cell>
          <table:table-cell table:formula="of:=IF(IFERROR(SEARCH(&quot;debug&quot;;[.V20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03]);0)=0;&quot;&quot;;&quot;--longread&quot;)">
            <text:p/>
          </table:table-cell>
          <table:table-cell/>
          <table:table-cell office:value-type="string" calcext:value-type="string">
            <text:p>promethion_SE_PA14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4];&quot;fastq&quot;;&quot;err&quot;)" office:value-type="string" office:string-value="promethion_SE_PA14_minimap2_16_fastp_debug_longread_R1.err" calcext:value-type="string">
            <text:p>promethion_SE_PA14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204];&quot;fastq&quot;;&quot;out&quot;)" office:value-type="string" office:string-value="promethion_SE_PA14_minimap2_16_fastp_debug_longread_R1.out" calcext:value-type="string">
            <text:p>promethion_SE_PA14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4]);0)=0;&quot;SE&quot;;&quot;PE&quot;)" office:value-type="string" office:string-value="SE" calcext:value-type="string">
            <text:p>SE</text:p>
          </table:table-cell>
          <table:table-cell table:formula="of:=IF(IFERROR(SEARCH(&quot;fastp&quot;;[.V20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0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0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5];&quot;fastq&quot;;&quot;err&quot;)" office:value-type="string" office:string-value="promethion_SE_PA14_minimap2_16_fastp_debug_R1.err" calcext:value-type="string">
            <text:p>promethion_SE_PA14_minimap2_16_fastp_debug_R1.err</text:p>
          </table:table-cell>
          <table:table-cell office:value-type="string" calcext:value-type="string">
            <text:p>-o</text:p>
          </table:table-cell>
          <table:table-cell table:formula="of:=SUBSTITUTE([.V205];&quot;fastq&quot;;&quot;out&quot;)" office:value-type="string" office:string-value="promethion_SE_PA14_minimap2_16_fastp_debug_R1.out" calcext:value-type="string">
            <text:p>promethion_SE_PA14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5]);0)=0;&quot;SE&quot;;&quot;PE&quot;)" office:value-type="string" office:string-value="SE" calcext:value-type="string">
            <text:p>SE</text:p>
          </table:table-cell>
          <table:table-cell table:formula="of:=IF(IFERROR(SEARCH(&quot;fastp&quot;;[.V20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0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05]);0)=0;&quot;&quot;;&quot;--longread&quot;)">
            <text:p/>
          </table:table-cell>
          <table:table-cell/>
          <table:table-cell office:value-type="string" calcext:value-type="string">
            <text:p>promethion_SE_PA14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6];&quot;fastq&quot;;&quot;err&quot;)" office:value-type="string" office:string-value="promethion_SE_PA14_minimap2_16_fastp_longread_R1.err" calcext:value-type="string">
            <text:p>promethion_SE_PA14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206];&quot;fastq&quot;;&quot;out&quot;)" office:value-type="string" office:string-value="promethion_SE_PA14_minimap2_16_fastp_longread_R1.out" calcext:value-type="string">
            <text:p>promethion_SE_PA14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6]);0)=0;&quot;SE&quot;;&quot;PE&quot;)" office:value-type="string" office:string-value="SE" calcext:value-type="string">
            <text:p>SE</text:p>
          </table:table-cell>
          <table:table-cell table:formula="of:=IF(IFERROR(SEARCH(&quot;fastp&quot;;[.V20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06]);0)=0;&quot;&quot;;&quot;--debug&quot;)">
            <text:p/>
          </table:table-cell>
          <table:table-cell table:formula="of:=IF(IFERROR(SEARCH(&quot;longread&quot;;[.V20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7];&quot;fastq&quot;;&quot;err&quot;)" office:value-type="string" office:string-value="promethion_SE_PA14_minimap2_16_fastp_R1.err" calcext:value-type="string">
            <text:p>promethion_SE_PA14_minimap2_16_fastp_R1.err</text:p>
          </table:table-cell>
          <table:table-cell office:value-type="string" calcext:value-type="string">
            <text:p>-o</text:p>
          </table:table-cell>
          <table:table-cell table:formula="of:=SUBSTITUTE([.V207];&quot;fastq&quot;;&quot;out&quot;)" office:value-type="string" office:string-value="promethion_SE_PA14_minimap2_16_fastp_R1.out" calcext:value-type="string">
            <text:p>promethion_SE_PA14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7]);0)=0;&quot;SE&quot;;&quot;PE&quot;)" office:value-type="string" office:string-value="SE" calcext:value-type="string">
            <text:p>SE</text:p>
          </table:table-cell>
          <table:table-cell table:formula="of:=IF(IFERROR(SEARCH(&quot;fastp&quot;;[.V20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07]);0)=0;&quot;&quot;;&quot;--debug&quot;)">
            <text:p/>
          </table:table-cell>
          <table:table-cell table:formula="of:=IF(IFERROR(SEARCH(&quot;longread&quot;;[.V207]);0)=0;&quot;&quot;;&quot;--longread&quot;)">
            <text:p/>
          </table:table-cell>
          <table:table-cell/>
          <table:table-cell office:value-type="string" calcext:value-type="string">
            <text:p>promethion_SE_PA14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8];&quot;fastq&quot;;&quot;err&quot;)" office:value-type="string" office:string-value="promethion_SE_PA14_minimap2_16_longread_R1.err" calcext:value-type="string">
            <text:p>promethion_SE_PA14_minimap2_16_longread_R1.err</text:p>
          </table:table-cell>
          <table:table-cell office:value-type="string" calcext:value-type="string">
            <text:p>-o</text:p>
          </table:table-cell>
          <table:table-cell table:formula="of:=SUBSTITUTE([.V208];&quot;fastq&quot;;&quot;out&quot;)" office:value-type="string" office:string-value="promethion_SE_PA14_minimap2_16_longread_R1.out" calcext:value-type="string">
            <text:p>promethion_SE_PA14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8]);0)=0;&quot;SE&quot;;&quot;PE&quot;)" office:value-type="string" office:string-value="SE" calcext:value-type="string">
            <text:p>SE</text:p>
          </table:table-cell>
          <table:table-cell table:formula="of:=IF(IFERROR(SEARCH(&quot;fastp&quot;;[.V208]);0)=0;&quot;&quot;;&quot;--fastp&quot;)">
            <text:p/>
          </table:table-cell>
          <table:table-cell table:formula="of:=IF(IFERROR(SEARCH(&quot;debug&quot;;[.V208]);0)=0;&quot;&quot;;&quot;--debug&quot;)">
            <text:p/>
          </table:table-cell>
          <table:table-cell table:formula="of:=IF(IFERROR(SEARCH(&quot;longread&quot;;[.V208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9];&quot;fastq&quot;;&quot;err&quot;)" office:value-type="string" office:string-value="promethion_SE_PA14_minimap2_16_R1.err" calcext:value-type="string">
            <text:p>promethion_SE_PA14_minimap2_16_R1.err</text:p>
          </table:table-cell>
          <table:table-cell office:value-type="string" calcext:value-type="string">
            <text:p>-o</text:p>
          </table:table-cell>
          <table:table-cell table:formula="of:=SUBSTITUTE([.V209];&quot;fastq&quot;;&quot;out&quot;)" office:value-type="string" office:string-value="promethion_SE_PA14_minimap2_16_R1.out" calcext:value-type="string">
            <text:p>promethion_SE_PA14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9]);0)=0;&quot;SE&quot;;&quot;PE&quot;)" office:value-type="string" office:string-value="SE" calcext:value-type="string">
            <text:p>SE</text:p>
          </table:table-cell>
          <table:table-cell table:formula="of:=IF(IFERROR(SEARCH(&quot;fastp&quot;;[.V209]);0)=0;&quot;&quot;;&quot;--fastp&quot;)">
            <text:p/>
          </table:table-cell>
          <table:table-cell table:formula="of:=IF(IFERROR(SEARCH(&quot;debug&quot;;[.V209]);0)=0;&quot;&quot;;&quot;--debug&quot;)">
            <text:p/>
          </table:table-cell>
          <table:table-cell table:formula="of:=IF(IFERROR(SEARCH(&quot;longread&quot;;[.V209]);0)=0;&quot;&quot;;&quot;--longread&quot;)">
            <text:p/>
          </table:table-cell>
          <table:table-cell/>
          <table:table-cell office:value-type="string" calcext:value-type="string">
            <text:p>promethion_SE_PA14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0];&quot;fastq&quot;;&quot;err&quot;)" office:value-type="string" office:string-value="promethion_SE_PA14_minimap2_8_debug_longread_R1.err" calcext:value-type="string">
            <text:p>promethion_SE_PA14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210];&quot;fastq&quot;;&quot;out&quot;)" office:value-type="string" office:string-value="promethion_SE_PA14_minimap2_8_debug_longread_R1.out" calcext:value-type="string">
            <text:p>promethion_SE_PA14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0]);0)=0;&quot;SE&quot;;&quot;PE&quot;)" office:value-type="string" office:string-value="SE" calcext:value-type="string">
            <text:p>SE</text:p>
          </table:table-cell>
          <table:table-cell table:formula="of:=IF(IFERROR(SEARCH(&quot;fastp&quot;;[.V210]);0)=0;&quot;&quot;;&quot;--fastp&quot;)">
            <text:p/>
          </table:table-cell>
          <table:table-cell table:formula="of:=IF(IFERROR(SEARCH(&quot;debug&quot;;[.V21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10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1];&quot;fastq&quot;;&quot;err&quot;)" office:value-type="string" office:string-value="promethion_SE_PA14_minimap2_8_debug_R1.err" calcext:value-type="string">
            <text:p>promethion_SE_PA14_minimap2_8_debug_R1.err</text:p>
          </table:table-cell>
          <table:table-cell office:value-type="string" calcext:value-type="string">
            <text:p>-o</text:p>
          </table:table-cell>
          <table:table-cell table:formula="of:=SUBSTITUTE([.V211];&quot;fastq&quot;;&quot;out&quot;)" office:value-type="string" office:string-value="promethion_SE_PA14_minimap2_8_debug_R1.out" calcext:value-type="string">
            <text:p>promethion_SE_PA14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1]);0)=0;&quot;SE&quot;;&quot;PE&quot;)" office:value-type="string" office:string-value="SE" calcext:value-type="string">
            <text:p>SE</text:p>
          </table:table-cell>
          <table:table-cell table:formula="of:=IF(IFERROR(SEARCH(&quot;fastp&quot;;[.V211]);0)=0;&quot;&quot;;&quot;--fastp&quot;)">
            <text:p/>
          </table:table-cell>
          <table:table-cell table:formula="of:=IF(IFERROR(SEARCH(&quot;debug&quot;;[.V21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11]);0)=0;&quot;&quot;;&quot;--longread&quot;)">
            <text:p/>
          </table:table-cell>
          <table:table-cell/>
          <table:table-cell office:value-type="string" calcext:value-type="string">
            <text:p>promethion_SE_PA14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2];&quot;fastq&quot;;&quot;err&quot;)" office:value-type="string" office:string-value="promethion_SE_PA14_minimap2_8_fastp_debug_longread_R1.err" calcext:value-type="string">
            <text:p>promethion_SE_PA14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212];&quot;fastq&quot;;&quot;out&quot;)" office:value-type="string" office:string-value="promethion_SE_PA14_minimap2_8_fastp_debug_longread_R1.out" calcext:value-type="string">
            <text:p>promethion_SE_PA14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2]);0)=0;&quot;SE&quot;;&quot;PE&quot;)" office:value-type="string" office:string-value="SE" calcext:value-type="string">
            <text:p>SE</text:p>
          </table:table-cell>
          <table:table-cell table:formula="of:=IF(IFERROR(SEARCH(&quot;fastp&quot;;[.V21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1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12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3];&quot;fastq&quot;;&quot;err&quot;)" office:value-type="string" office:string-value="promethion_SE_PA14_minimap2_8_fastp_debug_R1.err" calcext:value-type="string">
            <text:p>promethion_SE_PA14_minimap2_8_fastp_debug_R1.err</text:p>
          </table:table-cell>
          <table:table-cell office:value-type="string" calcext:value-type="string">
            <text:p>-o</text:p>
          </table:table-cell>
          <table:table-cell table:formula="of:=SUBSTITUTE([.V213];&quot;fastq&quot;;&quot;out&quot;)" office:value-type="string" office:string-value="promethion_SE_PA14_minimap2_8_fastp_debug_R1.out" calcext:value-type="string">
            <text:p>promethion_SE_PA14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3]);0)=0;&quot;SE&quot;;&quot;PE&quot;)" office:value-type="string" office:string-value="SE" calcext:value-type="string">
            <text:p>SE</text:p>
          </table:table-cell>
          <table:table-cell table:formula="of:=IF(IFERROR(SEARCH(&quot;fastp&quot;;[.V21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1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13]);0)=0;&quot;&quot;;&quot;--longread&quot;)">
            <text:p/>
          </table:table-cell>
          <table:table-cell/>
          <table:table-cell office:value-type="string" calcext:value-type="string">
            <text:p>promethion_SE_PA14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4];&quot;fastq&quot;;&quot;err&quot;)" office:value-type="string" office:string-value="promethion_SE_PA14_minimap2_8_fastp_longread_R1.err" calcext:value-type="string">
            <text:p>promethion_SE_PA14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214];&quot;fastq&quot;;&quot;out&quot;)" office:value-type="string" office:string-value="promethion_SE_PA14_minimap2_8_fastp_longread_R1.out" calcext:value-type="string">
            <text:p>promethion_SE_PA14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4]);0)=0;&quot;SE&quot;;&quot;PE&quot;)" office:value-type="string" office:string-value="SE" calcext:value-type="string">
            <text:p>SE</text:p>
          </table:table-cell>
          <table:table-cell table:formula="of:=IF(IFERROR(SEARCH(&quot;fastp&quot;;[.V21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14]);0)=0;&quot;&quot;;&quot;--debug&quot;)">
            <text:p/>
          </table:table-cell>
          <table:table-cell table:formula="of:=IF(IFERROR(SEARCH(&quot;longread&quot;;[.V214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5];&quot;fastq&quot;;&quot;err&quot;)" office:value-type="string" office:string-value="promethion_SE_PA14_minimap2_8_fastp_R1.err" calcext:value-type="string">
            <text:p>promethion_SE_PA14_minimap2_8_fastp_R1.err</text:p>
          </table:table-cell>
          <table:table-cell office:value-type="string" calcext:value-type="string">
            <text:p>-o</text:p>
          </table:table-cell>
          <table:table-cell table:formula="of:=SUBSTITUTE([.V215];&quot;fastq&quot;;&quot;out&quot;)" office:value-type="string" office:string-value="promethion_SE_PA14_minimap2_8_fastp_R1.out" calcext:value-type="string">
            <text:p>promethion_SE_PA14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5]);0)=0;&quot;SE&quot;;&quot;PE&quot;)" office:value-type="string" office:string-value="SE" calcext:value-type="string">
            <text:p>SE</text:p>
          </table:table-cell>
          <table:table-cell table:formula="of:=IF(IFERROR(SEARCH(&quot;fastp&quot;;[.V21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15]);0)=0;&quot;&quot;;&quot;--debug&quot;)">
            <text:p/>
          </table:table-cell>
          <table:table-cell table:formula="of:=IF(IFERROR(SEARCH(&quot;longread&quot;;[.V215]);0)=0;&quot;&quot;;&quot;--longread&quot;)">
            <text:p/>
          </table:table-cell>
          <table:table-cell/>
          <table:table-cell office:value-type="string" calcext:value-type="string">
            <text:p>promethion_SE_PA14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6];&quot;fastq&quot;;&quot;err&quot;)" office:value-type="string" office:string-value="promethion_SE_PA14_minimap2_8_longread_R1.err" calcext:value-type="string">
            <text:p>promethion_SE_PA14_minimap2_8_longread_R1.err</text:p>
          </table:table-cell>
          <table:table-cell office:value-type="string" calcext:value-type="string">
            <text:p>-o</text:p>
          </table:table-cell>
          <table:table-cell table:formula="of:=SUBSTITUTE([.V216];&quot;fastq&quot;;&quot;out&quot;)" office:value-type="string" office:string-value="promethion_SE_PA14_minimap2_8_longread_R1.out" calcext:value-type="string">
            <text:p>promethion_SE_PA14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6]);0)=0;&quot;SE&quot;;&quot;PE&quot;)" office:value-type="string" office:string-value="SE" calcext:value-type="string">
            <text:p>SE</text:p>
          </table:table-cell>
          <table:table-cell table:formula="of:=IF(IFERROR(SEARCH(&quot;fastp&quot;;[.V216]);0)=0;&quot;&quot;;&quot;--fastp&quot;)">
            <text:p/>
          </table:table-cell>
          <table:table-cell table:formula="of:=IF(IFERROR(SEARCH(&quot;debug&quot;;[.V216]);0)=0;&quot;&quot;;&quot;--debug&quot;)">
            <text:p/>
          </table:table-cell>
          <table:table-cell table:formula="of:=IF(IFERROR(SEARCH(&quot;longread&quot;;[.V216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7];&quot;fastq&quot;;&quot;err&quot;)" office:value-type="string" office:string-value="promethion_SE_PA14_minimap2_8_R1.err" calcext:value-type="string">
            <text:p>promethion_SE_PA14_minimap2_8_R1.err</text:p>
          </table:table-cell>
          <table:table-cell office:value-type="string" calcext:value-type="string">
            <text:p>-o</text:p>
          </table:table-cell>
          <table:table-cell table:formula="of:=SUBSTITUTE([.V217];&quot;fastq&quot;;&quot;out&quot;)" office:value-type="string" office:string-value="promethion_SE_PA14_minimap2_8_R1.out" calcext:value-type="string">
            <text:p>promethion_SE_PA14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7]);0)=0;&quot;SE&quot;;&quot;PE&quot;)" office:value-type="string" office:string-value="SE" calcext:value-type="string">
            <text:p>SE</text:p>
          </table:table-cell>
          <table:table-cell table:formula="of:=IF(IFERROR(SEARCH(&quot;fastp&quot;;[.V217]);0)=0;&quot;&quot;;&quot;--fastp&quot;)">
            <text:p/>
          </table:table-cell>
          <table:table-cell table:formula="of:=IF(IFERROR(SEARCH(&quot;debug&quot;;[.V217]);0)=0;&quot;&quot;;&quot;--debug&quot;)">
            <text:p/>
          </table:table-cell>
          <table:table-cell table:formula="of:=IF(IFERROR(SEARCH(&quot;longread&quot;;[.V217]);0)=0;&quot;&quot;;&quot;--longread&quot;)">
            <text:p/>
          </table:table-cell>
          <table:table-cell/>
          <table:table-cell office:value-type="string" calcext:value-type="string">
            <text:p>promethion_SE_PA14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8];&quot;fastq&quot;;&quot;err&quot;)" office:value-type="string" office:string-value="illumina_PE_hg19_bwamem_16_debug_longread_noduprem_R1.err" calcext:value-type="string">
            <text:p>illumina_PE_hg19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18];&quot;fastq&quot;;&quot;out&quot;)" office:value-type="string" office:string-value="illumina_PE_hg19_bwamem_16_debug_longread_noduprem_R1.out" calcext:value-type="string">
            <text:p>illumina_PE_hg19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1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18]);0)=0;&quot;SE&quot;;&quot;PE&quot;)" office:value-type="string" office:string-value="PE" calcext:value-type="string">
            <text:p>PE</text:p>
          </table:table-cell>
          <table:table-cell table:formula="of:=IF(IFERROR(SEARCH(&quot;fastp&quot;;[.V218]);0)=0;&quot;&quot;;&quot;--fastp&quot;)">
            <text:p/>
          </table:table-cell>
          <table:table-cell table:formula="of:=IF(IFERROR(SEARCH(&quot;debug&quot;;[.V21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1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9];&quot;fastq&quot;;&quot;err&quot;)" office:value-type="string" office:string-value="illumina_PE_hg19_bwamem_16_debug_noduprem_R1.err" calcext:value-type="string">
            <text:p>illumina_PE_hg19_bwamem_16_debug_noduprem_R1.err</text:p>
          </table:table-cell>
          <table:table-cell office:value-type="string" calcext:value-type="string">
            <text:p>-o</text:p>
          </table:table-cell>
          <table:table-cell table:formula="of:=SUBSTITUTE([.V219];&quot;fastq&quot;;&quot;out&quot;)" office:value-type="string" office:string-value="illumina_PE_hg19_bwamem_16_debug_noduprem_R1.out" calcext:value-type="string">
            <text:p>illumina_PE_hg19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1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19]);0)=0;&quot;SE&quot;;&quot;PE&quot;)" office:value-type="string" office:string-value="PE" calcext:value-type="string">
            <text:p>PE</text:p>
          </table:table-cell>
          <table:table-cell table:formula="of:=IF(IFERROR(SEARCH(&quot;fastp&quot;;[.V219]);0)=0;&quot;&quot;;&quot;--fastp&quot;)">
            <text:p/>
          </table:table-cell>
          <table:table-cell table:formula="of:=IF(IFERROR(SEARCH(&quot;debug&quot;;[.V21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1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0];&quot;fastq&quot;;&quot;err&quot;)" office:value-type="string" office:string-value="illumina_PE_hg19_bwamem_16_fastp_debug_longread_noduprem_R1.err" calcext:value-type="string">
            <text:p>illumina_PE_hg19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20];&quot;fastq&quot;;&quot;out&quot;)" office:value-type="string" office:string-value="illumina_PE_hg19_bwamem_16_fastp_debug_longread_noduprem_R1.out" calcext:value-type="string">
            <text:p>illumina_PE_hg19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0]);0)=0;&quot;SE&quot;;&quot;PE&quot;)" office:value-type="string" office:string-value="PE" calcext:value-type="string">
            <text:p>PE</text:p>
          </table:table-cell>
          <table:table-cell table:formula="of:=IF(IFERROR(SEARCH(&quot;fastp&quot;;[.V22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2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1];&quot;fastq&quot;;&quot;err&quot;)" office:value-type="string" office:string-value="illumina_PE_hg19_bwamem_16_fastp_debug_noduprem_R1.err" calcext:value-type="string">
            <text:p>illumina_PE_hg19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221];&quot;fastq&quot;;&quot;out&quot;)" office:value-type="string" office:string-value="illumina_PE_hg19_bwamem_16_fastp_debug_noduprem_R1.out" calcext:value-type="string">
            <text:p>illumina_PE_hg19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1]);0)=0;&quot;SE&quot;;&quot;PE&quot;)" office:value-type="string" office:string-value="PE" calcext:value-type="string">
            <text:p>PE</text:p>
          </table:table-cell>
          <table:table-cell table:formula="of:=IF(IFERROR(SEARCH(&quot;fastp&quot;;[.V22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2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2];&quot;fastq&quot;;&quot;err&quot;)" office:value-type="string" office:string-value="illumina_PE_hg19_bwamem_16_fastp_longread_noduprem_R1.err" calcext:value-type="string">
            <text:p>illumina_PE_hg19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222];&quot;fastq&quot;;&quot;out&quot;)" office:value-type="string" office:string-value="illumina_PE_hg19_bwamem_16_fastp_longread_noduprem_R1.out" calcext:value-type="string">
            <text:p>illumina_PE_hg19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2]);0)=0;&quot;SE&quot;;&quot;PE&quot;)" office:value-type="string" office:string-value="PE" calcext:value-type="string">
            <text:p>PE</text:p>
          </table:table-cell>
          <table:table-cell table:formula="of:=IF(IFERROR(SEARCH(&quot;fastp&quot;;[.V22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22]);0)=0;&quot;&quot;;&quot;--debug&quot;)">
            <text:p/>
          </table:table-cell>
          <table:table-cell table:formula="of:=IF(IFERROR(SEARCH(&quot;longread&quot;;[.V22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3];&quot;fastq&quot;;&quot;err&quot;)" office:value-type="string" office:string-value="illumina_PE_hg19_bwamem_16_fastp_noduprem_R1.err" calcext:value-type="string">
            <text:p>illumina_PE_hg19_bwamem_16_fastp_noduprem_R1.err</text:p>
          </table:table-cell>
          <table:table-cell office:value-type="string" calcext:value-type="string">
            <text:p>-o</text:p>
          </table:table-cell>
          <table:table-cell table:formula="of:=SUBSTITUTE([.V223];&quot;fastq&quot;;&quot;out&quot;)" office:value-type="string" office:string-value="illumina_PE_hg19_bwamem_16_fastp_noduprem_R1.out" calcext:value-type="string">
            <text:p>illumina_PE_hg19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3]);0)=0;&quot;SE&quot;;&quot;PE&quot;)" office:value-type="string" office:string-value="PE" calcext:value-type="string">
            <text:p>PE</text:p>
          </table:table-cell>
          <table:table-cell table:formula="of:=IF(IFERROR(SEARCH(&quot;fastp&quot;;[.V22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23]);0)=0;&quot;&quot;;&quot;--debug&quot;)">
            <text:p/>
          </table:table-cell>
          <table:table-cell table:formula="of:=IF(IFERROR(SEARCH(&quot;longread&quot;;[.V22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4];&quot;fastq&quot;;&quot;err&quot;)" office:value-type="string" office:string-value="illumina_PE_hg19_bwamem_16_longread_noduprem_R1.err" calcext:value-type="string">
            <text:p>illumina_PE_hg19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224];&quot;fastq&quot;;&quot;out&quot;)" office:value-type="string" office:string-value="illumina_PE_hg19_bwamem_16_longread_noduprem_R1.out" calcext:value-type="string">
            <text:p>illumina_PE_hg19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4]);0)=0;&quot;SE&quot;;&quot;PE&quot;)" office:value-type="string" office:string-value="PE" calcext:value-type="string">
            <text:p>PE</text:p>
          </table:table-cell>
          <table:table-cell table:formula="of:=IF(IFERROR(SEARCH(&quot;fastp&quot;;[.V224]);0)=0;&quot;&quot;;&quot;--fastp&quot;)">
            <text:p/>
          </table:table-cell>
          <table:table-cell table:formula="of:=IF(IFERROR(SEARCH(&quot;debug&quot;;[.V224]);0)=0;&quot;&quot;;&quot;--debug&quot;)">
            <text:p/>
          </table:table-cell>
          <table:table-cell table:formula="of:=IF(IFERROR(SEARCH(&quot;longread&quot;;[.V22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5];&quot;fastq&quot;;&quot;err&quot;)" office:value-type="string" office:string-value="illumina_PE_hg19_bwamem_16_noduprem_R1.err" calcext:value-type="string">
            <text:p>illumina_PE_hg19_bwamem_16_noduprem_R1.err</text:p>
          </table:table-cell>
          <table:table-cell office:value-type="string" calcext:value-type="string">
            <text:p>-o</text:p>
          </table:table-cell>
          <table:table-cell table:formula="of:=SUBSTITUTE([.V225];&quot;fastq&quot;;&quot;out&quot;)" office:value-type="string" office:string-value="illumina_PE_hg19_bwamem_16_noduprem_R1.out" calcext:value-type="string">
            <text:p>illumina_PE_hg19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5]);0)=0;&quot;SE&quot;;&quot;PE&quot;)" office:value-type="string" office:string-value="PE" calcext:value-type="string">
            <text:p>PE</text:p>
          </table:table-cell>
          <table:table-cell table:formula="of:=IF(IFERROR(SEARCH(&quot;fastp&quot;;[.V225]);0)=0;&quot;&quot;;&quot;--fastp&quot;)">
            <text:p/>
          </table:table-cell>
          <table:table-cell table:formula="of:=IF(IFERROR(SEARCH(&quot;debug&quot;;[.V225]);0)=0;&quot;&quot;;&quot;--debug&quot;)">
            <text:p/>
          </table:table-cell>
          <table:table-cell table:formula="of:=IF(IFERROR(SEARCH(&quot;longread&quot;;[.V22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6];&quot;fastq&quot;;&quot;err&quot;)" office:value-type="string" office:string-value="illumina_PE_hg19_bwamem_8_debug_longread_noduprem_R1.err" calcext:value-type="string">
            <text:p>illumina_PE_hg19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226];&quot;fastq&quot;;&quot;out&quot;)" office:value-type="string" office:string-value="illumina_PE_hg19_bwamem_8_debug_longread_noduprem_R1.out" calcext:value-type="string">
            <text:p>illumina_PE_hg19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26]);0)=0;&quot;SE&quot;;&quot;PE&quot;)" office:value-type="string" office:string-value="PE" calcext:value-type="string">
            <text:p>PE</text:p>
          </table:table-cell>
          <table:table-cell table:formula="of:=IF(IFERROR(SEARCH(&quot;fastp&quot;;[.V226]);0)=0;&quot;&quot;;&quot;--fastp&quot;)">
            <text:p/>
          </table:table-cell>
          <table:table-cell table:formula="of:=IF(IFERROR(SEARCH(&quot;debug&quot;;[.V22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7];&quot;fastq&quot;;&quot;err&quot;)" office:value-type="string" office:string-value="illumina_PE_hg19_bwamem_8_debug_noduprem_R1.err" calcext:value-type="string">
            <text:p>illumina_PE_hg19_bwamem_8_debug_noduprem_R1.err</text:p>
          </table:table-cell>
          <table:table-cell office:value-type="string" calcext:value-type="string">
            <text:p>-o</text:p>
          </table:table-cell>
          <table:table-cell table:formula="of:=SUBSTITUTE([.V227];&quot;fastq&quot;;&quot;out&quot;)" office:value-type="string" office:string-value="illumina_PE_hg19_bwamem_8_debug_noduprem_R1.out" calcext:value-type="string">
            <text:p>illumina_PE_hg19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27]);0)=0;&quot;SE&quot;;&quot;PE&quot;)" office:value-type="string" office:string-value="PE" calcext:value-type="string">
            <text:p>PE</text:p>
          </table:table-cell>
          <table:table-cell table:formula="of:=IF(IFERROR(SEARCH(&quot;fastp&quot;;[.V227]);0)=0;&quot;&quot;;&quot;--fastp&quot;)">
            <text:p/>
          </table:table-cell>
          <table:table-cell table:formula="of:=IF(IFERROR(SEARCH(&quot;debug&quot;;[.V22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8];&quot;fastq&quot;;&quot;err&quot;)" office:value-type="string" office:string-value="illumina_PE_hg19_bwamem_8_fastp_debug_longread_noduprem_R1.err" calcext:value-type="string">
            <text:p>illumina_PE_hg19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28];&quot;fastq&quot;;&quot;out&quot;)" office:value-type="string" office:string-value="illumina_PE_hg19_bwamem_8_fastp_debug_longread_noduprem_R1.out" calcext:value-type="string">
            <text:p>illumina_PE_hg19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28]);0)=0;&quot;SE&quot;;&quot;PE&quot;)" office:value-type="string" office:string-value="PE" calcext:value-type="string">
            <text:p>PE</text:p>
          </table:table-cell>
          <table:table-cell table:formula="of:=IF(IFERROR(SEARCH(&quot;fastp&quot;;[.V22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2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9];&quot;fastq&quot;;&quot;err&quot;)" office:value-type="string" office:string-value="illumina_PE_hg19_bwamem_8_fastp_debug_noduprem_R1.err" calcext:value-type="string">
            <text:p>illumina_PE_hg19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229];&quot;fastq&quot;;&quot;out&quot;)" office:value-type="string" office:string-value="illumina_PE_hg19_bwamem_8_fastp_debug_noduprem_R1.out" calcext:value-type="string">
            <text:p>illumina_PE_hg19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29]);0)=0;&quot;SE&quot;;&quot;PE&quot;)" office:value-type="string" office:string-value="PE" calcext:value-type="string">
            <text:p>PE</text:p>
          </table:table-cell>
          <table:table-cell table:formula="of:=IF(IFERROR(SEARCH(&quot;fastp&quot;;[.V22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2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0];&quot;fastq&quot;;&quot;err&quot;)" office:value-type="string" office:string-value="illumina_PE_hg19_bwamem_8_fastp_longread_noduprem_R1.err" calcext:value-type="string">
            <text:p>illumina_PE_hg19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230];&quot;fastq&quot;;&quot;out&quot;)" office:value-type="string" office:string-value="illumina_PE_hg19_bwamem_8_fastp_longread_noduprem_R1.out" calcext:value-type="string">
            <text:p>illumina_PE_hg19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3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30]);0)=0;&quot;SE&quot;;&quot;PE&quot;)" office:value-type="string" office:string-value="PE" calcext:value-type="string">
            <text:p>PE</text:p>
          </table:table-cell>
          <table:table-cell table:formula="of:=IF(IFERROR(SEARCH(&quot;fastp&quot;;[.V23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0]);0)=0;&quot;&quot;;&quot;--debug&quot;)">
            <text:p/>
          </table:table-cell>
          <table:table-cell table:formula="of:=IF(IFERROR(SEARCH(&quot;longread&quot;;[.V23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1];&quot;fastq&quot;;&quot;err&quot;)" office:value-type="string" office:string-value="illumina_PE_hg19_bwamem_8_fastp_noduprem_R1.err" calcext:value-type="string">
            <text:p>illumina_PE_hg19_bwamem_8_fastp_noduprem_R1.err</text:p>
          </table:table-cell>
          <table:table-cell office:value-type="string" calcext:value-type="string">
            <text:p>-o</text:p>
          </table:table-cell>
          <table:table-cell table:formula="of:=SUBSTITUTE([.V231];&quot;fastq&quot;;&quot;out&quot;)" office:value-type="string" office:string-value="illumina_PE_hg19_bwamem_8_fastp_noduprem_R1.out" calcext:value-type="string">
            <text:p>illumina_PE_hg19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3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31]);0)=0;&quot;SE&quot;;&quot;PE&quot;)" office:value-type="string" office:string-value="PE" calcext:value-type="string">
            <text:p>PE</text:p>
          </table:table-cell>
          <table:table-cell table:formula="of:=IF(IFERROR(SEARCH(&quot;fastp&quot;;[.V23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1]);0)=0;&quot;&quot;;&quot;--debug&quot;)">
            <text:p/>
          </table:table-cell>
          <table:table-cell table:formula="of:=IF(IFERROR(SEARCH(&quot;longread&quot;;[.V23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2];&quot;fastq&quot;;&quot;err&quot;)" office:value-type="string" office:string-value="illumina_PE_hg19_bwamem_8_longread_noduprem_R1.err" calcext:value-type="string">
            <text:p>illumina_PE_hg19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232];&quot;fastq&quot;;&quot;out&quot;)" office:value-type="string" office:string-value="illumina_PE_hg19_bwamem_8_longread_noduprem_R1.out" calcext:value-type="string">
            <text:p>illumina_PE_hg19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3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32]);0)=0;&quot;SE&quot;;&quot;PE&quot;)" office:value-type="string" office:string-value="PE" calcext:value-type="string">
            <text:p>PE</text:p>
          </table:table-cell>
          <table:table-cell table:formula="of:=IF(IFERROR(SEARCH(&quot;fastp&quot;;[.V232]);0)=0;&quot;&quot;;&quot;--fastp&quot;)">
            <text:p/>
          </table:table-cell>
          <table:table-cell table:formula="of:=IF(IFERROR(SEARCH(&quot;debug&quot;;[.V232]);0)=0;&quot;&quot;;&quot;--debug&quot;)">
            <text:p/>
          </table:table-cell>
          <table:table-cell table:formula="of:=IF(IFERROR(SEARCH(&quot;longread&quot;;[.V23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3];&quot;fastq&quot;;&quot;err&quot;)" office:value-type="string" office:string-value="illumina_PE_hg19_bwamem_8_noduprem_R1.err" calcext:value-type="string">
            <text:p>illumina_PE_hg19_bwamem_8_noduprem_R1.err</text:p>
          </table:table-cell>
          <table:table-cell office:value-type="string" calcext:value-type="string">
            <text:p>-o</text:p>
          </table:table-cell>
          <table:table-cell table:formula="of:=SUBSTITUTE([.V233];&quot;fastq&quot;;&quot;out&quot;)" office:value-type="string" office:string-value="illumina_PE_hg19_bwamem_8_noduprem_R1.out" calcext:value-type="string">
            <text:p>illumina_PE_hg19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3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33]);0)=0;&quot;SE&quot;;&quot;PE&quot;)" office:value-type="string" office:string-value="PE" calcext:value-type="string">
            <text:p>PE</text:p>
          </table:table-cell>
          <table:table-cell table:formula="of:=IF(IFERROR(SEARCH(&quot;fastp&quot;;[.V233]);0)=0;&quot;&quot;;&quot;--fastp&quot;)">
            <text:p/>
          </table:table-cell>
          <table:table-cell table:formula="of:=IF(IFERROR(SEARCH(&quot;debug&quot;;[.V233]);0)=0;&quot;&quot;;&quot;--debug&quot;)">
            <text:p/>
          </table:table-cell>
          <table:table-cell table:formula="of:=IF(IFERROR(SEARCH(&quot;longread&quot;;[.V23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4];&quot;fastq&quot;;&quot;err&quot;)" office:value-type="string" office:string-value="illumina_PE_hg19_minimap2_16_debug_longread_noduprem_R1.err" calcext:value-type="string">
            <text:p>illumina_PE_hg19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34];&quot;fastq&quot;;&quot;out&quot;)" office:value-type="string" office:string-value="illumina_PE_hg19_minimap2_16_debug_longread_noduprem_R1.out" calcext:value-type="string">
            <text:p>illumina_PE_hg19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3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34]);0)=0;&quot;SE&quot;;&quot;PE&quot;)" office:value-type="string" office:string-value="PE" calcext:value-type="string">
            <text:p>PE</text:p>
          </table:table-cell>
          <table:table-cell table:formula="of:=IF(IFERROR(SEARCH(&quot;fastp&quot;;[.V234]);0)=0;&quot;&quot;;&quot;--fastp&quot;)">
            <text:p/>
          </table:table-cell>
          <table:table-cell table:formula="of:=IF(IFERROR(SEARCH(&quot;debug&quot;;[.V23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3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5];&quot;fastq&quot;;&quot;err&quot;)" office:value-type="string" office:string-value="illumina_PE_hg19_minimap2_16_debug_noduprem_R1.err" calcext:value-type="string">
            <text:p>illumina_PE_hg19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235];&quot;fastq&quot;;&quot;out&quot;)" office:value-type="string" office:string-value="illumina_PE_hg19_minimap2_16_debug_noduprem_R1.out" calcext:value-type="string">
            <text:p>illumina_PE_hg19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3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35]);0)=0;&quot;SE&quot;;&quot;PE&quot;)" office:value-type="string" office:string-value="PE" calcext:value-type="string">
            <text:p>PE</text:p>
          </table:table-cell>
          <table:table-cell table:formula="of:=IF(IFERROR(SEARCH(&quot;fastp&quot;;[.V235]);0)=0;&quot;&quot;;&quot;--fastp&quot;)">
            <text:p/>
          </table:table-cell>
          <table:table-cell table:formula="of:=IF(IFERROR(SEARCH(&quot;debug&quot;;[.V23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3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6];&quot;fastq&quot;;&quot;err&quot;)" office:value-type="string" office:string-value="illumina_PE_hg19_minimap2_16_fastp_debug_longread_noduprem_R1.err" calcext:value-type="string">
            <text:p>illumina_PE_hg19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36];&quot;fastq&quot;;&quot;out&quot;)" office:value-type="string" office:string-value="illumina_PE_hg19_minimap2_16_fastp_debug_longread_noduprem_R1.out" calcext:value-type="string">
            <text:p>illumina_PE_hg19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3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36]);0)=0;&quot;SE&quot;;&quot;PE&quot;)" office:value-type="string" office:string-value="PE" calcext:value-type="string">
            <text:p>PE</text:p>
          </table:table-cell>
          <table:table-cell table:formula="of:=IF(IFERROR(SEARCH(&quot;fastp&quot;;[.V23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3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7];&quot;fastq&quot;;&quot;err&quot;)" office:value-type="string" office:string-value="illumina_PE_hg19_minimap2_16_fastp_debug_noduprem_R1.err" calcext:value-type="string">
            <text:p>illumina_PE_hg19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237];&quot;fastq&quot;;&quot;out&quot;)" office:value-type="string" office:string-value="illumina_PE_hg19_minimap2_16_fastp_debug_noduprem_R1.out" calcext:value-type="string">
            <text:p>illumina_PE_hg19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3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37]);0)=0;&quot;SE&quot;;&quot;PE&quot;)" office:value-type="string" office:string-value="PE" calcext:value-type="string">
            <text:p>PE</text:p>
          </table:table-cell>
          <table:table-cell table:formula="of:=IF(IFERROR(SEARCH(&quot;fastp&quot;;[.V23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3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8];&quot;fastq&quot;;&quot;err&quot;)" office:value-type="string" office:string-value="illumina_PE_hg19_minimap2_16_fastp_longread_noduprem_R1.err" calcext:value-type="string">
            <text:p>illumina_PE_hg19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238];&quot;fastq&quot;;&quot;out&quot;)" office:value-type="string" office:string-value="illumina_PE_hg19_minimap2_16_fastp_longread_noduprem_R1.out" calcext:value-type="string">
            <text:p>illumina_PE_hg19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3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38]);0)=0;&quot;SE&quot;;&quot;PE&quot;)" office:value-type="string" office:string-value="PE" calcext:value-type="string">
            <text:p>PE</text:p>
          </table:table-cell>
          <table:table-cell table:formula="of:=IF(IFERROR(SEARCH(&quot;fastp&quot;;[.V23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8]);0)=0;&quot;&quot;;&quot;--debug&quot;)">
            <text:p/>
          </table:table-cell>
          <table:table-cell table:formula="of:=IF(IFERROR(SEARCH(&quot;longread&quot;;[.V23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9];&quot;fastq&quot;;&quot;err&quot;)" office:value-type="string" office:string-value="illumina_PE_hg19_minimap2_16_fastp_noduprem_R1.err" calcext:value-type="string">
            <text:p>illumina_PE_hg19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239];&quot;fastq&quot;;&quot;out&quot;)" office:value-type="string" office:string-value="illumina_PE_hg19_minimap2_16_fastp_noduprem_R1.out" calcext:value-type="string">
            <text:p>illumina_PE_hg19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3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39]);0)=0;&quot;SE&quot;;&quot;PE&quot;)" office:value-type="string" office:string-value="PE" calcext:value-type="string">
            <text:p>PE</text:p>
          </table:table-cell>
          <table:table-cell table:formula="of:=IF(IFERROR(SEARCH(&quot;fastp&quot;;[.V23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9]);0)=0;&quot;&quot;;&quot;--debug&quot;)">
            <text:p/>
          </table:table-cell>
          <table:table-cell table:formula="of:=IF(IFERROR(SEARCH(&quot;longread&quot;;[.V23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0];&quot;fastq&quot;;&quot;err&quot;)" office:value-type="string" office:string-value="illumina_PE_hg19_minimap2_16_longread_noduprem_R1.err" calcext:value-type="string">
            <text:p>illumina_PE_hg19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240];&quot;fastq&quot;;&quot;out&quot;)" office:value-type="string" office:string-value="illumina_PE_hg19_minimap2_16_longread_noduprem_R1.out" calcext:value-type="string">
            <text:p>illumina_PE_hg19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40]);0)=0;&quot;SE&quot;;&quot;PE&quot;)" office:value-type="string" office:string-value="PE" calcext:value-type="string">
            <text:p>PE</text:p>
          </table:table-cell>
          <table:table-cell table:formula="of:=IF(IFERROR(SEARCH(&quot;fastp&quot;;[.V240]);0)=0;&quot;&quot;;&quot;--fastp&quot;)">
            <text:p/>
          </table:table-cell>
          <table:table-cell table:formula="of:=IF(IFERROR(SEARCH(&quot;debug&quot;;[.V240]);0)=0;&quot;&quot;;&quot;--debug&quot;)">
            <text:p/>
          </table:table-cell>
          <table:table-cell table:formula="of:=IF(IFERROR(SEARCH(&quot;longread&quot;;[.V24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1];&quot;fastq&quot;;&quot;err&quot;)" office:value-type="string" office:string-value="illumina_PE_hg19_minimap2_16_noduprem_R1.err" calcext:value-type="string">
            <text:p>illumina_PE_hg19_minimap2_16_noduprem_R1.err</text:p>
          </table:table-cell>
          <table:table-cell office:value-type="string" calcext:value-type="string">
            <text:p>-o</text:p>
          </table:table-cell>
          <table:table-cell table:formula="of:=SUBSTITUTE([.V241];&quot;fastq&quot;;&quot;out&quot;)" office:value-type="string" office:string-value="illumina_PE_hg19_minimap2_16_noduprem_R1.out" calcext:value-type="string">
            <text:p>illumina_PE_hg19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41]);0)=0;&quot;SE&quot;;&quot;PE&quot;)" office:value-type="string" office:string-value="PE" calcext:value-type="string">
            <text:p>PE</text:p>
          </table:table-cell>
          <table:table-cell table:formula="of:=IF(IFERROR(SEARCH(&quot;fastp&quot;;[.V241]);0)=0;&quot;&quot;;&quot;--fastp&quot;)">
            <text:p/>
          </table:table-cell>
          <table:table-cell table:formula="of:=IF(IFERROR(SEARCH(&quot;debug&quot;;[.V241]);0)=0;&quot;&quot;;&quot;--debug&quot;)">
            <text:p/>
          </table:table-cell>
          <table:table-cell table:formula="of:=IF(IFERROR(SEARCH(&quot;longread&quot;;[.V24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2];&quot;fastq&quot;;&quot;err&quot;)" office:value-type="string" office:string-value="illumina_PE_hg19_minimap2_8_debug_longread_noduprem_R1.err" calcext:value-type="string">
            <text:p>illumina_PE_hg19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242];&quot;fastq&quot;;&quot;out&quot;)" office:value-type="string" office:string-value="illumina_PE_hg19_minimap2_8_debug_longread_noduprem_R1.out" calcext:value-type="string">
            <text:p>illumina_PE_hg19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2]);0)=0;&quot;SE&quot;;&quot;PE&quot;)" office:value-type="string" office:string-value="PE" calcext:value-type="string">
            <text:p>PE</text:p>
          </table:table-cell>
          <table:table-cell table:formula="of:=IF(IFERROR(SEARCH(&quot;fastp&quot;;[.V242]);0)=0;&quot;&quot;;&quot;--fastp&quot;)">
            <text:p/>
          </table:table-cell>
          <table:table-cell table:formula="of:=IF(IFERROR(SEARCH(&quot;debug&quot;;[.V24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4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3];&quot;fastq&quot;;&quot;err&quot;)" office:value-type="string" office:string-value="illumina_PE_hg19_minimap2_8_debug_noduprem_R1.err" calcext:value-type="string">
            <text:p>illumina_PE_hg19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243];&quot;fastq&quot;;&quot;out&quot;)" office:value-type="string" office:string-value="illumina_PE_hg19_minimap2_8_debug_noduprem_R1.out" calcext:value-type="string">
            <text:p>illumina_PE_hg19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3]);0)=0;&quot;SE&quot;;&quot;PE&quot;)" office:value-type="string" office:string-value="PE" calcext:value-type="string">
            <text:p>PE</text:p>
          </table:table-cell>
          <table:table-cell table:formula="of:=IF(IFERROR(SEARCH(&quot;fastp&quot;;[.V243]);0)=0;&quot;&quot;;&quot;--fastp&quot;)">
            <text:p/>
          </table:table-cell>
          <table:table-cell table:formula="of:=IF(IFERROR(SEARCH(&quot;debug&quot;;[.V24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4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4];&quot;fastq&quot;;&quot;err&quot;)" office:value-type="string" office:string-value="illumina_PE_hg19_minimap2_8_fastp_debug_longread_noduprem_R1.err" calcext:value-type="string">
            <text:p>illumina_PE_hg19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44];&quot;fastq&quot;;&quot;out&quot;)" office:value-type="string" office:string-value="illumina_PE_hg19_minimap2_8_fastp_debug_longread_noduprem_R1.out" calcext:value-type="string">
            <text:p>illumina_PE_hg19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4]);0)=0;&quot;SE&quot;;&quot;PE&quot;)" office:value-type="string" office:string-value="PE" calcext:value-type="string">
            <text:p>PE</text:p>
          </table:table-cell>
          <table:table-cell table:formula="of:=IF(IFERROR(SEARCH(&quot;fastp&quot;;[.V24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4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4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5];&quot;fastq&quot;;&quot;err&quot;)" office:value-type="string" office:string-value="illumina_PE_hg19_minimap2_8_fastp_debug_noduprem_R1.err" calcext:value-type="string">
            <text:p>illumina_PE_hg19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245];&quot;fastq&quot;;&quot;out&quot;)" office:value-type="string" office:string-value="illumina_PE_hg19_minimap2_8_fastp_debug_noduprem_R1.out" calcext:value-type="string">
            <text:p>illumina_PE_hg19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5]);0)=0;&quot;SE&quot;;&quot;PE&quot;)" office:value-type="string" office:string-value="PE" calcext:value-type="string">
            <text:p>PE</text:p>
          </table:table-cell>
          <table:table-cell table:formula="of:=IF(IFERROR(SEARCH(&quot;fastp&quot;;[.V24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4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4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6];&quot;fastq&quot;;&quot;err&quot;)" office:value-type="string" office:string-value="illumina_PE_hg19_minimap2_8_fastp_longread_noduprem_R1.err" calcext:value-type="string">
            <text:p>illumina_PE_hg19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246];&quot;fastq&quot;;&quot;out&quot;)" office:value-type="string" office:string-value="illumina_PE_hg19_minimap2_8_fastp_longread_noduprem_R1.out" calcext:value-type="string">
            <text:p>illumina_PE_hg19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6]);0)=0;&quot;SE&quot;;&quot;PE&quot;)" office:value-type="string" office:string-value="PE" calcext:value-type="string">
            <text:p>PE</text:p>
          </table:table-cell>
          <table:table-cell table:formula="of:=IF(IFERROR(SEARCH(&quot;fastp&quot;;[.V24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46]);0)=0;&quot;&quot;;&quot;--debug&quot;)">
            <text:p/>
          </table:table-cell>
          <table:table-cell table:formula="of:=IF(IFERROR(SEARCH(&quot;longread&quot;;[.V24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7];&quot;fastq&quot;;&quot;err&quot;)" office:value-type="string" office:string-value="illumina_PE_hg19_minimap2_8_fastp_noduprem_R1.err" calcext:value-type="string">
            <text:p>illumina_PE_hg19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247];&quot;fastq&quot;;&quot;out&quot;)" office:value-type="string" office:string-value="illumina_PE_hg19_minimap2_8_fastp_noduprem_R1.out" calcext:value-type="string">
            <text:p>illumina_PE_hg19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7]);0)=0;&quot;SE&quot;;&quot;PE&quot;)" office:value-type="string" office:string-value="PE" calcext:value-type="string">
            <text:p>PE</text:p>
          </table:table-cell>
          <table:table-cell table:formula="of:=IF(IFERROR(SEARCH(&quot;fastp&quot;;[.V24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47]);0)=0;&quot;&quot;;&quot;--debug&quot;)">
            <text:p/>
          </table:table-cell>
          <table:table-cell table:formula="of:=IF(IFERROR(SEARCH(&quot;longread&quot;;[.V24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8];&quot;fastq&quot;;&quot;err&quot;)" office:value-type="string" office:string-value="illumina_PE_hg19_minimap2_8_longread_noduprem_R1.err" calcext:value-type="string">
            <text:p>illumina_PE_hg19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248];&quot;fastq&quot;;&quot;out&quot;)" office:value-type="string" office:string-value="illumina_PE_hg19_minimap2_8_longread_noduprem_R1.out" calcext:value-type="string">
            <text:p>illumina_PE_hg19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8]);0)=0;&quot;SE&quot;;&quot;PE&quot;)" office:value-type="string" office:string-value="PE" calcext:value-type="string">
            <text:p>PE</text:p>
          </table:table-cell>
          <table:table-cell table:formula="of:=IF(IFERROR(SEARCH(&quot;fastp&quot;;[.V248]);0)=0;&quot;&quot;;&quot;--fastp&quot;)">
            <text:p/>
          </table:table-cell>
          <table:table-cell table:formula="of:=IF(IFERROR(SEARCH(&quot;debug&quot;;[.V248]);0)=0;&quot;&quot;;&quot;--debug&quot;)">
            <text:p/>
          </table:table-cell>
          <table:table-cell table:formula="of:=IF(IFERROR(SEARCH(&quot;longread&quot;;[.V24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9];&quot;fastq&quot;;&quot;err&quot;)" office:value-type="string" office:string-value="illumina_PE_hg19_minimap2_8_noduprem_R1.err" calcext:value-type="string">
            <text:p>illumina_PE_hg19_minimap2_8_noduprem_R1.err</text:p>
          </table:table-cell>
          <table:table-cell office:value-type="string" calcext:value-type="string">
            <text:p>-o</text:p>
          </table:table-cell>
          <table:table-cell table:formula="of:=SUBSTITUTE([.V249];&quot;fastq&quot;;&quot;out&quot;)" office:value-type="string" office:string-value="illumina_PE_hg19_minimap2_8_noduprem_R1.out" calcext:value-type="string">
            <text:p>illumina_PE_hg19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9]);0)=0;&quot;SE&quot;;&quot;PE&quot;)" office:value-type="string" office:string-value="PE" calcext:value-type="string">
            <text:p>PE</text:p>
          </table:table-cell>
          <table:table-cell table:formula="of:=IF(IFERROR(SEARCH(&quot;fastp&quot;;[.V249]);0)=0;&quot;&quot;;&quot;--fastp&quot;)">
            <text:p/>
          </table:table-cell>
          <table:table-cell table:formula="of:=IF(IFERROR(SEARCH(&quot;debug&quot;;[.V249]);0)=0;&quot;&quot;;&quot;--debug&quot;)">
            <text:p/>
          </table:table-cell>
          <table:table-cell table:formula="of:=IF(IFERROR(SEARCH(&quot;longread&quot;;[.V24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0];&quot;fastq&quot;;&quot;err&quot;)" office:value-type="string" office:string-value="illumina_PE_PA14_bwamem_16_debug_longread_noduprem_R1.err" calcext:value-type="string">
            <text:p>illumina_PE_PA14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50];&quot;fastq&quot;;&quot;out&quot;)" office:value-type="string" office:string-value="illumina_PE_PA14_bwamem_16_debug_longread_noduprem_R1.out" calcext:value-type="string">
            <text:p>illumina_PE_PA14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0]);0)=0;&quot;SE&quot;;&quot;PE&quot;)" office:value-type="string" office:string-value="PE" calcext:value-type="string">
            <text:p>PE</text:p>
          </table:table-cell>
          <table:table-cell table:formula="of:=IF(IFERROR(SEARCH(&quot;fastp&quot;;[.V250]);0)=0;&quot;&quot;;&quot;--fastp&quot;)">
            <text:p/>
          </table:table-cell>
          <table:table-cell table:formula="of:=IF(IFERROR(SEARCH(&quot;debug&quot;;[.V25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5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1];&quot;fastq&quot;;&quot;err&quot;)" office:value-type="string" office:string-value="illumina_PE_PA14_bwamem_16_debug_noduprem_R1.err" calcext:value-type="string">
            <text:p>illumina_PE_PA14_bwamem_16_debug_noduprem_R1.err</text:p>
          </table:table-cell>
          <table:table-cell office:value-type="string" calcext:value-type="string">
            <text:p>-o</text:p>
          </table:table-cell>
          <table:table-cell table:formula="of:=SUBSTITUTE([.V251];&quot;fastq&quot;;&quot;out&quot;)" office:value-type="string" office:string-value="illumina_PE_PA14_bwamem_16_debug_noduprem_R1.out" calcext:value-type="string">
            <text:p>illumina_PE_PA14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1]);0)=0;&quot;SE&quot;;&quot;PE&quot;)" office:value-type="string" office:string-value="PE" calcext:value-type="string">
            <text:p>PE</text:p>
          </table:table-cell>
          <table:table-cell table:formula="of:=IF(IFERROR(SEARCH(&quot;fastp&quot;;[.V251]);0)=0;&quot;&quot;;&quot;--fastp&quot;)">
            <text:p/>
          </table:table-cell>
          <table:table-cell table:formula="of:=IF(IFERROR(SEARCH(&quot;debug&quot;;[.V25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5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2];&quot;fastq&quot;;&quot;err&quot;)" office:value-type="string" office:string-value="illumina_PE_PA14_bwamem_16_fastp_debug_longread_noduprem_R1.err" calcext:value-type="string">
            <text:p>illumina_PE_PA14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52];&quot;fastq&quot;;&quot;out&quot;)" office:value-type="string" office:string-value="illumina_PE_PA14_bwamem_16_fastp_debug_longread_noduprem_R1.out" calcext:value-type="string">
            <text:p>illumina_PE_PA14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2]);0)=0;&quot;SE&quot;;&quot;PE&quot;)" office:value-type="string" office:string-value="PE" calcext:value-type="string">
            <text:p>PE</text:p>
          </table:table-cell>
          <table:table-cell table:formula="of:=IF(IFERROR(SEARCH(&quot;fastp&quot;;[.V25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5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5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3];&quot;fastq&quot;;&quot;err&quot;)" office:value-type="string" office:string-value="illumina_PE_PA14_bwamem_16_fastp_debug_noduprem_R1.err" calcext:value-type="string">
            <text:p>illumina_PE_PA14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253];&quot;fastq&quot;;&quot;out&quot;)" office:value-type="string" office:string-value="illumina_PE_PA14_bwamem_16_fastp_debug_noduprem_R1.out" calcext:value-type="string">
            <text:p>illumina_PE_PA14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3]);0)=0;&quot;SE&quot;;&quot;PE&quot;)" office:value-type="string" office:string-value="PE" calcext:value-type="string">
            <text:p>PE</text:p>
          </table:table-cell>
          <table:table-cell table:formula="of:=IF(IFERROR(SEARCH(&quot;fastp&quot;;[.V25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5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5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4];&quot;fastq&quot;;&quot;err&quot;)" office:value-type="string" office:string-value="illumina_PE_PA14_bwamem_16_fastp_longread_noduprem_R1.err" calcext:value-type="string">
            <text:p>illumina_PE_PA14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254];&quot;fastq&quot;;&quot;out&quot;)" office:value-type="string" office:string-value="illumina_PE_PA14_bwamem_16_fastp_longread_noduprem_R1.out" calcext:value-type="string">
            <text:p>illumina_PE_PA14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4]);0)=0;&quot;SE&quot;;&quot;PE&quot;)" office:value-type="string" office:string-value="PE" calcext:value-type="string">
            <text:p>PE</text:p>
          </table:table-cell>
          <table:table-cell table:formula="of:=IF(IFERROR(SEARCH(&quot;fastp&quot;;[.V25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54]);0)=0;&quot;&quot;;&quot;--debug&quot;)">
            <text:p/>
          </table:table-cell>
          <table:table-cell table:formula="of:=IF(IFERROR(SEARCH(&quot;longread&quot;;[.V25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5];&quot;fastq&quot;;&quot;err&quot;)" office:value-type="string" office:string-value="illumina_PE_PA14_bwamem_16_fastp_noduprem_R1.err" calcext:value-type="string">
            <text:p>illumina_PE_PA14_bwamem_16_fastp_noduprem_R1.err</text:p>
          </table:table-cell>
          <table:table-cell office:value-type="string" calcext:value-type="string">
            <text:p>-o</text:p>
          </table:table-cell>
          <table:table-cell table:formula="of:=SUBSTITUTE([.V255];&quot;fastq&quot;;&quot;out&quot;)" office:value-type="string" office:string-value="illumina_PE_PA14_bwamem_16_fastp_noduprem_R1.out" calcext:value-type="string">
            <text:p>illumina_PE_PA14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5]);0)=0;&quot;SE&quot;;&quot;PE&quot;)" office:value-type="string" office:string-value="PE" calcext:value-type="string">
            <text:p>PE</text:p>
          </table:table-cell>
          <table:table-cell table:formula="of:=IF(IFERROR(SEARCH(&quot;fastp&quot;;[.V25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55]);0)=0;&quot;&quot;;&quot;--debug&quot;)">
            <text:p/>
          </table:table-cell>
          <table:table-cell table:formula="of:=IF(IFERROR(SEARCH(&quot;longread&quot;;[.V25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6];&quot;fastq&quot;;&quot;err&quot;)" office:value-type="string" office:string-value="illumina_PE_PA14_bwamem_16_longread_noduprem_R1.err" calcext:value-type="string">
            <text:p>illumina_PE_PA14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256];&quot;fastq&quot;;&quot;out&quot;)" office:value-type="string" office:string-value="illumina_PE_PA14_bwamem_16_longread_noduprem_R1.out" calcext:value-type="string">
            <text:p>illumina_PE_PA14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6]);0)=0;&quot;SE&quot;;&quot;PE&quot;)" office:value-type="string" office:string-value="PE" calcext:value-type="string">
            <text:p>PE</text:p>
          </table:table-cell>
          <table:table-cell table:formula="of:=IF(IFERROR(SEARCH(&quot;fastp&quot;;[.V256]);0)=0;&quot;&quot;;&quot;--fastp&quot;)">
            <text:p/>
          </table:table-cell>
          <table:table-cell table:formula="of:=IF(IFERROR(SEARCH(&quot;debug&quot;;[.V256]);0)=0;&quot;&quot;;&quot;--debug&quot;)">
            <text:p/>
          </table:table-cell>
          <table:table-cell table:formula="of:=IF(IFERROR(SEARCH(&quot;longread&quot;;[.V25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7];&quot;fastq&quot;;&quot;err&quot;)" office:value-type="string" office:string-value="illumina_PE_PA14_bwamem_16_noduprem_R1.err" calcext:value-type="string">
            <text:p>illumina_PE_PA14_bwamem_16_noduprem_R1.err</text:p>
          </table:table-cell>
          <table:table-cell office:value-type="string" calcext:value-type="string">
            <text:p>-o</text:p>
          </table:table-cell>
          <table:table-cell table:formula="of:=SUBSTITUTE([.V257];&quot;fastq&quot;;&quot;out&quot;)" office:value-type="string" office:string-value="illumina_PE_PA14_bwamem_16_noduprem_R1.out" calcext:value-type="string">
            <text:p>illumina_PE_PA14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7]);0)=0;&quot;SE&quot;;&quot;PE&quot;)" office:value-type="string" office:string-value="PE" calcext:value-type="string">
            <text:p>PE</text:p>
          </table:table-cell>
          <table:table-cell table:formula="of:=IF(IFERROR(SEARCH(&quot;fastp&quot;;[.V257]);0)=0;&quot;&quot;;&quot;--fastp&quot;)">
            <text:p/>
          </table:table-cell>
          <table:table-cell table:formula="of:=IF(IFERROR(SEARCH(&quot;debug&quot;;[.V257]);0)=0;&quot;&quot;;&quot;--debug&quot;)">
            <text:p/>
          </table:table-cell>
          <table:table-cell table:formula="of:=IF(IFERROR(SEARCH(&quot;longread&quot;;[.V25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8];&quot;fastq&quot;;&quot;err&quot;)" office:value-type="string" office:string-value="illumina_PE_PA14_bwamem_8_debug_longread_noduprem_R1.err" calcext:value-type="string">
            <text:p>illumina_PE_PA14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258];&quot;fastq&quot;;&quot;out&quot;)" office:value-type="string" office:string-value="illumina_PE_PA14_bwamem_8_debug_longread_noduprem_R1.out" calcext:value-type="string">
            <text:p>illumina_PE_PA14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58]);0)=0;&quot;SE&quot;;&quot;PE&quot;)" office:value-type="string" office:string-value="PE" calcext:value-type="string">
            <text:p>PE</text:p>
          </table:table-cell>
          <table:table-cell table:formula="of:=IF(IFERROR(SEARCH(&quot;fastp&quot;;[.V258]);0)=0;&quot;&quot;;&quot;--fastp&quot;)">
            <text:p/>
          </table:table-cell>
          <table:table-cell table:formula="of:=IF(IFERROR(SEARCH(&quot;debug&quot;;[.V25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5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9];&quot;fastq&quot;;&quot;err&quot;)" office:value-type="string" office:string-value="illumina_PE_PA14_bwamem_8_debug_noduprem_R1.err" calcext:value-type="string">
            <text:p>illumina_PE_PA14_bwamem_8_debug_noduprem_R1.err</text:p>
          </table:table-cell>
          <table:table-cell office:value-type="string" calcext:value-type="string">
            <text:p>-o</text:p>
          </table:table-cell>
          <table:table-cell table:formula="of:=SUBSTITUTE([.V259];&quot;fastq&quot;;&quot;out&quot;)" office:value-type="string" office:string-value="illumina_PE_PA14_bwamem_8_debug_noduprem_R1.out" calcext:value-type="string">
            <text:p>illumina_PE_PA14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59]);0)=0;&quot;SE&quot;;&quot;PE&quot;)" office:value-type="string" office:string-value="PE" calcext:value-type="string">
            <text:p>PE</text:p>
          </table:table-cell>
          <table:table-cell table:formula="of:=IF(IFERROR(SEARCH(&quot;fastp&quot;;[.V259]);0)=0;&quot;&quot;;&quot;--fastp&quot;)">
            <text:p/>
          </table:table-cell>
          <table:table-cell table:formula="of:=IF(IFERROR(SEARCH(&quot;debug&quot;;[.V25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5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0];&quot;fastq&quot;;&quot;err&quot;)" office:value-type="string" office:string-value="illumina_PE_PA14_bwamem_8_fastp_debug_longread_noduprem_R1.err" calcext:value-type="string">
            <text:p>illumina_PE_PA14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60];&quot;fastq&quot;;&quot;out&quot;)" office:value-type="string" office:string-value="illumina_PE_PA14_bwamem_8_fastp_debug_longread_noduprem_R1.out" calcext:value-type="string">
            <text:p>illumina_PE_PA14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0]);0)=0;&quot;SE&quot;;&quot;PE&quot;)" office:value-type="string" office:string-value="PE" calcext:value-type="string">
            <text:p>PE</text:p>
          </table:table-cell>
          <table:table-cell table:formula="of:=IF(IFERROR(SEARCH(&quot;fastp&quot;;[.V26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6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1];&quot;fastq&quot;;&quot;err&quot;)" office:value-type="string" office:string-value="illumina_PE_PA14_bwamem_8_fastp_debug_noduprem_R1.err" calcext:value-type="string">
            <text:p>illumina_PE_PA14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261];&quot;fastq&quot;;&quot;out&quot;)" office:value-type="string" office:string-value="illumina_PE_PA14_bwamem_8_fastp_debug_noduprem_R1.out" calcext:value-type="string">
            <text:p>illumina_PE_PA14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1]);0)=0;&quot;SE&quot;;&quot;PE&quot;)" office:value-type="string" office:string-value="PE" calcext:value-type="string">
            <text:p>PE</text:p>
          </table:table-cell>
          <table:table-cell table:formula="of:=IF(IFERROR(SEARCH(&quot;fastp&quot;;[.V26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6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2];&quot;fastq&quot;;&quot;err&quot;)" office:value-type="string" office:string-value="illumina_PE_PA14_bwamem_8_fastp_longread_noduprem_R1.err" calcext:value-type="string">
            <text:p>illumina_PE_PA14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262];&quot;fastq&quot;;&quot;out&quot;)" office:value-type="string" office:string-value="illumina_PE_PA14_bwamem_8_fastp_longread_noduprem_R1.out" calcext:value-type="string">
            <text:p>illumina_PE_PA14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2]);0)=0;&quot;SE&quot;;&quot;PE&quot;)" office:value-type="string" office:string-value="PE" calcext:value-type="string">
            <text:p>PE</text:p>
          </table:table-cell>
          <table:table-cell table:formula="of:=IF(IFERROR(SEARCH(&quot;fastp&quot;;[.V26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62]);0)=0;&quot;&quot;;&quot;--debug&quot;)">
            <text:p/>
          </table:table-cell>
          <table:table-cell table:formula="of:=IF(IFERROR(SEARCH(&quot;longread&quot;;[.V26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3];&quot;fastq&quot;;&quot;err&quot;)" office:value-type="string" office:string-value="illumina_PE_PA14_bwamem_8_fastp_noduprem_R1.err" calcext:value-type="string">
            <text:p>illumina_PE_PA14_bwamem_8_fastp_noduprem_R1.err</text:p>
          </table:table-cell>
          <table:table-cell office:value-type="string" calcext:value-type="string">
            <text:p>-o</text:p>
          </table:table-cell>
          <table:table-cell table:formula="of:=SUBSTITUTE([.V263];&quot;fastq&quot;;&quot;out&quot;)" office:value-type="string" office:string-value="illumina_PE_PA14_bwamem_8_fastp_noduprem_R1.out" calcext:value-type="string">
            <text:p>illumina_PE_PA14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3]);0)=0;&quot;SE&quot;;&quot;PE&quot;)" office:value-type="string" office:string-value="PE" calcext:value-type="string">
            <text:p>PE</text:p>
          </table:table-cell>
          <table:table-cell table:formula="of:=IF(IFERROR(SEARCH(&quot;fastp&quot;;[.V26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63]);0)=0;&quot;&quot;;&quot;--debug&quot;)">
            <text:p/>
          </table:table-cell>
          <table:table-cell table:formula="of:=IF(IFERROR(SEARCH(&quot;longread&quot;;[.V26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4];&quot;fastq&quot;;&quot;err&quot;)" office:value-type="string" office:string-value="illumina_PE_PA14_bwamem_8_longread_noduprem_R1.err" calcext:value-type="string">
            <text:p>illumina_PE_PA14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264];&quot;fastq&quot;;&quot;out&quot;)" office:value-type="string" office:string-value="illumina_PE_PA14_bwamem_8_longread_noduprem_R1.out" calcext:value-type="string">
            <text:p>illumina_PE_PA14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4]);0)=0;&quot;SE&quot;;&quot;PE&quot;)" office:value-type="string" office:string-value="PE" calcext:value-type="string">
            <text:p>PE</text:p>
          </table:table-cell>
          <table:table-cell table:formula="of:=IF(IFERROR(SEARCH(&quot;fastp&quot;;[.V264]);0)=0;&quot;&quot;;&quot;--fastp&quot;)">
            <text:p/>
          </table:table-cell>
          <table:table-cell table:formula="of:=IF(IFERROR(SEARCH(&quot;debug&quot;;[.V264]);0)=0;&quot;&quot;;&quot;--debug&quot;)">
            <text:p/>
          </table:table-cell>
          <table:table-cell table:formula="of:=IF(IFERROR(SEARCH(&quot;longread&quot;;[.V26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5];&quot;fastq&quot;;&quot;err&quot;)" office:value-type="string" office:string-value="illumina_PE_PA14_bwamem_8_noduprem_R1.err" calcext:value-type="string">
            <text:p>illumina_PE_PA14_bwamem_8_noduprem_R1.err</text:p>
          </table:table-cell>
          <table:table-cell office:value-type="string" calcext:value-type="string">
            <text:p>-o</text:p>
          </table:table-cell>
          <table:table-cell table:formula="of:=SUBSTITUTE([.V265];&quot;fastq&quot;;&quot;out&quot;)" office:value-type="string" office:string-value="illumina_PE_PA14_bwamem_8_noduprem_R1.out" calcext:value-type="string">
            <text:p>illumina_PE_PA14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5]);0)=0;&quot;SE&quot;;&quot;PE&quot;)" office:value-type="string" office:string-value="PE" calcext:value-type="string">
            <text:p>PE</text:p>
          </table:table-cell>
          <table:table-cell table:formula="of:=IF(IFERROR(SEARCH(&quot;fastp&quot;;[.V265]);0)=0;&quot;&quot;;&quot;--fastp&quot;)">
            <text:p/>
          </table:table-cell>
          <table:table-cell table:formula="of:=IF(IFERROR(SEARCH(&quot;debug&quot;;[.V265]);0)=0;&quot;&quot;;&quot;--debug&quot;)">
            <text:p/>
          </table:table-cell>
          <table:table-cell table:formula="of:=IF(IFERROR(SEARCH(&quot;longread&quot;;[.V26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6];&quot;fastq&quot;;&quot;err&quot;)" office:value-type="string" office:string-value="illumina_PE_PA14_minimap2_16_debug_longread_noduprem_R1.err" calcext:value-type="string">
            <text:p>illumina_PE_PA14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66];&quot;fastq&quot;;&quot;out&quot;)" office:value-type="string" office:string-value="illumina_PE_PA14_minimap2_16_debug_longread_noduprem_R1.out" calcext:value-type="string">
            <text:p>illumina_PE_PA14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6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66]);0)=0;&quot;SE&quot;;&quot;PE&quot;)" office:value-type="string" office:string-value="PE" calcext:value-type="string">
            <text:p>PE</text:p>
          </table:table-cell>
          <table:table-cell table:formula="of:=IF(IFERROR(SEARCH(&quot;fastp&quot;;[.V266]);0)=0;&quot;&quot;;&quot;--fastp&quot;)">
            <text:p/>
          </table:table-cell>
          <table:table-cell table:formula="of:=IF(IFERROR(SEARCH(&quot;debug&quot;;[.V26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7];&quot;fastq&quot;;&quot;err&quot;)" office:value-type="string" office:string-value="illumina_PE_PA14_minimap2_16_debug_noduprem_R1.err" calcext:value-type="string">
            <text:p>illumina_PE_PA14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267];&quot;fastq&quot;;&quot;out&quot;)" office:value-type="string" office:string-value="illumina_PE_PA14_minimap2_16_debug_noduprem_R1.out" calcext:value-type="string">
            <text:p>illumina_PE_PA14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6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67]);0)=0;&quot;SE&quot;;&quot;PE&quot;)" office:value-type="string" office:string-value="PE" calcext:value-type="string">
            <text:p>PE</text:p>
          </table:table-cell>
          <table:table-cell table:formula="of:=IF(IFERROR(SEARCH(&quot;fastp&quot;;[.V267]);0)=0;&quot;&quot;;&quot;--fastp&quot;)">
            <text:p/>
          </table:table-cell>
          <table:table-cell table:formula="of:=IF(IFERROR(SEARCH(&quot;debug&quot;;[.V26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8];&quot;fastq&quot;;&quot;err&quot;)" office:value-type="string" office:string-value="illumina_PE_PA14_minimap2_16_fastp_debug_longread_noduprem_R1.err" calcext:value-type="string">
            <text:p>illumina_PE_PA14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68];&quot;fastq&quot;;&quot;out&quot;)" office:value-type="string" office:string-value="illumina_PE_PA14_minimap2_16_fastp_debug_longread_noduprem_R1.out" calcext:value-type="string">
            <text:p>illumina_PE_PA14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6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68]);0)=0;&quot;SE&quot;;&quot;PE&quot;)" office:value-type="string" office:string-value="PE" calcext:value-type="string">
            <text:p>PE</text:p>
          </table:table-cell>
          <table:table-cell table:formula="of:=IF(IFERROR(SEARCH(&quot;fastp&quot;;[.V26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6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9];&quot;fastq&quot;;&quot;err&quot;)" office:value-type="string" office:string-value="illumina_PE_PA14_minimap2_16_fastp_debug_noduprem_R1.err" calcext:value-type="string">
            <text:p>illumina_PE_PA14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269];&quot;fastq&quot;;&quot;out&quot;)" office:value-type="string" office:string-value="illumina_PE_PA14_minimap2_16_fastp_debug_noduprem_R1.out" calcext:value-type="string">
            <text:p>illumina_PE_PA14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6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69]);0)=0;&quot;SE&quot;;&quot;PE&quot;)" office:value-type="string" office:string-value="PE" calcext:value-type="string">
            <text:p>PE</text:p>
          </table:table-cell>
          <table:table-cell table:formula="of:=IF(IFERROR(SEARCH(&quot;fastp&quot;;[.V26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6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0];&quot;fastq&quot;;&quot;err&quot;)" office:value-type="string" office:string-value="illumina_PE_PA14_minimap2_16_fastp_longread_noduprem_R1.err" calcext:value-type="string">
            <text:p>illumina_PE_PA14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270];&quot;fastq&quot;;&quot;out&quot;)" office:value-type="string" office:string-value="illumina_PE_PA14_minimap2_16_fastp_longread_noduprem_R1.out" calcext:value-type="string">
            <text:p>illumina_PE_PA14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70]);0)=0;&quot;SE&quot;;&quot;PE&quot;)" office:value-type="string" office:string-value="PE" calcext:value-type="string">
            <text:p>PE</text:p>
          </table:table-cell>
          <table:table-cell table:formula="of:=IF(IFERROR(SEARCH(&quot;fastp&quot;;[.V27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0]);0)=0;&quot;&quot;;&quot;--debug&quot;)">
            <text:p/>
          </table:table-cell>
          <table:table-cell table:formula="of:=IF(IFERROR(SEARCH(&quot;longread&quot;;[.V27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1];&quot;fastq&quot;;&quot;err&quot;)" office:value-type="string" office:string-value="illumina_PE_PA14_minimap2_16_fastp_noduprem_R1.err" calcext:value-type="string">
            <text:p>illumina_PE_PA14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271];&quot;fastq&quot;;&quot;out&quot;)" office:value-type="string" office:string-value="illumina_PE_PA14_minimap2_16_fastp_noduprem_R1.out" calcext:value-type="string">
            <text:p>illumina_PE_PA14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71]);0)=0;&quot;SE&quot;;&quot;PE&quot;)" office:value-type="string" office:string-value="PE" calcext:value-type="string">
            <text:p>PE</text:p>
          </table:table-cell>
          <table:table-cell table:formula="of:=IF(IFERROR(SEARCH(&quot;fastp&quot;;[.V27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1]);0)=0;&quot;&quot;;&quot;--debug&quot;)">
            <text:p/>
          </table:table-cell>
          <table:table-cell table:formula="of:=IF(IFERROR(SEARCH(&quot;longread&quot;;[.V27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2];&quot;fastq&quot;;&quot;err&quot;)" office:value-type="string" office:string-value="illumina_PE_PA14_minimap2_16_longread_noduprem_R1.err" calcext:value-type="string">
            <text:p>illumina_PE_PA14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272];&quot;fastq&quot;;&quot;out&quot;)" office:value-type="string" office:string-value="illumina_PE_PA14_minimap2_16_longread_noduprem_R1.out" calcext:value-type="string">
            <text:p>illumina_PE_PA14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72]);0)=0;&quot;SE&quot;;&quot;PE&quot;)" office:value-type="string" office:string-value="PE" calcext:value-type="string">
            <text:p>PE</text:p>
          </table:table-cell>
          <table:table-cell table:formula="of:=IF(IFERROR(SEARCH(&quot;fastp&quot;;[.V272]);0)=0;&quot;&quot;;&quot;--fastp&quot;)">
            <text:p/>
          </table:table-cell>
          <table:table-cell table:formula="of:=IF(IFERROR(SEARCH(&quot;debug&quot;;[.V272]);0)=0;&quot;&quot;;&quot;--debug&quot;)">
            <text:p/>
          </table:table-cell>
          <table:table-cell table:formula="of:=IF(IFERROR(SEARCH(&quot;longread&quot;;[.V27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3];&quot;fastq&quot;;&quot;err&quot;)" office:value-type="string" office:string-value="illumina_PE_PA14_minimap2_16_noduprem_R1.err" calcext:value-type="string">
            <text:p>illumina_PE_PA14_minimap2_16_noduprem_R1.err</text:p>
          </table:table-cell>
          <table:table-cell office:value-type="string" calcext:value-type="string">
            <text:p>-o</text:p>
          </table:table-cell>
          <table:table-cell table:formula="of:=SUBSTITUTE([.V273];&quot;fastq&quot;;&quot;out&quot;)" office:value-type="string" office:string-value="illumina_PE_PA14_minimap2_16_noduprem_R1.out" calcext:value-type="string">
            <text:p>illumina_PE_PA14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73]);0)=0;&quot;SE&quot;;&quot;PE&quot;)" office:value-type="string" office:string-value="PE" calcext:value-type="string">
            <text:p>PE</text:p>
          </table:table-cell>
          <table:table-cell table:formula="of:=IF(IFERROR(SEARCH(&quot;fastp&quot;;[.V273]);0)=0;&quot;&quot;;&quot;--fastp&quot;)">
            <text:p/>
          </table:table-cell>
          <table:table-cell table:formula="of:=IF(IFERROR(SEARCH(&quot;debug&quot;;[.V273]);0)=0;&quot;&quot;;&quot;--debug&quot;)">
            <text:p/>
          </table:table-cell>
          <table:table-cell table:formula="of:=IF(IFERROR(SEARCH(&quot;longread&quot;;[.V27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4];&quot;fastq&quot;;&quot;err&quot;)" office:value-type="string" office:string-value="illumina_PE_PA14_minimap2_8_debug_longread_noduprem_R1.err" calcext:value-type="string">
            <text:p>illumina_PE_PA14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274];&quot;fastq&quot;;&quot;out&quot;)" office:value-type="string" office:string-value="illumina_PE_PA14_minimap2_8_debug_longread_noduprem_R1.out" calcext:value-type="string">
            <text:p>illumina_PE_PA14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74]);0)=0;&quot;SE&quot;;&quot;PE&quot;)" office:value-type="string" office:string-value="PE" calcext:value-type="string">
            <text:p>PE</text:p>
          </table:table-cell>
          <table:table-cell table:formula="of:=IF(IFERROR(SEARCH(&quot;fastp&quot;;[.V274]);0)=0;&quot;&quot;;&quot;--fastp&quot;)">
            <text:p/>
          </table:table-cell>
          <table:table-cell table:formula="of:=IF(IFERROR(SEARCH(&quot;debug&quot;;[.V27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7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5];&quot;fastq&quot;;&quot;err&quot;)" office:value-type="string" office:string-value="illumina_PE_PA14_minimap2_8_debug_noduprem_R1.err" calcext:value-type="string">
            <text:p>illumina_PE_PA14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275];&quot;fastq&quot;;&quot;out&quot;)" office:value-type="string" office:string-value="illumina_PE_PA14_minimap2_8_debug_noduprem_R1.out" calcext:value-type="string">
            <text:p>illumina_PE_PA14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75]);0)=0;&quot;SE&quot;;&quot;PE&quot;)" office:value-type="string" office:string-value="PE" calcext:value-type="string">
            <text:p>PE</text:p>
          </table:table-cell>
          <table:table-cell table:formula="of:=IF(IFERROR(SEARCH(&quot;fastp&quot;;[.V275]);0)=0;&quot;&quot;;&quot;--fastp&quot;)">
            <text:p/>
          </table:table-cell>
          <table:table-cell table:formula="of:=IF(IFERROR(SEARCH(&quot;debug&quot;;[.V27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7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6];&quot;fastq&quot;;&quot;err&quot;)" office:value-type="string" office:string-value="illumina_PE_PA14_minimap2_8_fastp_debug_longread_noduprem_R1.err" calcext:value-type="string">
            <text:p>illumina_PE_PA14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76];&quot;fastq&quot;;&quot;out&quot;)" office:value-type="string" office:string-value="illumina_PE_PA14_minimap2_8_fastp_debug_longread_noduprem_R1.out" calcext:value-type="string">
            <text:p>illumina_PE_PA14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76]);0)=0;&quot;SE&quot;;&quot;PE&quot;)" office:value-type="string" office:string-value="PE" calcext:value-type="string">
            <text:p>PE</text:p>
          </table:table-cell>
          <table:table-cell table:formula="of:=IF(IFERROR(SEARCH(&quot;fastp&quot;;[.V27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7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7];&quot;fastq&quot;;&quot;err&quot;)" office:value-type="string" office:string-value="illumina_PE_PA14_minimap2_8_fastp_debug_noduprem_R1.err" calcext:value-type="string">
            <text:p>illumina_PE_PA14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277];&quot;fastq&quot;;&quot;out&quot;)" office:value-type="string" office:string-value="illumina_PE_PA14_minimap2_8_fastp_debug_noduprem_R1.out" calcext:value-type="string">
            <text:p>illumina_PE_PA14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77]);0)=0;&quot;SE&quot;;&quot;PE&quot;)" office:value-type="string" office:string-value="PE" calcext:value-type="string">
            <text:p>PE</text:p>
          </table:table-cell>
          <table:table-cell table:formula="of:=IF(IFERROR(SEARCH(&quot;fastp&quot;;[.V27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7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8];&quot;fastq&quot;;&quot;err&quot;)" office:value-type="string" office:string-value="illumina_PE_PA14_minimap2_8_fastp_longread_noduprem_R1.err" calcext:value-type="string">
            <text:p>illumina_PE_PA14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278];&quot;fastq&quot;;&quot;out&quot;)" office:value-type="string" office:string-value="illumina_PE_PA14_minimap2_8_fastp_longread_noduprem_R1.out" calcext:value-type="string">
            <text:p>illumina_PE_PA14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78]);0)=0;&quot;SE&quot;;&quot;PE&quot;)" office:value-type="string" office:string-value="PE" calcext:value-type="string">
            <text:p>PE</text:p>
          </table:table-cell>
          <table:table-cell table:formula="of:=IF(IFERROR(SEARCH(&quot;fastp&quot;;[.V27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8]);0)=0;&quot;&quot;;&quot;--debug&quot;)">
            <text:p/>
          </table:table-cell>
          <table:table-cell table:formula="of:=IF(IFERROR(SEARCH(&quot;longread&quot;;[.V27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9];&quot;fastq&quot;;&quot;err&quot;)" office:value-type="string" office:string-value="illumina_PE_PA14_minimap2_8_fastp_noduprem_R1.err" calcext:value-type="string">
            <text:p>illumina_PE_PA14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279];&quot;fastq&quot;;&quot;out&quot;)" office:value-type="string" office:string-value="illumina_PE_PA14_minimap2_8_fastp_noduprem_R1.out" calcext:value-type="string">
            <text:p>illumina_PE_PA14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79]);0)=0;&quot;SE&quot;;&quot;PE&quot;)" office:value-type="string" office:string-value="PE" calcext:value-type="string">
            <text:p>PE</text:p>
          </table:table-cell>
          <table:table-cell table:formula="of:=IF(IFERROR(SEARCH(&quot;fastp&quot;;[.V27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9]);0)=0;&quot;&quot;;&quot;--debug&quot;)">
            <text:p/>
          </table:table-cell>
          <table:table-cell table:formula="of:=IF(IFERROR(SEARCH(&quot;longread&quot;;[.V27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0];&quot;fastq&quot;;&quot;err&quot;)" office:value-type="string" office:string-value="illumina_PE_PA14_minimap2_8_longread_noduprem_R1.err" calcext:value-type="string">
            <text:p>illumina_PE_PA14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280];&quot;fastq&quot;;&quot;out&quot;)" office:value-type="string" office:string-value="illumina_PE_PA14_minimap2_8_longread_noduprem_R1.out" calcext:value-type="string">
            <text:p>illumina_PE_PA14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8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80]);0)=0;&quot;SE&quot;;&quot;PE&quot;)" office:value-type="string" office:string-value="PE" calcext:value-type="string">
            <text:p>PE</text:p>
          </table:table-cell>
          <table:table-cell table:formula="of:=IF(IFERROR(SEARCH(&quot;fastp&quot;;[.V280]);0)=0;&quot;&quot;;&quot;--fastp&quot;)">
            <text:p/>
          </table:table-cell>
          <table:table-cell table:formula="of:=IF(IFERROR(SEARCH(&quot;debug&quot;;[.V280]);0)=0;&quot;&quot;;&quot;--debug&quot;)">
            <text:p/>
          </table:table-cell>
          <table:table-cell table:formula="of:=IF(IFERROR(SEARCH(&quot;longread&quot;;[.V28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1];&quot;fastq&quot;;&quot;err&quot;)" office:value-type="string" office:string-value="illumina_PE_PA14_minimap2_8_noduprem_R1.err" calcext:value-type="string">
            <text:p>illumina_PE_PA14_minimap2_8_noduprem_R1.err</text:p>
          </table:table-cell>
          <table:table-cell office:value-type="string" calcext:value-type="string">
            <text:p>-o</text:p>
          </table:table-cell>
          <table:table-cell table:formula="of:=SUBSTITUTE([.V281];&quot;fastq&quot;;&quot;out&quot;)" office:value-type="string" office:string-value="illumina_PE_PA14_minimap2_8_noduprem_R1.out" calcext:value-type="string">
            <text:p>illumina_PE_PA14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8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81]);0)=0;&quot;SE&quot;;&quot;PE&quot;)" office:value-type="string" office:string-value="PE" calcext:value-type="string">
            <text:p>PE</text:p>
          </table:table-cell>
          <table:table-cell table:formula="of:=IF(IFERROR(SEARCH(&quot;fastp&quot;;[.V281]);0)=0;&quot;&quot;;&quot;--fastp&quot;)">
            <text:p/>
          </table:table-cell>
          <table:table-cell table:formula="of:=IF(IFERROR(SEARCH(&quot;debug&quot;;[.V281]);0)=0;&quot;&quot;;&quot;--debug&quot;)">
            <text:p/>
          </table:table-cell>
          <table:table-cell table:formula="of:=IF(IFERROR(SEARCH(&quot;longread&quot;;[.V28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2];&quot;fastq&quot;;&quot;err&quot;)" office:value-type="string" office:string-value="illumina_SE_hg19_bwamem_16_debug_longread_noduprem_R1.err" calcext:value-type="string">
            <text:p>illumina_SE_hg19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82];&quot;fastq&quot;;&quot;out&quot;)" office:value-type="string" office:string-value="illumina_SE_hg19_bwamem_16_debug_longread_noduprem_R1.out" calcext:value-type="string">
            <text:p>illumina_SE_hg19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2]);0)=0;&quot;SE&quot;;&quot;PE&quot;)" office:value-type="string" office:string-value="SE" calcext:value-type="string">
            <text:p>SE</text:p>
          </table:table-cell>
          <table:table-cell table:formula="of:=IF(IFERROR(SEARCH(&quot;fastp&quot;;[.V282]);0)=0;&quot;&quot;;&quot;--fastp&quot;)">
            <text:p/>
          </table:table-cell>
          <table:table-cell table:formula="of:=IF(IFERROR(SEARCH(&quot;debug&quot;;[.V28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8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3];&quot;fastq&quot;;&quot;err&quot;)" office:value-type="string" office:string-value="illumina_SE_hg19_bwamem_16_debug_noduprem_R1.err" calcext:value-type="string">
            <text:p>illumina_SE_hg19_bwamem_16_debug_noduprem_R1.err</text:p>
          </table:table-cell>
          <table:table-cell office:value-type="string" calcext:value-type="string">
            <text:p>-o</text:p>
          </table:table-cell>
          <table:table-cell table:formula="of:=SUBSTITUTE([.V283];&quot;fastq&quot;;&quot;out&quot;)" office:value-type="string" office:string-value="illumina_SE_hg19_bwamem_16_debug_noduprem_R1.out" calcext:value-type="string">
            <text:p>illumina_SE_hg19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3]);0)=0;&quot;SE&quot;;&quot;PE&quot;)" office:value-type="string" office:string-value="SE" calcext:value-type="string">
            <text:p>SE</text:p>
          </table:table-cell>
          <table:table-cell table:formula="of:=IF(IFERROR(SEARCH(&quot;fastp&quot;;[.V283]);0)=0;&quot;&quot;;&quot;--fastp&quot;)">
            <text:p/>
          </table:table-cell>
          <table:table-cell table:formula="of:=IF(IFERROR(SEARCH(&quot;debug&quot;;[.V28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8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4];&quot;fastq&quot;;&quot;err&quot;)" office:value-type="string" office:string-value="illumina_SE_hg19_bwamem_16_fastp_debug_longread_noduprem_R1.err" calcext:value-type="string">
            <text:p>illumina_SE_hg19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84];&quot;fastq&quot;;&quot;out&quot;)" office:value-type="string" office:string-value="illumina_SE_hg19_bwamem_16_fastp_debug_longread_noduprem_R1.out" calcext:value-type="string">
            <text:p>illumina_SE_hg19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4]);0)=0;&quot;SE&quot;;&quot;PE&quot;)" office:value-type="string" office:string-value="SE" calcext:value-type="string">
            <text:p>SE</text:p>
          </table:table-cell>
          <table:table-cell table:formula="of:=IF(IFERROR(SEARCH(&quot;fastp&quot;;[.V28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8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8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5];&quot;fastq&quot;;&quot;err&quot;)" office:value-type="string" office:string-value="illumina_SE_hg19_bwamem_16_fastp_debug_noduprem_R1.err" calcext:value-type="string">
            <text:p>illumina_SE_hg19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285];&quot;fastq&quot;;&quot;out&quot;)" office:value-type="string" office:string-value="illumina_SE_hg19_bwamem_16_fastp_debug_noduprem_R1.out" calcext:value-type="string">
            <text:p>illumina_SE_hg19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5]);0)=0;&quot;SE&quot;;&quot;PE&quot;)" office:value-type="string" office:string-value="SE" calcext:value-type="string">
            <text:p>SE</text:p>
          </table:table-cell>
          <table:table-cell table:formula="of:=IF(IFERROR(SEARCH(&quot;fastp&quot;;[.V28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8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8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6];&quot;fastq&quot;;&quot;err&quot;)" office:value-type="string" office:string-value="illumina_SE_hg19_bwamem_16_fastp_longread_noduprem_R1.err" calcext:value-type="string">
            <text:p>illumina_SE_hg19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286];&quot;fastq&quot;;&quot;out&quot;)" office:value-type="string" office:string-value="illumina_SE_hg19_bwamem_16_fastp_longread_noduprem_R1.out" calcext:value-type="string">
            <text:p>illumina_SE_hg19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6]);0)=0;&quot;SE&quot;;&quot;PE&quot;)" office:value-type="string" office:string-value="SE" calcext:value-type="string">
            <text:p>SE</text:p>
          </table:table-cell>
          <table:table-cell table:formula="of:=IF(IFERROR(SEARCH(&quot;fastp&quot;;[.V28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86]);0)=0;&quot;&quot;;&quot;--debug&quot;)">
            <text:p/>
          </table:table-cell>
          <table:table-cell table:formula="of:=IF(IFERROR(SEARCH(&quot;longread&quot;;[.V28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7];&quot;fastq&quot;;&quot;err&quot;)" office:value-type="string" office:string-value="illumina_SE_hg19_bwamem_16_fastp_noduprem_R1.err" calcext:value-type="string">
            <text:p>illumina_SE_hg19_bwamem_16_fastp_noduprem_R1.err</text:p>
          </table:table-cell>
          <table:table-cell office:value-type="string" calcext:value-type="string">
            <text:p>-o</text:p>
          </table:table-cell>
          <table:table-cell table:formula="of:=SUBSTITUTE([.V287];&quot;fastq&quot;;&quot;out&quot;)" office:value-type="string" office:string-value="illumina_SE_hg19_bwamem_16_fastp_noduprem_R1.out" calcext:value-type="string">
            <text:p>illumina_SE_hg19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7]);0)=0;&quot;SE&quot;;&quot;PE&quot;)" office:value-type="string" office:string-value="SE" calcext:value-type="string">
            <text:p>SE</text:p>
          </table:table-cell>
          <table:table-cell table:formula="of:=IF(IFERROR(SEARCH(&quot;fastp&quot;;[.V28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87]);0)=0;&quot;&quot;;&quot;--debug&quot;)">
            <text:p/>
          </table:table-cell>
          <table:table-cell table:formula="of:=IF(IFERROR(SEARCH(&quot;longread&quot;;[.V28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8];&quot;fastq&quot;;&quot;err&quot;)" office:value-type="string" office:string-value="illumina_SE_hg19_bwamem_16_longread_noduprem_R1.err" calcext:value-type="string">
            <text:p>illumina_SE_hg19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288];&quot;fastq&quot;;&quot;out&quot;)" office:value-type="string" office:string-value="illumina_SE_hg19_bwamem_16_longread_noduprem_R1.out" calcext:value-type="string">
            <text:p>illumina_SE_hg19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8]);0)=0;&quot;SE&quot;;&quot;PE&quot;)" office:value-type="string" office:string-value="SE" calcext:value-type="string">
            <text:p>SE</text:p>
          </table:table-cell>
          <table:table-cell table:formula="of:=IF(IFERROR(SEARCH(&quot;fastp&quot;;[.V288]);0)=0;&quot;&quot;;&quot;--fastp&quot;)">
            <text:p/>
          </table:table-cell>
          <table:table-cell table:formula="of:=IF(IFERROR(SEARCH(&quot;debug&quot;;[.V288]);0)=0;&quot;&quot;;&quot;--debug&quot;)">
            <text:p/>
          </table:table-cell>
          <table:table-cell table:formula="of:=IF(IFERROR(SEARCH(&quot;longread&quot;;[.V28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9];&quot;fastq&quot;;&quot;err&quot;)" office:value-type="string" office:string-value="illumina_SE_hg19_bwamem_16_noduprem_R1.err" calcext:value-type="string">
            <text:p>illumina_SE_hg19_bwamem_16_noduprem_R1.err</text:p>
          </table:table-cell>
          <table:table-cell office:value-type="string" calcext:value-type="string">
            <text:p>-o</text:p>
          </table:table-cell>
          <table:table-cell table:formula="of:=SUBSTITUTE([.V289];&quot;fastq&quot;;&quot;out&quot;)" office:value-type="string" office:string-value="illumina_SE_hg19_bwamem_16_noduprem_R1.out" calcext:value-type="string">
            <text:p>illumina_SE_hg19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9]);0)=0;&quot;SE&quot;;&quot;PE&quot;)" office:value-type="string" office:string-value="SE" calcext:value-type="string">
            <text:p>SE</text:p>
          </table:table-cell>
          <table:table-cell table:formula="of:=IF(IFERROR(SEARCH(&quot;fastp&quot;;[.V289]);0)=0;&quot;&quot;;&quot;--fastp&quot;)">
            <text:p/>
          </table:table-cell>
          <table:table-cell table:formula="of:=IF(IFERROR(SEARCH(&quot;debug&quot;;[.V289]);0)=0;&quot;&quot;;&quot;--debug&quot;)">
            <text:p/>
          </table:table-cell>
          <table:table-cell table:formula="of:=IF(IFERROR(SEARCH(&quot;longread&quot;;[.V28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0];&quot;fastq&quot;;&quot;err&quot;)" office:value-type="string" office:string-value="illumina_SE_hg19_bwamem_8_debug_longread_noduprem_R1.err" calcext:value-type="string">
            <text:p>illumina_SE_hg19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290];&quot;fastq&quot;;&quot;out&quot;)" office:value-type="string" office:string-value="illumina_SE_hg19_bwamem_8_debug_longread_noduprem_R1.out" calcext:value-type="string">
            <text:p>illumina_SE_hg19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0]);0)=0;&quot;SE&quot;;&quot;PE&quot;)" office:value-type="string" office:string-value="SE" calcext:value-type="string">
            <text:p>SE</text:p>
          </table:table-cell>
          <table:table-cell table:formula="of:=IF(IFERROR(SEARCH(&quot;fastp&quot;;[.V290]);0)=0;&quot;&quot;;&quot;--fastp&quot;)">
            <text:p/>
          </table:table-cell>
          <table:table-cell table:formula="of:=IF(IFERROR(SEARCH(&quot;debug&quot;;[.V29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1];&quot;fastq&quot;;&quot;err&quot;)" office:value-type="string" office:string-value="illumina_SE_hg19_bwamem_8_debug_noduprem_R1.err" calcext:value-type="string">
            <text:p>illumina_SE_hg19_bwamem_8_debug_noduprem_R1.err</text:p>
          </table:table-cell>
          <table:table-cell office:value-type="string" calcext:value-type="string">
            <text:p>-o</text:p>
          </table:table-cell>
          <table:table-cell table:formula="of:=SUBSTITUTE([.V291];&quot;fastq&quot;;&quot;out&quot;)" office:value-type="string" office:string-value="illumina_SE_hg19_bwamem_8_debug_noduprem_R1.out" calcext:value-type="string">
            <text:p>illumina_SE_hg19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1]);0)=0;&quot;SE&quot;;&quot;PE&quot;)" office:value-type="string" office:string-value="SE" calcext:value-type="string">
            <text:p>SE</text:p>
          </table:table-cell>
          <table:table-cell table:formula="of:=IF(IFERROR(SEARCH(&quot;fastp&quot;;[.V291]);0)=0;&quot;&quot;;&quot;--fastp&quot;)">
            <text:p/>
          </table:table-cell>
          <table:table-cell table:formula="of:=IF(IFERROR(SEARCH(&quot;debug&quot;;[.V29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2];&quot;fastq&quot;;&quot;err&quot;)" office:value-type="string" office:string-value="illumina_SE_hg19_bwamem_8_fastp_debug_longread_noduprem_R1.err" calcext:value-type="string">
            <text:p>illumina_SE_hg19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92];&quot;fastq&quot;;&quot;out&quot;)" office:value-type="string" office:string-value="illumina_SE_hg19_bwamem_8_fastp_debug_longread_noduprem_R1.out" calcext:value-type="string">
            <text:p>illumina_SE_hg19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2]);0)=0;&quot;SE&quot;;&quot;PE&quot;)" office:value-type="string" office:string-value="SE" calcext:value-type="string">
            <text:p>SE</text:p>
          </table:table-cell>
          <table:table-cell table:formula="of:=IF(IFERROR(SEARCH(&quot;fastp&quot;;[.V29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9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3];&quot;fastq&quot;;&quot;err&quot;)" office:value-type="string" office:string-value="illumina_SE_hg19_bwamem_8_fastp_debug_noduprem_R1.err" calcext:value-type="string">
            <text:p>illumina_SE_hg19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293];&quot;fastq&quot;;&quot;out&quot;)" office:value-type="string" office:string-value="illumina_SE_hg19_bwamem_8_fastp_debug_noduprem_R1.out" calcext:value-type="string">
            <text:p>illumina_SE_hg19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3]);0)=0;&quot;SE&quot;;&quot;PE&quot;)" office:value-type="string" office:string-value="SE" calcext:value-type="string">
            <text:p>SE</text:p>
          </table:table-cell>
          <table:table-cell table:formula="of:=IF(IFERROR(SEARCH(&quot;fastp&quot;;[.V29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9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4];&quot;fastq&quot;;&quot;err&quot;)" office:value-type="string" office:string-value="illumina_SE_hg19_bwamem_8_fastp_longread_noduprem_R1.err" calcext:value-type="string">
            <text:p>illumina_SE_hg19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294];&quot;fastq&quot;;&quot;out&quot;)" office:value-type="string" office:string-value="illumina_SE_hg19_bwamem_8_fastp_longread_noduprem_R1.out" calcext:value-type="string">
            <text:p>illumina_SE_hg19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4]);0)=0;&quot;SE&quot;;&quot;PE&quot;)" office:value-type="string" office:string-value="SE" calcext:value-type="string">
            <text:p>SE</text:p>
          </table:table-cell>
          <table:table-cell table:formula="of:=IF(IFERROR(SEARCH(&quot;fastp&quot;;[.V29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94]);0)=0;&quot;&quot;;&quot;--debug&quot;)">
            <text:p/>
          </table:table-cell>
          <table:table-cell table:formula="of:=IF(IFERROR(SEARCH(&quot;longread&quot;;[.V29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5];&quot;fastq&quot;;&quot;err&quot;)" office:value-type="string" office:string-value="illumina_SE_hg19_bwamem_8_fastp_noduprem_R1.err" calcext:value-type="string">
            <text:p>illumina_SE_hg19_bwamem_8_fastp_noduprem_R1.err</text:p>
          </table:table-cell>
          <table:table-cell office:value-type="string" calcext:value-type="string">
            <text:p>-o</text:p>
          </table:table-cell>
          <table:table-cell table:formula="of:=SUBSTITUTE([.V295];&quot;fastq&quot;;&quot;out&quot;)" office:value-type="string" office:string-value="illumina_SE_hg19_bwamem_8_fastp_noduprem_R1.out" calcext:value-type="string">
            <text:p>illumina_SE_hg19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5]);0)=0;&quot;SE&quot;;&quot;PE&quot;)" office:value-type="string" office:string-value="SE" calcext:value-type="string">
            <text:p>SE</text:p>
          </table:table-cell>
          <table:table-cell table:formula="of:=IF(IFERROR(SEARCH(&quot;fastp&quot;;[.V29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95]);0)=0;&quot;&quot;;&quot;--debug&quot;)">
            <text:p/>
          </table:table-cell>
          <table:table-cell table:formula="of:=IF(IFERROR(SEARCH(&quot;longread&quot;;[.V29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6];&quot;fastq&quot;;&quot;err&quot;)" office:value-type="string" office:string-value="illumina_SE_hg19_bwamem_8_longread_noduprem_R1.err" calcext:value-type="string">
            <text:p>illumina_SE_hg19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296];&quot;fastq&quot;;&quot;out&quot;)" office:value-type="string" office:string-value="illumina_SE_hg19_bwamem_8_longread_noduprem_R1.out" calcext:value-type="string">
            <text:p>illumina_SE_hg19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6]);0)=0;&quot;SE&quot;;&quot;PE&quot;)" office:value-type="string" office:string-value="SE" calcext:value-type="string">
            <text:p>SE</text:p>
          </table:table-cell>
          <table:table-cell table:formula="of:=IF(IFERROR(SEARCH(&quot;fastp&quot;;[.V296]);0)=0;&quot;&quot;;&quot;--fastp&quot;)">
            <text:p/>
          </table:table-cell>
          <table:table-cell table:formula="of:=IF(IFERROR(SEARCH(&quot;debug&quot;;[.V296]);0)=0;&quot;&quot;;&quot;--debug&quot;)">
            <text:p/>
          </table:table-cell>
          <table:table-cell table:formula="of:=IF(IFERROR(SEARCH(&quot;longread&quot;;[.V29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7];&quot;fastq&quot;;&quot;err&quot;)" office:value-type="string" office:string-value="illumina_SE_hg19_bwamem_8_noduprem_R1.err" calcext:value-type="string">
            <text:p>illumina_SE_hg19_bwamem_8_noduprem_R1.err</text:p>
          </table:table-cell>
          <table:table-cell office:value-type="string" calcext:value-type="string">
            <text:p>-o</text:p>
          </table:table-cell>
          <table:table-cell table:formula="of:=SUBSTITUTE([.V297];&quot;fastq&quot;;&quot;out&quot;)" office:value-type="string" office:string-value="illumina_SE_hg19_bwamem_8_noduprem_R1.out" calcext:value-type="string">
            <text:p>illumina_SE_hg19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7]);0)=0;&quot;SE&quot;;&quot;PE&quot;)" office:value-type="string" office:string-value="SE" calcext:value-type="string">
            <text:p>SE</text:p>
          </table:table-cell>
          <table:table-cell table:formula="of:=IF(IFERROR(SEARCH(&quot;fastp&quot;;[.V297]);0)=0;&quot;&quot;;&quot;--fastp&quot;)">
            <text:p/>
          </table:table-cell>
          <table:table-cell table:formula="of:=IF(IFERROR(SEARCH(&quot;debug&quot;;[.V297]);0)=0;&quot;&quot;;&quot;--debug&quot;)">
            <text:p/>
          </table:table-cell>
          <table:table-cell table:formula="of:=IF(IFERROR(SEARCH(&quot;longread&quot;;[.V29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8];&quot;fastq&quot;;&quot;err&quot;)" office:value-type="string" office:string-value="illumina_SE_hg19_minimap2_16_debug_longread_noduprem_R1.err" calcext:value-type="string">
            <text:p>illumina_SE_hg19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98];&quot;fastq&quot;;&quot;out&quot;)" office:value-type="string" office:string-value="illumina_SE_hg19_minimap2_16_debug_longread_noduprem_R1.out" calcext:value-type="string">
            <text:p>illumina_SE_hg19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9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98]);0)=0;&quot;SE&quot;;&quot;PE&quot;)" office:value-type="string" office:string-value="SE" calcext:value-type="string">
            <text:p>SE</text:p>
          </table:table-cell>
          <table:table-cell table:formula="of:=IF(IFERROR(SEARCH(&quot;fastp&quot;;[.V298]);0)=0;&quot;&quot;;&quot;--fastp&quot;)">
            <text:p/>
          </table:table-cell>
          <table:table-cell table:formula="of:=IF(IFERROR(SEARCH(&quot;debug&quot;;[.V29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9];&quot;fastq&quot;;&quot;err&quot;)" office:value-type="string" office:string-value="illumina_SE_hg19_minimap2_16_debug_noduprem_R1.err" calcext:value-type="string">
            <text:p>illumina_SE_hg19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299];&quot;fastq&quot;;&quot;out&quot;)" office:value-type="string" office:string-value="illumina_SE_hg19_minimap2_16_debug_noduprem_R1.out" calcext:value-type="string">
            <text:p>illumina_SE_hg19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9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99]);0)=0;&quot;SE&quot;;&quot;PE&quot;)" office:value-type="string" office:string-value="SE" calcext:value-type="string">
            <text:p>SE</text:p>
          </table:table-cell>
          <table:table-cell table:formula="of:=IF(IFERROR(SEARCH(&quot;fastp&quot;;[.V299]);0)=0;&quot;&quot;;&quot;--fastp&quot;)">
            <text:p/>
          </table:table-cell>
          <table:table-cell table:formula="of:=IF(IFERROR(SEARCH(&quot;debug&quot;;[.V29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0];&quot;fastq&quot;;&quot;err&quot;)" office:value-type="string" office:string-value="illumina_SE_hg19_minimap2_16_fastp_debug_longread_noduprem_R1.err" calcext:value-type="string">
            <text:p>illumina_SE_hg19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00];&quot;fastq&quot;;&quot;out&quot;)" office:value-type="string" office:string-value="illumina_SE_hg19_minimap2_16_fastp_debug_longread_noduprem_R1.out" calcext:value-type="string">
            <text:p>illumina_SE_hg19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0]);0)=0;&quot;SE&quot;;&quot;PE&quot;)" office:value-type="string" office:string-value="SE" calcext:value-type="string">
            <text:p>SE</text:p>
          </table:table-cell>
          <table:table-cell table:formula="of:=IF(IFERROR(SEARCH(&quot;fastp&quot;;[.V30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1];&quot;fastq&quot;;&quot;err&quot;)" office:value-type="string" office:string-value="illumina_SE_hg19_minimap2_16_fastp_debug_noduprem_R1.err" calcext:value-type="string">
            <text:p>illumina_SE_hg19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301];&quot;fastq&quot;;&quot;out&quot;)" office:value-type="string" office:string-value="illumina_SE_hg19_minimap2_16_fastp_debug_noduprem_R1.out" calcext:value-type="string">
            <text:p>illumina_SE_hg19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1]);0)=0;&quot;SE&quot;;&quot;PE&quot;)" office:value-type="string" office:string-value="SE" calcext:value-type="string">
            <text:p>SE</text:p>
          </table:table-cell>
          <table:table-cell table:formula="of:=IF(IFERROR(SEARCH(&quot;fastp&quot;;[.V30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2];&quot;fastq&quot;;&quot;err&quot;)" office:value-type="string" office:string-value="illumina_SE_hg19_minimap2_16_fastp_longread_noduprem_R1.err" calcext:value-type="string">
            <text:p>illumina_SE_hg19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02];&quot;fastq&quot;;&quot;out&quot;)" office:value-type="string" office:string-value="illumina_SE_hg19_minimap2_16_fastp_longread_noduprem_R1.out" calcext:value-type="string">
            <text:p>illumina_SE_hg19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2]);0)=0;&quot;SE&quot;;&quot;PE&quot;)" office:value-type="string" office:string-value="SE" calcext:value-type="string">
            <text:p>SE</text:p>
          </table:table-cell>
          <table:table-cell table:formula="of:=IF(IFERROR(SEARCH(&quot;fastp&quot;;[.V30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2]);0)=0;&quot;&quot;;&quot;--debug&quot;)">
            <text:p/>
          </table:table-cell>
          <table:table-cell table:formula="of:=IF(IFERROR(SEARCH(&quot;longread&quot;;[.V30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3];&quot;fastq&quot;;&quot;err&quot;)" office:value-type="string" office:string-value="illumina_SE_hg19_minimap2_16_fastp_noduprem_R1.err" calcext:value-type="string">
            <text:p>illumina_SE_hg19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303];&quot;fastq&quot;;&quot;out&quot;)" office:value-type="string" office:string-value="illumina_SE_hg19_minimap2_16_fastp_noduprem_R1.out" calcext:value-type="string">
            <text:p>illumina_SE_hg19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3]);0)=0;&quot;SE&quot;;&quot;PE&quot;)" office:value-type="string" office:string-value="SE" calcext:value-type="string">
            <text:p>SE</text:p>
          </table:table-cell>
          <table:table-cell table:formula="of:=IF(IFERROR(SEARCH(&quot;fastp&quot;;[.V30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3]);0)=0;&quot;&quot;;&quot;--debug&quot;)">
            <text:p/>
          </table:table-cell>
          <table:table-cell table:formula="of:=IF(IFERROR(SEARCH(&quot;longread&quot;;[.V30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4];&quot;fastq&quot;;&quot;err&quot;)" office:value-type="string" office:string-value="illumina_SE_hg19_minimap2_16_longread_noduprem_R1.err" calcext:value-type="string">
            <text:p>illumina_SE_hg19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304];&quot;fastq&quot;;&quot;out&quot;)" office:value-type="string" office:string-value="illumina_SE_hg19_minimap2_16_longread_noduprem_R1.out" calcext:value-type="string">
            <text:p>illumina_SE_hg19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4]);0)=0;&quot;SE&quot;;&quot;PE&quot;)" office:value-type="string" office:string-value="SE" calcext:value-type="string">
            <text:p>SE</text:p>
          </table:table-cell>
          <table:table-cell table:formula="of:=IF(IFERROR(SEARCH(&quot;fastp&quot;;[.V304]);0)=0;&quot;&quot;;&quot;--fastp&quot;)">
            <text:p/>
          </table:table-cell>
          <table:table-cell table:formula="of:=IF(IFERROR(SEARCH(&quot;debug&quot;;[.V304]);0)=0;&quot;&quot;;&quot;--debug&quot;)">
            <text:p/>
          </table:table-cell>
          <table:table-cell table:formula="of:=IF(IFERROR(SEARCH(&quot;longread&quot;;[.V30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5];&quot;fastq&quot;;&quot;err&quot;)" office:value-type="string" office:string-value="illumina_SE_hg19_minimap2_16_noduprem_R1.err" calcext:value-type="string">
            <text:p>illumina_SE_hg19_minimap2_16_noduprem_R1.err</text:p>
          </table:table-cell>
          <table:table-cell office:value-type="string" calcext:value-type="string">
            <text:p>-o</text:p>
          </table:table-cell>
          <table:table-cell table:formula="of:=SUBSTITUTE([.V305];&quot;fastq&quot;;&quot;out&quot;)" office:value-type="string" office:string-value="illumina_SE_hg19_minimap2_16_noduprem_R1.out" calcext:value-type="string">
            <text:p>illumina_SE_hg19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5]);0)=0;&quot;SE&quot;;&quot;PE&quot;)" office:value-type="string" office:string-value="SE" calcext:value-type="string">
            <text:p>SE</text:p>
          </table:table-cell>
          <table:table-cell table:formula="of:=IF(IFERROR(SEARCH(&quot;fastp&quot;;[.V305]);0)=0;&quot;&quot;;&quot;--fastp&quot;)">
            <text:p/>
          </table:table-cell>
          <table:table-cell table:formula="of:=IF(IFERROR(SEARCH(&quot;debug&quot;;[.V305]);0)=0;&quot;&quot;;&quot;--debug&quot;)">
            <text:p/>
          </table:table-cell>
          <table:table-cell table:formula="of:=IF(IFERROR(SEARCH(&quot;longread&quot;;[.V30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6];&quot;fastq&quot;;&quot;err&quot;)" office:value-type="string" office:string-value="illumina_SE_hg19_minimap2_8_debug_longread_noduprem_R1.err" calcext:value-type="string">
            <text:p>illumina_SE_hg19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06];&quot;fastq&quot;;&quot;out&quot;)" office:value-type="string" office:string-value="illumina_SE_hg19_minimap2_8_debug_longread_noduprem_R1.out" calcext:value-type="string">
            <text:p>illumina_SE_hg19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06]);0)=0;&quot;SE&quot;;&quot;PE&quot;)" office:value-type="string" office:string-value="SE" calcext:value-type="string">
            <text:p>SE</text:p>
          </table:table-cell>
          <table:table-cell table:formula="of:=IF(IFERROR(SEARCH(&quot;fastp&quot;;[.V306]);0)=0;&quot;&quot;;&quot;--fastp&quot;)">
            <text:p/>
          </table:table-cell>
          <table:table-cell table:formula="of:=IF(IFERROR(SEARCH(&quot;debug&quot;;[.V30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7];&quot;fastq&quot;;&quot;err&quot;)" office:value-type="string" office:string-value="illumina_SE_hg19_minimap2_8_debug_noduprem_R1.err" calcext:value-type="string">
            <text:p>illumina_SE_hg19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307];&quot;fastq&quot;;&quot;out&quot;)" office:value-type="string" office:string-value="illumina_SE_hg19_minimap2_8_debug_noduprem_R1.out" calcext:value-type="string">
            <text:p>illumina_SE_hg19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07]);0)=0;&quot;SE&quot;;&quot;PE&quot;)" office:value-type="string" office:string-value="SE" calcext:value-type="string">
            <text:p>SE</text:p>
          </table:table-cell>
          <table:table-cell table:formula="of:=IF(IFERROR(SEARCH(&quot;fastp&quot;;[.V307]);0)=0;&quot;&quot;;&quot;--fastp&quot;)">
            <text:p/>
          </table:table-cell>
          <table:table-cell table:formula="of:=IF(IFERROR(SEARCH(&quot;debug&quot;;[.V30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8];&quot;fastq&quot;;&quot;err&quot;)" office:value-type="string" office:string-value="illumina_SE_hg19_minimap2_8_fastp_debug_longread_noduprem_R1.err" calcext:value-type="string">
            <text:p>illumina_SE_hg19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08];&quot;fastq&quot;;&quot;out&quot;)" office:value-type="string" office:string-value="illumina_SE_hg19_minimap2_8_fastp_debug_longread_noduprem_R1.out" calcext:value-type="string">
            <text:p>illumina_SE_hg19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08]);0)=0;&quot;SE&quot;;&quot;PE&quot;)" office:value-type="string" office:string-value="SE" calcext:value-type="string">
            <text:p>SE</text:p>
          </table:table-cell>
          <table:table-cell table:formula="of:=IF(IFERROR(SEARCH(&quot;fastp&quot;;[.V30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9];&quot;fastq&quot;;&quot;err&quot;)" office:value-type="string" office:string-value="illumina_SE_hg19_minimap2_8_fastp_debug_noduprem_R1.err" calcext:value-type="string">
            <text:p>illumina_SE_hg19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309];&quot;fastq&quot;;&quot;out&quot;)" office:value-type="string" office:string-value="illumina_SE_hg19_minimap2_8_fastp_debug_noduprem_R1.out" calcext:value-type="string">
            <text:p>illumina_SE_hg19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09]);0)=0;&quot;SE&quot;;&quot;PE&quot;)" office:value-type="string" office:string-value="SE" calcext:value-type="string">
            <text:p>SE</text:p>
          </table:table-cell>
          <table:table-cell table:formula="of:=IF(IFERROR(SEARCH(&quot;fastp&quot;;[.V30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0];&quot;fastq&quot;;&quot;err&quot;)" office:value-type="string" office:string-value="illumina_SE_hg19_minimap2_8_fastp_longread_noduprem_R1.err" calcext:value-type="string">
            <text:p>illumina_SE_hg19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10];&quot;fastq&quot;;&quot;out&quot;)" office:value-type="string" office:string-value="illumina_SE_hg19_minimap2_8_fastp_longread_noduprem_R1.out" calcext:value-type="string">
            <text:p>illumina_SE_hg19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1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10]);0)=0;&quot;SE&quot;;&quot;PE&quot;)" office:value-type="string" office:string-value="SE" calcext:value-type="string">
            <text:p>SE</text:p>
          </table:table-cell>
          <table:table-cell table:formula="of:=IF(IFERROR(SEARCH(&quot;fastp&quot;;[.V31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0]);0)=0;&quot;&quot;;&quot;--debug&quot;)">
            <text:p/>
          </table:table-cell>
          <table:table-cell table:formula="of:=IF(IFERROR(SEARCH(&quot;longread&quot;;[.V31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1];&quot;fastq&quot;;&quot;err&quot;)" office:value-type="string" office:string-value="illumina_SE_hg19_minimap2_8_fastp_noduprem_R1.err" calcext:value-type="string">
            <text:p>illumina_SE_hg19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311];&quot;fastq&quot;;&quot;out&quot;)" office:value-type="string" office:string-value="illumina_SE_hg19_minimap2_8_fastp_noduprem_R1.out" calcext:value-type="string">
            <text:p>illumina_SE_hg19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1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11]);0)=0;&quot;SE&quot;;&quot;PE&quot;)" office:value-type="string" office:string-value="SE" calcext:value-type="string">
            <text:p>SE</text:p>
          </table:table-cell>
          <table:table-cell table:formula="of:=IF(IFERROR(SEARCH(&quot;fastp&quot;;[.V31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1]);0)=0;&quot;&quot;;&quot;--debug&quot;)">
            <text:p/>
          </table:table-cell>
          <table:table-cell table:formula="of:=IF(IFERROR(SEARCH(&quot;longread&quot;;[.V31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2];&quot;fastq&quot;;&quot;err&quot;)" office:value-type="string" office:string-value="illumina_SE_hg19_minimap2_8_longread_noduprem_R1.err" calcext:value-type="string">
            <text:p>illumina_SE_hg19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312];&quot;fastq&quot;;&quot;out&quot;)" office:value-type="string" office:string-value="illumina_SE_hg19_minimap2_8_longread_noduprem_R1.out" calcext:value-type="string">
            <text:p>illumina_SE_hg19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1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12]);0)=0;&quot;SE&quot;;&quot;PE&quot;)" office:value-type="string" office:string-value="SE" calcext:value-type="string">
            <text:p>SE</text:p>
          </table:table-cell>
          <table:table-cell table:formula="of:=IF(IFERROR(SEARCH(&quot;fastp&quot;;[.V312]);0)=0;&quot;&quot;;&quot;--fastp&quot;)">
            <text:p/>
          </table:table-cell>
          <table:table-cell table:formula="of:=IF(IFERROR(SEARCH(&quot;debug&quot;;[.V312]);0)=0;&quot;&quot;;&quot;--debug&quot;)">
            <text:p/>
          </table:table-cell>
          <table:table-cell table:formula="of:=IF(IFERROR(SEARCH(&quot;longread&quot;;[.V31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3];&quot;fastq&quot;;&quot;err&quot;)" office:value-type="string" office:string-value="illumina_SE_hg19_minimap2_8_noduprem_R1.err" calcext:value-type="string">
            <text:p>illumina_SE_hg19_minimap2_8_noduprem_R1.err</text:p>
          </table:table-cell>
          <table:table-cell office:value-type="string" calcext:value-type="string">
            <text:p>-o</text:p>
          </table:table-cell>
          <table:table-cell table:formula="of:=SUBSTITUTE([.V313];&quot;fastq&quot;;&quot;out&quot;)" office:value-type="string" office:string-value="illumina_SE_hg19_minimap2_8_noduprem_R1.out" calcext:value-type="string">
            <text:p>illumina_SE_hg19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1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13]);0)=0;&quot;SE&quot;;&quot;PE&quot;)" office:value-type="string" office:string-value="SE" calcext:value-type="string">
            <text:p>SE</text:p>
          </table:table-cell>
          <table:table-cell table:formula="of:=IF(IFERROR(SEARCH(&quot;fastp&quot;;[.V313]);0)=0;&quot;&quot;;&quot;--fastp&quot;)">
            <text:p/>
          </table:table-cell>
          <table:table-cell table:formula="of:=IF(IFERROR(SEARCH(&quot;debug&quot;;[.V313]);0)=0;&quot;&quot;;&quot;--debug&quot;)">
            <text:p/>
          </table:table-cell>
          <table:table-cell table:formula="of:=IF(IFERROR(SEARCH(&quot;longread&quot;;[.V31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4];&quot;fastq&quot;;&quot;err&quot;)" office:value-type="string" office:string-value="illumina_SE_PA14_bwamem_16_debug_longread_noduprem_R1.err" calcext:value-type="string">
            <text:p>illumina_SE_PA14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14];&quot;fastq&quot;;&quot;out&quot;)" office:value-type="string" office:string-value="illumina_SE_PA14_bwamem_16_debug_longread_noduprem_R1.out" calcext:value-type="string">
            <text:p>illumina_SE_PA14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4]);0)=0;&quot;SE&quot;;&quot;PE&quot;)" office:value-type="string" office:string-value="SE" calcext:value-type="string">
            <text:p>SE</text:p>
          </table:table-cell>
          <table:table-cell table:formula="of:=IF(IFERROR(SEARCH(&quot;fastp&quot;;[.V314]);0)=0;&quot;&quot;;&quot;--fastp&quot;)">
            <text:p/>
          </table:table-cell>
          <table:table-cell table:formula="of:=IF(IFERROR(SEARCH(&quot;debug&quot;;[.V31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1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5];&quot;fastq&quot;;&quot;err&quot;)" office:value-type="string" office:string-value="illumina_SE_PA14_bwamem_16_debug_noduprem_R1.err" calcext:value-type="string">
            <text:p>illumina_SE_PA14_bwamem_16_debug_noduprem_R1.err</text:p>
          </table:table-cell>
          <table:table-cell office:value-type="string" calcext:value-type="string">
            <text:p>-o</text:p>
          </table:table-cell>
          <table:table-cell table:formula="of:=SUBSTITUTE([.V315];&quot;fastq&quot;;&quot;out&quot;)" office:value-type="string" office:string-value="illumina_SE_PA14_bwamem_16_debug_noduprem_R1.out" calcext:value-type="string">
            <text:p>illumina_SE_PA14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5]);0)=0;&quot;SE&quot;;&quot;PE&quot;)" office:value-type="string" office:string-value="SE" calcext:value-type="string">
            <text:p>SE</text:p>
          </table:table-cell>
          <table:table-cell table:formula="of:=IF(IFERROR(SEARCH(&quot;fastp&quot;;[.V315]);0)=0;&quot;&quot;;&quot;--fastp&quot;)">
            <text:p/>
          </table:table-cell>
          <table:table-cell table:formula="of:=IF(IFERROR(SEARCH(&quot;debug&quot;;[.V31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1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6];&quot;fastq&quot;;&quot;err&quot;)" office:value-type="string" office:string-value="illumina_SE_PA14_bwamem_16_fastp_debug_longread_noduprem_R1.err" calcext:value-type="string">
            <text:p>illumina_SE_PA14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16];&quot;fastq&quot;;&quot;out&quot;)" office:value-type="string" office:string-value="illumina_SE_PA14_bwamem_16_fastp_debug_longread_noduprem_R1.out" calcext:value-type="string">
            <text:p>illumina_SE_PA14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6]);0)=0;&quot;SE&quot;;&quot;PE&quot;)" office:value-type="string" office:string-value="SE" calcext:value-type="string">
            <text:p>SE</text:p>
          </table:table-cell>
          <table:table-cell table:formula="of:=IF(IFERROR(SEARCH(&quot;fastp&quot;;[.V31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1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7];&quot;fastq&quot;;&quot;err&quot;)" office:value-type="string" office:string-value="illumina_SE_PA14_bwamem_16_fastp_debug_noduprem_R1.err" calcext:value-type="string">
            <text:p>illumina_SE_PA14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317];&quot;fastq&quot;;&quot;out&quot;)" office:value-type="string" office:string-value="illumina_SE_PA14_bwamem_16_fastp_debug_noduprem_R1.out" calcext:value-type="string">
            <text:p>illumina_SE_PA14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7]);0)=0;&quot;SE&quot;;&quot;PE&quot;)" office:value-type="string" office:string-value="SE" calcext:value-type="string">
            <text:p>SE</text:p>
          </table:table-cell>
          <table:table-cell table:formula="of:=IF(IFERROR(SEARCH(&quot;fastp&quot;;[.V31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1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8];&quot;fastq&quot;;&quot;err&quot;)" office:value-type="string" office:string-value="illumina_SE_PA14_bwamem_16_fastp_longread_noduprem_R1.err" calcext:value-type="string">
            <text:p>illumina_SE_PA14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18];&quot;fastq&quot;;&quot;out&quot;)" office:value-type="string" office:string-value="illumina_SE_PA14_bwamem_16_fastp_longread_noduprem_R1.out" calcext:value-type="string">
            <text:p>illumina_SE_PA14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8]);0)=0;&quot;SE&quot;;&quot;PE&quot;)" office:value-type="string" office:string-value="SE" calcext:value-type="string">
            <text:p>SE</text:p>
          </table:table-cell>
          <table:table-cell table:formula="of:=IF(IFERROR(SEARCH(&quot;fastp&quot;;[.V31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8]);0)=0;&quot;&quot;;&quot;--debug&quot;)">
            <text:p/>
          </table:table-cell>
          <table:table-cell table:formula="of:=IF(IFERROR(SEARCH(&quot;longread&quot;;[.V31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9];&quot;fastq&quot;;&quot;err&quot;)" office:value-type="string" office:string-value="illumina_SE_PA14_bwamem_16_fastp_noduprem_R1.err" calcext:value-type="string">
            <text:p>illumina_SE_PA14_bwamem_16_fastp_noduprem_R1.err</text:p>
          </table:table-cell>
          <table:table-cell office:value-type="string" calcext:value-type="string">
            <text:p>-o</text:p>
          </table:table-cell>
          <table:table-cell table:formula="of:=SUBSTITUTE([.V319];&quot;fastq&quot;;&quot;out&quot;)" office:value-type="string" office:string-value="illumina_SE_PA14_bwamem_16_fastp_noduprem_R1.out" calcext:value-type="string">
            <text:p>illumina_SE_PA14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9]);0)=0;&quot;SE&quot;;&quot;PE&quot;)" office:value-type="string" office:string-value="SE" calcext:value-type="string">
            <text:p>SE</text:p>
          </table:table-cell>
          <table:table-cell table:formula="of:=IF(IFERROR(SEARCH(&quot;fastp&quot;;[.V31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9]);0)=0;&quot;&quot;;&quot;--debug&quot;)">
            <text:p/>
          </table:table-cell>
          <table:table-cell table:formula="of:=IF(IFERROR(SEARCH(&quot;longread&quot;;[.V31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0];&quot;fastq&quot;;&quot;err&quot;)" office:value-type="string" office:string-value="illumina_SE_PA14_bwamem_16_longread_noduprem_R1.err" calcext:value-type="string">
            <text:p>illumina_SE_PA14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320];&quot;fastq&quot;;&quot;out&quot;)" office:value-type="string" office:string-value="illumina_SE_PA14_bwamem_16_longread_noduprem_R1.out" calcext:value-type="string">
            <text:p>illumina_SE_PA14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20]);0)=0;&quot;SE&quot;;&quot;PE&quot;)" office:value-type="string" office:string-value="SE" calcext:value-type="string">
            <text:p>SE</text:p>
          </table:table-cell>
          <table:table-cell table:formula="of:=IF(IFERROR(SEARCH(&quot;fastp&quot;;[.V320]);0)=0;&quot;&quot;;&quot;--fastp&quot;)">
            <text:p/>
          </table:table-cell>
          <table:table-cell table:formula="of:=IF(IFERROR(SEARCH(&quot;debug&quot;;[.V320]);0)=0;&quot;&quot;;&quot;--debug&quot;)">
            <text:p/>
          </table:table-cell>
          <table:table-cell table:formula="of:=IF(IFERROR(SEARCH(&quot;longread&quot;;[.V32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1];&quot;fastq&quot;;&quot;err&quot;)" office:value-type="string" office:string-value="illumina_SE_PA14_bwamem_16_noduprem_R1.err" calcext:value-type="string">
            <text:p>illumina_SE_PA14_bwamem_16_noduprem_R1.err</text:p>
          </table:table-cell>
          <table:table-cell office:value-type="string" calcext:value-type="string">
            <text:p>-o</text:p>
          </table:table-cell>
          <table:table-cell table:formula="of:=SUBSTITUTE([.V321];&quot;fastq&quot;;&quot;out&quot;)" office:value-type="string" office:string-value="illumina_SE_PA14_bwamem_16_noduprem_R1.out" calcext:value-type="string">
            <text:p>illumina_SE_PA14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21]);0)=0;&quot;SE&quot;;&quot;PE&quot;)" office:value-type="string" office:string-value="SE" calcext:value-type="string">
            <text:p>SE</text:p>
          </table:table-cell>
          <table:table-cell table:formula="of:=IF(IFERROR(SEARCH(&quot;fastp&quot;;[.V321]);0)=0;&quot;&quot;;&quot;--fastp&quot;)">
            <text:p/>
          </table:table-cell>
          <table:table-cell table:formula="of:=IF(IFERROR(SEARCH(&quot;debug&quot;;[.V321]);0)=0;&quot;&quot;;&quot;--debug&quot;)">
            <text:p/>
          </table:table-cell>
          <table:table-cell table:formula="of:=IF(IFERROR(SEARCH(&quot;longread&quot;;[.V32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2];&quot;fastq&quot;;&quot;err&quot;)" office:value-type="string" office:string-value="illumina_SE_PA14_bwamem_8_debug_longread_noduprem_R1.err" calcext:value-type="string">
            <text:p>illumina_SE_PA14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22];&quot;fastq&quot;;&quot;out&quot;)" office:value-type="string" office:string-value="illumina_SE_PA14_bwamem_8_debug_longread_noduprem_R1.out" calcext:value-type="string">
            <text:p>illumina_SE_PA14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2]);0)=0;&quot;SE&quot;;&quot;PE&quot;)" office:value-type="string" office:string-value="SE" calcext:value-type="string">
            <text:p>SE</text:p>
          </table:table-cell>
          <table:table-cell table:formula="of:=IF(IFERROR(SEARCH(&quot;fastp&quot;;[.V322]);0)=0;&quot;&quot;;&quot;--fastp&quot;)">
            <text:p/>
          </table:table-cell>
          <table:table-cell table:formula="of:=IF(IFERROR(SEARCH(&quot;debug&quot;;[.V32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2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3];&quot;fastq&quot;;&quot;err&quot;)" office:value-type="string" office:string-value="illumina_SE_PA14_bwamem_8_debug_noduprem_R1.err" calcext:value-type="string">
            <text:p>illumina_SE_PA14_bwamem_8_debug_noduprem_R1.err</text:p>
          </table:table-cell>
          <table:table-cell office:value-type="string" calcext:value-type="string">
            <text:p>-o</text:p>
          </table:table-cell>
          <table:table-cell table:formula="of:=SUBSTITUTE([.V323];&quot;fastq&quot;;&quot;out&quot;)" office:value-type="string" office:string-value="illumina_SE_PA14_bwamem_8_debug_noduprem_R1.out" calcext:value-type="string">
            <text:p>illumina_SE_PA14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3]);0)=0;&quot;SE&quot;;&quot;PE&quot;)" office:value-type="string" office:string-value="SE" calcext:value-type="string">
            <text:p>SE</text:p>
          </table:table-cell>
          <table:table-cell table:formula="of:=IF(IFERROR(SEARCH(&quot;fastp&quot;;[.V323]);0)=0;&quot;&quot;;&quot;--fastp&quot;)">
            <text:p/>
          </table:table-cell>
          <table:table-cell table:formula="of:=IF(IFERROR(SEARCH(&quot;debug&quot;;[.V32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2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4];&quot;fastq&quot;;&quot;err&quot;)" office:value-type="string" office:string-value="illumina_SE_PA14_bwamem_8_fastp_debug_longread_noduprem_R1.err" calcext:value-type="string">
            <text:p>illumina_SE_PA14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24];&quot;fastq&quot;;&quot;out&quot;)" office:value-type="string" office:string-value="illumina_SE_PA14_bwamem_8_fastp_debug_longread_noduprem_R1.out" calcext:value-type="string">
            <text:p>illumina_SE_PA14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4]);0)=0;&quot;SE&quot;;&quot;PE&quot;)" office:value-type="string" office:string-value="SE" calcext:value-type="string">
            <text:p>SE</text:p>
          </table:table-cell>
          <table:table-cell table:formula="of:=IF(IFERROR(SEARCH(&quot;fastp&quot;;[.V32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2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2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5];&quot;fastq&quot;;&quot;err&quot;)" office:value-type="string" office:string-value="illumina_SE_PA14_bwamem_8_fastp_debug_noduprem_R1.err" calcext:value-type="string">
            <text:p>illumina_SE_PA14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325];&quot;fastq&quot;;&quot;out&quot;)" office:value-type="string" office:string-value="illumina_SE_PA14_bwamem_8_fastp_debug_noduprem_R1.out" calcext:value-type="string">
            <text:p>illumina_SE_PA14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5]);0)=0;&quot;SE&quot;;&quot;PE&quot;)" office:value-type="string" office:string-value="SE" calcext:value-type="string">
            <text:p>SE</text:p>
          </table:table-cell>
          <table:table-cell table:formula="of:=IF(IFERROR(SEARCH(&quot;fastp&quot;;[.V32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2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2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6];&quot;fastq&quot;;&quot;err&quot;)" office:value-type="string" office:string-value="illumina_SE_PA14_bwamem_8_fastp_longread_noduprem_R1.err" calcext:value-type="string">
            <text:p>illumina_SE_PA14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26];&quot;fastq&quot;;&quot;out&quot;)" office:value-type="string" office:string-value="illumina_SE_PA14_bwamem_8_fastp_longread_noduprem_R1.out" calcext:value-type="string">
            <text:p>illumina_SE_PA14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6]);0)=0;&quot;SE&quot;;&quot;PE&quot;)" office:value-type="string" office:string-value="SE" calcext:value-type="string">
            <text:p>SE</text:p>
          </table:table-cell>
          <table:table-cell table:formula="of:=IF(IFERROR(SEARCH(&quot;fastp&quot;;[.V32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26]);0)=0;&quot;&quot;;&quot;--debug&quot;)">
            <text:p/>
          </table:table-cell>
          <table:table-cell table:formula="of:=IF(IFERROR(SEARCH(&quot;longread&quot;;[.V32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7];&quot;fastq&quot;;&quot;err&quot;)" office:value-type="string" office:string-value="illumina_SE_PA14_bwamem_8_fastp_noduprem_R1.err" calcext:value-type="string">
            <text:p>illumina_SE_PA14_bwamem_8_fastp_noduprem_R1.err</text:p>
          </table:table-cell>
          <table:table-cell office:value-type="string" calcext:value-type="string">
            <text:p>-o</text:p>
          </table:table-cell>
          <table:table-cell table:formula="of:=SUBSTITUTE([.V327];&quot;fastq&quot;;&quot;out&quot;)" office:value-type="string" office:string-value="illumina_SE_PA14_bwamem_8_fastp_noduprem_R1.out" calcext:value-type="string">
            <text:p>illumina_SE_PA14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7]);0)=0;&quot;SE&quot;;&quot;PE&quot;)" office:value-type="string" office:string-value="SE" calcext:value-type="string">
            <text:p>SE</text:p>
          </table:table-cell>
          <table:table-cell table:formula="of:=IF(IFERROR(SEARCH(&quot;fastp&quot;;[.V32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27]);0)=0;&quot;&quot;;&quot;--debug&quot;)">
            <text:p/>
          </table:table-cell>
          <table:table-cell table:formula="of:=IF(IFERROR(SEARCH(&quot;longread&quot;;[.V32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8];&quot;fastq&quot;;&quot;err&quot;)" office:value-type="string" office:string-value="illumina_SE_PA14_bwamem_8_longread_noduprem_R1.err" calcext:value-type="string">
            <text:p>illumina_SE_PA14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328];&quot;fastq&quot;;&quot;out&quot;)" office:value-type="string" office:string-value="illumina_SE_PA14_bwamem_8_longread_noduprem_R1.out" calcext:value-type="string">
            <text:p>illumina_SE_PA14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8]);0)=0;&quot;SE&quot;;&quot;PE&quot;)" office:value-type="string" office:string-value="SE" calcext:value-type="string">
            <text:p>SE</text:p>
          </table:table-cell>
          <table:table-cell table:formula="of:=IF(IFERROR(SEARCH(&quot;fastp&quot;;[.V328]);0)=0;&quot;&quot;;&quot;--fastp&quot;)">
            <text:p/>
          </table:table-cell>
          <table:table-cell table:formula="of:=IF(IFERROR(SEARCH(&quot;debug&quot;;[.V328]);0)=0;&quot;&quot;;&quot;--debug&quot;)">
            <text:p/>
          </table:table-cell>
          <table:table-cell table:formula="of:=IF(IFERROR(SEARCH(&quot;longread&quot;;[.V32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9];&quot;fastq&quot;;&quot;err&quot;)" office:value-type="string" office:string-value="illumina_SE_PA14_bwamem_8_noduprem_R1.err" calcext:value-type="string">
            <text:p>illumina_SE_PA14_bwamem_8_noduprem_R1.err</text:p>
          </table:table-cell>
          <table:table-cell office:value-type="string" calcext:value-type="string">
            <text:p>-o</text:p>
          </table:table-cell>
          <table:table-cell table:formula="of:=SUBSTITUTE([.V329];&quot;fastq&quot;;&quot;out&quot;)" office:value-type="string" office:string-value="illumina_SE_PA14_bwamem_8_noduprem_R1.out" calcext:value-type="string">
            <text:p>illumina_SE_PA14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9]);0)=0;&quot;SE&quot;;&quot;PE&quot;)" office:value-type="string" office:string-value="SE" calcext:value-type="string">
            <text:p>SE</text:p>
          </table:table-cell>
          <table:table-cell table:formula="of:=IF(IFERROR(SEARCH(&quot;fastp&quot;;[.V329]);0)=0;&quot;&quot;;&quot;--fastp&quot;)">
            <text:p/>
          </table:table-cell>
          <table:table-cell table:formula="of:=IF(IFERROR(SEARCH(&quot;debug&quot;;[.V329]);0)=0;&quot;&quot;;&quot;--debug&quot;)">
            <text:p/>
          </table:table-cell>
          <table:table-cell table:formula="of:=IF(IFERROR(SEARCH(&quot;longread&quot;;[.V32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0];&quot;fastq&quot;;&quot;err&quot;)" office:value-type="string" office:string-value="illumina_SE_PA14_minimap2_16_debug_longread_noduprem_R1.err" calcext:value-type="string">
            <text:p>illumina_SE_PA14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30];&quot;fastq&quot;;&quot;out&quot;)" office:value-type="string" office:string-value="illumina_SE_PA14_minimap2_16_debug_longread_noduprem_R1.out" calcext:value-type="string">
            <text:p>illumina_SE_PA14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0]);0)=0;&quot;SE&quot;;&quot;PE&quot;)" office:value-type="string" office:string-value="SE" calcext:value-type="string">
            <text:p>SE</text:p>
          </table:table-cell>
          <table:table-cell table:formula="of:=IF(IFERROR(SEARCH(&quot;fastp&quot;;[.V330]);0)=0;&quot;&quot;;&quot;--fastp&quot;)">
            <text:p/>
          </table:table-cell>
          <table:table-cell table:formula="of:=IF(IFERROR(SEARCH(&quot;debug&quot;;[.V33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3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1];&quot;fastq&quot;;&quot;err&quot;)" office:value-type="string" office:string-value="illumina_SE_PA14_minimap2_16_debug_noduprem_R1.err" calcext:value-type="string">
            <text:p>illumina_SE_PA14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331];&quot;fastq&quot;;&quot;out&quot;)" office:value-type="string" office:string-value="illumina_SE_PA14_minimap2_16_debug_noduprem_R1.out" calcext:value-type="string">
            <text:p>illumina_SE_PA14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1]);0)=0;&quot;SE&quot;;&quot;PE&quot;)" office:value-type="string" office:string-value="SE" calcext:value-type="string">
            <text:p>SE</text:p>
          </table:table-cell>
          <table:table-cell table:formula="of:=IF(IFERROR(SEARCH(&quot;fastp&quot;;[.V331]);0)=0;&quot;&quot;;&quot;--fastp&quot;)">
            <text:p/>
          </table:table-cell>
          <table:table-cell table:formula="of:=IF(IFERROR(SEARCH(&quot;debug&quot;;[.V33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3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2];&quot;fastq&quot;;&quot;err&quot;)" office:value-type="string" office:string-value="illumina_SE_PA14_minimap2_16_fastp_debug_longread_noduprem_R1.err" calcext:value-type="string">
            <text:p>illumina_SE_PA14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32];&quot;fastq&quot;;&quot;out&quot;)" office:value-type="string" office:string-value="illumina_SE_PA14_minimap2_16_fastp_debug_longread_noduprem_R1.out" calcext:value-type="string">
            <text:p>illumina_SE_PA14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2]);0)=0;&quot;SE&quot;;&quot;PE&quot;)" office:value-type="string" office:string-value="SE" calcext:value-type="string">
            <text:p>SE</text:p>
          </table:table-cell>
          <table:table-cell table:formula="of:=IF(IFERROR(SEARCH(&quot;fastp&quot;;[.V33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3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3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3];&quot;fastq&quot;;&quot;err&quot;)" office:value-type="string" office:string-value="illumina_SE_PA14_minimap2_16_fastp_debug_noduprem_R1.err" calcext:value-type="string">
            <text:p>illumina_SE_PA14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333];&quot;fastq&quot;;&quot;out&quot;)" office:value-type="string" office:string-value="illumina_SE_PA14_minimap2_16_fastp_debug_noduprem_R1.out" calcext:value-type="string">
            <text:p>illumina_SE_PA14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3]);0)=0;&quot;SE&quot;;&quot;PE&quot;)" office:value-type="string" office:string-value="SE" calcext:value-type="string">
            <text:p>SE</text:p>
          </table:table-cell>
          <table:table-cell table:formula="of:=IF(IFERROR(SEARCH(&quot;fastp&quot;;[.V33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3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3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4];&quot;fastq&quot;;&quot;err&quot;)" office:value-type="string" office:string-value="illumina_SE_PA14_minimap2_16_fastp_longread_noduprem_R1.err" calcext:value-type="string">
            <text:p>illumina_SE_PA14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34];&quot;fastq&quot;;&quot;out&quot;)" office:value-type="string" office:string-value="illumina_SE_PA14_minimap2_16_fastp_longread_noduprem_R1.out" calcext:value-type="string">
            <text:p>illumina_SE_PA14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4]);0)=0;&quot;SE&quot;;&quot;PE&quot;)" office:value-type="string" office:string-value="SE" calcext:value-type="string">
            <text:p>SE</text:p>
          </table:table-cell>
          <table:table-cell table:formula="of:=IF(IFERROR(SEARCH(&quot;fastp&quot;;[.V33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34]);0)=0;&quot;&quot;;&quot;--debug&quot;)">
            <text:p/>
          </table:table-cell>
          <table:table-cell table:formula="of:=IF(IFERROR(SEARCH(&quot;longread&quot;;[.V33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5];&quot;fastq&quot;;&quot;err&quot;)" office:value-type="string" office:string-value="illumina_SE_PA14_minimap2_16_fastp_noduprem_R1.err" calcext:value-type="string">
            <text:p>illumina_SE_PA14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335];&quot;fastq&quot;;&quot;out&quot;)" office:value-type="string" office:string-value="illumina_SE_PA14_minimap2_16_fastp_noduprem_R1.out" calcext:value-type="string">
            <text:p>illumina_SE_PA14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5]);0)=0;&quot;SE&quot;;&quot;PE&quot;)" office:value-type="string" office:string-value="SE" calcext:value-type="string">
            <text:p>SE</text:p>
          </table:table-cell>
          <table:table-cell table:formula="of:=IF(IFERROR(SEARCH(&quot;fastp&quot;;[.V33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35]);0)=0;&quot;&quot;;&quot;--debug&quot;)">
            <text:p/>
          </table:table-cell>
          <table:table-cell table:formula="of:=IF(IFERROR(SEARCH(&quot;longread&quot;;[.V33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6];&quot;fastq&quot;;&quot;err&quot;)" office:value-type="string" office:string-value="illumina_SE_PA14_minimap2_16_longread_noduprem_R1.err" calcext:value-type="string">
            <text:p>illumina_SE_PA14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336];&quot;fastq&quot;;&quot;out&quot;)" office:value-type="string" office:string-value="illumina_SE_PA14_minimap2_16_longread_noduprem_R1.out" calcext:value-type="string">
            <text:p>illumina_SE_PA14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6]);0)=0;&quot;SE&quot;;&quot;PE&quot;)" office:value-type="string" office:string-value="SE" calcext:value-type="string">
            <text:p>SE</text:p>
          </table:table-cell>
          <table:table-cell table:formula="of:=IF(IFERROR(SEARCH(&quot;fastp&quot;;[.V336]);0)=0;&quot;&quot;;&quot;--fastp&quot;)">
            <text:p/>
          </table:table-cell>
          <table:table-cell table:formula="of:=IF(IFERROR(SEARCH(&quot;debug&quot;;[.V336]);0)=0;&quot;&quot;;&quot;--debug&quot;)">
            <text:p/>
          </table:table-cell>
          <table:table-cell table:formula="of:=IF(IFERROR(SEARCH(&quot;longread&quot;;[.V33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7];&quot;fastq&quot;;&quot;err&quot;)" office:value-type="string" office:string-value="illumina_SE_PA14_minimap2_16_noduprem_R1.err" calcext:value-type="string">
            <text:p>illumina_SE_PA14_minimap2_16_noduprem_R1.err</text:p>
          </table:table-cell>
          <table:table-cell office:value-type="string" calcext:value-type="string">
            <text:p>-o</text:p>
          </table:table-cell>
          <table:table-cell table:formula="of:=SUBSTITUTE([.V337];&quot;fastq&quot;;&quot;out&quot;)" office:value-type="string" office:string-value="illumina_SE_PA14_minimap2_16_noduprem_R1.out" calcext:value-type="string">
            <text:p>illumina_SE_PA14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7]);0)=0;&quot;SE&quot;;&quot;PE&quot;)" office:value-type="string" office:string-value="SE" calcext:value-type="string">
            <text:p>SE</text:p>
          </table:table-cell>
          <table:table-cell table:formula="of:=IF(IFERROR(SEARCH(&quot;fastp&quot;;[.V337]);0)=0;&quot;&quot;;&quot;--fastp&quot;)">
            <text:p/>
          </table:table-cell>
          <table:table-cell table:formula="of:=IF(IFERROR(SEARCH(&quot;debug&quot;;[.V337]);0)=0;&quot;&quot;;&quot;--debug&quot;)">
            <text:p/>
          </table:table-cell>
          <table:table-cell table:formula="of:=IF(IFERROR(SEARCH(&quot;longread&quot;;[.V33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8];&quot;fastq&quot;;&quot;err&quot;)" office:value-type="string" office:string-value="illumina_SE_PA14_minimap2_8_debug_longread_noduprem_R1.err" calcext:value-type="string">
            <text:p>illumina_SE_PA14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38];&quot;fastq&quot;;&quot;out&quot;)" office:value-type="string" office:string-value="illumina_SE_PA14_minimap2_8_debug_longread_noduprem_R1.out" calcext:value-type="string">
            <text:p>illumina_SE_PA14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38]);0)=0;&quot;SE&quot;;&quot;PE&quot;)" office:value-type="string" office:string-value="SE" calcext:value-type="string">
            <text:p>SE</text:p>
          </table:table-cell>
          <table:table-cell table:formula="of:=IF(IFERROR(SEARCH(&quot;fastp&quot;;[.V338]);0)=0;&quot;&quot;;&quot;--fastp&quot;)">
            <text:p/>
          </table:table-cell>
          <table:table-cell table:formula="of:=IF(IFERROR(SEARCH(&quot;debug&quot;;[.V33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3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9];&quot;fastq&quot;;&quot;err&quot;)" office:value-type="string" office:string-value="illumina_SE_PA14_minimap2_8_debug_noduprem_R1.err" calcext:value-type="string">
            <text:p>illumina_SE_PA14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339];&quot;fastq&quot;;&quot;out&quot;)" office:value-type="string" office:string-value="illumina_SE_PA14_minimap2_8_debug_noduprem_R1.out" calcext:value-type="string">
            <text:p>illumina_SE_PA14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39]);0)=0;&quot;SE&quot;;&quot;PE&quot;)" office:value-type="string" office:string-value="SE" calcext:value-type="string">
            <text:p>SE</text:p>
          </table:table-cell>
          <table:table-cell table:formula="of:=IF(IFERROR(SEARCH(&quot;fastp&quot;;[.V339]);0)=0;&quot;&quot;;&quot;--fastp&quot;)">
            <text:p/>
          </table:table-cell>
          <table:table-cell table:formula="of:=IF(IFERROR(SEARCH(&quot;debug&quot;;[.V33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3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0];&quot;fastq&quot;;&quot;err&quot;)" office:value-type="string" office:string-value="illumina_SE_PA14_minimap2_8_fastp_debug_longread_noduprem_R1.err" calcext:value-type="string">
            <text:p>illumina_SE_PA14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40];&quot;fastq&quot;;&quot;out&quot;)" office:value-type="string" office:string-value="illumina_SE_PA14_minimap2_8_fastp_debug_longread_noduprem_R1.out" calcext:value-type="string">
            <text:p>illumina_SE_PA14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0]);0)=0;&quot;SE&quot;;&quot;PE&quot;)" office:value-type="string" office:string-value="SE" calcext:value-type="string">
            <text:p>SE</text:p>
          </table:table-cell>
          <table:table-cell table:formula="of:=IF(IFERROR(SEARCH(&quot;fastp&quot;;[.V34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4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1];&quot;fastq&quot;;&quot;err&quot;)" office:value-type="string" office:string-value="illumina_SE_PA14_minimap2_8_fastp_debug_noduprem_R1.err" calcext:value-type="string">
            <text:p>illumina_SE_PA14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341];&quot;fastq&quot;;&quot;out&quot;)" office:value-type="string" office:string-value="illumina_SE_PA14_minimap2_8_fastp_debug_noduprem_R1.out" calcext:value-type="string">
            <text:p>illumina_SE_PA14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1]);0)=0;&quot;SE&quot;;&quot;PE&quot;)" office:value-type="string" office:string-value="SE" calcext:value-type="string">
            <text:p>SE</text:p>
          </table:table-cell>
          <table:table-cell table:formula="of:=IF(IFERROR(SEARCH(&quot;fastp&quot;;[.V34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4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2];&quot;fastq&quot;;&quot;err&quot;)" office:value-type="string" office:string-value="illumina_SE_PA14_minimap2_8_fastp_longread_noduprem_R1.err" calcext:value-type="string">
            <text:p>illumina_SE_PA14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42];&quot;fastq&quot;;&quot;out&quot;)" office:value-type="string" office:string-value="illumina_SE_PA14_minimap2_8_fastp_longread_noduprem_R1.out" calcext:value-type="string">
            <text:p>illumina_SE_PA14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2]);0)=0;&quot;SE&quot;;&quot;PE&quot;)" office:value-type="string" office:string-value="SE" calcext:value-type="string">
            <text:p>SE</text:p>
          </table:table-cell>
          <table:table-cell table:formula="of:=IF(IFERROR(SEARCH(&quot;fastp&quot;;[.V34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42]);0)=0;&quot;&quot;;&quot;--debug&quot;)">
            <text:p/>
          </table:table-cell>
          <table:table-cell table:formula="of:=IF(IFERROR(SEARCH(&quot;longread&quot;;[.V34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3];&quot;fastq&quot;;&quot;err&quot;)" office:value-type="string" office:string-value="illumina_SE_PA14_minimap2_8_fastp_noduprem_R1.err" calcext:value-type="string">
            <text:p>illumina_SE_PA14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343];&quot;fastq&quot;;&quot;out&quot;)" office:value-type="string" office:string-value="illumina_SE_PA14_minimap2_8_fastp_noduprem_R1.out" calcext:value-type="string">
            <text:p>illumina_SE_PA14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3]);0)=0;&quot;SE&quot;;&quot;PE&quot;)" office:value-type="string" office:string-value="SE" calcext:value-type="string">
            <text:p>SE</text:p>
          </table:table-cell>
          <table:table-cell table:formula="of:=IF(IFERROR(SEARCH(&quot;fastp&quot;;[.V34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43]);0)=0;&quot;&quot;;&quot;--debug&quot;)">
            <text:p/>
          </table:table-cell>
          <table:table-cell table:formula="of:=IF(IFERROR(SEARCH(&quot;longread&quot;;[.V34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4];&quot;fastq&quot;;&quot;err&quot;)" office:value-type="string" office:string-value="illumina_SE_PA14_minimap2_8_longread_noduprem_R1.err" calcext:value-type="string">
            <text:p>illumina_SE_PA14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344];&quot;fastq&quot;;&quot;out&quot;)" office:value-type="string" office:string-value="illumina_SE_PA14_minimap2_8_longread_noduprem_R1.out" calcext:value-type="string">
            <text:p>illumina_SE_PA14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4]);0)=0;&quot;SE&quot;;&quot;PE&quot;)" office:value-type="string" office:string-value="SE" calcext:value-type="string">
            <text:p>SE</text:p>
          </table:table-cell>
          <table:table-cell table:formula="of:=IF(IFERROR(SEARCH(&quot;fastp&quot;;[.V344]);0)=0;&quot;&quot;;&quot;--fastp&quot;)">
            <text:p/>
          </table:table-cell>
          <table:table-cell table:formula="of:=IF(IFERROR(SEARCH(&quot;debug&quot;;[.V344]);0)=0;&quot;&quot;;&quot;--debug&quot;)">
            <text:p/>
          </table:table-cell>
          <table:table-cell table:formula="of:=IF(IFERROR(SEARCH(&quot;longread&quot;;[.V34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5];&quot;fastq&quot;;&quot;err&quot;)" office:value-type="string" office:string-value="illumina_SE_PA14_minimap2_8_noduprem_R1.err" calcext:value-type="string">
            <text:p>illumina_SE_PA14_minimap2_8_noduprem_R1.err</text:p>
          </table:table-cell>
          <table:table-cell office:value-type="string" calcext:value-type="string">
            <text:p>-o</text:p>
          </table:table-cell>
          <table:table-cell table:formula="of:=SUBSTITUTE([.V345];&quot;fastq&quot;;&quot;out&quot;)" office:value-type="string" office:string-value="illumina_SE_PA14_minimap2_8_noduprem_R1.out" calcext:value-type="string">
            <text:p>illumina_SE_PA14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5]);0)=0;&quot;SE&quot;;&quot;PE&quot;)" office:value-type="string" office:string-value="SE" calcext:value-type="string">
            <text:p>SE</text:p>
          </table:table-cell>
          <table:table-cell table:formula="of:=IF(IFERROR(SEARCH(&quot;fastp&quot;;[.V345]);0)=0;&quot;&quot;;&quot;--fastp&quot;)">
            <text:p/>
          </table:table-cell>
          <table:table-cell table:formula="of:=IF(IFERROR(SEARCH(&quot;debug&quot;;[.V345]);0)=0;&quot;&quot;;&quot;--debug&quot;)">
            <text:p/>
          </table:table-cell>
          <table:table-cell table:formula="of:=IF(IFERROR(SEARCH(&quot;longread&quot;;[.V34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6];&quot;fastq&quot;;&quot;err&quot;)" office:value-type="string" office:string-value="promethion_SE_hg19_bwamem_16_debug_longread_noduprem_R1.err" calcext:value-type="string">
            <text:p>promethion_SE_hg19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46];&quot;fastq&quot;;&quot;out&quot;)" office:value-type="string" office:string-value="promethion_SE_hg19_bwamem_16_debug_longread_noduprem_R1.out" calcext:value-type="string">
            <text:p>promethion_SE_hg19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4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46]);0)=0;&quot;SE&quot;;&quot;PE&quot;)" office:value-type="string" office:string-value="SE" calcext:value-type="string">
            <text:p>SE</text:p>
          </table:table-cell>
          <table:table-cell table:formula="of:=IF(IFERROR(SEARCH(&quot;fastp&quot;;[.V346]);0)=0;&quot;&quot;;&quot;--fastp&quot;)">
            <text:p/>
          </table:table-cell>
          <table:table-cell table:formula="of:=IF(IFERROR(SEARCH(&quot;debug&quot;;[.V34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7];&quot;fastq&quot;;&quot;err&quot;)" office:value-type="string" office:string-value="promethion_SE_hg19_bwamem_16_debug_noduprem_R1.err" calcext:value-type="string">
            <text:p>promethion_SE_hg19_bwamem_16_debug_noduprem_R1.err</text:p>
          </table:table-cell>
          <table:table-cell office:value-type="string" calcext:value-type="string">
            <text:p>-o</text:p>
          </table:table-cell>
          <table:table-cell table:formula="of:=SUBSTITUTE([.V347];&quot;fastq&quot;;&quot;out&quot;)" office:value-type="string" office:string-value="promethion_SE_hg19_bwamem_16_debug_noduprem_R1.out" calcext:value-type="string">
            <text:p>promethion_SE_hg19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4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47]);0)=0;&quot;SE&quot;;&quot;PE&quot;)" office:value-type="string" office:string-value="SE" calcext:value-type="string">
            <text:p>SE</text:p>
          </table:table-cell>
          <table:table-cell table:formula="of:=IF(IFERROR(SEARCH(&quot;fastp&quot;;[.V347]);0)=0;&quot;&quot;;&quot;--fastp&quot;)">
            <text:p/>
          </table:table-cell>
          <table:table-cell table:formula="of:=IF(IFERROR(SEARCH(&quot;debug&quot;;[.V34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8];&quot;fastq&quot;;&quot;err&quot;)" office:value-type="string" office:string-value="promethion_SE_hg19_bwamem_16_fastp_debug_longread_noduprem_R1.err" calcext:value-type="string">
            <text:p>promethion_SE_hg19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48];&quot;fastq&quot;;&quot;out&quot;)" office:value-type="string" office:string-value="promethion_SE_hg19_bwamem_16_fastp_debug_longread_noduprem_R1.out" calcext:value-type="string">
            <text:p>promethion_SE_hg19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4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48]);0)=0;&quot;SE&quot;;&quot;PE&quot;)" office:value-type="string" office:string-value="SE" calcext:value-type="string">
            <text:p>SE</text:p>
          </table:table-cell>
          <table:table-cell table:formula="of:=IF(IFERROR(SEARCH(&quot;fastp&quot;;[.V34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4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9];&quot;fastq&quot;;&quot;err&quot;)" office:value-type="string" office:string-value="promethion_SE_hg19_bwamem_16_fastp_debug_noduprem_R1.err" calcext:value-type="string">
            <text:p>promethion_SE_hg19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349];&quot;fastq&quot;;&quot;out&quot;)" office:value-type="string" office:string-value="promethion_SE_hg19_bwamem_16_fastp_debug_noduprem_R1.out" calcext:value-type="string">
            <text:p>promethion_SE_hg19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4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49]);0)=0;&quot;SE&quot;;&quot;PE&quot;)" office:value-type="string" office:string-value="SE" calcext:value-type="string">
            <text:p>SE</text:p>
          </table:table-cell>
          <table:table-cell table:formula="of:=IF(IFERROR(SEARCH(&quot;fastp&quot;;[.V34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4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0];&quot;fastq&quot;;&quot;err&quot;)" office:value-type="string" office:string-value="promethion_SE_hg19_bwamem_16_fastp_longread_noduprem_R1.err" calcext:value-type="string">
            <text:p>promethion_SE_hg19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50];&quot;fastq&quot;;&quot;out&quot;)" office:value-type="string" office:string-value="promethion_SE_hg19_bwamem_16_fastp_longread_noduprem_R1.out" calcext:value-type="string">
            <text:p>promethion_SE_hg19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50]);0)=0;&quot;SE&quot;;&quot;PE&quot;)" office:value-type="string" office:string-value="SE" calcext:value-type="string">
            <text:p>SE</text:p>
          </table:table-cell>
          <table:table-cell table:formula="of:=IF(IFERROR(SEARCH(&quot;fastp&quot;;[.V35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0]);0)=0;&quot;&quot;;&quot;--debug&quot;)">
            <text:p/>
          </table:table-cell>
          <table:table-cell table:formula="of:=IF(IFERROR(SEARCH(&quot;longread&quot;;[.V35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1];&quot;fastq&quot;;&quot;err&quot;)" office:value-type="string" office:string-value="promethion_SE_hg19_bwamem_16_fastp_noduprem_R1.err" calcext:value-type="string">
            <text:p>promethion_SE_hg19_bwamem_16_fastp_noduprem_R1.err</text:p>
          </table:table-cell>
          <table:table-cell office:value-type="string" calcext:value-type="string">
            <text:p>-o</text:p>
          </table:table-cell>
          <table:table-cell table:formula="of:=SUBSTITUTE([.V351];&quot;fastq&quot;;&quot;out&quot;)" office:value-type="string" office:string-value="promethion_SE_hg19_bwamem_16_fastp_noduprem_R1.out" calcext:value-type="string">
            <text:p>promethion_SE_hg19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51]);0)=0;&quot;SE&quot;;&quot;PE&quot;)" office:value-type="string" office:string-value="SE" calcext:value-type="string">
            <text:p>SE</text:p>
          </table:table-cell>
          <table:table-cell table:formula="of:=IF(IFERROR(SEARCH(&quot;fastp&quot;;[.V35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1]);0)=0;&quot;&quot;;&quot;--debug&quot;)">
            <text:p/>
          </table:table-cell>
          <table:table-cell table:formula="of:=IF(IFERROR(SEARCH(&quot;longread&quot;;[.V35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2];&quot;fastq&quot;;&quot;err&quot;)" office:value-type="string" office:string-value="promethion_SE_hg19_bwamem_16_longread_noduprem_R1.err" calcext:value-type="string">
            <text:p>promethion_SE_hg19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352];&quot;fastq&quot;;&quot;out&quot;)" office:value-type="string" office:string-value="promethion_SE_hg19_bwamem_16_longread_noduprem_R1.out" calcext:value-type="string">
            <text:p>promethion_SE_hg19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52]);0)=0;&quot;SE&quot;;&quot;PE&quot;)" office:value-type="string" office:string-value="SE" calcext:value-type="string">
            <text:p>SE</text:p>
          </table:table-cell>
          <table:table-cell table:formula="of:=IF(IFERROR(SEARCH(&quot;fastp&quot;;[.V352]);0)=0;&quot;&quot;;&quot;--fastp&quot;)">
            <text:p/>
          </table:table-cell>
          <table:table-cell table:formula="of:=IF(IFERROR(SEARCH(&quot;debug&quot;;[.V352]);0)=0;&quot;&quot;;&quot;--debug&quot;)">
            <text:p/>
          </table:table-cell>
          <table:table-cell table:formula="of:=IF(IFERROR(SEARCH(&quot;longread&quot;;[.V35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3];&quot;fastq&quot;;&quot;err&quot;)" office:value-type="string" office:string-value="promethion_SE_hg19_bwamem_16_noduprem_R1.err" calcext:value-type="string">
            <text:p>promethion_SE_hg19_bwamem_16_noduprem_R1.err</text:p>
          </table:table-cell>
          <table:table-cell office:value-type="string" calcext:value-type="string">
            <text:p>-o</text:p>
          </table:table-cell>
          <table:table-cell table:formula="of:=SUBSTITUTE([.V353];&quot;fastq&quot;;&quot;out&quot;)" office:value-type="string" office:string-value="promethion_SE_hg19_bwamem_16_noduprem_R1.out" calcext:value-type="string">
            <text:p>promethion_SE_hg19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53]);0)=0;&quot;SE&quot;;&quot;PE&quot;)" office:value-type="string" office:string-value="SE" calcext:value-type="string">
            <text:p>SE</text:p>
          </table:table-cell>
          <table:table-cell table:formula="of:=IF(IFERROR(SEARCH(&quot;fastp&quot;;[.V353]);0)=0;&quot;&quot;;&quot;--fastp&quot;)">
            <text:p/>
          </table:table-cell>
          <table:table-cell table:formula="of:=IF(IFERROR(SEARCH(&quot;debug&quot;;[.V353]);0)=0;&quot;&quot;;&quot;--debug&quot;)">
            <text:p/>
          </table:table-cell>
          <table:table-cell table:formula="of:=IF(IFERROR(SEARCH(&quot;longread&quot;;[.V35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4];&quot;fastq&quot;;&quot;err&quot;)" office:value-type="string" office:string-value="promethion_SE_hg19_bwamem_8_debug_longread_noduprem_R1.err" calcext:value-type="string">
            <text:p>promethion_SE_hg19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54];&quot;fastq&quot;;&quot;out&quot;)" office:value-type="string" office:string-value="promethion_SE_hg19_bwamem_8_debug_longread_noduprem_R1.out" calcext:value-type="string">
            <text:p>promethion_SE_hg19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4]);0)=0;&quot;SE&quot;;&quot;PE&quot;)" office:value-type="string" office:string-value="SE" calcext:value-type="string">
            <text:p>SE</text:p>
          </table:table-cell>
          <table:table-cell table:formula="of:=IF(IFERROR(SEARCH(&quot;fastp&quot;;[.V354]);0)=0;&quot;&quot;;&quot;--fastp&quot;)">
            <text:p/>
          </table:table-cell>
          <table:table-cell table:formula="of:=IF(IFERROR(SEARCH(&quot;debug&quot;;[.V35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5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5];&quot;fastq&quot;;&quot;err&quot;)" office:value-type="string" office:string-value="promethion_SE_hg19_bwamem_8_debug_noduprem_R1.err" calcext:value-type="string">
            <text:p>promethion_SE_hg19_bwamem_8_debug_noduprem_R1.err</text:p>
          </table:table-cell>
          <table:table-cell office:value-type="string" calcext:value-type="string">
            <text:p>-o</text:p>
          </table:table-cell>
          <table:table-cell table:formula="of:=SUBSTITUTE([.V355];&quot;fastq&quot;;&quot;out&quot;)" office:value-type="string" office:string-value="promethion_SE_hg19_bwamem_8_debug_noduprem_R1.out" calcext:value-type="string">
            <text:p>promethion_SE_hg19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5]);0)=0;&quot;SE&quot;;&quot;PE&quot;)" office:value-type="string" office:string-value="SE" calcext:value-type="string">
            <text:p>SE</text:p>
          </table:table-cell>
          <table:table-cell table:formula="of:=IF(IFERROR(SEARCH(&quot;fastp&quot;;[.V355]);0)=0;&quot;&quot;;&quot;--fastp&quot;)">
            <text:p/>
          </table:table-cell>
          <table:table-cell table:formula="of:=IF(IFERROR(SEARCH(&quot;debug&quot;;[.V35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5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6];&quot;fastq&quot;;&quot;err&quot;)" office:value-type="string" office:string-value="promethion_SE_hg19_bwamem_8_fastp_debug_longread_noduprem_R1.err" calcext:value-type="string">
            <text:p>promethion_SE_hg19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56];&quot;fastq&quot;;&quot;out&quot;)" office:value-type="string" office:string-value="promethion_SE_hg19_bwamem_8_fastp_debug_longread_noduprem_R1.out" calcext:value-type="string">
            <text:p>promethion_SE_hg19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6]);0)=0;&quot;SE&quot;;&quot;PE&quot;)" office:value-type="string" office:string-value="SE" calcext:value-type="string">
            <text:p>SE</text:p>
          </table:table-cell>
          <table:table-cell table:formula="of:=IF(IFERROR(SEARCH(&quot;fastp&quot;;[.V35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5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7];&quot;fastq&quot;;&quot;err&quot;)" office:value-type="string" office:string-value="promethion_SE_hg19_bwamem_8_fastp_debug_noduprem_R1.err" calcext:value-type="string">
            <text:p>promethion_SE_hg19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357];&quot;fastq&quot;;&quot;out&quot;)" office:value-type="string" office:string-value="promethion_SE_hg19_bwamem_8_fastp_debug_noduprem_R1.out" calcext:value-type="string">
            <text:p>promethion_SE_hg19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7]);0)=0;&quot;SE&quot;;&quot;PE&quot;)" office:value-type="string" office:string-value="SE" calcext:value-type="string">
            <text:p>SE</text:p>
          </table:table-cell>
          <table:table-cell table:formula="of:=IF(IFERROR(SEARCH(&quot;fastp&quot;;[.V35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5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8];&quot;fastq&quot;;&quot;err&quot;)" office:value-type="string" office:string-value="promethion_SE_hg19_bwamem_8_fastp_longread_noduprem_R1.err" calcext:value-type="string">
            <text:p>promethion_SE_hg19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58];&quot;fastq&quot;;&quot;out&quot;)" office:value-type="string" office:string-value="promethion_SE_hg19_bwamem_8_fastp_longread_noduprem_R1.out" calcext:value-type="string">
            <text:p>promethion_SE_hg19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8]);0)=0;&quot;SE&quot;;&quot;PE&quot;)" office:value-type="string" office:string-value="SE" calcext:value-type="string">
            <text:p>SE</text:p>
          </table:table-cell>
          <table:table-cell table:formula="of:=IF(IFERROR(SEARCH(&quot;fastp&quot;;[.V35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8]);0)=0;&quot;&quot;;&quot;--debug&quot;)">
            <text:p/>
          </table:table-cell>
          <table:table-cell table:formula="of:=IF(IFERROR(SEARCH(&quot;longread&quot;;[.V35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9];&quot;fastq&quot;;&quot;err&quot;)" office:value-type="string" office:string-value="promethion_SE_hg19_bwamem_8_fastp_noduprem_R1.err" calcext:value-type="string">
            <text:p>promethion_SE_hg19_bwamem_8_fastp_noduprem_R1.err</text:p>
          </table:table-cell>
          <table:table-cell office:value-type="string" calcext:value-type="string">
            <text:p>-o</text:p>
          </table:table-cell>
          <table:table-cell table:formula="of:=SUBSTITUTE([.V359];&quot;fastq&quot;;&quot;out&quot;)" office:value-type="string" office:string-value="promethion_SE_hg19_bwamem_8_fastp_noduprem_R1.out" calcext:value-type="string">
            <text:p>promethion_SE_hg19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9]);0)=0;&quot;SE&quot;;&quot;PE&quot;)" office:value-type="string" office:string-value="SE" calcext:value-type="string">
            <text:p>SE</text:p>
          </table:table-cell>
          <table:table-cell table:formula="of:=IF(IFERROR(SEARCH(&quot;fastp&quot;;[.V35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9]);0)=0;&quot;&quot;;&quot;--debug&quot;)">
            <text:p/>
          </table:table-cell>
          <table:table-cell table:formula="of:=IF(IFERROR(SEARCH(&quot;longread&quot;;[.V35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0];&quot;fastq&quot;;&quot;err&quot;)" office:value-type="string" office:string-value="promethion_SE_hg19_bwamem_8_longread_noduprem_R1.err" calcext:value-type="string">
            <text:p>promethion_SE_hg19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360];&quot;fastq&quot;;&quot;out&quot;)" office:value-type="string" office:string-value="promethion_SE_hg19_bwamem_8_longread_noduprem_R1.out" calcext:value-type="string">
            <text:p>promethion_SE_hg19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6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60]);0)=0;&quot;SE&quot;;&quot;PE&quot;)" office:value-type="string" office:string-value="SE" calcext:value-type="string">
            <text:p>SE</text:p>
          </table:table-cell>
          <table:table-cell table:formula="of:=IF(IFERROR(SEARCH(&quot;fastp&quot;;[.V360]);0)=0;&quot;&quot;;&quot;--fastp&quot;)">
            <text:p/>
          </table:table-cell>
          <table:table-cell table:formula="of:=IF(IFERROR(SEARCH(&quot;debug&quot;;[.V360]);0)=0;&quot;&quot;;&quot;--debug&quot;)">
            <text:p/>
          </table:table-cell>
          <table:table-cell table:formula="of:=IF(IFERROR(SEARCH(&quot;longread&quot;;[.V36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1];&quot;fastq&quot;;&quot;err&quot;)" office:value-type="string" office:string-value="promethion_SE_hg19_bwamem_8_noduprem_R1.err" calcext:value-type="string">
            <text:p>promethion_SE_hg19_bwamem_8_noduprem_R1.err</text:p>
          </table:table-cell>
          <table:table-cell office:value-type="string" calcext:value-type="string">
            <text:p>-o</text:p>
          </table:table-cell>
          <table:table-cell table:formula="of:=SUBSTITUTE([.V361];&quot;fastq&quot;;&quot;out&quot;)" office:value-type="string" office:string-value="promethion_SE_hg19_bwamem_8_noduprem_R1.out" calcext:value-type="string">
            <text:p>promethion_SE_hg19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6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61]);0)=0;&quot;SE&quot;;&quot;PE&quot;)" office:value-type="string" office:string-value="SE" calcext:value-type="string">
            <text:p>SE</text:p>
          </table:table-cell>
          <table:table-cell table:formula="of:=IF(IFERROR(SEARCH(&quot;fastp&quot;;[.V361]);0)=0;&quot;&quot;;&quot;--fastp&quot;)">
            <text:p/>
          </table:table-cell>
          <table:table-cell table:formula="of:=IF(IFERROR(SEARCH(&quot;debug&quot;;[.V361]);0)=0;&quot;&quot;;&quot;--debug&quot;)">
            <text:p/>
          </table:table-cell>
          <table:table-cell table:formula="of:=IF(IFERROR(SEARCH(&quot;longread&quot;;[.V36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2];&quot;fastq&quot;;&quot;err&quot;)" office:value-type="string" office:string-value="promethion_SE_hg19_minimap2_16_debug_longread_noduprem_R1.err" calcext:value-type="string">
            <text:p>promethion_SE_hg19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62];&quot;fastq&quot;;&quot;out&quot;)" office:value-type="string" office:string-value="promethion_SE_hg19_minimap2_16_debug_longread_noduprem_R1.out" calcext:value-type="string">
            <text:p>promethion_SE_hg19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2]);0)=0;&quot;SE&quot;;&quot;PE&quot;)" office:value-type="string" office:string-value="SE" calcext:value-type="string">
            <text:p>SE</text:p>
          </table:table-cell>
          <table:table-cell table:formula="of:=IF(IFERROR(SEARCH(&quot;fastp&quot;;[.V362]);0)=0;&quot;&quot;;&quot;--fastp&quot;)">
            <text:p/>
          </table:table-cell>
          <table:table-cell table:formula="of:=IF(IFERROR(SEARCH(&quot;debug&quot;;[.V36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6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3];&quot;fastq&quot;;&quot;err&quot;)" office:value-type="string" office:string-value="promethion_SE_hg19_minimap2_16_debug_noduprem_R1.err" calcext:value-type="string">
            <text:p>promethion_SE_hg19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363];&quot;fastq&quot;;&quot;out&quot;)" office:value-type="string" office:string-value="promethion_SE_hg19_minimap2_16_debug_noduprem_R1.out" calcext:value-type="string">
            <text:p>promethion_SE_hg19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3]);0)=0;&quot;SE&quot;;&quot;PE&quot;)" office:value-type="string" office:string-value="SE" calcext:value-type="string">
            <text:p>SE</text:p>
          </table:table-cell>
          <table:table-cell table:formula="of:=IF(IFERROR(SEARCH(&quot;fastp&quot;;[.V363]);0)=0;&quot;&quot;;&quot;--fastp&quot;)">
            <text:p/>
          </table:table-cell>
          <table:table-cell table:formula="of:=IF(IFERROR(SEARCH(&quot;debug&quot;;[.V36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6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4];&quot;fastq&quot;;&quot;err&quot;)" office:value-type="string" office:string-value="promethion_SE_hg19_minimap2_16_fastp_debug_longread_noduprem_R1.err" calcext:value-type="string">
            <text:p>promethion_SE_hg19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64];&quot;fastq&quot;;&quot;out&quot;)" office:value-type="string" office:string-value="promethion_SE_hg19_minimap2_16_fastp_debug_longread_noduprem_R1.out" calcext:value-type="string">
            <text:p>promethion_SE_hg19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4]);0)=0;&quot;SE&quot;;&quot;PE&quot;)" office:value-type="string" office:string-value="SE" calcext:value-type="string">
            <text:p>SE</text:p>
          </table:table-cell>
          <table:table-cell table:formula="of:=IF(IFERROR(SEARCH(&quot;fastp&quot;;[.V36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6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6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5];&quot;fastq&quot;;&quot;err&quot;)" office:value-type="string" office:string-value="promethion_SE_hg19_minimap2_16_fastp_debug_noduprem_R1.err" calcext:value-type="string">
            <text:p>promethion_SE_hg19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365];&quot;fastq&quot;;&quot;out&quot;)" office:value-type="string" office:string-value="promethion_SE_hg19_minimap2_16_fastp_debug_noduprem_R1.out" calcext:value-type="string">
            <text:p>promethion_SE_hg19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5]);0)=0;&quot;SE&quot;;&quot;PE&quot;)" office:value-type="string" office:string-value="SE" calcext:value-type="string">
            <text:p>SE</text:p>
          </table:table-cell>
          <table:table-cell table:formula="of:=IF(IFERROR(SEARCH(&quot;fastp&quot;;[.V36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6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6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6];&quot;fastq&quot;;&quot;err&quot;)" office:value-type="string" office:string-value="promethion_SE_hg19_minimap2_16_fastp_longread_noduprem_R1.err" calcext:value-type="string">
            <text:p>promethion_SE_hg19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66];&quot;fastq&quot;;&quot;out&quot;)" office:value-type="string" office:string-value="promethion_SE_hg19_minimap2_16_fastp_longread_noduprem_R1.out" calcext:value-type="string">
            <text:p>promethion_SE_hg19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6]);0)=0;&quot;SE&quot;;&quot;PE&quot;)" office:value-type="string" office:string-value="SE" calcext:value-type="string">
            <text:p>SE</text:p>
          </table:table-cell>
          <table:table-cell table:formula="of:=IF(IFERROR(SEARCH(&quot;fastp&quot;;[.V36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66]);0)=0;&quot;&quot;;&quot;--debug&quot;)">
            <text:p/>
          </table:table-cell>
          <table:table-cell table:formula="of:=IF(IFERROR(SEARCH(&quot;longread&quot;;[.V36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7];&quot;fastq&quot;;&quot;err&quot;)" office:value-type="string" office:string-value="promethion_SE_hg19_minimap2_16_fastp_noduprem_R1.err" calcext:value-type="string">
            <text:p>promethion_SE_hg19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367];&quot;fastq&quot;;&quot;out&quot;)" office:value-type="string" office:string-value="promethion_SE_hg19_minimap2_16_fastp_noduprem_R1.out" calcext:value-type="string">
            <text:p>promethion_SE_hg19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7]);0)=0;&quot;SE&quot;;&quot;PE&quot;)" office:value-type="string" office:string-value="SE" calcext:value-type="string">
            <text:p>SE</text:p>
          </table:table-cell>
          <table:table-cell table:formula="of:=IF(IFERROR(SEARCH(&quot;fastp&quot;;[.V36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67]);0)=0;&quot;&quot;;&quot;--debug&quot;)">
            <text:p/>
          </table:table-cell>
          <table:table-cell table:formula="of:=IF(IFERROR(SEARCH(&quot;longread&quot;;[.V36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8];&quot;fastq&quot;;&quot;err&quot;)" office:value-type="string" office:string-value="promethion_SE_hg19_minimap2_16_longread_noduprem_R1.err" calcext:value-type="string">
            <text:p>promethion_SE_hg19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368];&quot;fastq&quot;;&quot;out&quot;)" office:value-type="string" office:string-value="promethion_SE_hg19_minimap2_16_longread_noduprem_R1.out" calcext:value-type="string">
            <text:p>promethion_SE_hg19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8]);0)=0;&quot;SE&quot;;&quot;PE&quot;)" office:value-type="string" office:string-value="SE" calcext:value-type="string">
            <text:p>SE</text:p>
          </table:table-cell>
          <table:table-cell table:formula="of:=IF(IFERROR(SEARCH(&quot;fastp&quot;;[.V368]);0)=0;&quot;&quot;;&quot;--fastp&quot;)">
            <text:p/>
          </table:table-cell>
          <table:table-cell table:formula="of:=IF(IFERROR(SEARCH(&quot;debug&quot;;[.V368]);0)=0;&quot;&quot;;&quot;--debug&quot;)">
            <text:p/>
          </table:table-cell>
          <table:table-cell table:formula="of:=IF(IFERROR(SEARCH(&quot;longread&quot;;[.V36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9];&quot;fastq&quot;;&quot;err&quot;)" office:value-type="string" office:string-value="promethion_SE_hg19_minimap2_16_noduprem_R1.err" calcext:value-type="string">
            <text:p>promethion_SE_hg19_minimap2_16_noduprem_R1.err</text:p>
          </table:table-cell>
          <table:table-cell office:value-type="string" calcext:value-type="string">
            <text:p>-o</text:p>
          </table:table-cell>
          <table:table-cell table:formula="of:=SUBSTITUTE([.V369];&quot;fastq&quot;;&quot;out&quot;)" office:value-type="string" office:string-value="promethion_SE_hg19_minimap2_16_noduprem_R1.out" calcext:value-type="string">
            <text:p>promethion_SE_hg19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9]);0)=0;&quot;SE&quot;;&quot;PE&quot;)" office:value-type="string" office:string-value="SE" calcext:value-type="string">
            <text:p>SE</text:p>
          </table:table-cell>
          <table:table-cell table:formula="of:=IF(IFERROR(SEARCH(&quot;fastp&quot;;[.V369]);0)=0;&quot;&quot;;&quot;--fastp&quot;)">
            <text:p/>
          </table:table-cell>
          <table:table-cell table:formula="of:=IF(IFERROR(SEARCH(&quot;debug&quot;;[.V369]);0)=0;&quot;&quot;;&quot;--debug&quot;)">
            <text:p/>
          </table:table-cell>
          <table:table-cell table:formula="of:=IF(IFERROR(SEARCH(&quot;longread&quot;;[.V36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0];&quot;fastq&quot;;&quot;err&quot;)" office:value-type="string" office:string-value="promethion_SE_hg19_minimap2_8_debug_longread_noduprem_R1.err" calcext:value-type="string">
            <text:p>promethion_SE_hg19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70];&quot;fastq&quot;;&quot;out&quot;)" office:value-type="string" office:string-value="promethion_SE_hg19_minimap2_8_debug_longread_noduprem_R1.out" calcext:value-type="string">
            <text:p>promethion_SE_hg19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0]);0)=0;&quot;SE&quot;;&quot;PE&quot;)" office:value-type="string" office:string-value="SE" calcext:value-type="string">
            <text:p>SE</text:p>
          </table:table-cell>
          <table:table-cell table:formula="of:=IF(IFERROR(SEARCH(&quot;fastp&quot;;[.V370]);0)=0;&quot;&quot;;&quot;--fastp&quot;)">
            <text:p/>
          </table:table-cell>
          <table:table-cell table:formula="of:=IF(IFERROR(SEARCH(&quot;debug&quot;;[.V37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1];&quot;fastq&quot;;&quot;err&quot;)" office:value-type="string" office:string-value="promethion_SE_hg19_minimap2_8_debug_noduprem_R1.err" calcext:value-type="string">
            <text:p>promethion_SE_hg19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371];&quot;fastq&quot;;&quot;out&quot;)" office:value-type="string" office:string-value="promethion_SE_hg19_minimap2_8_debug_noduprem_R1.out" calcext:value-type="string">
            <text:p>promethion_SE_hg19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1]);0)=0;&quot;SE&quot;;&quot;PE&quot;)" office:value-type="string" office:string-value="SE" calcext:value-type="string">
            <text:p>SE</text:p>
          </table:table-cell>
          <table:table-cell table:formula="of:=IF(IFERROR(SEARCH(&quot;fastp&quot;;[.V371]);0)=0;&quot;&quot;;&quot;--fastp&quot;)">
            <text:p/>
          </table:table-cell>
          <table:table-cell table:formula="of:=IF(IFERROR(SEARCH(&quot;debug&quot;;[.V37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2];&quot;fastq&quot;;&quot;err&quot;)" office:value-type="string" office:string-value="promethion_SE_hg19_minimap2_8_fastp_debug_longread_noduprem_R1.err" calcext:value-type="string">
            <text:p>promethion_SE_hg19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72];&quot;fastq&quot;;&quot;out&quot;)" office:value-type="string" office:string-value="promethion_SE_hg19_minimap2_8_fastp_debug_longread_noduprem_R1.out" calcext:value-type="string">
            <text:p>promethion_SE_hg19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2]);0)=0;&quot;SE&quot;;&quot;PE&quot;)" office:value-type="string" office:string-value="SE" calcext:value-type="string">
            <text:p>SE</text:p>
          </table:table-cell>
          <table:table-cell table:formula="of:=IF(IFERROR(SEARCH(&quot;fastp&quot;;[.V37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7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3];&quot;fastq&quot;;&quot;err&quot;)" office:value-type="string" office:string-value="promethion_SE_hg19_minimap2_8_fastp_debug_noduprem_R1.err" calcext:value-type="string">
            <text:p>promethion_SE_hg19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373];&quot;fastq&quot;;&quot;out&quot;)" office:value-type="string" office:string-value="promethion_SE_hg19_minimap2_8_fastp_debug_noduprem_R1.out" calcext:value-type="string">
            <text:p>promethion_SE_hg19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3]);0)=0;&quot;SE&quot;;&quot;PE&quot;)" office:value-type="string" office:string-value="SE" calcext:value-type="string">
            <text:p>SE</text:p>
          </table:table-cell>
          <table:table-cell table:formula="of:=IF(IFERROR(SEARCH(&quot;fastp&quot;;[.V37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7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4];&quot;fastq&quot;;&quot;err&quot;)" office:value-type="string" office:string-value="promethion_SE_hg19_minimap2_8_fastp_longread_noduprem_R1.err" calcext:value-type="string">
            <text:p>promethion_SE_hg19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74];&quot;fastq&quot;;&quot;out&quot;)" office:value-type="string" office:string-value="promethion_SE_hg19_minimap2_8_fastp_longread_noduprem_R1.out" calcext:value-type="string">
            <text:p>promethion_SE_hg19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4]);0)=0;&quot;SE&quot;;&quot;PE&quot;)" office:value-type="string" office:string-value="SE" calcext:value-type="string">
            <text:p>SE</text:p>
          </table:table-cell>
          <table:table-cell table:formula="of:=IF(IFERROR(SEARCH(&quot;fastp&quot;;[.V37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74]);0)=0;&quot;&quot;;&quot;--debug&quot;)">
            <text:p/>
          </table:table-cell>
          <table:table-cell table:formula="of:=IF(IFERROR(SEARCH(&quot;longread&quot;;[.V37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5];&quot;fastq&quot;;&quot;err&quot;)" office:value-type="string" office:string-value="promethion_SE_hg19_minimap2_8_fastp_noduprem_R1.err" calcext:value-type="string">
            <text:p>promethion_SE_hg19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375];&quot;fastq&quot;;&quot;out&quot;)" office:value-type="string" office:string-value="promethion_SE_hg19_minimap2_8_fastp_noduprem_R1.out" calcext:value-type="string">
            <text:p>promethion_SE_hg19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5]);0)=0;&quot;SE&quot;;&quot;PE&quot;)" office:value-type="string" office:string-value="SE" calcext:value-type="string">
            <text:p>SE</text:p>
          </table:table-cell>
          <table:table-cell table:formula="of:=IF(IFERROR(SEARCH(&quot;fastp&quot;;[.V37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75]);0)=0;&quot;&quot;;&quot;--debug&quot;)">
            <text:p/>
          </table:table-cell>
          <table:table-cell table:formula="of:=IF(IFERROR(SEARCH(&quot;longread&quot;;[.V37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6];&quot;fastq&quot;;&quot;err&quot;)" office:value-type="string" office:string-value="promethion_SE_hg19_minimap2_8_longread_noduprem_R1.err" calcext:value-type="string">
            <text:p>promethion_SE_hg19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376];&quot;fastq&quot;;&quot;out&quot;)" office:value-type="string" office:string-value="promethion_SE_hg19_minimap2_8_longread_noduprem_R1.out" calcext:value-type="string">
            <text:p>promethion_SE_hg19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6]);0)=0;&quot;SE&quot;;&quot;PE&quot;)" office:value-type="string" office:string-value="SE" calcext:value-type="string">
            <text:p>SE</text:p>
          </table:table-cell>
          <table:table-cell table:formula="of:=IF(IFERROR(SEARCH(&quot;fastp&quot;;[.V376]);0)=0;&quot;&quot;;&quot;--fastp&quot;)">
            <text:p/>
          </table:table-cell>
          <table:table-cell table:formula="of:=IF(IFERROR(SEARCH(&quot;debug&quot;;[.V376]);0)=0;&quot;&quot;;&quot;--debug&quot;)">
            <text:p/>
          </table:table-cell>
          <table:table-cell table:formula="of:=IF(IFERROR(SEARCH(&quot;longread&quot;;[.V37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7];&quot;fastq&quot;;&quot;err&quot;)" office:value-type="string" office:string-value="promethion_SE_hg19_minimap2_8_noduprem_R1.err" calcext:value-type="string">
            <text:p>promethion_SE_hg19_minimap2_8_noduprem_R1.err</text:p>
          </table:table-cell>
          <table:table-cell office:value-type="string" calcext:value-type="string">
            <text:p>-o</text:p>
          </table:table-cell>
          <table:table-cell table:formula="of:=SUBSTITUTE([.V377];&quot;fastq&quot;;&quot;out&quot;)" office:value-type="string" office:string-value="promethion_SE_hg19_minimap2_8_noduprem_R1.out" calcext:value-type="string">
            <text:p>promethion_SE_hg19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7]);0)=0;&quot;SE&quot;;&quot;PE&quot;)" office:value-type="string" office:string-value="SE" calcext:value-type="string">
            <text:p>SE</text:p>
          </table:table-cell>
          <table:table-cell table:formula="of:=IF(IFERROR(SEARCH(&quot;fastp&quot;;[.V377]);0)=0;&quot;&quot;;&quot;--fastp&quot;)">
            <text:p/>
          </table:table-cell>
          <table:table-cell table:formula="of:=IF(IFERROR(SEARCH(&quot;debug&quot;;[.V377]);0)=0;&quot;&quot;;&quot;--debug&quot;)">
            <text:p/>
          </table:table-cell>
          <table:table-cell table:formula="of:=IF(IFERROR(SEARCH(&quot;longread&quot;;[.V37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8];&quot;fastq&quot;;&quot;err&quot;)" office:value-type="string" office:string-value="promethion_SE_PA14_bwamem_16_debug_longread_noduprem_R1.err" calcext:value-type="string">
            <text:p>promethion_SE_PA14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78];&quot;fastq&quot;;&quot;out&quot;)" office:value-type="string" office:string-value="promethion_SE_PA14_bwamem_16_debug_longread_noduprem_R1.out" calcext:value-type="string">
            <text:p>promethion_SE_PA14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7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78]);0)=0;&quot;SE&quot;;&quot;PE&quot;)" office:value-type="string" office:string-value="SE" calcext:value-type="string">
            <text:p>SE</text:p>
          </table:table-cell>
          <table:table-cell table:formula="of:=IF(IFERROR(SEARCH(&quot;fastp&quot;;[.V378]);0)=0;&quot;&quot;;&quot;--fastp&quot;)">
            <text:p/>
          </table:table-cell>
          <table:table-cell table:formula="of:=IF(IFERROR(SEARCH(&quot;debug&quot;;[.V37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9];&quot;fastq&quot;;&quot;err&quot;)" office:value-type="string" office:string-value="promethion_SE_PA14_bwamem_16_debug_noduprem_R1.err" calcext:value-type="string">
            <text:p>promethion_SE_PA14_bwamem_16_debug_noduprem_R1.err</text:p>
          </table:table-cell>
          <table:table-cell office:value-type="string" calcext:value-type="string">
            <text:p>-o</text:p>
          </table:table-cell>
          <table:table-cell table:formula="of:=SUBSTITUTE([.V379];&quot;fastq&quot;;&quot;out&quot;)" office:value-type="string" office:string-value="promethion_SE_PA14_bwamem_16_debug_noduprem_R1.out" calcext:value-type="string">
            <text:p>promethion_SE_PA14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7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79]);0)=0;&quot;SE&quot;;&quot;PE&quot;)" office:value-type="string" office:string-value="SE" calcext:value-type="string">
            <text:p>SE</text:p>
          </table:table-cell>
          <table:table-cell table:formula="of:=IF(IFERROR(SEARCH(&quot;fastp&quot;;[.V379]);0)=0;&quot;&quot;;&quot;--fastp&quot;)">
            <text:p/>
          </table:table-cell>
          <table:table-cell table:formula="of:=IF(IFERROR(SEARCH(&quot;debug&quot;;[.V37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0];&quot;fastq&quot;;&quot;err&quot;)" office:value-type="string" office:string-value="promethion_SE_PA14_bwamem_16_fastp_debug_longread_noduprem_R1.err" calcext:value-type="string">
            <text:p>promethion_SE_PA14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80];&quot;fastq&quot;;&quot;out&quot;)" office:value-type="string" office:string-value="promethion_SE_PA14_bwamem_16_fastp_debug_longread_noduprem_R1.out" calcext:value-type="string">
            <text:p>promethion_SE_PA14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0]);0)=0;&quot;SE&quot;;&quot;PE&quot;)" office:value-type="string" office:string-value="SE" calcext:value-type="string">
            <text:p>SE</text:p>
          </table:table-cell>
          <table:table-cell table:formula="of:=IF(IFERROR(SEARCH(&quot;fastp&quot;;[.V38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1];&quot;fastq&quot;;&quot;err&quot;)" office:value-type="string" office:string-value="promethion_SE_PA14_bwamem_16_fastp_debug_noduprem_R1.err" calcext:value-type="string">
            <text:p>promethion_SE_PA14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381];&quot;fastq&quot;;&quot;out&quot;)" office:value-type="string" office:string-value="promethion_SE_PA14_bwamem_16_fastp_debug_noduprem_R1.out" calcext:value-type="string">
            <text:p>promethion_SE_PA14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1]);0)=0;&quot;SE&quot;;&quot;PE&quot;)" office:value-type="string" office:string-value="SE" calcext:value-type="string">
            <text:p>SE</text:p>
          </table:table-cell>
          <table:table-cell table:formula="of:=IF(IFERROR(SEARCH(&quot;fastp&quot;;[.V38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2];&quot;fastq&quot;;&quot;err&quot;)" office:value-type="string" office:string-value="promethion_SE_PA14_bwamem_16_fastp_longread_noduprem_R1.err" calcext:value-type="string">
            <text:p>promethion_SE_PA14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82];&quot;fastq&quot;;&quot;out&quot;)" office:value-type="string" office:string-value="promethion_SE_PA14_bwamem_16_fastp_longread_noduprem_R1.out" calcext:value-type="string">
            <text:p>promethion_SE_PA14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2]);0)=0;&quot;SE&quot;;&quot;PE&quot;)" office:value-type="string" office:string-value="SE" calcext:value-type="string">
            <text:p>SE</text:p>
          </table:table-cell>
          <table:table-cell table:formula="of:=IF(IFERROR(SEARCH(&quot;fastp&quot;;[.V38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2]);0)=0;&quot;&quot;;&quot;--debug&quot;)">
            <text:p/>
          </table:table-cell>
          <table:table-cell table:formula="of:=IF(IFERROR(SEARCH(&quot;longread&quot;;[.V38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3];&quot;fastq&quot;;&quot;err&quot;)" office:value-type="string" office:string-value="promethion_SE_PA14_bwamem_16_fastp_noduprem_R1.err" calcext:value-type="string">
            <text:p>promethion_SE_PA14_bwamem_16_fastp_noduprem_R1.err</text:p>
          </table:table-cell>
          <table:table-cell office:value-type="string" calcext:value-type="string">
            <text:p>-o</text:p>
          </table:table-cell>
          <table:table-cell table:formula="of:=SUBSTITUTE([.V383];&quot;fastq&quot;;&quot;out&quot;)" office:value-type="string" office:string-value="promethion_SE_PA14_bwamem_16_fastp_noduprem_R1.out" calcext:value-type="string">
            <text:p>promethion_SE_PA14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3]);0)=0;&quot;SE&quot;;&quot;PE&quot;)" office:value-type="string" office:string-value="SE" calcext:value-type="string">
            <text:p>SE</text:p>
          </table:table-cell>
          <table:table-cell table:formula="of:=IF(IFERROR(SEARCH(&quot;fastp&quot;;[.V38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3]);0)=0;&quot;&quot;;&quot;--debug&quot;)">
            <text:p/>
          </table:table-cell>
          <table:table-cell table:formula="of:=IF(IFERROR(SEARCH(&quot;longread&quot;;[.V38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4];&quot;fastq&quot;;&quot;err&quot;)" office:value-type="string" office:string-value="promethion_SE_PA14_bwamem_16_longread_noduprem_R1.err" calcext:value-type="string">
            <text:p>promethion_SE_PA14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384];&quot;fastq&quot;;&quot;out&quot;)" office:value-type="string" office:string-value="promethion_SE_PA14_bwamem_16_longread_noduprem_R1.out" calcext:value-type="string">
            <text:p>promethion_SE_PA14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4]);0)=0;&quot;SE&quot;;&quot;PE&quot;)" office:value-type="string" office:string-value="SE" calcext:value-type="string">
            <text:p>SE</text:p>
          </table:table-cell>
          <table:table-cell table:formula="of:=IF(IFERROR(SEARCH(&quot;fastp&quot;;[.V384]);0)=0;&quot;&quot;;&quot;--fastp&quot;)">
            <text:p/>
          </table:table-cell>
          <table:table-cell table:formula="of:=IF(IFERROR(SEARCH(&quot;debug&quot;;[.V384]);0)=0;&quot;&quot;;&quot;--debug&quot;)">
            <text:p/>
          </table:table-cell>
          <table:table-cell table:formula="of:=IF(IFERROR(SEARCH(&quot;longread&quot;;[.V38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5];&quot;fastq&quot;;&quot;err&quot;)" office:value-type="string" office:string-value="promethion_SE_PA14_bwamem_16_noduprem_R1.err" calcext:value-type="string">
            <text:p>promethion_SE_PA14_bwamem_16_noduprem_R1.err</text:p>
          </table:table-cell>
          <table:table-cell office:value-type="string" calcext:value-type="string">
            <text:p>-o</text:p>
          </table:table-cell>
          <table:table-cell table:formula="of:=SUBSTITUTE([.V385];&quot;fastq&quot;;&quot;out&quot;)" office:value-type="string" office:string-value="promethion_SE_PA14_bwamem_16_noduprem_R1.out" calcext:value-type="string">
            <text:p>promethion_SE_PA14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5]);0)=0;&quot;SE&quot;;&quot;PE&quot;)" office:value-type="string" office:string-value="SE" calcext:value-type="string">
            <text:p>SE</text:p>
          </table:table-cell>
          <table:table-cell table:formula="of:=IF(IFERROR(SEARCH(&quot;fastp&quot;;[.V385]);0)=0;&quot;&quot;;&quot;--fastp&quot;)">
            <text:p/>
          </table:table-cell>
          <table:table-cell table:formula="of:=IF(IFERROR(SEARCH(&quot;debug&quot;;[.V385]);0)=0;&quot;&quot;;&quot;--debug&quot;)">
            <text:p/>
          </table:table-cell>
          <table:table-cell table:formula="of:=IF(IFERROR(SEARCH(&quot;longread&quot;;[.V38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6];&quot;fastq&quot;;&quot;err&quot;)" office:value-type="string" office:string-value="promethion_SE_PA14_bwamem_8_debug_longread_noduprem_R1.err" calcext:value-type="string">
            <text:p>promethion_SE_PA14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86];&quot;fastq&quot;;&quot;out&quot;)" office:value-type="string" office:string-value="promethion_SE_PA14_bwamem_8_debug_longread_noduprem_R1.out" calcext:value-type="string">
            <text:p>promethion_SE_PA14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86]);0)=0;&quot;SE&quot;;&quot;PE&quot;)" office:value-type="string" office:string-value="SE" calcext:value-type="string">
            <text:p>SE</text:p>
          </table:table-cell>
          <table:table-cell table:formula="of:=IF(IFERROR(SEARCH(&quot;fastp&quot;;[.V386]);0)=0;&quot;&quot;;&quot;--fastp&quot;)">
            <text:p/>
          </table:table-cell>
          <table:table-cell table:formula="of:=IF(IFERROR(SEARCH(&quot;debug&quot;;[.V38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7];&quot;fastq&quot;;&quot;err&quot;)" office:value-type="string" office:string-value="promethion_SE_PA14_bwamem_8_debug_noduprem_R1.err" calcext:value-type="string">
            <text:p>promethion_SE_PA14_bwamem_8_debug_noduprem_R1.err</text:p>
          </table:table-cell>
          <table:table-cell office:value-type="string" calcext:value-type="string">
            <text:p>-o</text:p>
          </table:table-cell>
          <table:table-cell table:formula="of:=SUBSTITUTE([.V387];&quot;fastq&quot;;&quot;out&quot;)" office:value-type="string" office:string-value="promethion_SE_PA14_bwamem_8_debug_noduprem_R1.out" calcext:value-type="string">
            <text:p>promethion_SE_PA14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87]);0)=0;&quot;SE&quot;;&quot;PE&quot;)" office:value-type="string" office:string-value="SE" calcext:value-type="string">
            <text:p>SE</text:p>
          </table:table-cell>
          <table:table-cell table:formula="of:=IF(IFERROR(SEARCH(&quot;fastp&quot;;[.V387]);0)=0;&quot;&quot;;&quot;--fastp&quot;)">
            <text:p/>
          </table:table-cell>
          <table:table-cell table:formula="of:=IF(IFERROR(SEARCH(&quot;debug&quot;;[.V38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8];&quot;fastq&quot;;&quot;err&quot;)" office:value-type="string" office:string-value="promethion_SE_PA14_bwamem_8_fastp_debug_longread_noduprem_R1.err" calcext:value-type="string">
            <text:p>promethion_SE_PA14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88];&quot;fastq&quot;;&quot;out&quot;)" office:value-type="string" office:string-value="promethion_SE_PA14_bwamem_8_fastp_debug_longread_noduprem_R1.out" calcext:value-type="string">
            <text:p>promethion_SE_PA14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88]);0)=0;&quot;SE&quot;;&quot;PE&quot;)" office:value-type="string" office:string-value="SE" calcext:value-type="string">
            <text:p>SE</text:p>
          </table:table-cell>
          <table:table-cell table:formula="of:=IF(IFERROR(SEARCH(&quot;fastp&quot;;[.V38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9];&quot;fastq&quot;;&quot;err&quot;)" office:value-type="string" office:string-value="promethion_SE_PA14_bwamem_8_fastp_debug_noduprem_R1.err" calcext:value-type="string">
            <text:p>promethion_SE_PA14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389];&quot;fastq&quot;;&quot;out&quot;)" office:value-type="string" office:string-value="promethion_SE_PA14_bwamem_8_fastp_debug_noduprem_R1.out" calcext:value-type="string">
            <text:p>promethion_SE_PA14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89]);0)=0;&quot;SE&quot;;&quot;PE&quot;)" office:value-type="string" office:string-value="SE" calcext:value-type="string">
            <text:p>SE</text:p>
          </table:table-cell>
          <table:table-cell table:formula="of:=IF(IFERROR(SEARCH(&quot;fastp&quot;;[.V38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0];&quot;fastq&quot;;&quot;err&quot;)" office:value-type="string" office:string-value="promethion_SE_PA14_bwamem_8_fastp_longread_noduprem_R1.err" calcext:value-type="string">
            <text:p>promethion_SE_PA14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90];&quot;fastq&quot;;&quot;out&quot;)" office:value-type="string" office:string-value="promethion_SE_PA14_bwamem_8_fastp_longread_noduprem_R1.out" calcext:value-type="string">
            <text:p>promethion_SE_PA14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9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90]);0)=0;&quot;SE&quot;;&quot;PE&quot;)" office:value-type="string" office:string-value="SE" calcext:value-type="string">
            <text:p>SE</text:p>
          </table:table-cell>
          <table:table-cell table:formula="of:=IF(IFERROR(SEARCH(&quot;fastp&quot;;[.V39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0]);0)=0;&quot;&quot;;&quot;--debug&quot;)">
            <text:p/>
          </table:table-cell>
          <table:table-cell table:formula="of:=IF(IFERROR(SEARCH(&quot;longread&quot;;[.V39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1];&quot;fastq&quot;;&quot;err&quot;)" office:value-type="string" office:string-value="promethion_SE_PA14_bwamem_8_fastp_noduprem_R1.err" calcext:value-type="string">
            <text:p>promethion_SE_PA14_bwamem_8_fastp_noduprem_R1.err</text:p>
          </table:table-cell>
          <table:table-cell office:value-type="string" calcext:value-type="string">
            <text:p>-o</text:p>
          </table:table-cell>
          <table:table-cell table:formula="of:=SUBSTITUTE([.V391];&quot;fastq&quot;;&quot;out&quot;)" office:value-type="string" office:string-value="promethion_SE_PA14_bwamem_8_fastp_noduprem_R1.out" calcext:value-type="string">
            <text:p>promethion_SE_PA14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9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91]);0)=0;&quot;SE&quot;;&quot;PE&quot;)" office:value-type="string" office:string-value="SE" calcext:value-type="string">
            <text:p>SE</text:p>
          </table:table-cell>
          <table:table-cell table:formula="of:=IF(IFERROR(SEARCH(&quot;fastp&quot;;[.V39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1]);0)=0;&quot;&quot;;&quot;--debug&quot;)">
            <text:p/>
          </table:table-cell>
          <table:table-cell table:formula="of:=IF(IFERROR(SEARCH(&quot;longread&quot;;[.V39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2];&quot;fastq&quot;;&quot;err&quot;)" office:value-type="string" office:string-value="promethion_SE_PA14_bwamem_8_longread_noduprem_R1.err" calcext:value-type="string">
            <text:p>promethion_SE_PA14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392];&quot;fastq&quot;;&quot;out&quot;)" office:value-type="string" office:string-value="promethion_SE_PA14_bwamem_8_longread_noduprem_R1.out" calcext:value-type="string">
            <text:p>promethion_SE_PA14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9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92]);0)=0;&quot;SE&quot;;&quot;PE&quot;)" office:value-type="string" office:string-value="SE" calcext:value-type="string">
            <text:p>SE</text:p>
          </table:table-cell>
          <table:table-cell table:formula="of:=IF(IFERROR(SEARCH(&quot;fastp&quot;;[.V392]);0)=0;&quot;&quot;;&quot;--fastp&quot;)">
            <text:p/>
          </table:table-cell>
          <table:table-cell table:formula="of:=IF(IFERROR(SEARCH(&quot;debug&quot;;[.V392]);0)=0;&quot;&quot;;&quot;--debug&quot;)">
            <text:p/>
          </table:table-cell>
          <table:table-cell table:formula="of:=IF(IFERROR(SEARCH(&quot;longread&quot;;[.V39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3];&quot;fastq&quot;;&quot;err&quot;)" office:value-type="string" office:string-value="promethion_SE_PA14_bwamem_8_noduprem_R1.err" calcext:value-type="string">
            <text:p>promethion_SE_PA14_bwamem_8_noduprem_R1.err</text:p>
          </table:table-cell>
          <table:table-cell office:value-type="string" calcext:value-type="string">
            <text:p>-o</text:p>
          </table:table-cell>
          <table:table-cell table:formula="of:=SUBSTITUTE([.V393];&quot;fastq&quot;;&quot;out&quot;)" office:value-type="string" office:string-value="promethion_SE_PA14_bwamem_8_noduprem_R1.out" calcext:value-type="string">
            <text:p>promethion_SE_PA14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9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93]);0)=0;&quot;SE&quot;;&quot;PE&quot;)" office:value-type="string" office:string-value="SE" calcext:value-type="string">
            <text:p>SE</text:p>
          </table:table-cell>
          <table:table-cell table:formula="of:=IF(IFERROR(SEARCH(&quot;fastp&quot;;[.V393]);0)=0;&quot;&quot;;&quot;--fastp&quot;)">
            <text:p/>
          </table:table-cell>
          <table:table-cell table:formula="of:=IF(IFERROR(SEARCH(&quot;debug&quot;;[.V393]);0)=0;&quot;&quot;;&quot;--debug&quot;)">
            <text:p/>
          </table:table-cell>
          <table:table-cell table:formula="of:=IF(IFERROR(SEARCH(&quot;longread&quot;;[.V39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4];&quot;fastq&quot;;&quot;err&quot;)" office:value-type="string" office:string-value="promethion_SE_PA14_minimap2_16_debug_longread_noduprem_R1.err" calcext:value-type="string">
            <text:p>promethion_SE_PA14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94];&quot;fastq&quot;;&quot;out&quot;)" office:value-type="string" office:string-value="promethion_SE_PA14_minimap2_16_debug_longread_noduprem_R1.out" calcext:value-type="string">
            <text:p>promethion_SE_PA14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9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94]);0)=0;&quot;SE&quot;;&quot;PE&quot;)" office:value-type="string" office:string-value="SE" calcext:value-type="string">
            <text:p>SE</text:p>
          </table:table-cell>
          <table:table-cell table:formula="of:=IF(IFERROR(SEARCH(&quot;fastp&quot;;[.V394]);0)=0;&quot;&quot;;&quot;--fastp&quot;)">
            <text:p/>
          </table:table-cell>
          <table:table-cell table:formula="of:=IF(IFERROR(SEARCH(&quot;debug&quot;;[.V39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9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5];&quot;fastq&quot;;&quot;err&quot;)" office:value-type="string" office:string-value="promethion_SE_PA14_minimap2_16_debug_noduprem_R1.err" calcext:value-type="string">
            <text:p>promethion_SE_PA14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395];&quot;fastq&quot;;&quot;out&quot;)" office:value-type="string" office:string-value="promethion_SE_PA14_minimap2_16_debug_noduprem_R1.out" calcext:value-type="string">
            <text:p>promethion_SE_PA14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9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95]);0)=0;&quot;SE&quot;;&quot;PE&quot;)" office:value-type="string" office:string-value="SE" calcext:value-type="string">
            <text:p>SE</text:p>
          </table:table-cell>
          <table:table-cell table:formula="of:=IF(IFERROR(SEARCH(&quot;fastp&quot;;[.V395]);0)=0;&quot;&quot;;&quot;--fastp&quot;)">
            <text:p/>
          </table:table-cell>
          <table:table-cell table:formula="of:=IF(IFERROR(SEARCH(&quot;debug&quot;;[.V39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9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6];&quot;fastq&quot;;&quot;err&quot;)" office:value-type="string" office:string-value="promethion_SE_PA14_minimap2_16_fastp_debug_longread_noduprem_R1.err" calcext:value-type="string">
            <text:p>promethion_SE_PA14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96];&quot;fastq&quot;;&quot;out&quot;)" office:value-type="string" office:string-value="promethion_SE_PA14_minimap2_16_fastp_debug_longread_noduprem_R1.out" calcext:value-type="string">
            <text:p>promethion_SE_PA14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9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96]);0)=0;&quot;SE&quot;;&quot;PE&quot;)" office:value-type="string" office:string-value="SE" calcext:value-type="string">
            <text:p>SE</text:p>
          </table:table-cell>
          <table:table-cell table:formula="of:=IF(IFERROR(SEARCH(&quot;fastp&quot;;[.V39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9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7];&quot;fastq&quot;;&quot;err&quot;)" office:value-type="string" office:string-value="promethion_SE_PA14_minimap2_16_fastp_debug_noduprem_R1.err" calcext:value-type="string">
            <text:p>promethion_SE_PA14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397];&quot;fastq&quot;;&quot;out&quot;)" office:value-type="string" office:string-value="promethion_SE_PA14_minimap2_16_fastp_debug_noduprem_R1.out" calcext:value-type="string">
            <text:p>promethion_SE_PA14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9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97]);0)=0;&quot;SE&quot;;&quot;PE&quot;)" office:value-type="string" office:string-value="SE" calcext:value-type="string">
            <text:p>SE</text:p>
          </table:table-cell>
          <table:table-cell table:formula="of:=IF(IFERROR(SEARCH(&quot;fastp&quot;;[.V39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9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8];&quot;fastq&quot;;&quot;err&quot;)" office:value-type="string" office:string-value="promethion_SE_PA14_minimap2_16_fastp_longread_noduprem_R1.err" calcext:value-type="string">
            <text:p>promethion_SE_PA14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98];&quot;fastq&quot;;&quot;out&quot;)" office:value-type="string" office:string-value="promethion_SE_PA14_minimap2_16_fastp_longread_noduprem_R1.out" calcext:value-type="string">
            <text:p>promethion_SE_PA14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9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98]);0)=0;&quot;SE&quot;;&quot;PE&quot;)" office:value-type="string" office:string-value="SE" calcext:value-type="string">
            <text:p>SE</text:p>
          </table:table-cell>
          <table:table-cell table:formula="of:=IF(IFERROR(SEARCH(&quot;fastp&quot;;[.V39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8]);0)=0;&quot;&quot;;&quot;--debug&quot;)">
            <text:p/>
          </table:table-cell>
          <table:table-cell table:formula="of:=IF(IFERROR(SEARCH(&quot;longread&quot;;[.V39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9];&quot;fastq&quot;;&quot;err&quot;)" office:value-type="string" office:string-value="promethion_SE_PA14_minimap2_16_fastp_noduprem_R1.err" calcext:value-type="string">
            <text:p>promethion_SE_PA14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399];&quot;fastq&quot;;&quot;out&quot;)" office:value-type="string" office:string-value="promethion_SE_PA14_minimap2_16_fastp_noduprem_R1.out" calcext:value-type="string">
            <text:p>promethion_SE_PA14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9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99]);0)=0;&quot;SE&quot;;&quot;PE&quot;)" office:value-type="string" office:string-value="SE" calcext:value-type="string">
            <text:p>SE</text:p>
          </table:table-cell>
          <table:table-cell table:formula="of:=IF(IFERROR(SEARCH(&quot;fastp&quot;;[.V39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9]);0)=0;&quot;&quot;;&quot;--debug&quot;)">
            <text:p/>
          </table:table-cell>
          <table:table-cell table:formula="of:=IF(IFERROR(SEARCH(&quot;longread&quot;;[.V39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0];&quot;fastq&quot;;&quot;err&quot;)" office:value-type="string" office:string-value="promethion_SE_PA14_minimap2_16_longread_noduprem_R1.err" calcext:value-type="string">
            <text:p>promethion_SE_PA14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400];&quot;fastq&quot;;&quot;out&quot;)" office:value-type="string" office:string-value="promethion_SE_PA14_minimap2_16_longread_noduprem_R1.out" calcext:value-type="string">
            <text:p>promethion_SE_PA14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00]);0)=0;&quot;SE&quot;;&quot;PE&quot;)" office:value-type="string" office:string-value="SE" calcext:value-type="string">
            <text:p>SE</text:p>
          </table:table-cell>
          <table:table-cell table:formula="of:=IF(IFERROR(SEARCH(&quot;fastp&quot;;[.V400]);0)=0;&quot;&quot;;&quot;--fastp&quot;)">
            <text:p/>
          </table:table-cell>
          <table:table-cell table:formula="of:=IF(IFERROR(SEARCH(&quot;debug&quot;;[.V400]);0)=0;&quot;&quot;;&quot;--debug&quot;)">
            <text:p/>
          </table:table-cell>
          <table:table-cell table:formula="of:=IF(IFERROR(SEARCH(&quot;longread&quot;;[.V400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1];&quot;fastq&quot;;&quot;err&quot;)" office:value-type="string" office:string-value="promethion_SE_PA14_minimap2_16_noduprem_R1.err" calcext:value-type="string">
            <text:p>promethion_SE_PA14_minimap2_16_noduprem_R1.err</text:p>
          </table:table-cell>
          <table:table-cell office:value-type="string" calcext:value-type="string">
            <text:p>-o</text:p>
          </table:table-cell>
          <table:table-cell table:formula="of:=SUBSTITUTE([.V401];&quot;fastq&quot;;&quot;out&quot;)" office:value-type="string" office:string-value="promethion_SE_PA14_minimap2_16_noduprem_R1.out" calcext:value-type="string">
            <text:p>promethion_SE_PA14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01]);0)=0;&quot;SE&quot;;&quot;PE&quot;)" office:value-type="string" office:string-value="SE" calcext:value-type="string">
            <text:p>SE</text:p>
          </table:table-cell>
          <table:table-cell table:formula="of:=IF(IFERROR(SEARCH(&quot;fastp&quot;;[.V401]);0)=0;&quot;&quot;;&quot;--fastp&quot;)">
            <text:p/>
          </table:table-cell>
          <table:table-cell table:formula="of:=IF(IFERROR(SEARCH(&quot;debug&quot;;[.V401]);0)=0;&quot;&quot;;&quot;--debug&quot;)">
            <text:p/>
          </table:table-cell>
          <table:table-cell table:formula="of:=IF(IFERROR(SEARCH(&quot;longread&quot;;[.V401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2];&quot;fastq&quot;;&quot;err&quot;)" office:value-type="string" office:string-value="promethion_SE_PA14_minimap2_8_debug_longread_noduprem_R1.err" calcext:value-type="string">
            <text:p>promethion_SE_PA14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402];&quot;fastq&quot;;&quot;out&quot;)" office:value-type="string" office:string-value="promethion_SE_PA14_minimap2_8_debug_longread_noduprem_R1.out" calcext:value-type="string">
            <text:p>promethion_SE_PA14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2]);0)=0;&quot;SE&quot;;&quot;PE&quot;)" office:value-type="string" office:string-value="SE" calcext:value-type="string">
            <text:p>SE</text:p>
          </table:table-cell>
          <table:table-cell table:formula="of:=IF(IFERROR(SEARCH(&quot;fastp&quot;;[.V402]);0)=0;&quot;&quot;;&quot;--fastp&quot;)">
            <text:p/>
          </table:table-cell>
          <table:table-cell table:formula="of:=IF(IFERROR(SEARCH(&quot;debug&quot;;[.V40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02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3];&quot;fastq&quot;;&quot;err&quot;)" office:value-type="string" office:string-value="promethion_SE_PA14_minimap2_8_debug_noduprem_R1.err" calcext:value-type="string">
            <text:p>promethion_SE_PA14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403];&quot;fastq&quot;;&quot;out&quot;)" office:value-type="string" office:string-value="promethion_SE_PA14_minimap2_8_debug_noduprem_R1.out" calcext:value-type="string">
            <text:p>promethion_SE_PA14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3]);0)=0;&quot;SE&quot;;&quot;PE&quot;)" office:value-type="string" office:string-value="SE" calcext:value-type="string">
            <text:p>SE</text:p>
          </table:table-cell>
          <table:table-cell table:formula="of:=IF(IFERROR(SEARCH(&quot;fastp&quot;;[.V403]);0)=0;&quot;&quot;;&quot;--fastp&quot;)">
            <text:p/>
          </table:table-cell>
          <table:table-cell table:formula="of:=IF(IFERROR(SEARCH(&quot;debug&quot;;[.V40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03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4];&quot;fastq&quot;;&quot;err&quot;)" office:value-type="string" office:string-value="promethion_SE_PA14_minimap2_8_fastp_debug_longread_noduprem_R1.err" calcext:value-type="string">
            <text:p>promethion_SE_PA14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404];&quot;fastq&quot;;&quot;out&quot;)" office:value-type="string" office:string-value="promethion_SE_PA14_minimap2_8_fastp_debug_longread_noduprem_R1.out" calcext:value-type="string">
            <text:p>promethion_SE_PA14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4]);0)=0;&quot;SE&quot;;&quot;PE&quot;)" office:value-type="string" office:string-value="SE" calcext:value-type="string">
            <text:p>SE</text:p>
          </table:table-cell>
          <table:table-cell table:formula="of:=IF(IFERROR(SEARCH(&quot;fastp&quot;;[.V40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0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04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5];&quot;fastq&quot;;&quot;err&quot;)" office:value-type="string" office:string-value="promethion_SE_PA14_minimap2_8_fastp_debug_noduprem_R1.err" calcext:value-type="string">
            <text:p>promethion_SE_PA14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405];&quot;fastq&quot;;&quot;out&quot;)" office:value-type="string" office:string-value="promethion_SE_PA14_minimap2_8_fastp_debug_noduprem_R1.out" calcext:value-type="string">
            <text:p>promethion_SE_PA14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5]);0)=0;&quot;SE&quot;;&quot;PE&quot;)" office:value-type="string" office:string-value="SE" calcext:value-type="string">
            <text:p>SE</text:p>
          </table:table-cell>
          <table:table-cell table:formula="of:=IF(IFERROR(SEARCH(&quot;fastp&quot;;[.V40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0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05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6];&quot;fastq&quot;;&quot;err&quot;)" office:value-type="string" office:string-value="promethion_SE_PA14_minimap2_8_fastp_longread_noduprem_R1.err" calcext:value-type="string">
            <text:p>promethion_SE_PA14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406];&quot;fastq&quot;;&quot;out&quot;)" office:value-type="string" office:string-value="promethion_SE_PA14_minimap2_8_fastp_longread_noduprem_R1.out" calcext:value-type="string">
            <text:p>promethion_SE_PA14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6]);0)=0;&quot;SE&quot;;&quot;PE&quot;)" office:value-type="string" office:string-value="SE" calcext:value-type="string">
            <text:p>SE</text:p>
          </table:table-cell>
          <table:table-cell table:formula="of:=IF(IFERROR(SEARCH(&quot;fastp&quot;;[.V40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06]);0)=0;&quot;&quot;;&quot;--debug&quot;)">
            <text:p/>
          </table:table-cell>
          <table:table-cell table:formula="of:=IF(IFERROR(SEARCH(&quot;longread&quot;;[.V406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7];&quot;fastq&quot;;&quot;err&quot;)" office:value-type="string" office:string-value="promethion_SE_PA14_minimap2_8_fastp_noduprem_R1.err" calcext:value-type="string">
            <text:p>promethion_SE_PA14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407];&quot;fastq&quot;;&quot;out&quot;)" office:value-type="string" office:string-value="promethion_SE_PA14_minimap2_8_fastp_noduprem_R1.out" calcext:value-type="string">
            <text:p>promethion_SE_PA14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7]);0)=0;&quot;SE&quot;;&quot;PE&quot;)" office:value-type="string" office:string-value="SE" calcext:value-type="string">
            <text:p>SE</text:p>
          </table:table-cell>
          <table:table-cell table:formula="of:=IF(IFERROR(SEARCH(&quot;fastp&quot;;[.V40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07]);0)=0;&quot;&quot;;&quot;--debug&quot;)">
            <text:p/>
          </table:table-cell>
          <table:table-cell table:formula="of:=IF(IFERROR(SEARCH(&quot;longread&quot;;[.V407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8];&quot;fastq&quot;;&quot;err&quot;)" office:value-type="string" office:string-value="promethion_SE_PA14_minimap2_8_longread_noduprem_R1.err" calcext:value-type="string">
            <text:p>promethion_SE_PA14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408];&quot;fastq&quot;;&quot;out&quot;)" office:value-type="string" office:string-value="promethion_SE_PA14_minimap2_8_longread_noduprem_R1.out" calcext:value-type="string">
            <text:p>promethion_SE_PA14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8]);0)=0;&quot;SE&quot;;&quot;PE&quot;)" office:value-type="string" office:string-value="SE" calcext:value-type="string">
            <text:p>SE</text:p>
          </table:table-cell>
          <table:table-cell table:formula="of:=IF(IFERROR(SEARCH(&quot;fastp&quot;;[.V408]);0)=0;&quot;&quot;;&quot;--fastp&quot;)">
            <text:p/>
          </table:table-cell>
          <table:table-cell table:formula="of:=IF(IFERROR(SEARCH(&quot;debug&quot;;[.V408]);0)=0;&quot;&quot;;&quot;--debug&quot;)">
            <text:p/>
          </table:table-cell>
          <table:table-cell table:formula="of:=IF(IFERROR(SEARCH(&quot;longread&quot;;[.V408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9];&quot;fastq&quot;;&quot;err&quot;)" office:value-type="string" office:string-value="promethion_SE_PA14_minimap2_8_noduprem_R1.err" calcext:value-type="string">
            <text:p>promethion_SE_PA14_minimap2_8_noduprem_R1.err</text:p>
          </table:table-cell>
          <table:table-cell office:value-type="string" calcext:value-type="string">
            <text:p>-o</text:p>
          </table:table-cell>
          <table:table-cell table:formula="of:=SUBSTITUTE([.V409];&quot;fastq&quot;;&quot;out&quot;)" office:value-type="string" office:string-value="promethion_SE_PA14_minimap2_8_noduprem_R1.out" calcext:value-type="string">
            <text:p>promethion_SE_PA14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9]);0)=0;&quot;SE&quot;;&quot;PE&quot;)" office:value-type="string" office:string-value="SE" calcext:value-type="string">
            <text:p>SE</text:p>
          </table:table-cell>
          <table:table-cell table:formula="of:=IF(IFERROR(SEARCH(&quot;fastp&quot;;[.V409]);0)=0;&quot;&quot;;&quot;--fastp&quot;)">
            <text:p/>
          </table:table-cell>
          <table:table-cell table:formula="of:=IF(IFERROR(SEARCH(&quot;debug&quot;;[.V409]);0)=0;&quot;&quot;;&quot;--debug&quot;)">
            <text:p/>
          </table:table-cell>
          <table:table-cell table:formula="of:=IF(IFERROR(SEARCH(&quot;longread&quot;;[.V409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it</text:p>
          </table:table-cell>
          <table:table-cell table:number-columns-repeated="1023"/>
        </table:table-row>
        <table:table-row table:style-name="ro1" table:number-rows-repeated="10481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10:27:49.496661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0:03:54.531472206</meta:creation-date>
    <dc:date>2018-07-05T10:28:05.323142770</dc:date>
    <meta:editing-duration>P1DT1H43M53S</meta:editing-duration>
    <meta:editing-cycles>13</meta:editing-cycles>
    <meta:generator>LibreOffice/5.1.6.2$Linux_X86_64 LibreOffice_project/10m0$Build-2</meta:generator>
    <meta:document-statistic meta:table-count="1" meta:cell-count="9425" meta:object-count="0"/>
  </office:meta>
</office:document-meta>
</file>